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" svg:font-family="cmr10" style:font-pitch="variable"/>
    <style:font-face style:name="cmr101" svg:font-family="cmr10" style:font-adornments="Regular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86.71pt"/>
    </style:style>
    <style:style style:name="co3" style:family="table-column">
      <style:table-column-properties fo:break-before="auto" style:column-width="102.9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146.89pt"/>
    </style:style>
    <style:style style:name="co6" style:family="table-column">
      <style:table-column-properties fo:break-before="auto" style:column-width="145.36pt"/>
    </style:style>
    <style:style style:name="co7" style:family="table-column">
      <style:table-column-properties fo:break-before="auto" style:column-width="101.34pt"/>
    </style:style>
    <style:style style:name="co8" style:family="table-column">
      <style:table-column-properties fo:break-before="auto" style:column-width="65.85pt"/>
    </style:style>
    <style:style style:name="co9" style:family="table-column">
      <style:table-column-properties fo:break-before="auto" style:column-width="108.3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3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cmr10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mr10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mr10" fo:font-size="11pt" style:font-size-asian="11pt" style:font-size-complex="11pt"/>
    </style:style>
    <style:style style:name="ce4" style:family="table-cell" style:parent-style-name="Text">
      <style:text-properties style:font-name="cmr10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74pt" svg:height="255.15pt" svg:x="1638.99pt" svg:y="337.07pt">
            <draw:object draw:notify-on-update-of-ranges="Sheet1.H221:Sheet1.H245 Sheet1.I221:Sheet1.I245 Sheet1.H3:Sheet1.H17 Sheet1.I3:Sheet1.I17 Sheet1.H19:Sheet1.H32 Sheet1.I19:Sheet1.I32 Sheet1.H109:Sheet1.H140 Sheet1.I109:Sheet1.I140 Sheet1.H142:Sheet1.H167 Sheet1.I142:Sheet1.I167 Sheet1.H169:Sheet1.H195 Sheet1.I169:Sheet1.I195 Sheet1.H197:Sheet1.H219 Sheet1.I197:Sheet1.I2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74pt" svg:height="255.15pt" svg:x="1033.43pt" svg:y="346.45pt">
            <draw:object draw:notify-on-update-of-ranges="Sheet1.H47:Sheet1.H61 Sheet1.G47:Sheet1.G6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38.86pt" svg:height="246.78pt" svg:x="1759.49pt" svg:y="717.14pt">
            <draw:object draw:notify-on-update-of-ranges="Sheet1.H109:Sheet1.H140 Sheet1.I109:Sheet1.I140 Sheet1.H3:Sheet1.H17 Sheet1.I3:Sheet1.I1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431.09pt" svg:height="238.93pt" svg:x="1763.89pt" svg:y="991.3pt">
            <draw:object draw:notify-on-update-of-ranges="Sheet1.H247:Sheet1.H264 Sheet1.I247:Sheet1.I264 Sheet1.H88:Sheet1.H95 Sheet1.I88:Sheet1.I9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433.9pt" svg:height="244.06pt" svg:x="1312.36pt" svg:y="994.76pt">
            <draw:object draw:notify-on-update-of-ranges="Sheet1.H88:Sheet1.H95 Sheet1.G88:Sheet1.G9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430.67pt" svg:height="242.39pt" svg:x="1315.59pt" svg:y="718.58pt">
            <draw:object draw:notify-on-update-of-ranges="Sheet1.H247:Sheet1.H264 Sheet1.G247:Sheet1.G26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6" draw:style-name="gr1" draw:text-style-name="P1" svg:width="433.81pt" svg:height="244.15pt" svg:x="1312.44pt" svg:y="1270.94pt">
            <draw:object draw:notify-on-update-of-ranges="Sheet1.H109:Sheet1.H140 Sheet1.G109:Sheet1.G14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1" draw:text-style-name="P1" svg:width="436.88pt" svg:height="245.88pt" svg:x="1311.9pt" svg:y="1541.03pt">
            <draw:object draw:notify-on-update-of-ranges="Sheet1.H3:Sheet1.H17 Sheet1.G3:Sheet1.G1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8" draw:style-name="gr1" draw:text-style-name="P1" svg:width="436.88pt" svg:height="245.88pt" svg:x="1314.68pt" svg:y="1908.68pt">
            <draw:object draw:notify-on-update-of-ranges="Sheet1.H142:Sheet1.H167 Sheet1.G142:Sheet1.G16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9" draw:style-name="gr1" draw:text-style-name="P1" svg:width="436.88pt" svg:height="245.88pt" svg:x="1310.49pt" svg:y="2181.63pt">
            <draw:object draw:notify-on-update-of-ranges="Sheet1.H34:Sheet1.H45 Sheet1.G34:Sheet1.G4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430.67pt" svg:height="242.39pt" svg:x="1764.03pt" svg:y="1274.37pt">
            <draw:object draw:notify-on-update-of-ranges="Sheet1.H247:Sheet1.H264 Sheet1.I247:Sheet1.I264 Sheet1.I142:Sheet1.I167 Sheet1.H142:Sheet1.H167 Sheet1.I109:Sheet1.I140 Sheet1.H109:Sheet1.H14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430.67pt" svg:height="242.39pt" svg:x="1764.94pt" svg:y="1543.18pt">
            <draw:object draw:notify-on-update-of-ranges="Sheet1.H88:Sheet1.H95 Sheet1.I88:Sheet1.I95 Sheet1.H34:Sheet1.H45 Sheet1.I34:Sheet1.I45 Sheet1.H3:Sheet1.H17 Sheet1.I3:Sheet1.I1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office:value-type="string" calcext:value-type="string">
            <text:p>Parent Load Case</text:p>
          </table:table-cell>
          <table:table-cell office:value-type="string" calcext:value-type="string">
            <text:p>Top Flange Width</text:p>
          </table:table-cell>
          <table:table-cell office:value-type="string" calcext:value-type="string">
            <text:p>Bottom Flange Width</text:p>
          </table:table-cell>
          <table:table-cell office:value-type="string" calcext:value-type="string">
            <text:p>Web Thickness</text:p>
          </table:table-cell>
          <table:table-cell office:value-type="string" calcext:value-type="string">
            <text:p>Doubler Thickness at Hoist Pin</text:p>
          </table:table-cell>
          <table:table-cell office:value-type="string" calcext:value-type="string">
            <text:p>Doubler Thickness at Load Pin</text:p>
          </table:table-cell>
          <table:table-cell office:value-type="string" calcext:value-type="string">
            <text:p>Fitness 1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Unified Stress Fitness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9" table:number-rows-spanned="1">
            <text:p>S3I80g200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.997" calcext:value-type="float">
            <text:p>91.997</text:p>
          </table:table-cell>
          <table:table-cell office:value-type="float" office:value="101.419" calcext:value-type="float">
            <text:p>101.419</text:p>
          </table:table-cell>
          <table:table-cell office:value-type="float" office:value="6.724" calcext:value-type="float">
            <text:p>6.724</text:p>
          </table:table-cell>
          <table:table-cell office:value-type="float" office:value="43.826" calcext:value-type="float">
            <text:p>43.826</text:p>
          </table:table-cell>
          <table:table-cell office:value-type="float" office:value="243.824" calcext:value-type="float">
            <text:p>243.824</text:p>
          </table:table-cell>
          <table:table-cell office:value-type="float" office:value="3.09590071992059" calcext:value-type="float">
            <text:p>3.09590071992059</text:p>
          </table:table-cell>
          <table:table-cell office:value-type="float" office:value="265.2190917" calcext:value-type="float">
            <text:p>265.2190917</text:p>
          </table:table-cell>
          <table:table-cell office:value-type="float" office:value="150.699727544481" calcext:value-type="float">
            <text:p>150.69972754448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.526" calcext:value-type="float">
            <text:p>91.526</text:p>
          </table:table-cell>
          <table:table-cell office:value-type="float" office:value="236.107" calcext:value-type="float">
            <text:p>236.107</text:p>
          </table:table-cell>
          <table:table-cell office:value-type="float" office:value="78.99" calcext:value-type="float">
            <text:p>78.99</text:p>
          </table:table-cell>
          <table:table-cell office:value-type="float" office:value="33.03" calcext:value-type="float">
            <text:p>33.03</text:p>
          </table:table-cell>
          <table:table-cell office:value-type="float" office:value="89.924" calcext:value-type="float">
            <text:p>89.924</text:p>
          </table:table-cell>
          <table:table-cell office:value-type="float" office:value="6.48168717534178" calcext:value-type="float">
            <text:p>6.48168717534178</text:p>
          </table:table-cell>
          <table:table-cell office:value-type="float" office:value="783.1501007" calcext:value-type="float">
            <text:p>783.1501007</text:p>
          </table:table-cell>
          <table:table-cell office:value-type="float" office:value="36.0445763742695" calcext:value-type="float">
            <text:p>36.044576374269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.127" calcext:value-type="float">
            <text:p>80.127</text:p>
          </table:table-cell>
          <table:table-cell office:value-type="float" office:value="253.897" calcext:value-type="float">
            <text:p>253.897</text:p>
          </table:table-cell>
          <table:table-cell office:value-type="float" office:value="20.274" calcext:value-type="float">
            <text:p>20.274</text:p>
          </table:table-cell>
          <table:table-cell office:value-type="float" office:value="19.704" calcext:value-type="float">
            <text:p>19.704</text:p>
          </table:table-cell>
          <table:table-cell office:value-type="float" office:value="78.611" calcext:value-type="float">
            <text:p>78.611</text:p>
          </table:table-cell>
          <table:table-cell office:value-type="float" office:value="5.67286934009513" calcext:value-type="float">
            <text:p>5.67286934009513</text:p>
          </table:table-cell>
          <table:table-cell office:value-type="float" office:value="333.8672528" calcext:value-type="float">
            <text:p>333.8672528</text:p>
          </table:table-cell>
          <table:table-cell office:value-type="float" office:value="58.7090024246576" calcext:value-type="float">
            <text:p>58.7090024246576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.012" calcext:value-type="float">
            <text:p>49.012</text:p>
          </table:table-cell>
          <table:table-cell office:value-type="float" office:value="277.521" calcext:value-type="float">
            <text:p>277.521</text:p>
          </table:table-cell>
          <table:table-cell office:value-type="float" office:value="86.506" calcext:value-type="float">
            <text:p>86.506</text:p>
          </table:table-cell>
          <table:table-cell office:value-type="float" office:value="43.241" calcext:value-type="float">
            <text:p>43.241</text:p>
          </table:table-cell>
          <table:table-cell office:value-type="float" office:value="216.625" calcext:value-type="float">
            <text:p>216.625</text:p>
          </table:table-cell>
          <table:table-cell office:value-type="float" office:value="6.68846967209288" calcext:value-type="float">
            <text:p>6.68846967209288</text:p>
          </table:table-cell>
          <table:table-cell office:value-type="float" office:value="900.1250815" calcext:value-type="float">
            <text:p>900.1250815</text:p>
          </table:table-cell>
          <table:table-cell office:value-type="float" office:value="30.1273229747502" calcext:value-type="float">
            <text:p>30.127322974750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.133" calcext:value-type="float">
            <text:p>174.133</text:p>
          </table:table-cell>
          <table:table-cell office:value-type="float" office:value="194.853" calcext:value-type="float">
            <text:p>194.853</text:p>
          </table:table-cell>
          <table:table-cell office:value-type="float" office:value="30.888" calcext:value-type="float">
            <text:p>30.888</text:p>
          </table:table-cell>
          <table:table-cell office:value-type="float" office:value="18.281" calcext:value-type="float">
            <text:p>18.281</text:p>
          </table:table-cell>
          <table:table-cell office:value-type="float" office:value="107.054" calcext:value-type="float">
            <text:p>107.054</text:p>
          </table:table-cell>
          <table:table-cell office:value-type="float" office:value="5.81512516556815" calcext:value-type="float">
            <text:p>5.81512516556815</text:p>
          </table:table-cell>
          <table:table-cell office:value-type="float" office:value="437.7649568" calcext:value-type="float">
            <text:p>437.7649568</text:p>
          </table:table-cell>
          <table:table-cell office:value-type="float" office:value="54.7587464438614" calcext:value-type="float">
            <text:p>54.7587464438614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.949" calcext:value-type="float">
            <text:p>35.949</text:p>
          </table:table-cell>
          <table:table-cell office:value-type="float" office:value="103.641" calcext:value-type="float">
            <text:p>103.641</text:p>
          </table:table-cell>
          <table:table-cell office:value-type="float" office:value="76.501" calcext:value-type="float">
            <text:p>76.501</text:p>
          </table:table-cell>
          <table:table-cell office:value-type="float" office:value="32.843" calcext:value-type="float">
            <text:p>32.843</text:p>
          </table:table-cell>
          <table:table-cell office:value-type="float" office:value="249.291" calcext:value-type="float">
            <text:p>249.291</text:p>
          </table:table-cell>
          <table:table-cell office:value-type="float" office:value="6.2987383706613" calcext:value-type="float">
            <text:p>6.2987383706613</text:p>
          </table:table-cell>
          <table:table-cell office:value-type="float" office:value="756.122636" calcext:value-type="float">
            <text:p>756.122636</text:p>
          </table:table-cell>
          <table:table-cell office:value-type="float" office:value="41.2270840816961" calcext:value-type="float">
            <text:p>41.227084081696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.253" calcext:value-type="float">
            <text:p>51.253</text:p>
          </table:table-cell>
          <table:table-cell office:value-type="float" office:value="118.064" calcext:value-type="float">
            <text:p>118.064</text:p>
          </table:table-cell>
          <table:table-cell office:value-type="float" office:value="7.176" calcext:value-type="float">
            <text:p>7.176</text:p>
          </table:table-cell>
          <table:table-cell office:value-type="float" office:value="87.576" calcext:value-type="float">
            <text:p>87.576</text:p>
          </table:table-cell>
          <table:table-cell office:value-type="float" office:value="30.322" calcext:value-type="float">
            <text:p>30.322</text:p>
          </table:table-cell>
          <table:table-cell office:value-type="float" office:value="3.0658589783278" calcext:value-type="float">
            <text:p>3.0658589783278</text:p>
          </table:table-cell>
          <table:table-cell office:value-type="float" office:value="203.0185814" calcext:value-type="float">
            <text:p>203.0185814</text:p>
          </table:table-cell>
          <table:table-cell office:value-type="float" office:value="132.795900724559" calcext:value-type="float">
            <text:p>132.795900724559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.211" calcext:value-type="float">
            <text:p>63.211</text:p>
          </table:table-cell>
          <table:table-cell office:value-type="float" office:value="102.335" calcext:value-type="float">
            <text:p>102.335</text:p>
          </table:table-cell>
          <table:table-cell office:value-type="float" office:value="18.535" calcext:value-type="float">
            <text:p>18.535</text:p>
          </table:table-cell>
          <table:table-cell office:value-type="float" office:value="14.396" calcext:value-type="float">
            <text:p>14.396</text:p>
          </table:table-cell>
          <table:table-cell office:value-type="float" office:value="127.905" calcext:value-type="float">
            <text:p>127.905</text:p>
          </table:table-cell>
          <table:table-cell office:value-type="float" office:value="4.31691716440766" calcext:value-type="float">
            <text:p>4.31691716440766</text:p>
          </table:table-cell>
          <table:table-cell office:value-type="float" office:value="269.7808237" calcext:value-type="float">
            <text:p>269.7808237</text:p>
          </table:table-cell>
          <table:table-cell office:value-type="float" office:value="96.4077911513281" calcext:value-type="float">
            <text:p>96.407791151328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.862" calcext:value-type="float">
            <text:p>132.862</text:p>
          </table:table-cell>
          <table:table-cell office:value-type="float" office:value="263.599" calcext:value-type="float">
            <text:p>263.599</text:p>
          </table:table-cell>
          <table:table-cell office:value-type="float" office:value="60.726" calcext:value-type="float">
            <text:p>60.726</text:p>
          </table:table-cell>
          <table:table-cell office:value-type="float" office:value="106.691" calcext:value-type="float">
            <text:p>106.691</text:p>
          </table:table-cell>
          <table:table-cell office:value-type="float" office:value="219.739" calcext:value-type="float">
            <text:p>219.739</text:p>
          </table:table-cell>
          <table:table-cell office:value-type="float" office:value="6.51657235052278" calcext:value-type="float">
            <text:p>6.51657235052278</text:p>
          </table:table-cell>
          <table:table-cell office:value-type="float" office:value="787.6546562" calcext:value-type="float">
            <text:p>787.6546562</text:p>
          </table:table-cell>
          <table:table-cell office:value-type="float" office:value="35.0514705068271" calcext:value-type="float">
            <text:p>35.051470506827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.514" calcext:value-type="float">
            <text:p>169.514</text:p>
          </table:table-cell>
          <table:table-cell office:value-type="float" office:value="201.544" calcext:value-type="float">
            <text:p>201.544</text:p>
          </table:table-cell>
          <table:table-cell office:value-type="float" office:value="73.331" calcext:value-type="float">
            <text:p>73.331</text:p>
          </table:table-cell>
          <table:table-cell office:value-type="float" office:value="34.801" calcext:value-type="float">
            <text:p>34.801</text:p>
          </table:table-cell>
          <table:table-cell office:value-type="float" office:value="246.143" calcext:value-type="float">
            <text:p>246.143</text:p>
          </table:table-cell>
          <table:table-cell office:value-type="float" office:value="6.55474643570196" calcext:value-type="float">
            <text:p>6.55474643570196</text:p>
          </table:table-cell>
          <table:table-cell office:value-type="float" office:value="825.9220747" calcext:value-type="float">
            <text:p>825.9220747</text:p>
          </table:table-cell>
          <table:table-cell office:value-type="float" office:value="33.9619364682046" calcext:value-type="float">
            <text:p>33.9619364682046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7.564" calcext:value-type="float">
            <text:p>207.564</text:p>
          </table:table-cell>
          <table:table-cell office:value-type="float" office:value="215.857" calcext:value-type="float">
            <text:p>215.857</text:p>
          </table:table-cell>
          <table:table-cell office:value-type="float" office:value="71.357" calcext:value-type="float">
            <text:p>71.357</text:p>
          </table:table-cell>
          <table:table-cell office:value-type="float" office:value="30.79" calcext:value-type="float">
            <text:p>30.79</text:p>
          </table:table-cell>
          <table:table-cell office:value-type="float" office:value="87.27" calcext:value-type="float">
            <text:p>87.27</text:p>
          </table:table-cell>
          <table:table-cell office:value-type="float" office:value="6.43959683599693" calcext:value-type="float">
            <text:p>6.43959683599693</text:p>
          </table:table-cell>
          <table:table-cell office:value-type="float" office:value="762.0661945" calcext:value-type="float">
            <text:p>762.0661945</text:p>
          </table:table-cell>
          <table:table-cell office:value-type="float" office:value="37.241140648202" calcext:value-type="float">
            <text:p>37.24114064820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.162" calcext:value-type="float">
            <text:p>89.162</text:p>
          </table:table-cell>
          <table:table-cell office:value-type="float" office:value="261.263" calcext:value-type="float">
            <text:p>261.263</text:p>
          </table:table-cell>
          <table:table-cell office:value-type="float" office:value="91.525" calcext:value-type="float">
            <text:p>91.525</text:p>
          </table:table-cell>
          <table:table-cell office:value-type="float" office:value="48.149" calcext:value-type="float">
            <text:p>48.149</text:p>
          </table:table-cell>
          <table:table-cell office:value-type="float" office:value="244.42" calcext:value-type="float">
            <text:p>244.42</text:p>
          </table:table-cell>
          <table:table-cell office:value-type="float" office:value="6.73158748994786" calcext:value-type="float">
            <text:p>6.73158748994786</text:p>
          </table:table-cell>
          <table:table-cell office:value-type="float" office:value="962.6542956" calcext:value-type="float">
            <text:p>962.6542956</text:p>
          </table:table-cell>
          <table:table-cell office:value-type="float" office:value="28.8844713752099" calcext:value-type="float">
            <text:p>28.8844713752099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.785" calcext:value-type="float">
            <text:p>87.785</text:p>
          </table:table-cell>
          <table:table-cell office:value-type="float" office:value="198.101" calcext:value-type="float">
            <text:p>198.101</text:p>
          </table:table-cell>
          <table:table-cell office:value-type="float" office:value="44.651" calcext:value-type="float">
            <text:p>44.651</text:p>
          </table:table-cell>
          <table:table-cell office:value-type="float" office:value="44.423" calcext:value-type="float">
            <text:p>44.423</text:p>
          </table:table-cell>
          <table:table-cell office:value-type="float" office:value="133.73" calcext:value-type="float">
            <text:p>133.73</text:p>
          </table:table-cell>
          <table:table-cell office:value-type="float" office:value="6.04249413203221" calcext:value-type="float">
            <text:p>6.04249413203221</text:p>
          </table:table-cell>
          <table:table-cell office:value-type="float" office:value="538.4361607" calcext:value-type="float">
            <text:p>538.4361607</text:p>
          </table:table-cell>
          <table:table-cell office:value-type="float" office:value="48.4217811846839" calcext:value-type="float">
            <text:p>48.4217811846839</text:p>
          </table:table-cell>
          <table:table-cell table:number-columns-repeated="5"/>
          <table:table-cell table:style-name="ce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.561" calcext:value-type="float">
            <text:p>78.561</text:p>
          </table:table-cell>
          <table:table-cell office:value-type="float" office:value="223.986" calcext:value-type="float">
            <text:p>223.986</text:p>
          </table:table-cell>
          <table:table-cell office:value-type="float" office:value="52.554" calcext:value-type="float">
            <text:p>52.554</text:p>
          </table:table-cell>
          <table:table-cell office:value-type="float" office:value="30.01" calcext:value-type="float">
            <text:p>30.01</text:p>
          </table:table-cell>
          <table:table-cell office:value-type="float" office:value="171.362" calcext:value-type="float">
            <text:p>171.362</text:p>
          </table:table-cell>
          <table:table-cell office:value-type="float" office:value="6.26843077116163" calcext:value-type="float">
            <text:p>6.26843077116163</text:p>
          </table:table-cell>
          <table:table-cell office:value-type="float" office:value="608.499599" calcext:value-type="float">
            <text:p>608.499599</text:p>
          </table:table-cell>
          <table:table-cell office:value-type="float" office:value="42.0822915844782" calcext:value-type="float">
            <text:p>42.082291584478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.355" calcext:value-type="float">
            <text:p>72.355</text:p>
          </table:table-cell>
          <table:table-cell office:value-type="float" office:value="246.809" calcext:value-type="float">
            <text:p>246.809</text:p>
          </table:table-cell>
          <table:table-cell office:value-type="float" office:value="29.056" calcext:value-type="float">
            <text:p>29.056</text:p>
          </table:table-cell>
          <table:table-cell office:value-type="float" office:value="20.85" calcext:value-type="float">
            <text:p>20.85</text:p>
          </table:table-cell>
          <table:table-cell office:value-type="float" office:value="59.901" calcext:value-type="float">
            <text:p>59.901</text:p>
          </table:table-cell>
          <table:table-cell office:value-type="float" office:value="5.78741736036433" calcext:value-type="float">
            <text:p>5.78741736036433</text:p>
          </table:table-cell>
          <table:table-cell office:value-type="float" office:value="386.1867427" calcext:value-type="float">
            <text:p>386.1867427</text:p>
          </table:table-cell>
          <table:table-cell office:value-type="float" office:value="55.5286155611708" calcext:value-type="float">
            <text:p>55.5286155611708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9" table:number-rows-spanned="1">
            <text:p>S3I80g110</text:p>
          </table:table-cell>
          <table:covered-table-cell table:style-name="Default"/>
          <table:covered-table-cell table:number-columns-repeated="7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.554" calcext:value-type="float">
            <text:p>91.554</text:p>
          </table:table-cell>
          <table:table-cell office:value-type="float" office:value="162.123" calcext:value-type="float">
            <text:p>162.123</text:p>
          </table:table-cell>
          <table:table-cell office:value-type="float" office:value="96.774" calcext:value-type="float">
            <text:p>96.774</text:p>
          </table:table-cell>
          <table:table-cell office:value-type="float" office:value="33.461" calcext:value-type="float">
            <text:p>33.461</text:p>
          </table:table-cell>
          <table:table-cell office:value-type="float" office:value="85.072" calcext:value-type="float">
            <text:p>85.072</text:p>
          </table:table-cell>
          <table:table-cell office:value-type="float" office:value="6.47684007928856" calcext:value-type="float">
            <text:p>6.47684007928856</text:p>
          </table:table-cell>
          <table:table-cell office:value-type="float" office:value="883.9166603" calcext:value-type="float">
            <text:p>883.9166603</text:p>
          </table:table-cell>
          <table:table-cell office:value-type="float" office:value="37.4831260019599" calcext:value-type="float">
            <text:p>37.4831260019599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.451" calcext:value-type="float">
            <text:p>136.451</text:p>
          </table:table-cell>
          <table:table-cell office:value-type="float" office:value="174.904" calcext:value-type="float">
            <text:p>174.904</text:p>
          </table:table-cell>
          <table:table-cell office:value-type="float" office:value="5.769" calcext:value-type="float">
            <text:p>5.769</text:p>
          </table:table-cell>
          <table:table-cell office:value-type="float" office:value="9.201" calcext:value-type="float">
            <text:p>9.201</text:p>
          </table:table-cell>
          <table:table-cell office:value-type="float" office:value="82.508" calcext:value-type="float">
            <text:p>82.508</text:p>
          </table:table-cell>
          <table:table-cell office:value-type="float" office:value="4.04885617501712" calcext:value-type="float">
            <text:p>4.04885617501712</text:p>
          </table:table-cell>
          <table:table-cell office:value-type="float" office:value="210.2880987" calcext:value-type="float">
            <text:p>210.2880987</text:p>
          </table:table-cell>
          <table:table-cell office:value-type="float" office:value="111.098730166851" calcext:value-type="float">
            <text:p>111.09873016685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.704" calcext:value-type="float">
            <text:p>145.704</text:p>
          </table:table-cell>
          <table:table-cell office:value-type="float" office:value="60.423" calcext:value-type="float">
            <text:p>60.423</text:p>
          </table:table-cell>
          <table:table-cell office:value-type="float" office:value="3.758" calcext:value-type="float">
            <text:p>3.758</text:p>
          </table:table-cell>
          <table:table-cell office:value-type="float" office:value="4.187" calcext:value-type="float">
            <text:p>4.187</text:p>
          </table:table-cell>
          <table:table-cell office:value-type="float" office:value="141.234" calcext:value-type="float">
            <text:p>141.234</text:p>
          </table:table-cell>
          <table:table-cell office:value-type="float" office:value="1.14708386044792" calcext:value-type="float">
            <text:p>1.14708386044792</text:p>
          </table:table-cell>
          <table:table-cell office:value-type="float" office:value="173.8517656" calcext:value-type="float">
            <text:p>173.8517656</text:p>
          </table:table-cell>
          <table:table-cell office:value-type="float" office:value="237.187249185011" calcext:value-type="float">
            <text:p>237.18724918501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3.109" calcext:value-type="float">
            <text:p>173.109</text:p>
          </table:table-cell>
          <table:table-cell office:value-type="float" office:value="82.136" calcext:value-type="float">
            <text:p>82.136</text:p>
          </table:table-cell>
          <table:table-cell office:value-type="float" office:value="89.105" calcext:value-type="float">
            <text:p>89.105</text:p>
          </table:table-cell>
          <table:table-cell office:value-type="float" office:value="30.424" calcext:value-type="float">
            <text:p>30.424</text:p>
          </table:table-cell>
          <table:table-cell office:value-type="float" office:value="192.874" calcext:value-type="float">
            <text:p>192.874</text:p>
          </table:table-cell>
          <table:table-cell office:value-type="float" office:value="6.44013128734984" calcext:value-type="float">
            <text:p>6.44013128734984</text:p>
          </table:table-cell>
          <table:table-cell office:value-type="float" office:value="870.6718997" calcext:value-type="float">
            <text:p>870.6718997</text:p>
          </table:table-cell>
          <table:table-cell office:value-type="float" office:value="37.2255490831247" calcext:value-type="float">
            <text:p>37.2255490831247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.471" calcext:value-type="float">
            <text:p>108.471</text:p>
          </table:table-cell>
          <table:table-cell office:value-type="float" office:value="224.84" calcext:value-type="float">
            <text:p>224.84</text:p>
          </table:table-cell>
          <table:table-cell office:value-type="float" office:value="20.092" calcext:value-type="float">
            <text:p>20.092</text:p>
          </table:table-cell>
          <table:table-cell office:value-type="float" office:value="18.651" calcext:value-type="float">
            <text:p>18.651</text:p>
          </table:table-cell>
          <table:table-cell office:value-type="float" office:value="126.978" calcext:value-type="float">
            <text:p>126.978</text:p>
          </table:table-cell>
          <table:table-cell office:value-type="float" office:value="5.61372854943312" calcext:value-type="float">
            <text:p>5.61372854943312</text:p>
          </table:table-cell>
          <table:table-cell office:value-type="float" office:value="351.8306382" calcext:value-type="float">
            <text:p>351.8306382</text:p>
          </table:table-cell>
          <table:table-cell office:value-type="float" office:value="60.3481841797072" calcext:value-type="float">
            <text:p>60.348184179707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.004" calcext:value-type="float">
            <text:p>51.004</text:p>
          </table:table-cell>
          <table:table-cell office:value-type="float" office:value="196.645" calcext:value-type="float">
            <text:p>196.645</text:p>
          </table:table-cell>
          <table:table-cell office:value-type="float" office:value="72.695" calcext:value-type="float">
            <text:p>72.695</text:p>
          </table:table-cell>
          <table:table-cell office:value-type="float" office:value="35.218" calcext:value-type="float">
            <text:p>35.218</text:p>
          </table:table-cell>
          <table:table-cell office:value-type="float" office:value="157.498" calcext:value-type="float">
            <text:p>157.498</text:p>
          </table:table-cell>
          <table:table-cell office:value-type="float" office:value="6.40133461179079" calcext:value-type="float">
            <text:p>6.40133461179079</text:p>
          </table:table-cell>
          <table:table-cell office:value-type="float" office:value="734.4047756" calcext:value-type="float">
            <text:p>734.4047756</text:p>
          </table:table-cell>
          <table:table-cell office:value-type="float" office:value="38.3265901791583" calcext:value-type="float">
            <text:p>38.3265901791583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.434" calcext:value-type="float">
            <text:p>42.434</text:p>
          </table:table-cell>
          <table:table-cell office:value-type="float" office:value="142.466" calcext:value-type="float">
            <text:p>142.466</text:p>
          </table:table-cell>
          <table:table-cell office:value-type="float" office:value="92.231" calcext:value-type="float">
            <text:p>92.231</text:p>
          </table:table-cell>
          <table:table-cell office:value-type="float" office:value="39.827" calcext:value-type="float">
            <text:p>39.827</text:p>
          </table:table-cell>
          <table:table-cell office:value-type="float" office:value="255.918" calcext:value-type="float">
            <text:p>255.918</text:p>
          </table:table-cell>
          <table:table-cell office:value-type="float" office:value="6.55302758263232" calcext:value-type="float">
            <text:p>6.55302758263232</text:p>
          </table:table-cell>
          <table:table-cell office:value-type="float" office:value="899.6089303" calcext:value-type="float">
            <text:p>899.6089303</text:p>
          </table:table-cell>
          <table:table-cell office:value-type="float" office:value="34.0111316925712" calcext:value-type="float">
            <text:p>34.011131692571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.538" calcext:value-type="float">
            <text:p>58.538</text:p>
          </table:table-cell>
          <table:table-cell office:value-type="float" office:value="239.768" calcext:value-type="float">
            <text:p>239.768</text:p>
          </table:table-cell>
          <table:table-cell office:value-type="float" office:value="14.161" calcext:value-type="float">
            <text:p>14.161</text:p>
          </table:table-cell>
          <table:table-cell office:value-type="float" office:value="130.261" calcext:value-type="float">
            <text:p>130.261</text:p>
          </table:table-cell>
          <table:table-cell office:value-type="float" office:value="20.683" calcext:value-type="float">
            <text:p>20.683</text:p>
          </table:table-cell>
          <table:table-cell office:value-type="float" office:value="5.0607364072326" calcext:value-type="float">
            <text:p>5.0607364072326</text:p>
          </table:table-cell>
          <table:table-cell office:value-type="float" office:value="336.2910932" calcext:value-type="float">
            <text:p>336.2910932</text:p>
          </table:table-cell>
          <table:table-cell office:value-type="float" office:value="90.6668252075763" calcext:value-type="float">
            <text:p>90.6668252075763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.903" calcext:value-type="float">
            <text:p>83.903</text:p>
          </table:table-cell>
          <table:table-cell office:value-type="float" office:value="245.174" calcext:value-type="float">
            <text:p>245.174</text:p>
          </table:table-cell>
          <table:table-cell office:value-type="float" office:value="90.334" calcext:value-type="float">
            <text:p>90.334</text:p>
          </table:table-cell>
          <table:table-cell office:value-type="float" office:value="39.019" calcext:value-type="float">
            <text:p>39.019</text:p>
          </table:table-cell>
          <table:table-cell office:value-type="float" office:value="155.065" calcext:value-type="float">
            <text:p>155.065</text:p>
          </table:table-cell>
          <table:table-cell office:value-type="float" office:value="6.64420668021082" calcext:value-type="float">
            <text:p>6.64420668021082</text:p>
          </table:table-cell>
          <table:table-cell office:value-type="float" office:value="900.3004648" calcext:value-type="float">
            <text:p>900.3004648</text:p>
          </table:table-cell>
          <table:table-cell office:value-type="float" office:value="31.4001806097666" calcext:value-type="float">
            <text:p>31.4001806097666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.43" calcext:value-type="float">
            <text:p>92.43</text:p>
          </table:table-cell>
          <table:table-cell office:value-type="float" office:value="264.003" calcext:value-type="float">
            <text:p>264.003</text:p>
          </table:table-cell>
          <table:table-cell office:value-type="float" office:value="84.446" calcext:value-type="float">
            <text:p>84.446</text:p>
          </table:table-cell>
          <table:table-cell office:value-type="float" office:value="107.606" calcext:value-type="float">
            <text:p>107.606</text:p>
          </table:table-cell>
          <table:table-cell office:value-type="float" office:value="213.235" calcext:value-type="float">
            <text:p>213.235</text:p>
          </table:table-cell>
          <table:table-cell office:value-type="float" office:value="6.67824010874434" calcext:value-type="float">
            <text:p>6.67824010874434</text:p>
          </table:table-cell>
          <table:table-cell office:value-type="float" office:value="945.900277" calcext:value-type="float">
            <text:p>945.900277</text:p>
          </table:table-cell>
          <table:table-cell office:value-type="float" office:value="30.4218178582223" calcext:value-type="float">
            <text:p>30.4218178582223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.818" calcext:value-type="float">
            <text:p>188.818</text:p>
          </table:table-cell>
          <table:table-cell office:value-type="float" office:value="243.694" calcext:value-type="float">
            <text:p>243.694</text:p>
          </table:table-cell>
          <table:table-cell office:value-type="float" office:value="86.99" calcext:value-type="float">
            <text:p>86.99</text:p>
          </table:table-cell>
          <table:table-cell office:value-type="float" office:value="43.612" calcext:value-type="float">
            <text:p>43.612</text:p>
          </table:table-cell>
          <table:table-cell office:value-type="float" office:value="216.242" calcext:value-type="float">
            <text:p>216.242</text:p>
          </table:table-cell>
          <table:table-cell office:value-type="float" office:value="6.7078998461792" calcext:value-type="float">
            <text:p>6.7078998461792</text:p>
          </table:table-cell>
          <table:table-cell office:value-type="float" office:value="946.5100073" calcext:value-type="float">
            <text:p>946.5100073</text:p>
          </table:table-cell>
          <table:table-cell office:value-type="float" office:value="29.5679252919307" calcext:value-type="float">
            <text:p>29.5679252919307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.477" calcext:value-type="float">
            <text:p>84.477</text:p>
          </table:table-cell>
          <table:table-cell office:value-type="float" office:value="163.361" calcext:value-type="float">
            <text:p>163.361</text:p>
          </table:table-cell>
          <table:table-cell office:value-type="float" office:value="69.605" calcext:value-type="float">
            <text:p>69.605</text:p>
          </table:table-cell>
          <table:table-cell office:value-type="float" office:value="37.477" calcext:value-type="float">
            <text:p>37.477</text:p>
          </table:table-cell>
          <table:table-cell office:value-type="float" office:value="197.817" calcext:value-type="float">
            <text:p>197.817</text:p>
          </table:table-cell>
          <table:table-cell office:value-type="float" office:value="6.35861680444249" calcext:value-type="float">
            <text:p>6.35861680444249</text:p>
          </table:table-cell>
          <table:table-cell office:value-type="float" office:value="730.3055" calcext:value-type="float">
            <text:p>730.3055</text:p>
          </table:table-cell>
          <table:table-cell office:value-type="float" office:value="39.5356125677878" calcext:value-type="float">
            <text:p>39.5356125677878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.11" calcext:value-type="float">
            <text:p>38.11</text:p>
          </table:table-cell>
          <table:table-cell office:value-type="float" office:value="211.227" calcext:value-type="float">
            <text:p>211.227</text:p>
          </table:table-cell>
          <table:table-cell office:value-type="float" office:value="39.013" calcext:value-type="float">
            <text:p>39.013</text:p>
          </table:table-cell>
          <table:table-cell office:value-type="float" office:value="32.279" calcext:value-type="float">
            <text:p>32.279</text:p>
          </table:table-cell>
          <table:table-cell office:value-type="float" office:value="117.635" calcext:value-type="float">
            <text:p>117.635</text:p>
          </table:table-cell>
          <table:table-cell office:value-type="float" office:value="5.89763137240132" calcext:value-type="float">
            <text:p>5.89763137240132</text:p>
          </table:table-cell>
          <table:table-cell office:value-type="float" office:value="465.4752614" calcext:value-type="float">
            <text:p>465.4752614</text:p>
          </table:table-cell>
          <table:table-cell office:value-type="float" office:value="52.46441393807" calcext:value-type="float">
            <text:p>52.46441393807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.577" calcext:value-type="float">
            <text:p>176.577</text:p>
          </table:table-cell>
          <table:table-cell office:value-type="float" office:value="242.853" calcext:value-type="float">
            <text:p>242.853</text:p>
          </table:table-cell>
          <table:table-cell office:value-type="float" office:value="45.056" calcext:value-type="float">
            <text:p>45.056</text:p>
          </table:table-cell>
          <table:table-cell office:value-type="float" office:value="84.272" calcext:value-type="float">
            <text:p>84.272</text:p>
          </table:table-cell>
          <table:table-cell office:value-type="float" office:value="162.865" calcext:value-type="float">
            <text:p>162.865</text:p>
          </table:table-cell>
          <table:table-cell office:value-type="float" office:value="6.28919696189344" calcext:value-type="float">
            <text:p>6.28919696189344</text:p>
          </table:table-cell>
          <table:table-cell office:value-type="float" office:value="638.7650336" calcext:value-type="float">
            <text:p>638.7650336</text:p>
          </table:table-cell>
          <table:table-cell office:value-type="float" office:value="41.4966492390265" calcext:value-type="float">
            <text:p>41.496649239026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9" table:number-rows-spanned="1">
            <text:p>S3I80g118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.218" calcext:value-type="float">
            <text:p>118.218</text:p>
          </table:table-cell>
          <table:table-cell office:value-type="float" office:value="216.77" calcext:value-type="float">
            <text:p>216.77</text:p>
          </table:table-cell>
          <table:table-cell office:value-type="float" office:value="64.688" calcext:value-type="float">
            <text:p>64.688</text:p>
          </table:table-cell>
          <table:table-cell office:value-type="float" office:value="32.989" calcext:value-type="float">
            <text:p>32.989</text:p>
          </table:table-cell>
          <table:table-cell office:value-type="float" office:value="239.205" calcext:value-type="float">
            <text:p>239.205</text:p>
          </table:table-cell>
          <table:table-cell office:value-type="float" office:value="6.46776712565512" calcext:value-type="float">
            <text:p>6.46776712565512</text:p>
          </table:table-cell>
          <table:table-cell office:value-type="float" office:value="742.780974" calcext:value-type="float">
            <text:p>742.780974</text:p>
          </table:table-cell>
          <table:table-cell office:value-type="float" office:value="36.4408384568254" calcext:value-type="float">
            <text:p>36.4408384568254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7.246" calcext:value-type="float">
            <text:p>197.246</text:p>
          </table:table-cell>
          <table:table-cell office:value-type="float" office:value="265.844" calcext:value-type="float">
            <text:p>265.844</text:p>
          </table:table-cell>
          <table:table-cell office:value-type="float" office:value="41.384" calcext:value-type="float">
            <text:p>41.384</text:p>
          </table:table-cell>
          <table:table-cell office:value-type="float" office:value="56.693" calcext:value-type="float">
            <text:p>56.693</text:p>
          </table:table-cell>
          <table:table-cell office:value-type="float" office:value="104.099" calcext:value-type="float">
            <text:p>104.099</text:p>
          </table:table-cell>
          <table:table-cell office:value-type="float" office:value="6.26006854385648" calcext:value-type="float">
            <text:p>6.26006854385648</text:p>
          </table:table-cell>
          <table:table-cell office:value-type="float" office:value="582.5760175" calcext:value-type="float">
            <text:p>582.5760175</text:p>
          </table:table-cell>
          <table:table-cell office:value-type="float" office:value="42.3180089457863" calcext:value-type="float">
            <text:p>42.3180089457863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.274" calcext:value-type="float">
            <text:p>33.274</text:p>
          </table:table-cell>
          <table:table-cell office:value-type="float" office:value="274.154" calcext:value-type="float">
            <text:p>274.154</text:p>
          </table:table-cell>
          <table:table-cell office:value-type="float" office:value="96.098" calcext:value-type="float">
            <text:p>96.098</text:p>
          </table:table-cell>
          <table:table-cell office:value-type="float" office:value="49.121" calcext:value-type="float">
            <text:p>49.121</text:p>
          </table:table-cell>
          <table:table-cell office:value-type="float" office:value="219.128" calcext:value-type="float">
            <text:p>219.128</text:p>
          </table:table-cell>
          <table:table-cell office:value-type="float" office:value="6.73602822106013" calcext:value-type="float">
            <text:p>6.73602822106013</text:p>
          </table:table-cell>
          <table:table-cell office:value-type="float" office:value="969.4330397" calcext:value-type="float">
            <text:p>969.4330397</text:p>
          </table:table-cell>
          <table:table-cell office:value-type="float" office:value="28.7564129749194" calcext:value-type="float">
            <text:p>28.7564129749194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3.625" calcext:value-type="float">
            <text:p>153.625</text:p>
          </table:table-cell>
          <table:table-cell office:value-type="float" office:value="280.736" calcext:value-type="float">
            <text:p>280.736</text:p>
          </table:table-cell>
          <table:table-cell office:value-type="float" office:value="68.659" calcext:value-type="float">
            <text:p>68.659</text:p>
          </table:table-cell>
          <table:table-cell office:value-type="float" office:value="38.506" calcext:value-type="float">
            <text:p>38.506</text:p>
          </table:table-cell>
          <table:table-cell office:value-type="float" office:value="144.643" calcext:value-type="float">
            <text:p>144.643</text:p>
          </table:table-cell>
          <table:table-cell office:value-type="float" office:value="6.57274945195314" calcext:value-type="float">
            <text:p>6.57274945195314</text:p>
          </table:table-cell>
          <table:table-cell office:value-type="float" office:value="776.6933017" calcext:value-type="float">
            <text:p>776.6933017</text:p>
          </table:table-cell>
          <table:table-cell office:value-type="float" office:value="33.447742551977" calcext:value-type="float">
            <text:p>33.447742551977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.854" calcext:value-type="float">
            <text:p>127.854</text:p>
          </table:table-cell>
          <table:table-cell office:value-type="float" office:value="83.054" calcext:value-type="float">
            <text:p>83.054</text:p>
          </table:table-cell>
          <table:table-cell office:value-type="float" office:value="5.228" calcext:value-type="float">
            <text:p>5.228</text:p>
          </table:table-cell>
          <table:table-cell office:value-type="float" office:value="9.21" calcext:value-type="float">
            <text:p>9.21</text:p>
          </table:table-cell>
          <table:table-cell office:value-type="float" office:value="53.31" calcext:value-type="float">
            <text:p>53.31</text:p>
          </table:table-cell>
          <table:table-cell office:value-type="float" office:value="2.30228381906178" calcext:value-type="float">
            <text:p>2.30228381906178</text:p>
          </table:table-cell>
          <table:table-cell office:value-type="float" office:value="153.5092818" calcext:value-type="float">
            <text:p>153.5092818</text:p>
          </table:table-cell>
          <table:table-cell office:value-type="float" office:value="156.652338140367" calcext:value-type="float">
            <text:p>156.652338140367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7.808" calcext:value-type="float">
            <text:p>227.808</text:p>
          </table:table-cell>
          <table:table-cell office:value-type="float" office:value="159.107" calcext:value-type="float">
            <text:p>159.107</text:p>
          </table:table-cell>
          <table:table-cell office:value-type="float" office:value="12.394" calcext:value-type="float">
            <text:p>12.394</text:p>
          </table:table-cell>
          <table:table-cell office:value-type="float" office:value="33.846" calcext:value-type="float">
            <text:p>33.846</text:p>
          </table:table-cell>
          <table:table-cell office:value-type="float" office:value="66.102" calcext:value-type="float">
            <text:p>66.102</text:p>
          </table:table-cell>
          <table:table-cell office:value-type="float" office:value="4.90624307061839" calcext:value-type="float">
            <text:p>4.90624307061839</text:p>
          </table:table-cell>
          <table:table-cell office:value-type="float" office:value="302.3686643" calcext:value-type="float">
            <text:p>302.3686643</text:p>
          </table:table-cell>
          <table:table-cell office:value-type="float" office:value="79.9398503372874" calcext:value-type="float">
            <text:p>79.9398503372874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.929" calcext:value-type="float">
            <text:p>124.929</text:p>
          </table:table-cell>
          <table:table-cell office:value-type="float" office:value="186.8" calcext:value-type="float">
            <text:p>186.8</text:p>
          </table:table-cell>
          <table:table-cell office:value-type="float" office:value="37.661" calcext:value-type="float">
            <text:p>37.661</text:p>
          </table:table-cell>
          <table:table-cell office:value-type="float" office:value="25.469" calcext:value-type="float">
            <text:p>25.469</text:p>
          </table:table-cell>
          <table:table-cell office:value-type="float" office:value="76.802" calcext:value-type="float">
            <text:p>76.802</text:p>
          </table:table-cell>
          <table:table-cell office:value-type="float" office:value="5.80960700883815" calcext:value-type="float">
            <text:p>5.80960700883815</text:p>
          </table:table-cell>
          <table:table-cell office:value-type="float" office:value="457.9447343" calcext:value-type="float">
            <text:p>457.9447343</text:p>
          </table:table-cell>
          <table:table-cell office:value-type="float" office:value="54.912305292747" calcext:value-type="float">
            <text:p>54.912305292747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.42" calcext:value-type="float">
            <text:p>36.42</text:p>
          </table:table-cell>
          <table:table-cell office:value-type="float" office:value="204.701" calcext:value-type="float">
            <text:p>204.701</text:p>
          </table:table-cell>
          <table:table-cell office:value-type="float" office:value="16.171" calcext:value-type="float">
            <text:p>16.171</text:p>
          </table:table-cell>
          <table:table-cell office:value-type="float" office:value="115.383" calcext:value-type="float">
            <text:p>115.383</text:p>
          </table:table-cell>
          <table:table-cell office:value-type="float" office:value="188.228" calcext:value-type="float">
            <text:p>188.228</text:p>
          </table:table-cell>
          <table:table-cell office:value-type="float" office:value="5.19783600749433" calcext:value-type="float">
            <text:p>5.19783600749433</text:p>
          </table:table-cell>
          <table:table-cell office:value-type="float" office:value="387.3193815" calcext:value-type="float">
            <text:p>387.3193815</text:p>
          </table:table-cell>
          <table:table-cell office:value-type="float" office:value="72.4210753319352" calcext:value-type="float">
            <text:p>72.421075331935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.66" calcext:value-type="float">
            <text:p>98.66</text:p>
          </table:table-cell>
          <table:table-cell office:value-type="float" office:value="160.577" calcext:value-type="float">
            <text:p>160.577</text:p>
          </table:table-cell>
          <table:table-cell office:value-type="float" office:value="51.933" calcext:value-type="float">
            <text:p>51.933</text:p>
          </table:table-cell>
          <table:table-cell office:value-type="float" office:value="22.331" calcext:value-type="float">
            <text:p>22.331</text:p>
          </table:table-cell>
          <table:table-cell office:value-type="float" office:value="92.649" calcext:value-type="float">
            <text:p>92.649</text:p>
          </table:table-cell>
          <table:table-cell office:value-type="float" office:value="5.97415881036505" calcext:value-type="float">
            <text:p>5.97415881036505</text:p>
          </table:table-cell>
          <table:table-cell office:value-type="float" office:value="547.1780083" calcext:value-type="float">
            <text:p>547.1780083</text:p>
          </table:table-cell>
          <table:table-cell office:value-type="float" office:value="50.3307506635576" calcext:value-type="float">
            <text:p>50.3307506635576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.275" calcext:value-type="float">
            <text:p>125.275</text:p>
          </table:table-cell>
          <table:table-cell office:value-type="float" office:value="215.577" calcext:value-type="float">
            <text:p>215.577</text:p>
          </table:table-cell>
          <table:table-cell office:value-type="float" office:value="93.452" calcext:value-type="float">
            <text:p>93.452</text:p>
          </table:table-cell>
          <table:table-cell office:value-type="float" office:value="45.142" calcext:value-type="float">
            <text:p>45.142</text:p>
          </table:table-cell>
          <table:table-cell office:value-type="float" office:value="129.206" calcext:value-type="float">
            <text:p>129.206</text:p>
          </table:table-cell>
          <table:table-cell office:value-type="float" office:value="6.61781267209102" calcext:value-type="float">
            <text:p>6.61781267209102</text:p>
          </table:table-cell>
          <table:table-cell office:value-type="float" office:value="922.1065132" calcext:value-type="float">
            <text:p>922.1065132</text:p>
          </table:table-cell>
          <table:table-cell office:value-type="float" office:value="32.1574206335351" calcext:value-type="float">
            <text:p>32.157420633535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.311" calcext:value-type="float">
            <text:p>100.311</text:p>
          </table:table-cell>
          <table:table-cell office:value-type="float" office:value="224.585" calcext:value-type="float">
            <text:p>224.585</text:p>
          </table:table-cell>
          <table:table-cell office:value-type="float" office:value="87.776" calcext:value-type="float">
            <text:p>87.776</text:p>
          </table:table-cell>
          <table:table-cell office:value-type="float" office:value="49.101" calcext:value-type="float">
            <text:p>49.101</text:p>
          </table:table-cell>
          <table:table-cell office:value-type="float" office:value="263.15" calcext:value-type="float">
            <text:p>263.15</text:p>
          </table:table-cell>
          <table:table-cell office:value-type="float" office:value="6.67528618840175" calcext:value-type="float">
            <text:p>6.67528618840175</text:p>
          </table:table-cell>
          <table:table-cell office:value-type="float" office:value="933.158779" calcext:value-type="float">
            <text:p>933.158779</text:p>
          </table:table-cell>
          <table:table-cell office:value-type="float" office:value="30.5066863205132" calcext:value-type="float">
            <text:p>30.50668632051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.251" calcext:value-type="float">
            <text:p>44.251</text:p>
          </table:table-cell>
          <table:table-cell office:value-type="float" office:value="155.602" calcext:value-type="float">
            <text:p>155.602</text:p>
          </table:table-cell>
          <table:table-cell office:value-type="float" office:value="16.45" calcext:value-type="float">
            <text:p>16.45</text:p>
          </table:table-cell>
          <table:table-cell office:value-type="float" office:value="87.158" calcext:value-type="float">
            <text:p>87.158</text:p>
          </table:table-cell>
          <table:table-cell office:value-type="float" office:value="30.581" calcext:value-type="float">
            <text:p>30.581</text:p>
          </table:table-cell>
          <table:table-cell office:value-type="float" office:value="4.45709243021864" calcext:value-type="float">
            <text:p>4.45709243021864</text:p>
          </table:table-cell>
          <table:table-cell office:value-type="float" office:value="284.0540349" calcext:value-type="float">
            <text:p>284.0540349</text:p>
          </table:table-cell>
          <table:table-cell office:value-type="float" office:value="92.465993092007" calcext:value-type="float">
            <text:p>92.465993092007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9" table:number-rows-spanned="1">
            <text:p>S3I80g17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32.615" calcext:value-type="float">
            <text:p>132.615</text:p>
          </table:table-cell>
          <table:table-cell office:value-type="float" office:value="195.453" calcext:value-type="float">
            <text:p>195.453</text:p>
          </table:table-cell>
          <table:table-cell office:value-type="float" office:value="12.094" calcext:value-type="float">
            <text:p>12.094</text:p>
          </table:table-cell>
          <table:table-cell office:value-type="float" office:value="228.786" calcext:value-type="float">
            <text:p>228.786</text:p>
          </table:table-cell>
          <table:table-cell office:value-type="float" office:value="78.996" calcext:value-type="float">
            <text:p>78.996</text:p>
          </table:table-cell>
          <table:table-cell office:value-type="float" office:value="5.07441133096367" calcext:value-type="float">
            <text:p>5.07441133096367</text:p>
          </table:table-cell>
          <table:table-cell office:value-type="float" office:value="434.8181466" calcext:value-type="float">
            <text:p>434.8181466</text:p>
          </table:table-cell>
          <table:table-cell office:value-type="float" office:value="75.276970727906" calcext:value-type="float">
            <text:p>75.276970727906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34.985" calcext:value-type="float">
            <text:p>234.985</text:p>
          </table:table-cell>
          <table:table-cell office:value-type="float" office:value="237.894" calcext:value-type="float">
            <text:p>237.894</text:p>
          </table:table-cell>
          <table:table-cell office:value-type="float" office:value="12.628" calcext:value-type="float">
            <text:p>12.628</text:p>
          </table:table-cell>
          <table:table-cell office:value-type="float" office:value="176.612" calcext:value-type="float">
            <text:p>176.612</text:p>
          </table:table-cell>
          <table:table-cell office:value-type="float" office:value="181.745" calcext:value-type="float">
            <text:p>181.745</text:p>
          </table:table-cell>
          <table:table-cell office:value-type="float" office:value="5.61632823909231" calcext:value-type="float">
            <text:p>5.61632823909231</text:p>
          </table:table-cell>
          <table:table-cell office:value-type="float" office:value="499.5480629" calcext:value-type="float">
            <text:p>499.5480629</text:p>
          </table:table-cell>
          <table:table-cell office:value-type="float" office:value="64.0622884264497" calcext:value-type="float">
            <text:p>64.0622884264497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01.08" calcext:value-type="float">
            <text:p>201.08</text:p>
          </table:table-cell>
          <table:table-cell office:value-type="float" office:value="155.332" calcext:value-type="float">
            <text:p>155.332</text:p>
          </table:table-cell>
          <table:table-cell office:value-type="float" office:value="53.342" calcext:value-type="float">
            <text:p>53.342</text:p>
          </table:table-cell>
          <table:table-cell office:value-type="float" office:value="165.971" calcext:value-type="float">
            <text:p>165.971</text:p>
          </table:table-cell>
          <table:table-cell office:value-type="float" office:value="179.628" calcext:value-type="float">
            <text:p>179.628</text:p>
          </table:table-cell>
          <table:table-cell office:value-type="float" office:value="6.19498313279753" calcext:value-type="float">
            <text:p>6.19498313279753</text:p>
          </table:table-cell>
          <table:table-cell office:value-type="float" office:value="746.1855432" calcext:value-type="float">
            <text:p>746.1855432</text:p>
          </table:table-cell>
          <table:table-cell office:value-type="float" office:value="44.1484771405638" calcext:value-type="float">
            <text:p>44.1484771405638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5.205" calcext:value-type="float">
            <text:p>5.205</text:p>
          </table:table-cell>
          <table:table-cell office:value-type="float" office:value="223.216" calcext:value-type="float">
            <text:p>223.216</text:p>
          </table:table-cell>
          <table:table-cell office:value-type="float" office:value="110.249" calcext:value-type="float">
            <text:p>110.249</text:p>
          </table:table-cell>
          <table:table-cell office:value-type="float" office:value="47.761" calcext:value-type="float">
            <text:p>47.761</text:p>
          </table:table-cell>
          <table:table-cell office:value-type="float" office:value="99.171" calcext:value-type="float">
            <text:p>99.171</text:p>
          </table:table-cell>
          <table:table-cell office:value-type="float" office:value="6.64385458454359" calcext:value-type="float">
            <text:p>6.64385458454359</text:p>
          </table:table-cell>
          <table:table-cell office:value-type="float" office:value="991.1266145" calcext:value-type="float">
            <text:p>991.1266145</text:p>
          </table:table-cell>
          <table:table-cell office:value-type="float" office:value="31.4114923141262" calcext:value-type="float">
            <text:p>31.4114923141262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63.74" calcext:value-type="float">
            <text:p>63.74</text:p>
          </table:table-cell>
          <table:table-cell office:value-type="float" office:value="81.368" calcext:value-type="float">
            <text:p>81.368</text:p>
          </table:table-cell>
          <table:table-cell office:value-type="float" office:value="20.655" calcext:value-type="float">
            <text:p>20.655</text:p>
          </table:table-cell>
          <table:table-cell office:value-type="float" office:value="130.568" calcext:value-type="float">
            <text:p>130.568</text:p>
          </table:table-cell>
          <table:table-cell office:value-type="float" office:value="58.359" calcext:value-type="float">
            <text:p>58.359</text:p>
          </table:table-cell>
          <table:table-cell office:value-type="float" office:value="3.945690464395" calcext:value-type="float">
            <text:p>3.945690464395</text:p>
          </table:table-cell>
          <table:table-cell office:value-type="float" office:value="339.0743246" calcext:value-type="float">
            <text:p>339.0743246</text:p>
          </table:table-cell>
          <table:table-cell office:value-type="float" office:value="106.947726952612" calcext:value-type="float">
            <text:p>106.947726952612</text:p>
          </table:table-cell>
          <table:table-cell table:number-columns-repeated="6"/>
          <table:table-cell table:style-name="ce5" office:value-type="string" calcext:value-type="string" table:number-columns-spanned="7" table:number-rows-spanned="1">
            <text:p>S2I20G02 Pareto Front</text:p>
          </table:table-cell>
          <table:covered-table-cell table:number-columns-repeated="6"/>
          <table:table-cell table:number-columns-repeated="100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23.3" calcext:value-type="float">
            <text:p>123.3</text:p>
          </table:table-cell>
          <table:table-cell office:value-type="float" office:value="45.627" calcext:value-type="float">
            <text:p>45.627</text:p>
          </table:table-cell>
          <table:table-cell office:value-type="float" office:value="28.027" calcext:value-type="float">
            <text:p>28.027</text:p>
          </table:table-cell>
          <table:table-cell office:value-type="float" office:value="69.381" calcext:value-type="float">
            <text:p>69.381</text:p>
          </table:table-cell>
          <table:table-cell office:value-type="float" office:value="16.511" calcext:value-type="float">
            <text:p>16.511</text:p>
          </table:table-cell>
          <table:table-cell office:value-type="float" office:value="3.55937409298869" calcext:value-type="float">
            <text:p>3.55937409298869</text:p>
          </table:table-cell>
          <table:table-cell office:value-type="float" office:value="337.8069196" calcext:value-type="float">
            <text:p>337.8069196</text:p>
          </table:table-cell>
          <table:table-cell office:value-type="float" office:value="183.63701000844" calcext:value-type="float">
            <text:p>183.63701000844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75.104" calcext:value-type="float">
            <text:p>75.104</text:p>
          </table:table-cell>
          <table:table-cell office:value-type="float" office:value="65.303" calcext:value-type="float">
            <text:p>65.303</text:p>
          </table:table-cell>
          <table:table-cell office:value-type="float" office:value="16.675" calcext:value-type="float">
            <text:p>16.675</text:p>
          </table:table-cell>
          <table:table-cell office:value-type="float" office:value="72.05" calcext:value-type="float">
            <text:p>72.05</text:p>
          </table:table-cell>
          <table:table-cell office:value-type="float" office:value="88.222" calcext:value-type="float">
            <text:p>88.222</text:p>
          </table:table-cell>
          <table:table-cell office:value-type="float" office:value="3.43984381562544" calcext:value-type="float">
            <text:p>3.43984381562544</text:p>
          </table:table-cell>
          <table:table-cell office:value-type="float" office:value="274.295782" calcext:value-type="float">
            <text:p>274.295782</text:p>
          </table:table-cell>
          <table:table-cell office:value-type="float" office:value="121.62989205535" calcext:value-type="float">
            <text:p>121.62989205535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6.019" calcext:value-type="float">
            <text:p>6.019</text:p>
          </table:table-cell>
          <table:table-cell office:value-type="float" office:value="165.234" calcext:value-type="float">
            <text:p>165.234</text:p>
          </table:table-cell>
          <table:table-cell office:value-type="float" office:value="8.989" calcext:value-type="float">
            <text:p>8.989</text:p>
          </table:table-cell>
          <table:table-cell office:value-type="float" office:value="36.462" calcext:value-type="float">
            <text:p>36.462</text:p>
          </table:table-cell>
          <table:table-cell office:value-type="float" office:value="176.571" calcext:value-type="float">
            <text:p>176.571</text:p>
          </table:table-cell>
          <table:table-cell office:value-type="float" office:value="3.29575914966236" calcext:value-type="float">
            <text:p>3.29575914966236</text:p>
          </table:table-cell>
          <table:table-cell office:value-type="float" office:value="238.9577195" calcext:value-type="float">
            <text:p>238.9577195</text:p>
          </table:table-cell>
          <table:table-cell office:value-type="float" office:value="136.12911827552" calcext:value-type="float">
            <text:p>136.12911827552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0.029" calcext:value-type="float">
            <text:p>20.029</text:p>
          </table:table-cell>
          <table:table-cell office:value-type="float" office:value="244.959" calcext:value-type="float">
            <text:p>244.959</text:p>
          </table:table-cell>
          <table:table-cell office:value-type="float" office:value="85.234" calcext:value-type="float">
            <text:p>85.234</text:p>
          </table:table-cell>
          <table:table-cell office:value-type="float" office:value="97.971" calcext:value-type="float">
            <text:p>97.971</text:p>
          </table:table-cell>
          <table:table-cell office:value-type="float" office:value="196.738" calcext:value-type="float">
            <text:p>196.738</text:p>
          </table:table-cell>
          <table:table-cell office:value-type="float" office:value="6.61086772973033" calcext:value-type="float">
            <text:p>6.61086772973033</text:p>
          </table:table-cell>
          <table:table-cell office:value-type="float" office:value="900.4270732" calcext:value-type="float">
            <text:p>900.4270732</text:p>
          </table:table-cell>
          <table:table-cell office:value-type="float" office:value="32.3568492922402" calcext:value-type="float">
            <text:p>32.3568492922402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96.095" calcext:value-type="float">
            <text:p>96.095</text:p>
          </table:table-cell>
          <table:table-cell office:value-type="float" office:value="102.518" calcext:value-type="float">
            <text:p>102.518</text:p>
          </table:table-cell>
          <table:table-cell office:value-type="float" office:value="70.149" calcext:value-type="float">
            <text:p>70.149</text:p>
          </table:table-cell>
          <table:table-cell office:value-type="float" office:value="40.664" calcext:value-type="float">
            <text:p>40.664</text:p>
          </table:table-cell>
          <table:table-cell office:value-type="float" office:value="99.861" calcext:value-type="float">
            <text:p>99.861</text:p>
          </table:table-cell>
          <table:table-cell office:value-type="float" office:value="6.07099342573903" calcext:value-type="float">
            <text:p>6.07099342573903</text:p>
          </table:table-cell>
          <table:table-cell office:value-type="float" office:value="675.6620075" calcext:value-type="float">
            <text:p>675.6620075</text:p>
          </table:table-cell>
          <table:table-cell office:value-type="float" office:value="47.6254513085482" calcext:value-type="float">
            <text:p>47.6254513085482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11.914" calcext:value-type="float">
            <text:p>211.914</text:p>
          </table:table-cell>
          <table:table-cell office:value-type="float" office:value="214.911" calcext:value-type="float">
            <text:p>214.911</text:p>
          </table:table-cell>
          <table:table-cell office:value-type="float" office:value="28.164" calcext:value-type="float">
            <text:p>28.164</text:p>
          </table:table-cell>
          <table:table-cell office:value-type="float" office:value="105.986" calcext:value-type="float">
            <text:p>105.986</text:p>
          </table:table-cell>
          <table:table-cell office:value-type="float" office:value="224.049" calcext:value-type="float">
            <text:p>224.049</text:p>
          </table:table-cell>
          <table:table-cell office:value-type="float" office:value="5.96116543208601" calcext:value-type="float">
            <text:p>5.96116543208601</text:p>
          </table:table-cell>
          <table:table-cell office:value-type="float" office:value="559.0064701" calcext:value-type="float">
            <text:p>559.0064701</text:p>
          </table:table-cell>
          <table:table-cell office:value-type="float" office:value="50.6928360839026" calcext:value-type="float">
            <text:p>50.6928360839026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55.026" calcext:value-type="float">
            <text:p>55.026</text:p>
          </table:table-cell>
          <table:table-cell office:value-type="float" office:value="85.18" calcext:value-type="float">
            <text:p>85.18</text:p>
          </table:table-cell>
          <table:table-cell office:value-type="float" office:value="96.127" calcext:value-type="float">
            <text:p>96.127</text:p>
          </table:table-cell>
          <table:table-cell office:value-type="float" office:value="75.515" calcext:value-type="float">
            <text:p>75.515</text:p>
          </table:table-cell>
          <table:table-cell office:value-type="float" office:value="118.852" calcext:value-type="float">
            <text:p>118.852</text:p>
          </table:table-cell>
          <table:table-cell office:value-type="float" office:value="6.34549384530395" calcext:value-type="float">
            <text:p>6.34549384530395</text:p>
          </table:table-cell>
          <table:table-cell office:value-type="float" office:value="880.6908146" calcext:value-type="float">
            <text:p>880.6908146</text:p>
          </table:table-cell>
          <table:table-cell office:value-type="float" office:value="39.9066645171988" calcext:value-type="float">
            <text:p>39.9066645171988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40.408" calcext:value-type="float">
            <text:p>140.408</text:p>
          </table:table-cell>
          <table:table-cell office:value-type="float" office:value="116.002" calcext:value-type="float">
            <text:p>116.002</text:p>
          </table:table-cell>
          <table:table-cell office:value-type="float" office:value="64.755" calcext:value-type="float">
            <text:p>64.755</text:p>
          </table:table-cell>
          <table:table-cell office:value-type="float" office:value="95.685" calcext:value-type="float">
            <text:p>95.685</text:p>
          </table:table-cell>
          <table:table-cell office:value-type="float" office:value="169.004" calcext:value-type="float">
            <text:p>169.004</text:p>
          </table:table-cell>
          <table:table-cell office:value-type="float" office:value="6.18989095369007" calcext:value-type="float">
            <text:p>6.18989095369007</text:p>
          </table:table-cell>
          <table:table-cell office:value-type="float" office:value="731.1808663" calcext:value-type="float">
            <text:p>731.1808663</text:p>
          </table:table-cell>
          <table:table-cell office:value-type="float" office:value="44.2920656744464" calcext:value-type="float">
            <text:p>44.2920656744464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07.874" calcext:value-type="float">
            <text:p>107.874</text:p>
          </table:table-cell>
          <table:table-cell office:value-type="float" office:value="215.239" calcext:value-type="float">
            <text:p>215.239</text:p>
          </table:table-cell>
          <table:table-cell office:value-type="float" office:value="60.817" calcext:value-type="float">
            <text:p>60.817</text:p>
          </table:table-cell>
          <table:table-cell office:value-type="float" office:value="234.468" calcext:value-type="float">
            <text:p>234.468</text:p>
          </table:table-cell>
          <table:table-cell office:value-type="float" office:value="65.07" calcext:value-type="float">
            <text:p>65.07</text:p>
          </table:table-cell>
          <table:table-cell office:value-type="float" office:value="6.22409294470902" calcext:value-type="float">
            <text:p>6.22409294470902</text:p>
          </table:table-cell>
          <table:table-cell office:value-type="float" office:value="793.7121556" calcext:value-type="float">
            <text:p>793.7121556</text:p>
          </table:table-cell>
          <table:table-cell office:value-type="float" office:value="46.6347034512744" calcext:value-type="float">
            <text:p>46.6347034512744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18.698" calcext:value-type="float">
            <text:p>218.698</text:p>
          </table:table-cell>
          <table:table-cell office:value-type="float" office:value="118.279" calcext:value-type="float">
            <text:p>118.279</text:p>
          </table:table-cell>
          <table:table-cell office:value-type="float" office:value="52.875" calcext:value-type="float">
            <text:p>52.875</text:p>
          </table:table-cell>
          <table:table-cell office:value-type="float" office:value="16.585" calcext:value-type="float">
            <text:p>16.585</text:p>
          </table:table-cell>
          <table:table-cell office:value-type="float" office:value="20.408" calcext:value-type="float">
            <text:p>20.408</text:p>
          </table:table-cell>
          <table:table-cell office:value-type="float" office:value="5.6366828535114" calcext:value-type="float">
            <text:p>5.6366828535114</text:p>
          </table:table-cell>
          <table:table-cell office:value-type="float" office:value="550.4518761" calcext:value-type="float">
            <text:p>550.4518761</text:p>
          </table:table-cell>
          <table:table-cell office:value-type="float" office:value="117.417606300482" calcext:value-type="float">
            <text:p>117.41760630048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 table:number-columns-spanned="9" table:number-rows-spanned="1">
            <text:p>S3I400G2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55.673" calcext:value-type="float">
            <text:p>155.673</text:p>
          </table:table-cell>
          <table:table-cell office:value-type="float" office:value="229.142" calcext:value-type="float">
            <text:p>229.142</text:p>
          </table:table-cell>
          <table:table-cell office:value-type="float" office:value="10.588" calcext:value-type="float">
            <text:p>10.588</text:p>
          </table:table-cell>
          <table:table-cell office:value-type="float" office:value="125.875" calcext:value-type="float">
            <text:p>125.875</text:p>
          </table:table-cell>
          <table:table-cell office:value-type="float" office:value="55.574" calcext:value-type="float">
            <text:p>55.574</text:p>
          </table:table-cell>
          <table:table-cell office:value-type="float" office:value="5.29099210377453" calcext:value-type="float">
            <text:p>5.29099210377453</text:p>
          </table:table-cell>
          <table:table-cell office:value-type="float" office:value="355.8385327" calcext:value-type="float">
            <text:p>355.8385327</text:p>
          </table:table-cell>
          <table:table-cell office:value-type="float" office:value="75.9187404059709" calcext:value-type="float">
            <text:p>75.9187404059709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36.234" calcext:value-type="float">
            <text:p>236.234</text:p>
          </table:table-cell>
          <table:table-cell office:value-type="float" office:value="184.14" calcext:value-type="float">
            <text:p>184.14</text:p>
          </table:table-cell>
          <table:table-cell office:value-type="float" office:value="60.429" calcext:value-type="float">
            <text:p>60.429</text:p>
          </table:table-cell>
          <table:table-cell office:value-type="float" office:value="104.255" calcext:value-type="float">
            <text:p>104.255</text:p>
          </table:table-cell>
          <table:table-cell office:value-type="float" office:value="120.203" calcext:value-type="float">
            <text:p>120.203</text:p>
          </table:table-cell>
          <table:table-cell office:value-type="float" office:value="6.3203009739786" calcext:value-type="float">
            <text:p>6.3203009739786</text:p>
          </table:table-cell>
          <table:table-cell office:value-type="float" office:value="751.1170526" calcext:value-type="float">
            <text:p>751.1170526</text:p>
          </table:table-cell>
          <table:table-cell office:value-type="float" office:value="40.6184571844361" calcext:value-type="float">
            <text:p>40.6184571844361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96.875" calcext:value-type="float">
            <text:p>196.875</text:p>
          </table:table-cell>
          <table:table-cell office:value-type="float" office:value="173.887" calcext:value-type="float">
            <text:p>173.887</text:p>
          </table:table-cell>
          <table:table-cell office:value-type="float" office:value="46.351" calcext:value-type="float">
            <text:p>46.351</text:p>
          </table:table-cell>
          <table:table-cell office:value-type="float" office:value="32.845" calcext:value-type="float">
            <text:p>32.845</text:p>
          </table:table-cell>
          <table:table-cell office:value-type="float" office:value="176.408" calcext:value-type="float">
            <text:p>176.408</text:p>
          </table:table-cell>
          <table:table-cell office:value-type="float" office:value="6.13869147164866" calcext:value-type="float">
            <text:p>6.13869147164866</text:p>
          </table:table-cell>
          <table:table-cell office:value-type="float" office:value="594.1847661" calcext:value-type="float">
            <text:p>594.1847661</text:p>
          </table:table-cell>
          <table:table-cell office:value-type="float" office:value="45.7291386273464" calcext:value-type="float">
            <text:p>45.7291386273464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26.363" calcext:value-type="float">
            <text:p>226.363</text:p>
          </table:table-cell>
          <table:table-cell office:value-type="float" office:value="173.668" calcext:value-type="float">
            <text:p>173.668</text:p>
          </table:table-cell>
          <table:table-cell office:value-type="float" office:value="71.564" calcext:value-type="float">
            <text:p>71.564</text:p>
          </table:table-cell>
          <table:table-cell office:value-type="float" office:value="43.906" calcext:value-type="float">
            <text:p>43.906</text:p>
          </table:table-cell>
          <table:table-cell office:value-type="float" office:value="121.36" calcext:value-type="float">
            <text:p>121.36</text:p>
          </table:table-cell>
          <table:table-cell office:value-type="float" office:value="6.41000441299615" calcext:value-type="float">
            <text:p>6.41000441299615</text:p>
          </table:table-cell>
          <table:table-cell office:value-type="float" office:value="778.8791293" calcext:value-type="float">
            <text:p>778.8791293</text:p>
          </table:table-cell>
          <table:table-cell office:value-type="float" office:value="38.0805973224193" calcext:value-type="float">
            <text:p>38.0805973224193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41.603" calcext:value-type="float">
            <text:p>41.603</text:p>
          </table:table-cell>
          <table:table-cell office:value-type="float" office:value="223.971" calcext:value-type="float">
            <text:p>223.971</text:p>
          </table:table-cell>
          <table:table-cell office:value-type="float" office:value="40.209" calcext:value-type="float">
            <text:p>40.209</text:p>
          </table:table-cell>
          <table:table-cell office:value-type="float" office:value="30.391" calcext:value-type="float">
            <text:p>30.391</text:p>
          </table:table-cell>
          <table:table-cell office:value-type="float" office:value="27.436" calcext:value-type="float">
            <text:p>27.436</text:p>
          </table:table-cell>
          <table:table-cell office:value-type="float" office:value="5.74250587948331" calcext:value-type="float">
            <text:p>5.74250587948331</text:p>
          </table:table-cell>
          <table:table-cell office:value-type="float" office:value="441.3240381" calcext:value-type="float">
            <text:p>441.3240381</text:p>
          </table:table-cell>
          <table:table-cell office:value-type="float" office:value="80.2563566039794" calcext:value-type="float">
            <text:p>80.2563566039794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34.961" calcext:value-type="float">
            <text:p>134.961</text:p>
          </table:table-cell>
          <table:table-cell office:value-type="float" office:value="202.695" calcext:value-type="float">
            <text:p>202.695</text:p>
          </table:table-cell>
          <table:table-cell office:value-type="float" office:value="43.768" calcext:value-type="float">
            <text:p>43.768</text:p>
          </table:table-cell>
          <table:table-cell office:value-type="float" office:value="67.76" calcext:value-type="float">
            <text:p>67.76</text:p>
          </table:table-cell>
          <table:table-cell office:value-type="float" office:value="157.987" calcext:value-type="float">
            <text:p>157.987</text:p>
          </table:table-cell>
          <table:table-cell office:value-type="float" office:value="6.11673496403048" calcext:value-type="float">
            <text:p>6.11673496403048</text:p>
          </table:table-cell>
          <table:table-cell office:value-type="float" office:value="581.2600031" calcext:value-type="float">
            <text:p>581.2600031</text:p>
          </table:table-cell>
          <table:table-cell office:value-type="float" office:value="46.3446502067535" calcext:value-type="float">
            <text:p>46.3446502067535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37.299" calcext:value-type="float">
            <text:p>137.299</text:p>
          </table:table-cell>
          <table:table-cell office:value-type="float" office:value="185.138" calcext:value-type="float">
            <text:p>185.138</text:p>
          </table:table-cell>
          <table:table-cell office:value-type="float" office:value="52.898" calcext:value-type="float">
            <text:p>52.898</text:p>
          </table:table-cell>
          <table:table-cell office:value-type="float" office:value="93.83" calcext:value-type="float">
            <text:p>93.83</text:p>
          </table:table-cell>
          <table:table-cell office:value-type="float" office:value="160.222" calcext:value-type="float">
            <text:p>160.222</text:p>
          </table:table-cell>
          <table:table-cell office:value-type="float" office:value="6.20806108619402" calcext:value-type="float">
            <text:p>6.20806108619402</text:p>
          </table:table-cell>
          <table:table-cell office:value-type="float" office:value="664.4212828" calcext:value-type="float">
            <text:p>664.4212828</text:p>
          </table:table-cell>
          <table:table-cell office:value-type="float" office:value="43.7816832652731" calcext:value-type="float">
            <text:p>43.7816832652731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16.517" calcext:value-type="float">
            <text:p>116.517</text:p>
          </table:table-cell>
          <table:table-cell office:value-type="float" office:value="7.771" calcext:value-type="float">
            <text:p>7.771</text:p>
          </table:table-cell>
          <table:table-cell office:value-type="float" office:value="2.439" calcext:value-type="float">
            <text:p>2.439</text:p>
          </table:table-cell>
          <table:table-cell office:value-type="float" office:value="4.63" calcext:value-type="float">
            <text:p>4.63</text:p>
          </table:table-cell>
          <table:table-cell office:value-type="float" office:value="195.956" calcext:value-type="float">
            <text:p>195.956</text:p>
          </table:table-cell>
          <table:table-cell office:value-type="float" office:value="-3.76092260177539" calcext:value-type="float">
            <text:p>-3.76092260177539</text:p>
          </table:table-cell>
          <table:table-cell office:value-type="float" office:value="154.5648299" calcext:value-type="float">
            <text:p>154.5648299</text:p>
          </table:table-cell>
          <table:table-cell office:value-type="float" office:value="619.135928096068" calcext:value-type="float">
            <text:p>619.135928096068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38.541" calcext:value-type="float">
            <text:p>38.541</text:p>
          </table:table-cell>
          <table:table-cell office:value-type="float" office:value="80.959" calcext:value-type="float">
            <text:p>80.959</text:p>
          </table:table-cell>
          <table:table-cell office:value-type="float" office:value="10.947" calcext:value-type="float">
            <text:p>10.947</text:p>
          </table:table-cell>
          <table:table-cell office:value-type="float" office:value="105.88" calcext:value-type="float">
            <text:p>105.88</text:p>
          </table:table-cell>
          <table:table-cell office:value-type="float" office:value="16.295" calcext:value-type="float">
            <text:p>16.295</text:p>
          </table:table-cell>
          <table:table-cell office:value-type="float" office:value="2.21334390908978" calcext:value-type="float">
            <text:p>2.21334390908978</text:p>
          </table:table-cell>
          <table:table-cell office:value-type="float" office:value="219.442722" calcext:value-type="float">
            <text:p>219.442722</text:p>
          </table:table-cell>
          <table:table-cell office:value-type="float" office:value="160.568544410636" calcext:value-type="float">
            <text:p>160.568544410636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06.52" calcext:value-type="float">
            <text:p>206.52</text:p>
          </table:table-cell>
          <table:table-cell office:value-type="float" office:value="233.916" calcext:value-type="float">
            <text:p>233.916</text:p>
          </table:table-cell>
          <table:table-cell office:value-type="float" office:value="36.275" calcext:value-type="float">
            <text:p>36.275</text:p>
          </table:table-cell>
          <table:table-cell office:value-type="float" office:value="125.276" calcext:value-type="float">
            <text:p>125.276</text:p>
          </table:table-cell>
          <table:table-cell office:value-type="float" office:value="213.988" calcext:value-type="float">
            <text:p>213.988</text:p>
          </table:table-cell>
          <table:table-cell office:value-type="float" office:value="6.18184659639804" calcext:value-type="float">
            <text:p>6.18184659639804</text:p>
          </table:table-cell>
          <table:table-cell office:value-type="float" office:value="635.6821312" calcext:value-type="float">
            <text:p>635.6821312</text:p>
          </table:table-cell>
          <table:table-cell office:value-type="float" office:value="44.5178378020222" calcext:value-type="float">
            <text:p>44.5178378020222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63.586" calcext:value-type="float">
            <text:p>163.586</text:p>
          </table:table-cell>
          <table:table-cell office:value-type="float" office:value="109.503" calcext:value-type="float">
            <text:p>109.503</text:p>
          </table:table-cell>
          <table:table-cell office:value-type="float" office:value="16.679" calcext:value-type="float">
            <text:p>16.679</text:p>
          </table:table-cell>
          <table:table-cell office:value-type="float" office:value="99.622" calcext:value-type="float">
            <text:p>99.622</text:p>
          </table:table-cell>
          <table:table-cell office:value-type="float" office:value="64.304" calcext:value-type="float">
            <text:p>64.304</text:p>
          </table:table-cell>
          <table:table-cell office:value-type="float" office:value="4.43761670531812" calcext:value-type="float">
            <text:p>4.43761670531812</text:p>
          </table:table-cell>
          <table:table-cell office:value-type="float" office:value="339.2560465" calcext:value-type="float">
            <text:p>339.2560465</text:p>
          </table:table-cell>
          <table:table-cell office:value-type="float" office:value="93.0125036512299" calcext:value-type="float">
            <text:p>93.0125036512299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69.528" calcext:value-type="float">
            <text:p>169.528</text:p>
          </table:table-cell>
          <table:table-cell office:value-type="float" office:value="184.175" calcext:value-type="float">
            <text:p>184.175</text:p>
          </table:table-cell>
          <table:table-cell office:value-type="float" office:value="6.9" calcext:value-type="float">
            <text:p>6.9</text:p>
          </table:table-cell>
          <table:table-cell office:value-type="float" office:value="47.11" calcext:value-type="float">
            <text:p>47.11</text:p>
          </table:table-cell>
          <table:table-cell office:value-type="float" office:value="59.992" calcext:value-type="float">
            <text:p>59.992</text:p>
          </table:table-cell>
          <table:table-cell office:value-type="float" office:value="4.42260225099347" calcext:value-type="float">
            <text:p>4.42260225099347</text:p>
          </table:table-cell>
          <table:table-cell office:value-type="float" office:value="255.9705083" calcext:value-type="float">
            <text:p>255.9705083</text:p>
          </table:table-cell>
          <table:table-cell office:value-type="float" office:value="104.302187021386" calcext:value-type="float">
            <text:p>104.302187021386</text:p>
          </table:table-cell>
          <table:table-cell table:number-columns-repeated="6"/>
          <table:table-cell table:style-name="ce5" office:value-type="string" calcext:value-type="string" table:number-columns-spanned="7" table:number-rows-spanned="1">
            <text:p>S3i30G25 Pareto Front Plot</text:p>
          </table:table-cell>
          <table:covered-table-cell table:number-columns-repeated="6"/>
          <table:table-cell table:number-columns-repeated="100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80.167" calcext:value-type="float">
            <text:p>80.167</text:p>
          </table:table-cell>
          <table:table-cell office:value-type="float" office:value="208.158" calcext:value-type="float">
            <text:p>208.158</text:p>
          </table:table-cell>
          <table:table-cell office:value-type="float" office:value="29.318" calcext:value-type="float">
            <text:p>29.318</text:p>
          </table:table-cell>
          <table:table-cell office:value-type="float" office:value="187.203" calcext:value-type="float">
            <text:p>187.203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5.78067352166028" calcext:value-type="float">
            <text:p>5.78067352166028</text:p>
          </table:table-cell>
          <table:table-cell office:value-type="float" office:value="554.8780333" calcext:value-type="float">
            <text:p>554.8780333</text:p>
          </table:table-cell>
          <table:table-cell office:value-type="float" office:value="55.7171458991041" calcext:value-type="float">
            <text:p>55.7171458991041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11.824" calcext:value-type="float">
            <text:p>111.824</text:p>
          </table:table-cell>
          <table:table-cell office:value-type="float" office:value="191.672" calcext:value-type="float">
            <text:p>191.672</text:p>
          </table:table-cell>
          <table:table-cell office:value-type="float" office:value="27.968" calcext:value-type="float">
            <text:p>27.968</text:p>
          </table:table-cell>
          <table:table-cell office:value-type="float" office:value="22.552" calcext:value-type="float">
            <text:p>22.552</text:p>
          </table:table-cell>
          <table:table-cell office:value-type="float" office:value="78.012" calcext:value-type="float">
            <text:p>78.012</text:p>
          </table:table-cell>
          <table:table-cell office:value-type="float" office:value="5.58984767128292" calcext:value-type="float">
            <text:p>5.58984767128292</text:p>
          </table:table-cell>
          <table:table-cell office:value-type="float" office:value="380.7748509" calcext:value-type="float">
            <text:p>380.7748509</text:p>
          </table:table-cell>
          <table:table-cell office:value-type="float" office:value="61.0095311733767" calcext:value-type="float">
            <text:p>61.0095311733767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34.521" calcext:value-type="float">
            <text:p>234.521</text:p>
          </table:table-cell>
          <table:table-cell office:value-type="float" office:value="236.359" calcext:value-type="float">
            <text:p>236.359</text:p>
          </table:table-cell>
          <table:table-cell office:value-type="float" office:value="85.311" calcext:value-type="float">
            <text:p>85.311</text:p>
          </table:table-cell>
          <table:table-cell office:value-type="float" office:value="57.89" calcext:value-type="float">
            <text:p>57.89</text:p>
          </table:table-cell>
          <table:table-cell office:value-type="float" office:value="140.652" calcext:value-type="float">
            <text:p>140.652</text:p>
          </table:table-cell>
          <table:table-cell office:value-type="float" office:value="6.6512500132596" calcext:value-type="float">
            <text:p>6.6512500132596</text:p>
          </table:table-cell>
          <table:table-cell office:value-type="float" office:value="928.7395381" calcext:value-type="float">
            <text:p>928.7395381</text:p>
          </table:table-cell>
          <table:table-cell office:value-type="float" office:value="31.1980029437219" calcext:value-type="float">
            <text:p>31.1980029437219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30.127" calcext:value-type="float">
            <text:p>230.127</text:p>
          </table:table-cell>
          <table:table-cell office:value-type="float" office:value="219.368" calcext:value-type="float">
            <text:p>219.368</text:p>
          </table:table-cell>
          <table:table-cell office:value-type="float" office:value="72.917" calcext:value-type="float">
            <text:p>72.917</text:p>
          </table:table-cell>
          <table:table-cell office:value-type="float" office:value="94.504" calcext:value-type="float">
            <text:p>94.504</text:p>
          </table:table-cell>
          <table:table-cell office:value-type="float" office:value="76.431" calcext:value-type="float">
            <text:p>76.431</text:p>
          </table:table-cell>
          <table:table-cell office:value-type="float" office:value="6.45076314610914" calcext:value-type="float">
            <text:p>6.45076314610914</text:p>
          </table:table-cell>
          <table:table-cell office:value-type="float" office:value="829.5633248" calcext:value-type="float">
            <text:p>829.5633248</text:p>
          </table:table-cell>
          <table:table-cell office:value-type="float" office:value="40.9430152750136" calcext:value-type="float">
            <text:p>40.9430152750136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55.496" calcext:value-type="float">
            <text:p>155.496</text:p>
          </table:table-cell>
          <table:table-cell office:value-type="float" office:value="209.846" calcext:value-type="float">
            <text:p>209.846</text:p>
          </table:table-cell>
          <table:table-cell office:value-type="float" office:value="86.009" calcext:value-type="float">
            <text:p>86.009</text:p>
          </table:table-cell>
          <table:table-cell office:value-type="float" office:value="37.176" calcext:value-type="float">
            <text:p>37.176</text:p>
          </table:table-cell>
          <table:table-cell office:value-type="float" office:value="86.144" calcext:value-type="float">
            <text:p>86.144</text:p>
          </table:table-cell>
          <table:table-cell office:value-type="float" office:value="6.51779928569726" calcext:value-type="float">
            <text:p>6.51779928569726</text:p>
          </table:table-cell>
          <table:table-cell office:value-type="float" office:value="852.178285" calcext:value-type="float">
            <text:p>852.178285</text:p>
          </table:table-cell>
          <table:table-cell office:value-type="float" office:value="36.068197253424" calcext:value-type="float">
            <text:p>36.068197253424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75.188" calcext:value-type="float">
            <text:p>75.188</text:p>
          </table:table-cell>
          <table:table-cell office:value-type="float" office:value="212.207" calcext:value-type="float">
            <text:p>212.207</text:p>
          </table:table-cell>
          <table:table-cell office:value-type="float" office:value="48.311" calcext:value-type="float">
            <text:p>48.311</text:p>
          </table:table-cell>
          <table:table-cell office:value-type="float" office:value="20.525" calcext:value-type="float">
            <text:p>20.525</text:p>
          </table:table-cell>
          <table:table-cell office:value-type="float" office:value="186.857" calcext:value-type="float">
            <text:p>186.857</text:p>
          </table:table-cell>
          <table:table-cell office:value-type="float" office:value="5.81519863621646" calcext:value-type="float">
            <text:p>5.81519863621646</text:p>
          </table:table-cell>
          <table:table-cell office:value-type="float" office:value="569.9536542" calcext:value-type="float">
            <text:p>569.9536542</text:p>
          </table:table-cell>
          <table:table-cell office:value-type="float" office:value="54.7947441218736" calcext:value-type="float">
            <text:p>54.7947441218736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64.177" calcext:value-type="float">
            <text:p>164.177</text:p>
          </table:table-cell>
          <table:table-cell office:value-type="float" office:value="223.671" calcext:value-type="float">
            <text:p>223.671</text:p>
          </table:table-cell>
          <table:table-cell office:value-type="float" office:value="58.747" calcext:value-type="float">
            <text:p>58.747</text:p>
          </table:table-cell>
          <table:table-cell office:value-type="float" office:value="49.256" calcext:value-type="float">
            <text:p>49.256</text:p>
          </table:table-cell>
          <table:table-cell office:value-type="float" office:value="80.04" calcext:value-type="float">
            <text:p>80.04</text:p>
          </table:table-cell>
          <table:table-cell office:value-type="float" office:value="6.294670706727" calcext:value-type="float">
            <text:p>6.294670706727</text:p>
          </table:table-cell>
          <table:table-cell office:value-type="float" office:value="665.409433" calcext:value-type="float">
            <text:p>665.409433</text:p>
          </table:table-cell>
          <table:table-cell office:value-type="float" office:value="41.3419324689902" calcext:value-type="float">
            <text:p>41.3419324689902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49.503" calcext:value-type="float">
            <text:p>149.503</text:p>
          </table:table-cell>
          <table:table-cell office:value-type="float" office:value="177.384" calcext:value-type="float">
            <text:p>177.384</text:p>
          </table:table-cell>
          <table:table-cell office:value-type="float" office:value="80.287" calcext:value-type="float">
            <text:p>80.287</text:p>
          </table:table-cell>
          <table:table-cell office:value-type="float" office:value="110.159" calcext:value-type="float">
            <text:p>110.159</text:p>
          </table:table-cell>
          <table:table-cell office:value-type="float" office:value="240.727" calcext:value-type="float">
            <text:p>240.727</text:p>
          </table:table-cell>
          <table:table-cell office:value-type="float" office:value="6.5608896791283" calcext:value-type="float">
            <text:p>6.5608896791283</text:p>
          </table:table-cell>
          <table:table-cell office:value-type="float" office:value="916.6960021" calcext:value-type="float">
            <text:p>916.6960021</text:p>
          </table:table-cell>
          <table:table-cell office:value-type="float" office:value="33.7863532540597" calcext:value-type="float">
            <text:p>33.7863532540597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37.097" calcext:value-type="float">
            <text:p>37.097</text:p>
          </table:table-cell>
          <table:table-cell office:value-type="float" office:value="20.919" calcext:value-type="float">
            <text:p>20.919</text:p>
          </table:table-cell>
          <table:table-cell office:value-type="float" office:value="0.153" calcext:value-type="float">
            <text:p>0.153</text:p>
          </table:table-cell>
          <table:table-cell office:value-type="float" office:value="18.381" calcext:value-type="float">
            <text:p>18.381</text:p>
          </table:table-cell>
          <table:table-cell office:value-type="float" office:value="45.522" calcext:value-type="float">
            <text:p>45.522</text:p>
          </table:table-cell>
          <table:table-cell office:value-type="float" office:value="-7.15816313007578" calcext:value-type="float">
            <text:p>-7.15816313007578</text:p>
          </table:table-cell>
          <table:table-cell office:value-type="float" office:value="58.13617009" calcext:value-type="float">
            <text:p>58.13617009</text:p>
          </table:table-cell>
          <table:table-cell office:value-type="float" office:value="3841.83020686876" calcext:value-type="float">
            <text:p>3841.83020686876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81.981" calcext:value-type="float">
            <text:p>181.981</text:p>
          </table:table-cell>
          <table:table-cell office:value-type="float" office:value="134.44" calcext:value-type="float">
            <text:p>134.44</text:p>
          </table:table-cell>
          <table:table-cell office:value-type="float" office:value="1.257" calcext:value-type="float">
            <text:p>1.257</text:p>
          </table:table-cell>
          <table:table-cell office:value-type="float" office:value="12.734" calcext:value-type="float">
            <text:p>12.734</text:p>
          </table:table-cell>
          <table:table-cell office:value-type="float" office:value="65.588" calcext:value-type="float">
            <text:p>65.588</text:p>
          </table:table-cell>
          <table:table-cell office:value-type="float" office:value="-3.12353864147775" calcext:value-type="float">
            <text:p>-3.12353864147775</text:p>
          </table:table-cell>
          <table:table-cell office:value-type="float" office:value="174.3996705" calcext:value-type="float">
            <text:p>174.3996705</text:p>
          </table:table-cell>
          <table:table-cell office:value-type="float" office:value="475.971051451966" calcext:value-type="float">
            <text:p>475.971051451966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20.277" calcext:value-type="float">
            <text:p>120.277</text:p>
          </table:table-cell>
          <table:table-cell office:value-type="float" office:value="145.264" calcext:value-type="float">
            <text:p>145.264</text:p>
          </table:table-cell>
          <table:table-cell office:value-type="float" office:value="67.046" calcext:value-type="float">
            <text:p>67.046</text:p>
          </table:table-cell>
          <table:table-cell office:value-type="float" office:value="28.105" calcext:value-type="float">
            <text:p>28.105</text:p>
          </table:table-cell>
          <table:table-cell office:value-type="float" office:value="205.76" calcext:value-type="float">
            <text:p>205.76</text:p>
          </table:table-cell>
          <table:table-cell office:value-type="float" office:value="6.31861783027867" calcext:value-type="float">
            <text:p>6.31861783027867</text:p>
          </table:table-cell>
          <table:table-cell office:value-type="float" office:value="714.404936" calcext:value-type="float">
            <text:p>714.404936</text:p>
          </table:table-cell>
          <table:table-cell office:value-type="float" office:value="40.6664232542954" calcext:value-type="float">
            <text:p>40.6664232542954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4.032" calcext:value-type="float">
            <text:p>24.032</text:p>
          </table:table-cell>
          <table:table-cell office:value-type="float" office:value="50.999" calcext:value-type="float">
            <text:p>50.999</text:p>
          </table:table-cell>
          <table:table-cell office:value-type="float" office:value="12.86" calcext:value-type="float">
            <text:p>12.86</text:p>
          </table:table-cell>
          <table:table-cell office:value-type="float" office:value="58.471" calcext:value-type="float">
            <text:p>58.471</text:p>
          </table:table-cell>
          <table:table-cell office:value-type="float" office:value="155.481" calcext:value-type="float">
            <text:p>155.481</text:p>
          </table:table-cell>
          <table:table-cell office:value-type="float" office:value="2.25980152151413" calcext:value-type="float">
            <text:p>2.25980152151413</text:p>
          </table:table-cell>
          <table:table-cell office:value-type="float" office:value="237.3704933" calcext:value-type="float">
            <text:p>237.3704933</text:p>
          </table:table-cell>
          <table:table-cell office:value-type="float" office:value="159.196284543873" calcext:value-type="float">
            <text:p>159.196284543873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 table:number-columns-spanned="9" table:number-rows-spanned="1">
            <text:p>S3I30G25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70.039" calcext:value-type="float">
            <text:p>170.039</text:p>
          </table:table-cell>
          <table:table-cell office:value-type="float" office:value="245.14" calcext:value-type="float">
            <text:p>245.14</text:p>
          </table:table-cell>
          <table:table-cell office:value-type="float" office:value="71.477" calcext:value-type="float">
            <text:p>71.477</text:p>
          </table:table-cell>
          <table:table-cell office:value-type="float" office:value="192.605" calcext:value-type="float">
            <text:p>192.605</text:p>
          </table:table-cell>
          <table:table-cell office:value-type="float" office:value="189.368" calcext:value-type="float">
            <text:p>189.368</text:p>
          </table:table-cell>
          <table:table-cell office:value-type="float" office:value="6.57852418190467" calcext:value-type="float">
            <text:p>6.57852418190467</text:p>
          </table:table-cell>
          <table:table-cell office:value-type="float" office:value="929.7015422" calcext:value-type="float">
            <text:p>929.7015422</text:p>
          </table:table-cell>
          <table:table-cell office:value-type="float" office:value="33.2823923465828" calcext:value-type="float">
            <text:p>33.2823923465828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61.042" calcext:value-type="float">
            <text:p>61.042</text:p>
          </table:table-cell>
          <table:table-cell office:value-type="float" office:value="223.528" calcext:value-type="float">
            <text:p>223.528</text:p>
          </table:table-cell>
          <table:table-cell office:value-type="float" office:value="106.182" calcext:value-type="float">
            <text:p>106.182</text:p>
          </table:table-cell>
          <table:table-cell office:value-type="float" office:value="54.387" calcext:value-type="float">
            <text:p>54.387</text:p>
          </table:table-cell>
          <table:table-cell office:value-type="float" office:value="103.309" calcext:value-type="float">
            <text:p>103.309</text:p>
          </table:table-cell>
          <table:table-cell office:value-type="float" office:value="6.65189728190205" calcext:value-type="float">
            <text:p>6.65189728190205</text:p>
          </table:table-cell>
          <table:table-cell office:value-type="float" office:value="990.4291952" calcext:value-type="float">
            <text:p>990.4291952</text:p>
          </table:table-cell>
          <table:table-cell office:value-type="float" office:value="31.1797294641256" calcext:value-type="float">
            <text:p>31.1797294641256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48.513" calcext:value-type="float">
            <text:p>248.513</text:p>
          </table:table-cell>
          <table:table-cell office:value-type="float" office:value="224.849" calcext:value-type="float">
            <text:p>224.849</text:p>
          </table:table-cell>
          <table:table-cell office:value-type="float" office:value="77.891" calcext:value-type="float">
            <text:p>77.891</text:p>
          </table:table-cell>
          <table:table-cell office:value-type="float" office:value="30.268" calcext:value-type="float">
            <text:p>30.268</text:p>
          </table:table-cell>
          <table:table-cell office:value-type="float" office:value="54.893" calcext:value-type="float">
            <text:p>54.893</text:p>
          </table:table-cell>
          <table:table-cell office:value-type="float" office:value="6.47335165315936" calcext:value-type="float">
            <text:p>6.47335165315936</text:p>
          </table:table-cell>
          <table:table-cell office:value-type="float" office:value="816.6702422" calcext:value-type="float">
            <text:p>816.6702422</text:p>
          </table:table-cell>
          <table:table-cell office:value-type="float" office:value="49.4433235533747" calcext:value-type="float">
            <text:p>49.4433235533747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97.478" calcext:value-type="float">
            <text:p>197.478</text:p>
          </table:table-cell>
          <table:table-cell office:value-type="float" office:value="184.497" calcext:value-type="float">
            <text:p>184.497</text:p>
          </table:table-cell>
          <table:table-cell office:value-type="float" office:value="17.633" calcext:value-type="float">
            <text:p>17.633</text:p>
          </table:table-cell>
          <table:table-cell office:value-type="float" office:value="92.008" calcext:value-type="float">
            <text:p>92.008</text:p>
          </table:table-cell>
          <table:table-cell office:value-type="float" office:value="136.953" calcext:value-type="float">
            <text:p>136.953</text:p>
          </table:table-cell>
          <table:table-cell office:value-type="float" office:value="5.40760051941911" calcext:value-type="float">
            <text:p>5.40760051941911</text:p>
          </table:table-cell>
          <table:table-cell office:value-type="float" office:value="414.8902908" calcext:value-type="float">
            <text:p>414.8902908</text:p>
          </table:table-cell>
          <table:table-cell office:value-type="float" office:value="66.0563595580701" calcext:value-type="float">
            <text:p>66.0563595580701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03.886" calcext:value-type="float">
            <text:p>103.886</text:p>
          </table:table-cell>
          <table:table-cell office:value-type="float" office:value="16.745" calcext:value-type="float">
            <text:p>16.745</text:p>
          </table:table-cell>
          <table:table-cell office:value-type="float" office:value="16.36" calcext:value-type="float">
            <text:p>16.36</text:p>
          </table:table-cell>
          <table:table-cell office:value-type="float" office:value="158.441" calcext:value-type="float">
            <text:p>158.441</text:p>
          </table:table-cell>
          <table:table-cell office:value-type="float" office:value="185.596" calcext:value-type="float">
            <text:p>185.596</text:p>
          </table:table-cell>
          <table:table-cell office:value-type="float" office:value="2.56212951451969" calcext:value-type="float">
            <text:p>2.56212951451969</text:p>
          </table:table-cell>
          <table:table-cell office:value-type="float" office:value="372.8925449" calcext:value-type="float">
            <text:p>372.8925449</text:p>
          </table:table-cell>
          <table:table-cell office:value-type="float" office:value="150.927343037426" calcext:value-type="float">
            <text:p>150.927343037426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30.115" calcext:value-type="float">
            <text:p>230.115</text:p>
          </table:table-cell>
          <table:table-cell office:value-type="float" office:value="176.491" calcext:value-type="float">
            <text:p>176.491</text:p>
          </table:table-cell>
          <table:table-cell office:value-type="float" office:value="20.515" calcext:value-type="float">
            <text:p>20.515</text:p>
          </table:table-cell>
          <table:table-cell office:value-type="float" office:value="21.348" calcext:value-type="float">
            <text:p>21.348</text:p>
          </table:table-cell>
          <table:table-cell office:value-type="float" office:value="203.78" calcext:value-type="float">
            <text:p>203.78</text:p>
          </table:table-cell>
          <table:table-cell office:value-type="float" office:value="5.56287191231679" calcext:value-type="float">
            <text:p>5.56287191231679</text:p>
          </table:table-cell>
          <table:table-cell office:value-type="float" office:value="419.0335206" calcext:value-type="float">
            <text:p>419.0335206</text:p>
          </table:table-cell>
          <table:table-cell office:value-type="float" office:value="61.7563842866606" calcext:value-type="float">
            <text:p>61.7563842866606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43.425" calcext:value-type="float">
            <text:p>43.425</text:p>
          </table:table-cell>
          <table:table-cell office:value-type="float" office:value="101.887" calcext:value-type="float">
            <text:p>101.887</text:p>
          </table:table-cell>
          <table:table-cell office:value-type="float" office:value="53.24" calcext:value-type="float">
            <text:p>53.24</text:p>
          </table:table-cell>
          <table:table-cell office:value-type="float" office:value="200.759" calcext:value-type="float">
            <text:p>200.759</text:p>
          </table:table-cell>
          <table:table-cell office:value-type="float" office:value="78.852" calcext:value-type="float">
            <text:p>78.852</text:p>
          </table:table-cell>
          <table:table-cell office:value-type="float" office:value="5.62882946568118" calcext:value-type="float">
            <text:p>5.62882946568118</text:p>
          </table:table-cell>
          <table:table-cell office:value-type="float" office:value="645.1817534" calcext:value-type="float">
            <text:p>645.1817534</text:p>
          </table:table-cell>
          <table:table-cell office:value-type="float" office:value="59.9297574256516" calcext:value-type="float">
            <text:p>59.9297574256516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43.639" calcext:value-type="float">
            <text:p>143.639</text:p>
          </table:table-cell>
          <table:table-cell office:value-type="float" office:value="222.302" calcext:value-type="float">
            <text:p>222.302</text:p>
          </table:table-cell>
          <table:table-cell office:value-type="float" office:value="73.671" calcext:value-type="float">
            <text:p>73.671</text:p>
          </table:table-cell>
          <table:table-cell office:value-type="float" office:value="32.004" calcext:value-type="float">
            <text:p>32.004</text:p>
          </table:table-cell>
          <table:table-cell office:value-type="float" office:value="87.213" calcext:value-type="float">
            <text:p>87.213</text:p>
          </table:table-cell>
          <table:table-cell office:value-type="float" office:value="6.43711567940454" calcext:value-type="float">
            <text:p>6.43711567940454</text:p>
          </table:table-cell>
          <table:table-cell office:value-type="float" office:value="757.0660478" calcext:value-type="float">
            <text:p>757.0660478</text:p>
          </table:table-cell>
          <table:table-cell office:value-type="float" office:value="37.3112838583187" calcext:value-type="float">
            <text:p>37.3112838583187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9" table:number-rows-spanned="1">
            <text:p>S3I40G20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98.927" calcext:value-type="float">
            <text:p>98.927</text:p>
          </table:table-cell>
          <table:table-cell office:value-type="float" office:value="22.828" calcext:value-type="float">
            <text:p>22.828</text:p>
          </table:table-cell>
          <table:table-cell office:value-type="float" office:value="35.991" calcext:value-type="float">
            <text:p>35.991</text:p>
          </table:table-cell>
          <table:table-cell office:value-type="float" office:value="86.321" calcext:value-type="float">
            <text:p>86.321</text:p>
          </table:table-cell>
          <table:table-cell office:value-type="float" office:value="233.146" calcext:value-type="float">
            <text:p>233.146</text:p>
          </table:table-cell>
          <table:table-cell office:value-type="float" office:value="4.84512209489097" calcext:value-type="float">
            <text:p>4.84512209489097</text:p>
          </table:table-cell>
          <table:table-cell office:value-type="float" office:value="482.8352013" calcext:value-type="float">
            <text:p>482.8352013</text:p>
          </table:table-cell>
          <table:table-cell office:value-type="float" office:value="82.2293642793548" calcext:value-type="float">
            <text:p>82.2293642793548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8.281" calcext:value-type="float">
            <text:p>8.281</text:p>
          </table:table-cell>
          <table:table-cell office:value-type="float" office:value="188.962" calcext:value-type="float">
            <text:p>188.962</text:p>
          </table:table-cell>
          <table:table-cell office:value-type="float" office:value="75.238" calcext:value-type="float">
            <text:p>75.238</text:p>
          </table:table-cell>
          <table:table-cell office:value-type="float" office:value="31.117" calcext:value-type="float">
            <text:p>31.117</text:p>
          </table:table-cell>
          <table:table-cell office:value-type="float" office:value="123.354" calcext:value-type="float">
            <text:p>123.354</text:p>
          </table:table-cell>
          <table:table-cell office:value-type="float" office:value="6.25612134378091" calcext:value-type="float">
            <text:p>6.25612134378091</text:p>
          </table:table-cell>
          <table:table-cell office:value-type="float" office:value="715.387445" calcext:value-type="float">
            <text:p>715.387445</text:p>
          </table:table-cell>
          <table:table-cell office:value-type="float" office:value="42.4283336961254" calcext:value-type="float">
            <text:p>42.4283336961254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50.708" calcext:value-type="float">
            <text:p>150.708</text:p>
          </table:table-cell>
          <table:table-cell office:value-type="float" office:value="10.997" calcext:value-type="float">
            <text:p>10.997</text:p>
          </table:table-cell>
          <table:table-cell office:value-type="float" office:value="17.116" calcext:value-type="float">
            <text:p>17.116</text:p>
          </table:table-cell>
          <table:table-cell office:value-type="float" office:value="8.061" calcext:value-type="float">
            <text:p>8.061</text:p>
          </table:table-cell>
          <table:table-cell office:value-type="float" office:value="97.969" calcext:value-type="float">
            <text:p>97.969</text:p>
          </table:table-cell>
          <table:table-cell office:value-type="float" office:value="2.53828819328734" calcext:value-type="float">
            <text:p>2.53828819328734</text:p>
          </table:table-cell>
          <table:table-cell office:value-type="float" office:value="240.0686994" calcext:value-type="float">
            <text:p>240.0686994</text:p>
          </table:table-cell>
          <table:table-cell office:value-type="float" office:value="149.350618547291" calcext:value-type="float">
            <text:p>149.350618547291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21.875" calcext:value-type="float">
            <text:p>221.875</text:p>
          </table:table-cell>
          <table:table-cell office:value-type="float" office:value="151.401" calcext:value-type="float">
            <text:p>151.401</text:p>
          </table:table-cell>
          <table:table-cell office:value-type="float" office:value="52.113" calcext:value-type="float">
            <text:p>52.113</text:p>
          </table:table-cell>
          <table:table-cell office:value-type="float" office:value="47.439" calcext:value-type="float">
            <text:p>47.439</text:p>
          </table:table-cell>
          <table:table-cell office:value-type="float" office:value="53.566" calcext:value-type="float">
            <text:p>53.566</text:p>
          </table:table-cell>
          <table:table-cell office:value-type="float" office:value="5.95340806170339" calcext:value-type="float">
            <text:p>5.95340806170339</text:p>
          </table:table-cell>
          <table:table-cell office:value-type="float" office:value="597.6047897" calcext:value-type="float">
            <text:p>597.6047897</text:p>
          </table:table-cell>
          <table:table-cell office:value-type="float" office:value="58.347758100634" calcext:value-type="float">
            <text:p>58.347758100634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36.2" calcext:value-type="float">
            <text:p>236.2</text:p>
          </table:table-cell>
          <table:table-cell office:value-type="float" office:value="126.112" calcext:value-type="float">
            <text:p>126.112</text:p>
          </table:table-cell>
          <table:table-cell office:value-type="float" office:value="83.635" calcext:value-type="float">
            <text:p>83.635</text:p>
          </table:table-cell>
          <table:table-cell office:value-type="float" office:value="105.261" calcext:value-type="float">
            <text:p>105.261</text:p>
          </table:table-cell>
          <table:table-cell office:value-type="float" office:value="201.105" calcext:value-type="float">
            <text:p>201.105</text:p>
          </table:table-cell>
          <table:table-cell office:value-type="float" office:value="6.51338679741759" calcext:value-type="float">
            <text:p>6.51338679741759</text:p>
          </table:table-cell>
          <table:table-cell office:value-type="float" office:value="935.2727177" calcext:value-type="float">
            <text:p>935.2727177</text:p>
          </table:table-cell>
          <table:table-cell office:value-type="float" office:value="35.1416263550003" calcext:value-type="float">
            <text:p>35.1416263550003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91.729" calcext:value-type="float">
            <text:p>91.729</text:p>
          </table:table-cell>
          <table:table-cell office:value-type="float" office:value="56.573" calcext:value-type="float">
            <text:p>56.573</text:p>
          </table:table-cell>
          <table:table-cell office:value-type="float" office:value="96.552" calcext:value-type="float">
            <text:p>96.552</text:p>
          </table:table-cell>
          <table:table-cell office:value-type="float" office:value="66.124" calcext:value-type="float">
            <text:p>66.124</text:p>
          </table:table-cell>
          <table:table-cell office:value-type="float" office:value="142.872" calcext:value-type="float">
            <text:p>142.872</text:p>
          </table:table-cell>
          <table:table-cell office:value-type="float" office:value="6.34683752264962" calcext:value-type="float">
            <text:p>6.34683752264962</text:p>
          </table:table-cell>
          <table:table-cell office:value-type="float" office:value="889.8889545" calcext:value-type="float">
            <text:p>889.8889545</text:p>
          </table:table-cell>
          <table:table-cell office:value-type="float" office:value="39.8689029326907" calcext:value-type="float">
            <text:p>39.8689029326907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10.111" calcext:value-type="float">
            <text:p>210.111</text:p>
          </table:table-cell>
          <table:table-cell office:value-type="float" office:value="209.538" calcext:value-type="float">
            <text:p>209.538</text:p>
          </table:table-cell>
          <table:table-cell office:value-type="float" office:value="7.527" calcext:value-type="float">
            <text:p>7.527</text:p>
          </table:table-cell>
          <table:table-cell office:value-type="float" office:value="104.424" calcext:value-type="float">
            <text:p>104.424</text:p>
          </table:table-cell>
          <table:table-cell office:value-type="float" office:value="82.021" calcext:value-type="float">
            <text:p>82.021</text:p>
          </table:table-cell>
          <table:table-cell office:value-type="float" office:value="4.69584437361994" calcext:value-type="float">
            <text:p>4.69584437361994</text:p>
          </table:table-cell>
          <table:table-cell office:value-type="float" office:value="341.4408633" calcext:value-type="float">
            <text:p>341.4408633</text:p>
          </table:table-cell>
          <table:table-cell office:value-type="float" office:value="97.3743165976897" calcext:value-type="float">
            <text:p>97.3743165976897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72.007" calcext:value-type="float">
            <text:p>172.007</text:p>
          </table:table-cell>
          <table:table-cell office:value-type="float" office:value="245.119" calcext:value-type="float">
            <text:p>245.119</text:p>
          </table:table-cell>
          <table:table-cell office:value-type="float" office:value="72.306" calcext:value-type="float">
            <text:p>72.306</text:p>
          </table:table-cell>
          <table:table-cell office:value-type="float" office:value="185.924" calcext:value-type="float">
            <text:p>185.924</text:p>
          </table:table-cell>
          <table:table-cell office:value-type="float" office:value="232.844" calcext:value-type="float">
            <text:p>232.844</text:p>
          </table:table-cell>
          <table:table-cell office:value-type="float" office:value="6.61055283288105" calcext:value-type="float">
            <text:p>6.61055283288105</text:p>
          </table:table-cell>
          <table:table-cell office:value-type="float" office:value="949.7728179" calcext:value-type="float">
            <text:p>949.7728179</text:p>
          </table:table-cell>
          <table:table-cell office:value-type="float" office:value="32.3654993770325" calcext:value-type="float">
            <text:p>32.3654993770325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81.4" calcext:value-type="float">
            <text:p>181.4</text:p>
          </table:table-cell>
          <table:table-cell office:value-type="float" office:value="208.667" calcext:value-type="float">
            <text:p>208.667</text:p>
          </table:table-cell>
          <table:table-cell office:value-type="float" office:value="87.323" calcext:value-type="float">
            <text:p>87.323</text:p>
          </table:table-cell>
          <table:table-cell office:value-type="float" office:value="89.461" calcext:value-type="float">
            <text:p>89.461</text:p>
          </table:table-cell>
          <table:table-cell office:value-type="float" office:value="58.129" calcext:value-type="float">
            <text:p>58.129</text:p>
          </table:table-cell>
          <table:table-cell office:value-type="float" office:value="6.48738198927044" calcext:value-type="float">
            <text:p>6.48738198927044</text:p>
          </table:table-cell>
          <table:table-cell office:value-type="float" office:value="901.0827029" calcext:value-type="float">
            <text:p>901.0827029</text:p>
          </table:table-cell>
          <table:table-cell office:value-type="float" office:value="49.4472501568004" calcext:value-type="float">
            <text:p>49.4472501568004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82.187" calcext:value-type="float">
            <text:p>82.187</text:p>
          </table:table-cell>
          <table:table-cell office:value-type="float" office:value="144.076" calcext:value-type="float">
            <text:p>144.076</text:p>
          </table:table-cell>
          <table:table-cell office:value-type="float" office:value="19.188" calcext:value-type="float">
            <text:p>19.188</text:p>
          </table:table-cell>
          <table:table-cell office:value-type="float" office:value="153.717" calcext:value-type="float">
            <text:p>153.717</text:p>
          </table:table-cell>
          <table:table-cell office:value-type="float" office:value="72.765" calcext:value-type="float">
            <text:p>72.765</text:p>
          </table:table-cell>
          <table:table-cell office:value-type="float" office:value="4.80829542273016" calcext:value-type="float">
            <text:p>4.80829542273016</text:p>
          </table:table-cell>
          <table:table-cell office:value-type="float" office:value="385.0744319" calcext:value-type="float">
            <text:p>385.0744319</text:p>
          </table:table-cell>
          <table:table-cell office:value-type="float" office:value="82.661580533811" calcext:value-type="float">
            <text:p>82.661580533811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8.745" calcext:value-type="float">
            <text:p>18.745</text:p>
          </table:table-cell>
          <table:table-cell office:value-type="float" office:value="110.383" calcext:value-type="float">
            <text:p>110.383</text:p>
          </table:table-cell>
          <table:table-cell office:value-type="float" office:value="67.593" calcext:value-type="float">
            <text:p>67.593</text:p>
          </table:table-cell>
          <table:table-cell office:value-type="float" office:value="72.202" calcext:value-type="float">
            <text:p>72.202</text:p>
          </table:table-cell>
          <table:table-cell office:value-type="float" office:value="184.854" calcext:value-type="float">
            <text:p>184.854</text:p>
          </table:table-cell>
          <table:table-cell office:value-type="float" office:value="6.12177837616891" calcext:value-type="float">
            <text:p>6.12177837616891</text:p>
          </table:table-cell>
          <table:table-cell office:value-type="float" office:value="689.3275531" calcext:value-type="float">
            <text:p>689.3275531</text:p>
          </table:table-cell>
          <table:table-cell office:value-type="float" office:value="46.2025768238044" calcext:value-type="float">
            <text:p>46.2025768238044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9" table:number-rows-spanned="1">
            <text:p>S2I80g17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6.196" calcext:value-type="float">
            <text:p>196.196</text:p>
          </table:table-cell>
          <table:table-cell office:value-type="float" office:value="238.495" calcext:value-type="float">
            <text:p>238.495</text:p>
          </table:table-cell>
          <table:table-cell office:value-type="float" office:value="17.894" calcext:value-type="float">
            <text:p>17.894</text:p>
          </table:table-cell>
          <table:table-cell office:value-type="float" office:value="32.068" calcext:value-type="float">
            <text:p>32.068</text:p>
          </table:table-cell>
          <table:table-cell office:value-type="float" office:value="122.72" calcext:value-type="float">
            <text:p>122.72</text:p>
          </table:table-cell>
          <table:table-cell office:value-type="float" office:value="75.3212141670825" calcext:value-type="float">
            <text:p>75.3212141670825</text:p>
          </table:table-cell>
          <table:table-cell office:value-type="float" office:value="385.0177252" calcext:value-type="float">
            <text:p>385.0177252</text:p>
          </table:table-cell>
          <table:table-cell office:value-type="float" office:value="56.9535450578785" calcext:value-type="float">
            <text:p>56.9535450578785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.903" calcext:value-type="float">
            <text:p>212.903</text:p>
          </table:table-cell>
          <table:table-cell office:value-type="float" office:value="233.733" calcext:value-type="float">
            <text:p>233.733</text:p>
          </table:table-cell>
          <table:table-cell office:value-type="float" office:value="18.028" calcext:value-type="float">
            <text:p>18.028</text:p>
          </table:table-cell>
          <table:table-cell office:value-type="float" office:value="27.453" calcext:value-type="float">
            <text:p>27.453</text:p>
          </table:table-cell>
          <table:table-cell office:value-type="float" office:value="184.538" calcext:value-type="float">
            <text:p>184.538</text:p>
          </table:table-cell>
          <table:table-cell office:value-type="float" office:value="72.9712080404966" calcext:value-type="float">
            <text:p>72.9712080404966</text:p>
          </table:table-cell>
          <table:table-cell office:value-type="float" office:value="413.3131933" calcext:value-type="float">
            <text:p>413.3131933</text:p>
          </table:table-cell>
          <table:table-cell office:value-type="float" office:value="56.1040107311089" calcext:value-type="float">
            <text:p>56.1040107311089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.786" calcext:value-type="float">
            <text:p>130.786</text:p>
          </table:table-cell>
          <table:table-cell office:value-type="float" office:value="239.166" calcext:value-type="float">
            <text:p>239.166</text:p>
          </table:table-cell>
          <table:table-cell office:value-type="float" office:value="42.033" calcext:value-type="float">
            <text:p>42.033</text:p>
          </table:table-cell>
          <table:table-cell office:value-type="float" office:value="24.93" calcext:value-type="float">
            <text:p>24.93</text:p>
          </table:table-cell>
          <table:table-cell office:value-type="float" office:value="118.138" calcext:value-type="float">
            <text:p>118.138</text:p>
          </table:table-cell>
          <table:table-cell office:value-type="float" office:value="58.7410611549753" calcext:value-type="float">
            <text:p>58.7410611549753</text:p>
          </table:table-cell>
          <table:table-cell office:value-type="float" office:value="530.9276554" calcext:value-type="float">
            <text:p>530.9276554</text:p>
          </table:table-cell>
          <table:table-cell office:value-type="float" office:value="45.164000493216" calcext:value-type="float">
            <text:p>45.164000493216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.472" calcext:value-type="float">
            <text:p>111.472</text:p>
          </table:table-cell>
          <table:table-cell office:value-type="float" office:value="228.83" calcext:value-type="float">
            <text:p>228.83</text:p>
          </table:table-cell>
          <table:table-cell office:value-type="float" office:value="23.545" calcext:value-type="float">
            <text:p>23.545</text:p>
          </table:table-cell>
          <table:table-cell office:value-type="float" office:value="29.255" calcext:value-type="float">
            <text:p>29.255</text:p>
          </table:table-cell>
          <table:table-cell office:value-type="float" office:value="41.03" calcext:value-type="float">
            <text:p>41.03</text:p>
          </table:table-cell>
          <table:table-cell office:value-type="float" office:value="80.9088445761994" calcext:value-type="float">
            <text:p>80.9088445761994</text:p>
          </table:table-cell>
          <table:table-cell office:value-type="float" office:value="352.3362831" calcext:value-type="float">
            <text:p>352.3362831</text:p>
          </table:table-cell>
          <table:table-cell office:value-type="float" office:value="61.3510353685253" calcext:value-type="float">
            <text:p>61.3510353685253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553" calcext:value-type="float">
            <text:p>78.553</text:p>
          </table:table-cell>
          <table:table-cell office:value-type="float" office:value="244.856" calcext:value-type="float">
            <text:p>244.856</text:p>
          </table:table-cell>
          <table:table-cell office:value-type="float" office:value="68.939" calcext:value-type="float">
            <text:p>68.939</text:p>
          </table:table-cell>
          <table:table-cell office:value-type="float" office:value="67.863" calcext:value-type="float">
            <text:p>67.863</text:p>
          </table:table-cell>
          <table:table-cell office:value-type="float" office:value="203.348" calcext:value-type="float">
            <text:p>203.348</text:p>
          </table:table-cell>
          <table:table-cell office:value-type="float" office:value="48.0712262100675" calcext:value-type="float">
            <text:p>48.0712262100675</text:p>
          </table:table-cell>
          <table:table-cell office:value-type="float" office:value="781.9427591" calcext:value-type="float">
            <text:p>781.9427591</text:p>
          </table:table-cell>
          <table:table-cell office:value-type="float" office:value="35.0421053601101" calcext:value-type="float">
            <text:p>35.0421053601101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233" calcext:value-type="float">
            <text:p>9.233</text:p>
          </table:table-cell>
          <table:table-cell office:value-type="float" office:value="224.536" calcext:value-type="float">
            <text:p>224.536</text:p>
          </table:table-cell>
          <table:table-cell office:value-type="float" office:value="103.361" calcext:value-type="float">
            <text:p>103.361</text:p>
          </table:table-cell>
          <table:table-cell office:value-type="float" office:value="41.51" calcext:value-type="float">
            <text:p>41.51</text:p>
          </table:table-cell>
          <table:table-cell office:value-type="float" office:value="115.829" calcext:value-type="float">
            <text:p>115.829</text:p>
          </table:table-cell>
          <table:table-cell office:value-type="float" office:value="41.1601092981413" calcext:value-type="float">
            <text:p>41.1601092981413</text:p>
          </table:table-cell>
          <table:table-cell office:value-type="float" office:value="944.1913325" calcext:value-type="float">
            <text:p>944.1913325</text:p>
          </table:table-cell>
          <table:table-cell office:value-type="float" office:value="32.0510371039907" calcext:value-type="float">
            <text:p>32.0510371039907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.752" calcext:value-type="float">
            <text:p>61.752</text:p>
          </table:table-cell>
          <table:table-cell office:value-type="float" office:value="150.76" calcext:value-type="float">
            <text:p>150.76</text:p>
          </table:table-cell>
          <table:table-cell office:value-type="float" office:value="21.663" calcext:value-type="float">
            <text:p>21.663</text:p>
          </table:table-cell>
          <table:table-cell office:value-type="float" office:value="28.219" calcext:value-type="float">
            <text:p>28.219</text:p>
          </table:table-cell>
          <table:table-cell office:value-type="float" office:value="35.563" calcext:value-type="float">
            <text:p>35.563</text:p>
          </table:table-cell>
          <table:table-cell office:value-type="float" office:value="107.743175223607" calcext:value-type="float">
            <text:p>107.743175223607</text:p>
          </table:table-cell>
          <table:table-cell office:value-type="float" office:value="283.7839998" calcext:value-type="float">
            <text:p>283.7839998</text:p>
          </table:table-cell>
          <table:table-cell office:value-type="float" office:value="83.7426245024853" calcext:value-type="float">
            <text:p>83.7426245024853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8.215" calcext:value-type="float">
            <text:p>238.215</text:p>
          </table:table-cell>
          <table:table-cell office:value-type="float" office:value="208.036" calcext:value-type="float">
            <text:p>208.036</text:p>
          </table:table-cell>
          <table:table-cell office:value-type="float" office:value="57.469" calcext:value-type="float">
            <text:p>57.469</text:p>
          </table:table-cell>
          <table:table-cell office:value-type="float" office:value="65.061" calcext:value-type="float">
            <text:p>65.061</text:p>
          </table:table-cell>
          <table:table-cell office:value-type="float" office:value="236.733" calcext:value-type="float">
            <text:p>236.733</text:p>
          </table:table-cell>
          <table:table-cell office:value-type="float" office:value="48.7521992988256" calcext:value-type="float">
            <text:p>48.7521992988256</text:p>
          </table:table-cell>
          <table:table-cell office:value-type="float" office:value="757.9970814" calcext:value-type="float">
            <text:p>757.9970814</text:p>
          </table:table-cell>
          <table:table-cell office:value-type="float" office:value="37.2138635099318" calcext:value-type="float">
            <text:p>37.213863509931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8.927" calcext:value-type="float">
            <text:p>218.927</text:p>
          </table:table-cell>
          <table:table-cell office:value-type="float" office:value="248.639" calcext:value-type="float">
            <text:p>248.639</text:p>
          </table:table-cell>
          <table:table-cell office:value-type="float" office:value="19.067" calcext:value-type="float">
            <text:p>19.067</text:p>
          </table:table-cell>
          <table:table-cell office:value-type="float" office:value="30.017" calcext:value-type="float">
            <text:p>30.017</text:p>
          </table:table-cell>
          <table:table-cell office:value-type="float" office:value="238.979" calcext:value-type="float">
            <text:p>238.979</text:p>
          </table:table-cell>
          <table:table-cell office:value-type="float" office:value="70.6972423341869" calcext:value-type="float">
            <text:p>70.6972423341869</text:p>
          </table:table-cell>
          <table:table-cell office:value-type="float" office:value="454.4704347" calcext:value-type="float">
            <text:p>454.4704347</text:p>
          </table:table-cell>
          <table:table-cell office:value-type="float" office:value="52.6912681040386" calcext:value-type="float">
            <text:p>52.6912681040386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1.66" calcext:value-type="float">
            <text:p>231.66</text:p>
          </table:table-cell>
          <table:table-cell office:value-type="float" office:value="245.967" calcext:value-type="float">
            <text:p>245.967</text:p>
          </table:table-cell>
          <table:table-cell office:value-type="float" office:value="74.31" calcext:value-type="float">
            <text:p>74.31</text:p>
          </table:table-cell>
          <table:table-cell office:value-type="float" office:value="84.323" calcext:value-type="float">
            <text:p>84.323</text:p>
          </table:table-cell>
          <table:table-cell office:value-type="float" office:value="144.349" calcext:value-type="float">
            <text:p>144.349</text:p>
          </table:table-cell>
          <table:table-cell office:value-type="float" office:value="44.0885520051102" calcext:value-type="float">
            <text:p>44.0885520051102</text:p>
          </table:table-cell>
          <table:table-cell office:value-type="float" office:value="871.9465592" calcext:value-type="float">
            <text:p>871.9465592</text:p>
          </table:table-cell>
          <table:table-cell office:value-type="float" office:value="32.8693732984462" calcext:value-type="float">
            <text:p>32.8693732984462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5.387" calcext:value-type="float">
            <text:p>115.387</text:p>
          </table:table-cell>
          <table:table-cell office:value-type="float" office:value="191.202" calcext:value-type="float">
            <text:p>191.202</text:p>
          </table:table-cell>
          <table:table-cell office:value-type="float" office:value="51.482" calcext:value-type="float">
            <text:p>51.482</text:p>
          </table:table-cell>
          <table:table-cell office:value-type="float" office:value="95.676" calcext:value-type="float">
            <text:p>95.676</text:p>
          </table:table-cell>
          <table:table-cell office:value-type="float" office:value="188.118" calcext:value-type="float">
            <text:p>188.118</text:p>
          </table:table-cell>
          <table:table-cell office:value-type="float" office:value="56.8027806928379" calcext:value-type="float">
            <text:p>56.8027806928379</text:p>
          </table:table-cell>
          <table:table-cell office:value-type="float" office:value="660.7439257" calcext:value-type="float">
            <text:p>660.7439257</text:p>
          </table:table-cell>
          <table:table-cell office:value-type="float" office:value="43.6712564951299" calcext:value-type="float">
            <text:p>43.671256495129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.613" calcext:value-type="float">
            <text:p>97.613</text:p>
          </table:table-cell>
          <table:table-cell office:value-type="float" office:value="236.443" calcext:value-type="float">
            <text:p>236.443</text:p>
          </table:table-cell>
          <table:table-cell office:value-type="float" office:value="98.833" calcext:value-type="float">
            <text:p>98.833</text:p>
          </table:table-cell>
          <table:table-cell office:value-type="float" office:value="50.915" calcext:value-type="float">
            <text:p>50.915</text:p>
          </table:table-cell>
          <table:table-cell office:value-type="float" office:value="99.909" calcext:value-type="float">
            <text:p>99.909</text:p>
          </table:table-cell>
          <table:table-cell office:value-type="float" office:value="41.0519590759242" calcext:value-type="float">
            <text:p>41.0519590759242</text:p>
          </table:table-cell>
          <table:table-cell office:value-type="float" office:value="951.5390433" calcext:value-type="float">
            <text:p>951.5390433</text:p>
          </table:table-cell>
          <table:table-cell office:value-type="float" office:value="31.5722478815176" calcext:value-type="float">
            <text:p>31.5722478815176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7.197" calcext:value-type="float">
            <text:p>67.197</text:p>
          </table:table-cell>
          <table:table-cell office:value-type="float" office:value="227.432" calcext:value-type="float">
            <text:p>227.432</text:p>
          </table:table-cell>
          <table:table-cell office:value-type="float" office:value="85.794" calcext:value-type="float">
            <text:p>85.794</text:p>
          </table:table-cell>
          <table:table-cell office:value-type="float" office:value="54.263" calcext:value-type="float">
            <text:p>54.263</text:p>
          </table:table-cell>
          <table:table-cell office:value-type="float" office:value="95.015" calcext:value-type="float">
            <text:p>95.015</text:p>
          </table:table-cell>
          <table:table-cell office:value-type="float" office:value="46.1087742907676" calcext:value-type="float">
            <text:p>46.1087742907676</text:p>
          </table:table-cell>
          <table:table-cell office:value-type="float" office:value="839.2683613" calcext:value-type="float">
            <text:p>839.2683613</text:p>
          </table:table-cell>
          <table:table-cell office:value-type="float" office:value="35.1431500587516" calcext:value-type="float">
            <text:p>35.1431500587516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1.587" calcext:value-type="float">
            <text:p>91.587</text:p>
          </table:table-cell>
          <table:table-cell office:value-type="float" office:value="255.03" calcext:value-type="float">
            <text:p>255.03</text:p>
          </table:table-cell>
          <table:table-cell office:value-type="float" office:value="98.591" calcext:value-type="float">
            <text:p>98.591</text:p>
          </table:table-cell>
          <table:table-cell office:value-type="float" office:value="74.331" calcext:value-type="float">
            <text:p>74.331</text:p>
          </table:table-cell>
          <table:table-cell office:value-type="float" office:value="136.942" calcext:value-type="float">
            <text:p>136.942</text:p>
          </table:table-cell>
          <table:table-cell office:value-type="float" office:value="39.2160816441614" calcext:value-type="float">
            <text:p>39.2160816441614</text:p>
          </table:table-cell>
          <table:table-cell office:value-type="float" office:value="988.8063176" calcext:value-type="float">
            <text:p>988.8063176</text:p>
          </table:table-cell>
          <table:table-cell office:value-type="float" office:value="29.8865170003567" calcext:value-type="float">
            <text:p>29.8865170003567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.384" calcext:value-type="float">
            <text:p>201.384</text:p>
          </table:table-cell>
          <table:table-cell office:value-type="float" office:value="211.146" calcext:value-type="float">
            <text:p>211.146</text:p>
          </table:table-cell>
          <table:table-cell office:value-type="float" office:value="62.053" calcext:value-type="float">
            <text:p>62.053</text:p>
          </table:table-cell>
          <table:table-cell office:value-type="float" office:value="72.464" calcext:value-type="float">
            <text:p>72.464</text:p>
          </table:table-cell>
          <table:table-cell office:value-type="float" office:value="165.169" calcext:value-type="float">
            <text:p>165.169</text:p>
          </table:table-cell>
          <table:table-cell office:value-type="float" office:value="49.2406251235912" calcext:value-type="float">
            <text:p>49.2406251235912</text:p>
          </table:table-cell>
          <table:table-cell office:value-type="float" office:value="754.0911263" calcext:value-type="float">
            <text:p>754.0911263</text:p>
          </table:table-cell>
          <table:table-cell office:value-type="float" office:value="37.5198007730715" calcext:value-type="float">
            <text:p>37.5198007730715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6.143" calcext:value-type="float">
            <text:p>106.143</text:p>
          </table:table-cell>
          <table:table-cell office:value-type="float" office:value="246.724" calcext:value-type="float">
            <text:p>246.724</text:p>
          </table:table-cell>
          <table:table-cell office:value-type="float" office:value="96.2" calcext:value-type="float">
            <text:p>96.2</text:p>
          </table:table-cell>
          <table:table-cell office:value-type="float" office:value="46.847" calcext:value-type="float">
            <text:p>46.847</text:p>
          </table:table-cell>
          <table:table-cell office:value-type="float" office:value="180.653" calcext:value-type="float">
            <text:p>180.653</text:p>
          </table:table-cell>
          <table:table-cell office:value-type="float" office:value="40.3402321070169" calcext:value-type="float">
            <text:p>40.3402321070169</text:p>
          </table:table-cell>
          <table:table-cell office:value-type="float" office:value="970.4453843" calcext:value-type="float">
            <text:p>970.4453843</text:p>
          </table:table-cell>
          <table:table-cell office:value-type="float" office:value="29.4737281667366" calcext:value-type="float">
            <text:p>29.4737281667366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2.514" calcext:value-type="float">
            <text:p>182.514</text:p>
          </table:table-cell>
          <table:table-cell office:value-type="float" office:value="239.526" calcext:value-type="float">
            <text:p>239.526</text:p>
          </table:table-cell>
          <table:table-cell office:value-type="float" office:value="91.69" calcext:value-type="float">
            <text:p>91.69</text:p>
          </table:table-cell>
          <table:table-cell office:value-type="float" office:value="38.44" calcext:value-type="float">
            <text:p>38.44</text:p>
          </table:table-cell>
          <table:table-cell office:value-type="float" office:value="166.629" calcext:value-type="float">
            <text:p>166.629</text:p>
          </table:table-cell>
          <table:table-cell office:value-type="float" office:value="40.94079355414" calcext:value-type="float">
            <text:p>40.94079355414</text:p>
          </table:table-cell>
          <table:table-cell office:value-type="float" office:value="952.2319028" calcext:value-type="float">
            <text:p>952.2319028</text:p>
          </table:table-cell>
          <table:table-cell office:value-type="float" office:value="29.9126312787784" calcext:value-type="float">
            <text:p>29.912631278778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2.208" calcext:value-type="float">
            <text:p>62.208</text:p>
          </table:table-cell>
          <table:table-cell office:value-type="float" office:value="129.097" calcext:value-type="float">
            <text:p>129.097</text:p>
          </table:table-cell>
          <table:table-cell office:value-type="float" office:value="22.12" calcext:value-type="float">
            <text:p>22.12</text:p>
          </table:table-cell>
          <table:table-cell office:value-type="float" office:value="22.923" calcext:value-type="float">
            <text:p>22.923</text:p>
          </table:table-cell>
          <table:table-cell office:value-type="float" office:value="35.153" calcext:value-type="float">
            <text:p>35.153</text:p>
          </table:table-cell>
          <table:table-cell office:value-type="float" office:value="117.951460724391" calcext:value-type="float">
            <text:p>117.951460724391</text:p>
          </table:table-cell>
          <table:table-cell office:value-type="float" office:value="274.318921" calcext:value-type="float">
            <text:p>274.318921</text:p>
          </table:table-cell>
          <table:table-cell office:value-type="float" office:value="89.9055959363235" calcext:value-type="float">
            <text:p>89.9055959363235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9.516" calcext:value-type="float">
            <text:p>219.516</text:p>
          </table:table-cell>
          <table:table-cell office:value-type="float" office:value="246.508" calcext:value-type="float">
            <text:p>246.508</text:p>
          </table:table-cell>
          <table:table-cell office:value-type="float" office:value="47.023" calcext:value-type="float">
            <text:p>47.023</text:p>
          </table:table-cell>
          <table:table-cell office:value-type="float" office:value="44.833" calcext:value-type="float">
            <text:p>44.833</text:p>
          </table:table-cell>
          <table:table-cell office:value-type="float" office:value="214.989" calcext:value-type="float">
            <text:p>214.989</text:p>
          </table:table-cell>
          <table:table-cell office:value-type="float" office:value="50.9564790591253" calcext:value-type="float">
            <text:p>50.9564790591253</text:p>
          </table:table-cell>
          <table:table-cell office:value-type="float" office:value="663.2250301" calcext:value-type="float">
            <text:p>663.2250301</text:p>
          </table:table-cell>
          <table:table-cell office:value-type="float" office:value="38.8404451011454" calcext:value-type="float">
            <text:p>38.8404451011454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6.696" calcext:value-type="float">
            <text:p>236.696</text:p>
          </table:table-cell>
          <table:table-cell office:value-type="float" office:value="245.392" calcext:value-type="float">
            <text:p>245.392</text:p>
          </table:table-cell>
          <table:table-cell office:value-type="float" office:value="35.828" calcext:value-type="float">
            <text:p>35.828</text:p>
          </table:table-cell>
          <table:table-cell office:value-type="float" office:value="23.168" calcext:value-type="float">
            <text:p>23.168</text:p>
          </table:table-cell>
          <table:table-cell office:value-type="float" office:value="99.292" calcext:value-type="float">
            <text:p>99.292</text:p>
          </table:table-cell>
          <table:table-cell office:value-type="float" office:value="61.5408020129519" calcext:value-type="float">
            <text:p>61.5408020129519</text:p>
          </table:table-cell>
          <table:table-cell office:value-type="float" office:value="520.5782616" calcext:value-type="float">
            <text:p>520.5782616</text:p>
          </table:table-cell>
          <table:table-cell office:value-type="float" office:value="45.3782130810049" calcext:value-type="float">
            <text:p>45.3782130810049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3.266" calcext:value-type="float">
            <text:p>93.266</text:p>
          </table:table-cell>
          <table:table-cell office:value-type="float" office:value="186.468" calcext:value-type="float">
            <text:p>186.468</text:p>
          </table:table-cell>
          <table:table-cell office:value-type="float" office:value="16.423" calcext:value-type="float">
            <text:p>16.423</text:p>
          </table:table-cell>
          <table:table-cell office:value-type="float" office:value="20.836" calcext:value-type="float">
            <text:p>20.836</text:p>
          </table:table-cell>
          <table:table-cell office:value-type="float" office:value="126.832" calcext:value-type="float">
            <text:p>126.832</text:p>
          </table:table-cell>
          <table:table-cell office:value-type="float" office:value="96.2000076849868" calcext:value-type="float">
            <text:p>96.2000076849868</text:p>
          </table:table-cell>
          <table:table-cell office:value-type="float" office:value="304.6348814" calcext:value-type="float">
            <text:p>304.6348814</text:p>
          </table:table-cell>
          <table:table-cell office:value-type="float" office:value="72.3240204634381" calcext:value-type="float">
            <text:p>72.3240204634381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6.649" calcext:value-type="float">
            <text:p>136.649</text:p>
          </table:table-cell>
          <table:table-cell office:value-type="float" office:value="203.085" calcext:value-type="float">
            <text:p>203.085</text:p>
          </table:table-cell>
          <table:table-cell office:value-type="float" office:value="39.35" calcext:value-type="float">
            <text:p>39.35</text:p>
          </table:table-cell>
          <table:table-cell office:value-type="float" office:value="26.632" calcext:value-type="float">
            <text:p>26.632</text:p>
          </table:table-cell>
          <table:table-cell office:value-type="float" office:value="144.851" calcext:value-type="float">
            <text:p>144.851</text:p>
          </table:table-cell>
          <table:table-cell office:value-type="float" office:value="64.8288058222525" calcext:value-type="float">
            <text:p>64.8288058222525</text:p>
          </table:table-cell>
          <table:table-cell office:value-type="float" office:value="511.4320634" calcext:value-type="float">
            <text:p>511.4320634</text:p>
          </table:table-cell>
          <table:table-cell office:value-type="float" office:value="48.7417794113225" calcext:value-type="float">
            <text:p>48.7417794113225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.254" calcext:value-type="float">
            <text:p>78.254</text:p>
          </table:table-cell>
          <table:table-cell office:value-type="float" office:value="243.559" calcext:value-type="float">
            <text:p>243.559</text:p>
          </table:table-cell>
          <table:table-cell office:value-type="float" office:value="60.134" calcext:value-type="float">
            <text:p>60.134</text:p>
          </table:table-cell>
          <table:table-cell office:value-type="float" office:value="42.531" calcext:value-type="float">
            <text:p>42.531</text:p>
          </table:table-cell>
          <table:table-cell office:value-type="float" office:value="170.557" calcext:value-type="float">
            <text:p>170.557</text:p>
          </table:table-cell>
          <table:table-cell office:value-type="float" office:value="50.8655000114498" calcext:value-type="float">
            <text:p>50.8655000114498</text:p>
          </table:table-cell>
          <table:table-cell office:value-type="float" office:value="682.1024868" calcext:value-type="float">
            <text:p>682.1024868</text:p>
          </table:table-cell>
          <table:table-cell office:value-type="float" office:value="38.2418577151228" calcext:value-type="float">
            <text:p>38.2418577151228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.262" calcext:value-type="float">
            <text:p>53.262</text:p>
          </table:table-cell>
          <table:table-cell office:value-type="float" office:value="238.343" calcext:value-type="float">
            <text:p>238.343</text:p>
          </table:table-cell>
          <table:table-cell office:value-type="float" office:value="69.145" calcext:value-type="float">
            <text:p>69.145</text:p>
          </table:table-cell>
          <table:table-cell office:value-type="float" office:value="94.239" calcext:value-type="float">
            <text:p>94.239</text:p>
          </table:table-cell>
          <table:table-cell office:value-type="float" office:value="224.036" calcext:value-type="float">
            <text:p>224.036</text:p>
          </table:table-cell>
          <table:table-cell office:value-type="float" office:value="47.0767937019914" calcext:value-type="float">
            <text:p>47.0767937019914</text:p>
          </table:table-cell>
          <table:table-cell office:value-type="float" office:value="800.1024299" calcext:value-type="float">
            <text:p>800.1024299</text:p>
          </table:table-cell>
          <table:table-cell office:value-type="float" office:value="35.3933174224738" calcext:value-type="float">
            <text:p>35.3933174224738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72" calcext:value-type="float">
            <text:p>1.72</text:p>
          </table:table-cell>
          <table:table-cell office:value-type="float" office:value="213.492" calcext:value-type="float">
            <text:p>213.492</text:p>
          </table:table-cell>
          <table:table-cell office:value-type="float" office:value="91.354" calcext:value-type="float">
            <text:p>91.354</text:p>
          </table:table-cell>
          <table:table-cell office:value-type="float" office:value="62.696" calcext:value-type="float">
            <text:p>62.696</text:p>
          </table:table-cell>
          <table:table-cell office:value-type="float" office:value="216.3" calcext:value-type="float">
            <text:p>216.3</text:p>
          </table:table-cell>
          <table:table-cell office:value-type="float" office:value="41.4403162941607" calcext:value-type="float">
            <text:p>41.4403162941607</text:p>
          </table:table-cell>
          <table:table-cell office:value-type="float" office:value="906.493139" calcext:value-type="float">
            <text:p>906.493139</text:p>
          </table:table-cell>
          <table:table-cell office:value-type="float" office:value="32.36036" calcext:value-type="float">
            <text:p>32.36036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.269" calcext:value-type="float">
            <text:p>46.269</text:p>
          </table:table-cell>
          <table:table-cell office:value-type="float" office:value="200.365" calcext:value-type="float">
            <text:p>200.365</text:p>
          </table:table-cell>
          <table:table-cell office:value-type="float" office:value="24.106" calcext:value-type="float">
            <text:p>24.106</text:p>
          </table:table-cell>
          <table:table-cell office:value-type="float" office:value="20.156" calcext:value-type="float">
            <text:p>20.156</text:p>
          </table:table-cell>
          <table:table-cell office:value-type="float" office:value="66.847" calcext:value-type="float">
            <text:p>66.847</text:p>
          </table:table-cell>
          <table:table-cell office:value-type="float" office:value="85.9891464328342" calcext:value-type="float">
            <text:p>85.9891464328342</text:p>
          </table:table-cell>
          <table:table-cell office:value-type="float" office:value="322.5738162" calcext:value-type="float">
            <text:p>322.5738162</text:p>
          </table:table-cell>
          <table:table-cell office:value-type="float" office:value="67.1576408878713" calcext:value-type="float">
            <text:p>67.1576408878713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1.216" calcext:value-type="float">
            <text:p>171.216</text:p>
          </table:table-cell>
          <table:table-cell office:value-type="float" office:value="190.008" calcext:value-type="float">
            <text:p>190.008</text:p>
          </table:table-cell>
          <table:table-cell office:value-type="float" office:value="30.221" calcext:value-type="float">
            <text:p>30.221</text:p>
          </table:table-cell>
          <table:table-cell office:value-type="float" office:value="19.063" calcext:value-type="float">
            <text:p>19.063</text:p>
          </table:table-cell>
          <table:table-cell office:value-type="float" office:value="234.219" calcext:value-type="float">
            <text:p>234.219</text:p>
          </table:table-cell>
          <table:table-cell office:value-type="float" office:value="67.8573003096758" calcext:value-type="float">
            <text:p>67.8573003096758</text:p>
          </table:table-cell>
          <table:table-cell office:value-type="float" office:value="484.0076121" calcext:value-type="float">
            <text:p>484.0076121</text:p>
          </table:table-cell>
          <table:table-cell office:value-type="float" office:value="53.0092564441035" calcext:value-type="float">
            <text:p>53.0092564441035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5.298" calcext:value-type="float">
            <text:p>155.298</text:p>
          </table:table-cell>
          <table:table-cell office:value-type="float" office:value="235.957" calcext:value-type="float">
            <text:p>235.957</text:p>
          </table:table-cell>
          <table:table-cell office:value-type="float" office:value="52.813" calcext:value-type="float">
            <text:p>52.813</text:p>
          </table:table-cell>
          <table:table-cell office:value-type="float" office:value="70.096" calcext:value-type="float">
            <text:p>70.096</text:p>
          </table:table-cell>
          <table:table-cell office:value-type="float" office:value="57.602" calcext:value-type="float">
            <text:p>57.602</text:p>
          </table:table-cell>
          <table:table-cell office:value-type="float" office:value="58.1210221308285" calcext:value-type="float">
            <text:p>58.1210221308285</text:p>
          </table:table-cell>
          <table:table-cell office:value-type="float" office:value="629.5246452" calcext:value-type="float">
            <text:p>629.5246452</text:p>
          </table:table-cell>
          <table:table-cell office:value-type="float" office:value="48.817746025637" calcext:value-type="float">
            <text:p>48.817746025637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5.627" calcext:value-type="float">
            <text:p>145.627</text:p>
          </table:table-cell>
          <table:table-cell office:value-type="float" office:value="204.172" calcext:value-type="float">
            <text:p>204.172</text:p>
          </table:table-cell>
          <table:table-cell office:value-type="float" office:value="28.536" calcext:value-type="float">
            <text:p>28.536</text:p>
          </table:table-cell>
          <table:table-cell office:value-type="float" office:value="31.343" calcext:value-type="float">
            <text:p>31.343</text:p>
          </table:table-cell>
          <table:table-cell office:value-type="float" office:value="158.165" calcext:value-type="float">
            <text:p>158.165</text:p>
          </table:table-cell>
          <table:table-cell office:value-type="float" office:value="72.4467566995108" calcext:value-type="float">
            <text:p>72.4467566995108</text:p>
          </table:table-cell>
          <table:table-cell office:value-type="float" office:value="444.387531" calcext:value-type="float">
            <text:p>444.387531</text:p>
          </table:table-cell>
          <table:table-cell office:value-type="float" office:value="54.5748885885075" calcext:value-type="float">
            <text:p>54.5748885885075</text:p>
          </table:table-cell>
          <table:table-cell table:number-columns-repeated="15"/>
          <table:table-cell office:value-type="string" calcext:value-type="string">
            <text:p>s</text:p>
          </table:table-cell>
          <table:table-cell table:number-columns-repeated="99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1.695" calcext:value-type="float">
            <text:p>231.695</text:p>
          </table:table-cell>
          <table:table-cell office:value-type="float" office:value="188.299" calcext:value-type="float">
            <text:p>188.299</text:p>
          </table:table-cell>
          <table:table-cell office:value-type="float" office:value="8.604" calcext:value-type="float">
            <text:p>8.604</text:p>
          </table:table-cell>
          <table:table-cell office:value-type="float" office:value="50.656" calcext:value-type="float">
            <text:p>50.656</text:p>
          </table:table-cell>
          <table:table-cell office:value-type="float" office:value="23.371" calcext:value-type="float">
            <text:p>23.371</text:p>
          </table:table-cell>
          <table:table-cell office:value-type="float" office:value="108.290862108247" calcext:value-type="float">
            <text:p>108.290862108247</text:p>
          </table:table-cell>
          <table:table-cell office:value-type="float" office:value="282.6371622" calcext:value-type="float">
            <text:p>282.6371622</text:p>
          </table:table-cell>
          <table:table-cell office:value-type="float" office:value="90.2303358956515" calcext:value-type="float">
            <text:p>90.2303358956515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8.571" calcext:value-type="float">
            <text:p>158.571</text:p>
          </table:table-cell>
          <table:table-cell office:value-type="float" office:value="235.695" calcext:value-type="float">
            <text:p>235.695</text:p>
          </table:table-cell>
          <table:table-cell office:value-type="float" office:value="17.301" calcext:value-type="float">
            <text:p>17.301</text:p>
          </table:table-cell>
          <table:table-cell office:value-type="float" office:value="26.891" calcext:value-type="float">
            <text:p>26.891</text:p>
          </table:table-cell>
          <table:table-cell office:value-type="float" office:value="104.844" calcext:value-type="float">
            <text:p>104.844</text:p>
          </table:table-cell>
          <table:table-cell office:value-type="float" office:value="77.6470029395927" calcext:value-type="float">
            <text:p>77.6470029395927</text:p>
          </table:table-cell>
          <table:table-cell office:value-type="float" office:value="352.7252781" calcext:value-type="float">
            <text:p>352.7252781</text:p>
          </table:table-cell>
          <table:table-cell office:value-type="float" office:value="59.4936345663641" calcext:value-type="float">
            <text:p>59.4936345663641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1.473" calcext:value-type="float">
            <text:p>71.473</text:p>
          </table:table-cell>
          <table:table-cell office:value-type="float" office:value="245.025" calcext:value-type="float">
            <text:p>245.025</text:p>
          </table:table-cell>
          <table:table-cell office:value-type="float" office:value="15.88" calcext:value-type="float">
            <text:p>15.88</text:p>
          </table:table-cell>
          <table:table-cell office:value-type="float" office:value="21.721" calcext:value-type="float">
            <text:p>21.721</text:p>
          </table:table-cell>
          <table:table-cell office:value-type="float" office:value="201.183" calcext:value-type="float">
            <text:p>201.183</text:p>
          </table:table-cell>
          <table:table-cell office:value-type="float" office:value="83.6835793850828" calcext:value-type="float">
            <text:p>83.6835793850828</text:p>
          </table:table-cell>
          <table:table-cell office:value-type="float" office:value="347.4939696" calcext:value-type="float">
            <text:p>347.4939696</text:p>
          </table:table-cell>
          <table:table-cell office:value-type="float" office:value="62.7778226066065" calcext:value-type="float">
            <text:p>62.777822606606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9" table:number-rows-spanned="1">
            <text:p>S2I80g10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419" calcext:value-type="float">
            <text:p>33.419</text:p>
          </table:table-cell>
          <table:table-cell office:value-type="float" office:value="225.434" calcext:value-type="float">
            <text:p>225.434</text:p>
          </table:table-cell>
          <table:table-cell office:value-type="float" office:value="73.378" calcext:value-type="float">
            <text:p>73.378</text:p>
          </table:table-cell>
          <table:table-cell office:value-type="float" office:value="98.902" calcext:value-type="float">
            <text:p>98.902</text:p>
          </table:table-cell>
          <table:table-cell office:value-type="float" office:value="168.627" calcext:value-type="float">
            <text:p>168.627</text:p>
          </table:table-cell>
          <table:table-cell office:value-type="float" office:value="47.8530088029292" calcext:value-type="float">
            <text:p>47.8530088029292</text:p>
          </table:table-cell>
          <table:table-cell office:value-type="float" office:value="798.6507547" calcext:value-type="float">
            <text:p>798.6507547</text:p>
          </table:table-cell>
          <table:table-cell office:value-type="float" office:value="36.4570530812875" calcext:value-type="float">
            <text:p>36.457053081287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.545" calcext:value-type="float">
            <text:p>143.545</text:p>
          </table:table-cell>
          <table:table-cell office:value-type="float" office:value="236.63" calcext:value-type="float">
            <text:p>236.63</text:p>
          </table:table-cell>
          <table:table-cell office:value-type="float" office:value="28.941" calcext:value-type="float">
            <text:p>28.941</text:p>
          </table:table-cell>
          <table:table-cell office:value-type="float" office:value="51.856" calcext:value-type="float">
            <text:p>51.856</text:p>
          </table:table-cell>
          <table:table-cell office:value-type="float" office:value="235.41" calcext:value-type="float">
            <text:p>235.41</text:p>
          </table:table-cell>
          <table:table-cell office:value-type="float" office:value="64.9059311908399" calcext:value-type="float">
            <text:p>64.9059311908399</text:p>
          </table:table-cell>
          <table:table-cell office:value-type="float" office:value="508.3444818" calcext:value-type="float">
            <text:p>508.3444818</text:p>
          </table:table-cell>
          <table:table-cell office:value-type="float" office:value="49.5317601754839" calcext:value-type="float">
            <text:p>49.5317601754839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.175" calcext:value-type="float">
            <text:p>19.175</text:p>
          </table:table-cell>
          <table:table-cell office:value-type="float" office:value="188.212" calcext:value-type="float">
            <text:p>188.212</text:p>
          </table:table-cell>
          <table:table-cell office:value-type="float" office:value="16.86" calcext:value-type="float">
            <text:p>16.86</text:p>
          </table:table-cell>
          <table:table-cell office:value-type="float" office:value="30.671" calcext:value-type="float">
            <text:p>30.671</text:p>
          </table:table-cell>
          <table:table-cell office:value-type="float" office:value="37.477" calcext:value-type="float">
            <text:p>37.477</text:p>
          </table:table-cell>
          <table:table-cell office:value-type="float" office:value="119.453719151255" calcext:value-type="float">
            <text:p>119.453719151255</text:p>
          </table:table-cell>
          <table:table-cell office:value-type="float" office:value="248.7371044" calcext:value-type="float">
            <text:p>248.7371044</text:p>
          </table:table-cell>
          <table:table-cell office:value-type="float" office:value="93.7109544897217" calcext:value-type="float">
            <text:p>93.7109544897217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9.109" calcext:value-type="float">
            <text:p>199.109</text:p>
          </table:table-cell>
          <table:table-cell office:value-type="float" office:value="254.274" calcext:value-type="float">
            <text:p>254.274</text:p>
          </table:table-cell>
          <table:table-cell office:value-type="float" office:value="16.579" calcext:value-type="float">
            <text:p>16.579</text:p>
          </table:table-cell>
          <table:table-cell office:value-type="float" office:value="16.375" calcext:value-type="float">
            <text:p>16.375</text:p>
          </table:table-cell>
          <table:table-cell office:value-type="float" office:value="86.75" calcext:value-type="float">
            <text:p>86.75</text:p>
          </table:table-cell>
          <table:table-cell office:value-type="float" office:value="82.8168375321088" calcext:value-type="float">
            <text:p>82.8168375321088</text:p>
          </table:table-cell>
          <table:table-cell office:value-type="float" office:value="355.2589572" calcext:value-type="float">
            <text:p>355.2589572</text:p>
          </table:table-cell>
          <table:table-cell office:value-type="float" office:value="59.2694200839548" calcext:value-type="float">
            <text:p>59.2694200839548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.363" calcext:value-type="float">
            <text:p>33.363</text:p>
          </table:table-cell>
          <table:table-cell office:value-type="float" office:value="247.127" calcext:value-type="float">
            <text:p>247.127</text:p>
          </table:table-cell>
          <table:table-cell office:value-type="float" office:value="25.562" calcext:value-type="float">
            <text:p>25.562</text:p>
          </table:table-cell>
          <table:table-cell office:value-type="float" office:value="69.85" calcext:value-type="float">
            <text:p>69.85</text:p>
          </table:table-cell>
          <table:table-cell office:value-type="float" office:value="151.036" calcext:value-type="float">
            <text:p>151.036</text:p>
          </table:table-cell>
          <table:table-cell office:value-type="float" office:value="78.4909568455035" calcext:value-type="float">
            <text:p>78.4909568455035</text:p>
          </table:table-cell>
          <table:table-cell office:value-type="float" office:value="421.5708863" calcext:value-type="float">
            <text:p>421.5708863</text:p>
          </table:table-cell>
          <table:table-cell office:value-type="float" office:value="56.1229180709663" calcext:value-type="float">
            <text:p>56.1229180709663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1.908" calcext:value-type="float">
            <text:p>121.908</text:p>
          </table:table-cell>
          <table:table-cell office:value-type="float" office:value="223.483" calcext:value-type="float">
            <text:p>223.483</text:p>
          </table:table-cell>
          <table:table-cell office:value-type="float" office:value="36.019" calcext:value-type="float">
            <text:p>36.019</text:p>
          </table:table-cell>
          <table:table-cell office:value-type="float" office:value="33.132" calcext:value-type="float">
            <text:p>33.132</text:p>
          </table:table-cell>
          <table:table-cell office:value-type="float" office:value="137.859" calcext:value-type="float">
            <text:p>137.859</text:p>
          </table:table-cell>
          <table:table-cell office:value-type="float" office:value="64.9437972705353" calcext:value-type="float">
            <text:p>64.9437972705353</text:p>
          </table:table-cell>
          <table:table-cell office:value-type="float" office:value="491.0846193" calcext:value-type="float">
            <text:p>491.0846193</text:p>
          </table:table-cell>
          <table:table-cell office:value-type="float" office:value="49.0624052822076" calcext:value-type="float">
            <text:p>49.0624052822076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1.559" calcext:value-type="float">
            <text:p>221.559</text:p>
          </table:table-cell>
          <table:table-cell office:value-type="float" office:value="182.211" calcext:value-type="float">
            <text:p>182.211</text:p>
          </table:table-cell>
          <table:table-cell office:value-type="float" office:value="66.899" calcext:value-type="float">
            <text:p>66.899</text:p>
          </table:table-cell>
          <table:table-cell office:value-type="float" office:value="50.441" calcext:value-type="float">
            <text:p>50.441</text:p>
          </table:table-cell>
          <table:table-cell office:value-type="float" office:value="239.791" calcext:value-type="float">
            <text:p>239.791</text:p>
          </table:table-cell>
          <table:table-cell office:value-type="float" office:value="47.3425981230271" calcext:value-type="float">
            <text:p>47.3425981230271</text:p>
          </table:table-cell>
          <table:table-cell office:value-type="float" office:value="800.8448083" calcext:value-type="float">
            <text:p>800.8448083</text:p>
          </table:table-cell>
          <table:table-cell office:value-type="float" office:value="36.0441832994003" calcext:value-type="float">
            <text:p>36.0441832994003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.846" calcext:value-type="float">
            <text:p>128.846</text:p>
          </table:table-cell>
          <table:table-cell office:value-type="float" office:value="235.091" calcext:value-type="float">
            <text:p>235.091</text:p>
          </table:table-cell>
          <table:table-cell office:value-type="float" office:value="91.383" calcext:value-type="float">
            <text:p>91.383</text:p>
          </table:table-cell>
          <table:table-cell office:value-type="float" office:value="56.015" calcext:value-type="float">
            <text:p>56.015</text:p>
          </table:table-cell>
          <table:table-cell office:value-type="float" office:value="237.029" calcext:value-type="float">
            <text:p>237.029</text:p>
          </table:table-cell>
          <table:table-cell office:value-type="float" office:value="38.6930446396059" calcext:value-type="float">
            <text:p>38.6930446396059</text:p>
          </table:table-cell>
          <table:table-cell office:value-type="float" office:value="970.0855133" calcext:value-type="float">
            <text:p>970.0855133</text:p>
          </table:table-cell>
          <table:table-cell office:value-type="float" office:value="29.4538560004021" calcext:value-type="float">
            <text:p>29.4538560004021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.514" calcext:value-type="float">
            <text:p>105.514</text:p>
          </table:table-cell>
          <table:table-cell office:value-type="float" office:value="234.267" calcext:value-type="float">
            <text:p>234.267</text:p>
          </table:table-cell>
          <table:table-cell office:value-type="float" office:value="22.39" calcext:value-type="float">
            <text:p>22.39</text:p>
          </table:table-cell>
          <table:table-cell office:value-type="float" office:value="17.883" calcext:value-type="float">
            <text:p>17.883</text:p>
          </table:table-cell>
          <table:table-cell office:value-type="float" office:value="88.972" calcext:value-type="float">
            <text:p>88.972</text:p>
          </table:table-cell>
          <table:table-cell office:value-type="float" office:value="83.8767455943583" calcext:value-type="float">
            <text:p>83.8767455943583</text:p>
          </table:table-cell>
          <table:table-cell office:value-type="float" office:value="354.867328" calcext:value-type="float">
            <text:p>354.867328</text:p>
          </table:table-cell>
          <table:table-cell office:value-type="float" office:value="61.5103980432837" calcext:value-type="float">
            <text:p>61.5103980432837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.813" calcext:value-type="float">
            <text:p>78.813</text:p>
          </table:table-cell>
          <table:table-cell office:value-type="float" office:value="241.044" calcext:value-type="float">
            <text:p>241.044</text:p>
          </table:table-cell>
          <table:table-cell office:value-type="float" office:value="64.019" calcext:value-type="float">
            <text:p>64.019</text:p>
          </table:table-cell>
          <table:table-cell office:value-type="float" office:value="57.815" calcext:value-type="float">
            <text:p>57.815</text:p>
          </table:table-cell>
          <table:table-cell office:value-type="float" office:value="149.831" calcext:value-type="float">
            <text:p>149.831</text:p>
          </table:table-cell>
          <table:table-cell office:value-type="float" office:value="49.5305621895052" calcext:value-type="float">
            <text:p>49.5305621895052</text:p>
          </table:table-cell>
          <table:table-cell office:value-type="float" office:value="713.4397699" calcext:value-type="float">
            <text:p>713.4397699</text:p>
          </table:table-cell>
          <table:table-cell office:value-type="float" office:value="37.7696077690303" calcext:value-type="float">
            <text:p>37.7696077690303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6.067" calcext:value-type="float">
            <text:p>196.067</text:p>
          </table:table-cell>
          <table:table-cell office:value-type="float" office:value="244.277" calcext:value-type="float">
            <text:p>244.277</text:p>
          </table:table-cell>
          <table:table-cell office:value-type="float" office:value="75.958" calcext:value-type="float">
            <text:p>75.958</text:p>
          </table:table-cell>
          <table:table-cell office:value-type="float" office:value="52.973" calcext:value-type="float">
            <text:p>52.973</text:p>
          </table:table-cell>
          <table:table-cell office:value-type="float" office:value="207.994" calcext:value-type="float">
            <text:p>207.994</text:p>
          </table:table-cell>
          <table:table-cell office:value-type="float" office:value="41.252605232111" calcext:value-type="float">
            <text:p>41.252605232111</text:p>
          </table:table-cell>
          <table:table-cell office:value-type="float" office:value="871.4856999" calcext:value-type="float">
            <text:p>871.4856999</text:p>
          </table:table-cell>
          <table:table-cell office:value-type="float" office:value="31.690772870538" calcext:value-type="float">
            <text:p>31.690772870538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.607" calcext:value-type="float">
            <text:p>132.607</text:p>
          </table:table-cell>
          <table:table-cell office:value-type="float" office:value="201.494" calcext:value-type="float">
            <text:p>201.494</text:p>
          </table:table-cell>
          <table:table-cell office:value-type="float" office:value="11.377" calcext:value-type="float">
            <text:p>11.377</text:p>
          </table:table-cell>
          <table:table-cell office:value-type="float" office:value="11.854" calcext:value-type="float">
            <text:p>11.854</text:p>
          </table:table-cell>
          <table:table-cell office:value-type="float" office:value="55.446" calcext:value-type="float">
            <text:p>55.446</text:p>
          </table:table-cell>
          <table:table-cell office:value-type="float" office:value="116.316287832294" calcext:value-type="float">
            <text:p>116.316287832294</text:p>
          </table:table-cell>
          <table:table-cell office:value-type="float" office:value="251.7958857" calcext:value-type="float">
            <text:p>251.7958857</text:p>
          </table:table-cell>
          <table:table-cell office:value-type="float" office:value="84.7935100537016" calcext:value-type="float">
            <text:p>84.7935100537016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.794" calcext:value-type="float">
            <text:p>90.794</text:p>
          </table:table-cell>
          <table:table-cell office:value-type="float" office:value="182.028" calcext:value-type="float">
            <text:p>182.028</text:p>
          </table:table-cell>
          <table:table-cell office:value-type="float" office:value="10.874" calcext:value-type="float">
            <text:p>10.874</text:p>
          </table:table-cell>
          <table:table-cell office:value-type="float" office:value="61.727" calcext:value-type="float">
            <text:p>61.727</text:p>
          </table:table-cell>
          <table:table-cell office:value-type="float" office:value="40.795" calcext:value-type="float">
            <text:p>40.795</text:p>
          </table:table-cell>
          <table:table-cell office:value-type="float" office:value="112.348289653474" calcext:value-type="float">
            <text:p>112.348289653474</text:p>
          </table:table-cell>
          <table:table-cell office:value-type="float" office:value="256.3249177" calcext:value-type="float">
            <text:p>256.3249177</text:p>
          </table:table-cell>
          <table:table-cell office:value-type="float" office:value="85.972951812566" calcext:value-type="float">
            <text:p>85.972951812566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3.108" calcext:value-type="float">
            <text:p>203.108</text:p>
          </table:table-cell>
          <table:table-cell office:value-type="float" office:value="242.266" calcext:value-type="float">
            <text:p>242.266</text:p>
          </table:table-cell>
          <table:table-cell office:value-type="float" office:value="69.082" calcext:value-type="float">
            <text:p>69.082</text:p>
          </table:table-cell>
          <table:table-cell office:value-type="float" office:value="54.453" calcext:value-type="float">
            <text:p>54.453</text:p>
          </table:table-cell>
          <table:table-cell office:value-type="float" office:value="184.526" calcext:value-type="float">
            <text:p>184.526</text:p>
          </table:table-cell>
          <table:table-cell office:value-type="float" office:value="43.9166860500178" calcext:value-type="float">
            <text:p>43.9166860500178</text:p>
          </table:table-cell>
          <table:table-cell office:value-type="float" office:value="813.6273627" calcext:value-type="float">
            <text:p>813.6273627</text:p>
          </table:table-cell>
          <table:table-cell office:value-type="float" office:value="33.6060013651537" calcext:value-type="float">
            <text:p>33.6060013651537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6.629" calcext:value-type="float">
            <text:p>96.629</text:p>
          </table:table-cell>
          <table:table-cell office:value-type="float" office:value="220.072" calcext:value-type="float">
            <text:p>220.072</text:p>
          </table:table-cell>
          <table:table-cell office:value-type="float" office:value="91.25" calcext:value-type="float">
            <text:p>91.25</text:p>
          </table:table-cell>
          <table:table-cell office:value-type="float" office:value="83.831" calcext:value-type="float">
            <text:p>83.831</text:p>
          </table:table-cell>
          <table:table-cell office:value-type="float" office:value="231.002" calcext:value-type="float">
            <text:p>231.002</text:p>
          </table:table-cell>
          <table:table-cell office:value-type="float" office:value="39.8426955752663" calcext:value-type="float">
            <text:p>39.8426955752663</text:p>
          </table:table-cell>
          <table:table-cell office:value-type="float" office:value="969.3583914" calcext:value-type="float">
            <text:p>969.3583914</text:p>
          </table:table-cell>
          <table:table-cell office:value-type="float" office:value="30.4878130772367" calcext:value-type="float">
            <text:p>30.4878130772367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5.498" calcext:value-type="float">
            <text:p>195.498</text:p>
          </table:table-cell>
          <table:table-cell office:value-type="float" office:value="230.446" calcext:value-type="float">
            <text:p>230.446</text:p>
          </table:table-cell>
          <table:table-cell office:value-type="float" office:value="10.287" calcext:value-type="float">
            <text:p>10.287</text:p>
          </table:table-cell>
          <table:table-cell office:value-type="float" office:value="26.793" calcext:value-type="float">
            <text:p>26.793</text:p>
          </table:table-cell>
          <table:table-cell office:value-type="float" office:value="52.834" calcext:value-type="float">
            <text:p>52.834</text:p>
          </table:table-cell>
          <table:table-cell office:value-type="float" office:value="88.2073050163731" calcext:value-type="float">
            <text:p>88.2073050163731</text:p>
          </table:table-cell>
          <table:table-cell office:value-type="float" office:value="291.272806" calcext:value-type="float">
            <text:p>291.272806</text:p>
          </table:table-cell>
          <table:table-cell office:value-type="float" office:value="67.4981141366752" calcext:value-type="float">
            <text:p>67.4981141366752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.753" calcext:value-type="float">
            <text:p>13.753</text:p>
          </table:table-cell>
          <table:table-cell office:value-type="float" office:value="183.011" calcext:value-type="float">
            <text:p>183.011</text:p>
          </table:table-cell>
          <table:table-cell office:value-type="float" office:value="32.323" calcext:value-type="float">
            <text:p>32.323</text:p>
          </table:table-cell>
          <table:table-cell office:value-type="float" office:value="19.896" calcext:value-type="float">
            <text:p>19.896</text:p>
          </table:table-cell>
          <table:table-cell office:value-type="float" office:value="204.089" calcext:value-type="float">
            <text:p>204.089</text:p>
          </table:table-cell>
          <table:table-cell office:value-type="float" office:value="82.3931458459288" calcext:value-type="float">
            <text:p>82.3931458459288</text:p>
          </table:table-cell>
          <table:table-cell office:value-type="float" office:value="421.3701413" calcext:value-type="float">
            <text:p>421.3701413</text:p>
          </table:table-cell>
          <table:table-cell office:value-type="float" office:value="63.0505319054918" calcext:value-type="float">
            <text:p>63.0505319054918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6.586" calcext:value-type="float">
            <text:p>146.586</text:p>
          </table:table-cell>
          <table:table-cell office:value-type="float" office:value="223.616" calcext:value-type="float">
            <text:p>223.616</text:p>
          </table:table-cell>
          <table:table-cell office:value-type="float" office:value="26.394" calcext:value-type="float">
            <text:p>26.394</text:p>
          </table:table-cell>
          <table:table-cell office:value-type="float" office:value="80.044" calcext:value-type="float">
            <text:p>80.044</text:p>
          </table:table-cell>
          <table:table-cell office:value-type="float" office:value="124.2" calcext:value-type="float">
            <text:p>124.2</text:p>
          </table:table-cell>
          <table:table-cell office:value-type="float" office:value="71.861505699204" calcext:value-type="float">
            <text:p>71.861505699204</text:p>
          </table:table-cell>
          <table:table-cell office:value-type="float" office:value="460.5282255" calcext:value-type="float">
            <text:p>460.5282255</text:p>
          </table:table-cell>
          <table:table-cell office:value-type="float" office:value="54.3861371056997" calcext:value-type="float">
            <text:p>54.3861371056997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2.869" calcext:value-type="float">
            <text:p>152.869</text:p>
          </table:table-cell>
          <table:table-cell office:value-type="float" office:value="237.926" calcext:value-type="float">
            <text:p>237.926</text:p>
          </table:table-cell>
          <table:table-cell office:value-type="float" office:value="47.014" calcext:value-type="float">
            <text:p>47.014</text:p>
          </table:table-cell>
          <table:table-cell office:value-type="float" office:value="26.381" calcext:value-type="float">
            <text:p>26.381</text:p>
          </table:table-cell>
          <table:table-cell office:value-type="float" office:value="109.515" calcext:value-type="float">
            <text:p>109.515</text:p>
          </table:table-cell>
          <table:table-cell office:value-type="float" office:value="56.9719897766221" calcext:value-type="float">
            <text:p>56.9719897766221</text:p>
          </table:table-cell>
          <table:table-cell office:value-type="float" office:value="573.8525613" calcext:value-type="float">
            <text:p>573.8525613</text:p>
          </table:table-cell>
          <table:table-cell office:value-type="float" office:value="43.1206850693355" calcext:value-type="float">
            <text:p>43.1206850693355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.014" calcext:value-type="float">
            <text:p>34.014</text:p>
          </table:table-cell>
          <table:table-cell office:value-type="float" office:value="246.74" calcext:value-type="float">
            <text:p>246.74</text:p>
          </table:table-cell>
          <table:table-cell office:value-type="float" office:value="71.006" calcext:value-type="float">
            <text:p>71.006</text:p>
          </table:table-cell>
          <table:table-cell office:value-type="float" office:value="33.891" calcext:value-type="float">
            <text:p>33.891</text:p>
          </table:table-cell>
          <table:table-cell office:value-type="float" office:value="199.994" calcext:value-type="float">
            <text:p>199.994</text:p>
          </table:table-cell>
          <table:table-cell office:value-type="float" office:value="49.2182559585569" calcext:value-type="float">
            <text:p>49.2182559585569</text:p>
          </table:table-cell>
          <table:table-cell office:value-type="float" office:value="752.0787668" calcext:value-type="float">
            <text:p>752.0787668</text:p>
          </table:table-cell>
          <table:table-cell office:value-type="float" office:value="37.2186789416022" calcext:value-type="float">
            <text:p>37.2186789416022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6.168" calcext:value-type="float">
            <text:p>156.168</text:p>
          </table:table-cell>
          <table:table-cell office:value-type="float" office:value="256.859" calcext:value-type="float">
            <text:p>256.859</text:p>
          </table:table-cell>
          <table:table-cell office:value-type="float" office:value="43.914" calcext:value-type="float">
            <text:p>43.914</text:p>
          </table:table-cell>
          <table:table-cell office:value-type="float" office:value="85.261" calcext:value-type="float">
            <text:p>85.261</text:p>
          </table:table-cell>
          <table:table-cell office:value-type="float" office:value="213.37" calcext:value-type="float">
            <text:p>213.37</text:p>
          </table:table-cell>
          <table:table-cell office:value-type="float" office:value="54.5675128697785" calcext:value-type="float">
            <text:p>54.5675128697785</text:p>
          </table:table-cell>
          <table:table-cell office:value-type="float" office:value="649.8043908" calcext:value-type="float">
            <text:p>649.8043908</text:p>
          </table:table-cell>
          <table:table-cell office:value-type="float" office:value="40.4993441707118" calcext:value-type="float">
            <text:p>40.4993441707118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5.308" calcext:value-type="float">
            <text:p>205.308</text:p>
          </table:table-cell>
          <table:table-cell office:value-type="float" office:value="209.455" calcext:value-type="float">
            <text:p>209.455</text:p>
          </table:table-cell>
          <table:table-cell office:value-type="float" office:value="68.848" calcext:value-type="float">
            <text:p>68.848</text:p>
          </table:table-cell>
          <table:table-cell office:value-type="float" office:value="69.806" calcext:value-type="float">
            <text:p>69.806</text:p>
          </table:table-cell>
          <table:table-cell office:value-type="float" office:value="139.258" calcext:value-type="float">
            <text:p>139.258</text:p>
          </table:table-cell>
          <table:table-cell office:value-type="float" office:value="49.1019698633634" calcext:value-type="float">
            <text:p>49.1019698633634</text:p>
          </table:table-cell>
          <table:table-cell office:value-type="float" office:value="792.4891571" calcext:value-type="float">
            <text:p>792.4891571</text:p>
          </table:table-cell>
          <table:table-cell office:value-type="float" office:value="36.4425389399144" calcext:value-type="float">
            <text:p>36.4425389399144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7.288" calcext:value-type="float">
            <text:p>167.288</text:p>
          </table:table-cell>
          <table:table-cell office:value-type="float" office:value="235.526" calcext:value-type="float">
            <text:p>235.526</text:p>
          </table:table-cell>
          <table:table-cell office:value-type="float" office:value="38.693" calcext:value-type="float">
            <text:p>38.693</text:p>
          </table:table-cell>
          <table:table-cell office:value-type="float" office:value="51.83" calcext:value-type="float">
            <text:p>51.83</text:p>
          </table:table-cell>
          <table:table-cell office:value-type="float" office:value="157.507" calcext:value-type="float">
            <text:p>157.507</text:p>
          </table:table-cell>
          <table:table-cell office:value-type="float" office:value="59.1230373007142" calcext:value-type="float">
            <text:p>59.1230373007142</text:p>
          </table:table-cell>
          <table:table-cell office:value-type="float" office:value="557.0484618" calcext:value-type="float">
            <text:p>557.0484618</text:p>
          </table:table-cell>
          <table:table-cell office:value-type="float" office:value="44.9617245614643" calcext:value-type="float">
            <text:p>44.9617245614643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4.161" calcext:value-type="float">
            <text:p>244.161</text:p>
          </table:table-cell>
          <table:table-cell office:value-type="float" office:value="222.004" calcext:value-type="float">
            <text:p>222.004</text:p>
          </table:table-cell>
          <table:table-cell office:value-type="float" office:value="18.401" calcext:value-type="float">
            <text:p>18.401</text:p>
          </table:table-cell>
          <table:table-cell office:value-type="float" office:value="65.974" calcext:value-type="float">
            <text:p>65.974</text:p>
          </table:table-cell>
          <table:table-cell office:value-type="float" office:value="117.95" calcext:value-type="float">
            <text:p>117.95</text:p>
          </table:table-cell>
          <table:table-cell office:value-type="float" office:value="75.0558048610622" calcext:value-type="float">
            <text:p>75.0558048610622</text:p>
          </table:table-cell>
          <table:table-cell office:value-type="float" office:value="426.038782" calcext:value-type="float">
            <text:p>426.038782</text:p>
          </table:table-cell>
          <table:table-cell office:value-type="float" office:value="57.7341984858568" calcext:value-type="float">
            <text:p>57.7341984858568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2.862" calcext:value-type="float">
            <text:p>152.862</text:p>
          </table:table-cell>
          <table:table-cell office:value-type="float" office:value="224.748" calcext:value-type="float">
            <text:p>224.748</text:p>
          </table:table-cell>
          <table:table-cell office:value-type="float" office:value="15.939" calcext:value-type="float">
            <text:p>15.939</text:p>
          </table:table-cell>
          <table:table-cell office:value-type="float" office:value="70.565" calcext:value-type="float">
            <text:p>70.565</text:p>
          </table:table-cell>
          <table:table-cell office:value-type="float" office:value="54.526" calcext:value-type="float">
            <text:p>54.526</text:p>
          </table:table-cell>
          <table:table-cell office:value-type="float" office:value="84.5588347182333" calcext:value-type="float">
            <text:p>84.5588347182333</text:p>
          </table:table-cell>
          <table:table-cell office:value-type="float" office:value="348.8991753" calcext:value-type="float">
            <text:p>348.8991753</text:p>
          </table:table-cell>
          <table:table-cell office:value-type="float" office:value="65.0460648798611" calcext:value-type="float">
            <text:p>65.0460648798611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7.734" calcext:value-type="float">
            <text:p>197.734</text:p>
          </table:table-cell>
          <table:table-cell office:value-type="float" office:value="237.684" calcext:value-type="float">
            <text:p>237.684</text:p>
          </table:table-cell>
          <table:table-cell office:value-type="float" office:value="70.884" calcext:value-type="float">
            <text:p>70.884</text:p>
          </table:table-cell>
          <table:table-cell office:value-type="float" office:value="46.01" calcext:value-type="float">
            <text:p>46.01</text:p>
          </table:table-cell>
          <table:table-cell office:value-type="float" office:value="156.049" calcext:value-type="float">
            <text:p>156.049</text:p>
          </table:table-cell>
          <table:table-cell office:value-type="float" office:value="44.3533038865594" calcext:value-type="float">
            <text:p>44.3533038865594</text:p>
          </table:table-cell>
          <table:table-cell office:value-type="float" office:value="804.3685814" calcext:value-type="float">
            <text:p>804.3685814</text:p>
          </table:table-cell>
          <table:table-cell office:value-type="float" office:value="34.1176650801168" calcext:value-type="float">
            <text:p>34.1176650801168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9" table:number-rows-spanned="1">
            <text:p>S2I80g06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2.898" calcext:value-type="float">
            <text:p>182.898</text:p>
          </table:table-cell>
          <table:table-cell office:value-type="float" office:value="245.108" calcext:value-type="float">
            <text:p>245.108</text:p>
          </table:table-cell>
          <table:table-cell office:value-type="float" office:value="90.153" calcext:value-type="float">
            <text:p>90.153</text:p>
          </table:table-cell>
          <table:table-cell office:value-type="float" office:value="53.537" calcext:value-type="float">
            <text:p>53.537</text:p>
          </table:table-cell>
          <table:table-cell office:value-type="float" office:value="174.185" calcext:value-type="float">
            <text:p>174.185</text:p>
          </table:table-cell>
          <table:table-cell office:value-type="float" office:value="39.7287380881779" calcext:value-type="float">
            <text:p>39.7287380881779</text:p>
          </table:table-cell>
          <table:table-cell office:value-type="float" office:value="958.2381447" calcext:value-type="float">
            <text:p>958.2381447</text:p>
          </table:table-cell>
          <table:table-cell office:value-type="float" office:value="29.8049138680089" calcext:value-type="float">
            <text:p>29.8049138680089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9.145" calcext:value-type="float">
            <text:p>109.145</text:p>
          </table:table-cell>
          <table:table-cell office:value-type="float" office:value="197.143" calcext:value-type="float">
            <text:p>197.143</text:p>
          </table:table-cell>
          <table:table-cell office:value-type="float" office:value="43.477" calcext:value-type="float">
            <text:p>43.477</text:p>
          </table:table-cell>
          <table:table-cell office:value-type="float" office:value="40.622" calcext:value-type="float">
            <text:p>40.622</text:p>
          </table:table-cell>
          <table:table-cell office:value-type="float" office:value="244.438" calcext:value-type="float">
            <text:p>244.438</text:p>
          </table:table-cell>
          <table:table-cell office:value-type="float" office:value="61.4755331666201" calcext:value-type="float">
            <text:p>61.4755331666201</text:p>
          </table:table-cell>
          <table:table-cell office:value-type="float" office:value="581.6982777" calcext:value-type="float">
            <text:p>581.6982777</text:p>
          </table:table-cell>
          <table:table-cell office:value-type="float" office:value="46.1204600823952" calcext:value-type="float">
            <text:p>46.1204600823952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5.73" calcext:value-type="float">
            <text:p>175.73</text:p>
          </table:table-cell>
          <table:table-cell office:value-type="float" office:value="226.908" calcext:value-type="float">
            <text:p>226.908</text:p>
          </table:table-cell>
          <table:table-cell office:value-type="float" office:value="12.608" calcext:value-type="float">
            <text:p>12.608</text:p>
          </table:table-cell>
          <table:table-cell office:value-type="float" office:value="14.488" calcext:value-type="float">
            <text:p>14.488</text:p>
          </table:table-cell>
          <table:table-cell office:value-type="float" office:value="98.384" calcext:value-type="float">
            <text:p>98.384</text:p>
          </table:table-cell>
          <table:table-cell office:value-type="float" office:value="89.1902507929925" calcext:value-type="float">
            <text:p>89.1902507929925</text:p>
          </table:table-cell>
          <table:table-cell office:value-type="float" office:value="308.7388376" calcext:value-type="float">
            <text:p>308.7388376</text:p>
          </table:table-cell>
          <table:table-cell office:value-type="float" office:value="66.9920818930782" calcext:value-type="float">
            <text:p>66.9920818930782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2.694" calcext:value-type="float">
            <text:p>202.694</text:p>
          </table:table-cell>
          <table:table-cell office:value-type="float" office:value="230.718" calcext:value-type="float">
            <text:p>230.718</text:p>
          </table:table-cell>
          <table:table-cell office:value-type="float" office:value="26.712" calcext:value-type="float">
            <text:p>26.712</text:p>
          </table:table-cell>
          <table:table-cell office:value-type="float" office:value="36.536" calcext:value-type="float">
            <text:p>36.536</text:p>
          </table:table-cell>
          <table:table-cell office:value-type="float" office:value="54.336" calcext:value-type="float">
            <text:p>54.336</text:p>
          </table:table-cell>
          <table:table-cell office:value-type="float" office:value="71.0795394980408" calcext:value-type="float">
            <text:p>71.0795394980408</text:p>
          </table:table-cell>
          <table:table-cell office:value-type="float" office:value="424.695354" calcext:value-type="float">
            <text:p>424.695354</text:p>
          </table:table-cell>
          <table:table-cell office:value-type="float" office:value="54.7339895768806" calcext:value-type="float">
            <text:p>54.7339895768806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6.624" calcext:value-type="float">
            <text:p>86.624</text:p>
          </table:table-cell>
          <table:table-cell office:value-type="float" office:value="230.205" calcext:value-type="float">
            <text:p>230.205</text:p>
          </table:table-cell>
          <table:table-cell office:value-type="float" office:value="13.07" calcext:value-type="float">
            <text:p>13.07</text:p>
          </table:table-cell>
          <table:table-cell office:value-type="float" office:value="66.482" calcext:value-type="float">
            <text:p>66.482</text:p>
          </table:table-cell>
          <table:table-cell office:value-type="float" office:value="49.041" calcext:value-type="float">
            <text:p>49.041</text:p>
          </table:table-cell>
          <table:table-cell office:value-type="float" office:value="97.4759024377967" calcext:value-type="float">
            <text:p>97.4759024377967</text:p>
          </table:table-cell>
          <table:table-cell office:value-type="float" office:value="297.580687" calcext:value-type="float">
            <text:p>297.580687</text:p>
          </table:table-cell>
          <table:table-cell office:value-type="float" office:value="70.4211328072842" calcext:value-type="float">
            <text:p>70.4211328072842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1.987" calcext:value-type="float">
            <text:p>111.987</text:p>
          </table:table-cell>
          <table:table-cell office:value-type="float" office:value="238.934" calcext:value-type="float">
            <text:p>238.934</text:p>
          </table:table-cell>
          <table:table-cell office:value-type="float" office:value="90.757" calcext:value-type="float">
            <text:p>90.757</text:p>
          </table:table-cell>
          <table:table-cell office:value-type="float" office:value="90.69" calcext:value-type="float">
            <text:p>90.69</text:p>
          </table:table-cell>
          <table:table-cell office:value-type="float" office:value="231.117" calcext:value-type="float">
            <text:p>231.117</text:p>
          </table:table-cell>
          <table:table-cell office:value-type="float" office:value="38.3705896099653" calcext:value-type="float">
            <text:p>38.3705896099653</text:p>
          </table:table-cell>
          <table:table-cell office:value-type="float" office:value="984.8950248" calcext:value-type="float">
            <text:p>984.8950248</text:p>
          </table:table-cell>
          <table:table-cell office:value-type="float" office:value="29.6854948120716" calcext:value-type="float">
            <text:p>29.6854948120716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1.603" calcext:value-type="float">
            <text:p>131.603</text:p>
          </table:table-cell>
          <table:table-cell office:value-type="float" office:value="219.475" calcext:value-type="float">
            <text:p>219.475</text:p>
          </table:table-cell>
          <table:table-cell office:value-type="float" office:value="57.091" calcext:value-type="float">
            <text:p>57.091</text:p>
          </table:table-cell>
          <table:table-cell office:value-type="float" office:value="38" calcext:value-type="float">
            <text:p>38</text:p>
          </table:table-cell>
          <table:table-cell office:value-type="float" office:value="164.518" calcext:value-type="float">
            <text:p>164.518</text:p>
          </table:table-cell>
          <table:table-cell office:value-type="float" office:value="51.3909090385087" calcext:value-type="float">
            <text:p>51.3909090385087</text:p>
          </table:table-cell>
          <table:table-cell office:value-type="float" office:value="665.1481908" calcext:value-type="float">
            <text:p>665.1481908</text:p>
          </table:table-cell>
          <table:table-cell office:value-type="float" office:value="39.7592156554727" calcext:value-type="float">
            <text:p>39.7592156554727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3.584" calcext:value-type="float">
            <text:p>203.584</text:p>
          </table:table-cell>
          <table:table-cell office:value-type="float" office:value="232.48" calcext:value-type="float">
            <text:p>232.48</text:p>
          </table:table-cell>
          <table:table-cell office:value-type="float" office:value="25.445" calcext:value-type="float">
            <text:p>25.445</text:p>
          </table:table-cell>
          <table:table-cell office:value-type="float" office:value="90.201" calcext:value-type="float">
            <text:p>90.201</text:p>
          </table:table-cell>
          <table:table-cell office:value-type="float" office:value="128.3" calcext:value-type="float">
            <text:p>128.3</text:p>
          </table:table-cell>
          <table:table-cell office:value-type="float" office:value="67.3667903102814" calcext:value-type="float">
            <text:p>67.3667903102814</text:p>
          </table:table-cell>
          <table:table-cell office:value-type="float" office:value="489.6801679" calcext:value-type="float">
            <text:p>489.6801679</text:p>
          </table:table-cell>
          <table:table-cell office:value-type="float" office:value="52.1221881288435" calcext:value-type="float">
            <text:p>52.1221881288435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4.543" calcext:value-type="float">
            <text:p>94.543</text:p>
          </table:table-cell>
          <table:table-cell office:value-type="float" office:value="245.366" calcext:value-type="float">
            <text:p>245.366</text:p>
          </table:table-cell>
          <table:table-cell office:value-type="float" office:value="54.448" calcext:value-type="float">
            <text:p>54.448</text:p>
          </table:table-cell>
          <table:table-cell office:value-type="float" office:value="38.532" calcext:value-type="float">
            <text:p>38.532</text:p>
          </table:table-cell>
          <table:table-cell office:value-type="float" office:value="193.552" calcext:value-type="float">
            <text:p>193.552</text:p>
          </table:table-cell>
          <table:table-cell office:value-type="float" office:value="53.0584414524968" calcext:value-type="float">
            <text:p>53.0584414524968</text:p>
          </table:table-cell>
          <table:table-cell office:value-type="float" office:value="653.6798652" calcext:value-type="float">
            <text:p>653.6798652</text:p>
          </table:table-cell>
          <table:table-cell office:value-type="float" office:value="39.1100558992162" calcext:value-type="float">
            <text:p>39.1100558992162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1.029" calcext:value-type="float">
            <text:p>171.029</text:p>
          </table:table-cell>
          <table:table-cell office:value-type="float" office:value="188.627" calcext:value-type="float">
            <text:p>188.627</text:p>
          </table:table-cell>
          <table:table-cell office:value-type="float" office:value="40.652" calcext:value-type="float">
            <text:p>40.652</text:p>
          </table:table-cell>
          <table:table-cell office:value-type="float" office:value="55.58" calcext:value-type="float">
            <text:p>55.58</text:p>
          </table:table-cell>
          <table:table-cell office:value-type="float" office:value="161.664" calcext:value-type="float">
            <text:p>161.664</text:p>
          </table:table-cell>
          <table:table-cell office:value-type="float" office:value="62.3781097400561" calcext:value-type="float">
            <text:p>62.3781097400561</text:p>
          </table:table-cell>
          <table:table-cell office:value-type="float" office:value="558.9424115" calcext:value-type="float">
            <text:p>558.9424115</text:p>
          </table:table-cell>
          <table:table-cell office:value-type="float" office:value="48.1626418431415" calcext:value-type="float">
            <text:p>48.1626418431415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971" calcext:value-type="float">
            <text:p>76.971</text:p>
          </table:table-cell>
          <table:table-cell office:value-type="float" office:value="249.721" calcext:value-type="float">
            <text:p>249.721</text:p>
          </table:table-cell>
          <table:table-cell office:value-type="float" office:value="20.81" calcext:value-type="float">
            <text:p>20.81</text:p>
          </table:table-cell>
          <table:table-cell office:value-type="float" office:value="40.305" calcext:value-type="float">
            <text:p>40.305</text:p>
          </table:table-cell>
          <table:table-cell office:value-type="float" office:value="91.288" calcext:value-type="float">
            <text:p>91.288</text:p>
          </table:table-cell>
          <table:table-cell office:value-type="float" office:value="78.8507848540919" calcext:value-type="float">
            <text:p>78.8507848540919</text:p>
          </table:table-cell>
          <table:table-cell office:value-type="float" office:value="356.4169394" calcext:value-type="float">
            <text:p>356.4169394</text:p>
          </table:table-cell>
          <table:table-cell office:value-type="float" office:value="58.6249001471931" calcext:value-type="float">
            <text:p>58.6249001471931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551" calcext:value-type="float">
            <text:p>2.551</text:p>
          </table:table-cell>
          <table:table-cell office:value-type="float" office:value="240.381" calcext:value-type="float">
            <text:p>240.381</text:p>
          </table:table-cell>
          <table:table-cell office:value-type="float" office:value="64.926" calcext:value-type="float">
            <text:p>64.926</text:p>
          </table:table-cell>
          <table:table-cell office:value-type="float" office:value="42.582" calcext:value-type="float">
            <text:p>42.582</text:p>
          </table:table-cell>
          <table:table-cell office:value-type="float" office:value="182.765" calcext:value-type="float">
            <text:p>182.765</text:p>
          </table:table-cell>
          <table:table-cell office:value-type="float" office:value="50.3498136033033" calcext:value-type="float">
            <text:p>50.3498136033033</text:p>
          </table:table-cell>
          <table:table-cell office:value-type="float" office:value="691.1836749" calcext:value-type="float">
            <text:p>691.1836749</text:p>
          </table:table-cell>
          <table:table-cell office:value-type="float" office:value="38.437413435212" calcext:value-type="float">
            <text:p>38.437413435212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.657" calcext:value-type="float">
            <text:p>21.657</text:p>
          </table:table-cell>
          <table:table-cell office:value-type="float" office:value="243.895" calcext:value-type="float">
            <text:p>243.895</text:p>
          </table:table-cell>
          <table:table-cell office:value-type="float" office:value="54.945" calcext:value-type="float">
            <text:p>54.945</text:p>
          </table:table-cell>
          <table:table-cell office:value-type="float" office:value="52.034" calcext:value-type="float">
            <text:p>52.034</text:p>
          </table:table-cell>
          <table:table-cell office:value-type="float" office:value="196.039" calcext:value-type="float">
            <text:p>196.039</text:p>
          </table:table-cell>
          <table:table-cell office:value-type="float" office:value="53.3443976454713" calcext:value-type="float">
            <text:p>53.3443976454713</text:p>
          </table:table-cell>
          <table:table-cell office:value-type="float" office:value="639.0890217" calcext:value-type="float">
            <text:p>639.0890217</text:p>
          </table:table-cell>
          <table:table-cell office:value-type="float" office:value="40.7211715796727" calcext:value-type="float">
            <text:p>40.7211715796727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9.745" calcext:value-type="float">
            <text:p>249.745</text:p>
          </table:table-cell>
          <table:table-cell office:value-type="float" office:value="240.605" calcext:value-type="float">
            <text:p>240.605</text:p>
          </table:table-cell>
          <table:table-cell office:value-type="float" office:value="41.974" calcext:value-type="float">
            <text:p>41.974</text:p>
          </table:table-cell>
          <table:table-cell office:value-type="float" office:value="115.362" calcext:value-type="float">
            <text:p>115.362</text:p>
          </table:table-cell>
          <table:table-cell office:value-type="float" office:value="85.18" calcext:value-type="float">
            <text:p>85.18</text:p>
          </table:table-cell>
          <table:table-cell office:value-type="float" office:value="58.1190207530013" calcext:value-type="float">
            <text:p>58.1190207530013</text:p>
          </table:table-cell>
          <table:table-cell office:value-type="float" office:value="635.9669754" calcext:value-type="float">
            <text:p>635.9669754</text:p>
          </table:table-cell>
          <table:table-cell office:value-type="float" office:value="43.9305392830505" calcext:value-type="float">
            <text:p>43.9305392830505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.398" calcext:value-type="float">
            <text:p>32.398</text:p>
          </table:table-cell>
          <table:table-cell office:value-type="float" office:value="246.228" calcext:value-type="float">
            <text:p>246.228</text:p>
          </table:table-cell>
          <table:table-cell office:value-type="float" office:value="58.793" calcext:value-type="float">
            <text:p>58.793</text:p>
          </table:table-cell>
          <table:table-cell office:value-type="float" office:value="64.496" calcext:value-type="float">
            <text:p>64.496</text:p>
          </table:table-cell>
          <table:table-cell office:value-type="float" office:value="153.224" calcext:value-type="float">
            <text:p>153.224</text:p>
          </table:table-cell>
          <table:table-cell office:value-type="float" office:value="52.8653302467676" calcext:value-type="float">
            <text:p>52.8653302467676</text:p>
          </table:table-cell>
          <table:table-cell office:value-type="float" office:value="664.6568468" calcext:value-type="float">
            <text:p>664.6568468</text:p>
          </table:table-cell>
          <table:table-cell office:value-type="float" office:value="39.9469973438881" calcext:value-type="float">
            <text:p>39.9469973438881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8.721" calcext:value-type="float">
            <text:p>168.721</text:p>
          </table:table-cell>
          <table:table-cell office:value-type="float" office:value="162.573" calcext:value-type="float">
            <text:p>162.573</text:p>
          </table:table-cell>
          <table:table-cell office:value-type="float" office:value="16.879" calcext:value-type="float">
            <text:p>16.879</text:p>
          </table:table-cell>
          <table:table-cell office:value-type="float" office:value="18.453" calcext:value-type="float">
            <text:p>18.453</text:p>
          </table:table-cell>
          <table:table-cell office:value-type="float" office:value="29.574" calcext:value-type="float">
            <text:p>29.574</text:p>
          </table:table-cell>
          <table:table-cell office:value-type="float" office:value="105.604112152389" calcext:value-type="float">
            <text:p>105.604112152389</text:p>
          </table:table-cell>
          <table:table-cell office:value-type="float" office:value="285.828428" calcext:value-type="float">
            <text:p>285.828428</text:p>
          </table:table-cell>
          <table:table-cell office:value-type="float" office:value="83.5847271903881" calcext:value-type="float">
            <text:p>83.5847271903881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5.439" calcext:value-type="float">
            <text:p>185.439</text:p>
          </table:table-cell>
          <table:table-cell office:value-type="float" office:value="246.074" calcext:value-type="float">
            <text:p>246.074</text:p>
          </table:table-cell>
          <table:table-cell office:value-type="float" office:value="70.647" calcext:value-type="float">
            <text:p>70.647</text:p>
          </table:table-cell>
          <table:table-cell office:value-type="float" office:value="61.016" calcext:value-type="float">
            <text:p>61.016</text:p>
          </table:table-cell>
          <table:table-cell office:value-type="float" office:value="232.818" calcext:value-type="float">
            <text:p>232.818</text:p>
          </table:table-cell>
          <table:table-cell office:value-type="float" office:value="43.5196346081345" calcext:value-type="float">
            <text:p>43.5196346081345</text:p>
          </table:table-cell>
          <table:table-cell office:value-type="float" office:value="845.2323852" calcext:value-type="float">
            <text:p>845.2323852</text:p>
          </table:table-cell>
          <table:table-cell office:value-type="float" office:value="32.5187827247018" calcext:value-type="float">
            <text:p>32.518782724701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0.07" calcext:value-type="float">
            <text:p>120.07</text:p>
          </table:table-cell>
          <table:table-cell office:value-type="float" office:value="233.486" calcext:value-type="float">
            <text:p>233.486</text:p>
          </table:table-cell>
          <table:table-cell office:value-type="float" office:value="63.378" calcext:value-type="float">
            <text:p>63.378</text:p>
          </table:table-cell>
          <table:table-cell office:value-type="float" office:value="57.659" calcext:value-type="float">
            <text:p>57.659</text:p>
          </table:table-cell>
          <table:table-cell office:value-type="float" office:value="136.024" calcext:value-type="float">
            <text:p>136.024</text:p>
          </table:table-cell>
          <table:table-cell office:value-type="float" office:value="49.7636580315014" calcext:value-type="float">
            <text:p>49.7636580315014</text:p>
          </table:table-cell>
          <table:table-cell office:value-type="float" office:value="716.282701" calcext:value-type="float">
            <text:p>716.282701</text:p>
          </table:table-cell>
          <table:table-cell office:value-type="float" office:value="38.0043259487608" calcext:value-type="float">
            <text:p>38.004325948760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7.646" calcext:value-type="float">
            <text:p>147.646</text:p>
          </table:table-cell>
          <table:table-cell office:value-type="float" office:value="196.48" calcext:value-type="float">
            <text:p>196.48</text:p>
          </table:table-cell>
          <table:table-cell office:value-type="float" office:value="73.54" calcext:value-type="float">
            <text:p>73.54</text:p>
          </table:table-cell>
          <table:table-cell office:value-type="float" office:value="92.347" calcext:value-type="float">
            <text:p>92.347</text:p>
          </table:table-cell>
          <table:table-cell office:value-type="float" office:value="196.008" calcext:value-type="float">
            <text:p>196.008</text:p>
          </table:table-cell>
          <table:table-cell office:value-type="float" office:value="46.296918730393" calcext:value-type="float">
            <text:p>46.296918730393</text:p>
          </table:table-cell>
          <table:table-cell office:value-type="float" office:value="840.6012584" calcext:value-type="float">
            <text:p>840.6012584</text:p>
          </table:table-cell>
          <table:table-cell office:value-type="float" office:value="35.361720242296" calcext:value-type="float">
            <text:p>35.361720242296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9.709" calcext:value-type="float">
            <text:p>159.709</text:p>
          </table:table-cell>
          <table:table-cell office:value-type="float" office:value="210.021" calcext:value-type="float">
            <text:p>210.021</text:p>
          </table:table-cell>
          <table:table-cell office:value-type="float" office:value="43.626" calcext:value-type="float">
            <text:p>43.626</text:p>
          </table:table-cell>
          <table:table-cell office:value-type="float" office:value="115.688" calcext:value-type="float">
            <text:p>115.688</text:p>
          </table:table-cell>
          <table:table-cell office:value-type="float" office:value="138.458" calcext:value-type="float">
            <text:p>138.458</text:p>
          </table:table-cell>
          <table:table-cell office:value-type="float" office:value="59.8474072957409" calcext:value-type="float">
            <text:p>59.8474072957409</text:p>
          </table:table-cell>
          <table:table-cell office:value-type="float" office:value="622.4618912" calcext:value-type="float">
            <text:p>622.4618912</text:p>
          </table:table-cell>
          <table:table-cell office:value-type="float" office:value="45.7106530923079" calcext:value-type="float">
            <text:p>45.7106530923079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.124" calcext:value-type="float">
            <text:p>79.124</text:p>
          </table:table-cell>
          <table:table-cell office:value-type="float" office:value="236.157" calcext:value-type="float">
            <text:p>236.157</text:p>
          </table:table-cell>
          <table:table-cell office:value-type="float" office:value="71.623" calcext:value-type="float">
            <text:p>71.623</text:p>
          </table:table-cell>
          <table:table-cell office:value-type="float" office:value="54.612" calcext:value-type="float">
            <text:p>54.612</text:p>
          </table:table-cell>
          <table:table-cell office:value-type="float" office:value="143.757" calcext:value-type="float">
            <text:p>143.757</text:p>
          </table:table-cell>
          <table:table-cell office:value-type="float" office:value="47.4009513279871" calcext:value-type="float">
            <text:p>47.4009513279871</text:p>
          </table:table-cell>
          <table:table-cell office:value-type="float" office:value="763.0645469" calcext:value-type="float">
            <text:p>763.0645469</text:p>
          </table:table-cell>
          <table:table-cell office:value-type="float" office:value="36.1886469553757" calcext:value-type="float">
            <text:p>36.1886469553757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0.643" calcext:value-type="float">
            <text:p>120.643</text:p>
          </table:table-cell>
          <table:table-cell office:value-type="float" office:value="203.588" calcext:value-type="float">
            <text:p>203.588</text:p>
          </table:table-cell>
          <table:table-cell office:value-type="float" office:value="19.563" calcext:value-type="float">
            <text:p>19.563</text:p>
          </table:table-cell>
          <table:table-cell office:value-type="float" office:value="20.921" calcext:value-type="float">
            <text:p>20.921</text:p>
          </table:table-cell>
          <table:table-cell office:value-type="float" office:value="73.738" calcext:value-type="float">
            <text:p>73.738</text:p>
          </table:table-cell>
          <table:table-cell office:value-type="float" office:value="86.0847191791741" calcext:value-type="float">
            <text:p>86.0847191791741</text:p>
          </table:table-cell>
          <table:table-cell office:value-type="float" office:value="323.5347927" calcext:value-type="float">
            <text:p>323.5347927</text:p>
          </table:table-cell>
          <table:table-cell office:value-type="float" office:value="65.7214958633503" calcext:value-type="float">
            <text:p>65.7214958633503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6.213" calcext:value-type="float">
            <text:p>176.213</text:p>
          </table:table-cell>
          <table:table-cell office:value-type="float" office:value="213.557" calcext:value-type="float">
            <text:p>213.557</text:p>
          </table:table-cell>
          <table:table-cell office:value-type="float" office:value="64.296" calcext:value-type="float">
            <text:p>64.296</text:p>
          </table:table-cell>
          <table:table-cell office:value-type="float" office:value="38.926" calcext:value-type="float">
            <text:p>38.926</text:p>
          </table:table-cell>
          <table:table-cell office:value-type="float" office:value="230.348" calcext:value-type="float">
            <text:p>230.348</text:p>
          </table:table-cell>
          <table:table-cell office:value-type="float" office:value="47.7577229395841" calcext:value-type="float">
            <text:p>47.7577229395841</text:p>
          </table:table-cell>
          <table:table-cell office:value-type="float" office:value="762.8318414" calcext:value-type="float">
            <text:p>762.8318414</text:p>
          </table:table-cell>
          <table:table-cell office:value-type="float" office:value="35.8670644308059" calcext:value-type="float">
            <text:p>35.8670644308059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2.084" calcext:value-type="float">
            <text:p>52.084</text:p>
          </table:table-cell>
          <table:table-cell office:value-type="float" office:value="218.489" calcext:value-type="float">
            <text:p>218.489</text:p>
          </table:table-cell>
          <table:table-cell office:value-type="float" office:value="13.278" calcext:value-type="float">
            <text:p>13.278</text:p>
          </table:table-cell>
          <table:table-cell office:value-type="float" office:value="31.385" calcext:value-type="float">
            <text:p>31.385</text:p>
          </table:table-cell>
          <table:table-cell office:value-type="float" office:value="27.703" calcext:value-type="float">
            <text:p>27.703</text:p>
          </table:table-cell>
          <table:table-cell office:value-type="float" office:value="111.851728973776" calcext:value-type="float">
            <text:p>111.851728973776</text:p>
          </table:table-cell>
          <table:table-cell office:value-type="float" office:value="243.9646815" calcext:value-type="float">
            <text:p>243.9646815</text:p>
          </table:table-cell>
          <table:table-cell office:value-type="float" office:value="85.7487704373785" calcext:value-type="float">
            <text:p>85.7487704373785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.349" calcext:value-type="float">
            <text:p>99.349</text:p>
          </table:table-cell>
          <table:table-cell office:value-type="float" office:value="235.912" calcext:value-type="float">
            <text:p>235.912</text:p>
          </table:table-cell>
          <table:table-cell office:value-type="float" office:value="31.514" calcext:value-type="float">
            <text:p>31.514</text:p>
          </table:table-cell>
          <table:table-cell office:value-type="float" office:value="23.805" calcext:value-type="float">
            <text:p>23.805</text:p>
          </table:table-cell>
          <table:table-cell office:value-type="float" office:value="43.121" calcext:value-type="float">
            <text:p>43.121</text:p>
          </table:table-cell>
          <table:table-cell office:value-type="float" office:value="72.6868239117358" calcext:value-type="float">
            <text:p>72.6868239117358</text:p>
          </table:table-cell>
          <table:table-cell office:value-type="float" office:value="406.1742488" calcext:value-type="float">
            <text:p>406.1742488</text:p>
          </table:table-cell>
          <table:table-cell office:value-type="float" office:value="55.9471172530355" calcext:value-type="float">
            <text:p>55.9471172530355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6.673" calcext:value-type="float">
            <text:p>226.673</text:p>
          </table:table-cell>
          <table:table-cell office:value-type="float" office:value="245.824" calcext:value-type="float">
            <text:p>245.824</text:p>
          </table:table-cell>
          <table:table-cell office:value-type="float" office:value="16.489" calcext:value-type="float">
            <text:p>16.489</text:p>
          </table:table-cell>
          <table:table-cell office:value-type="float" office:value="26.057" calcext:value-type="float">
            <text:p>26.057</text:p>
          </table:table-cell>
          <table:table-cell office:value-type="float" office:value="89.15" calcext:value-type="float">
            <text:p>89.15</text:p>
          </table:table-cell>
          <table:table-cell office:value-type="float" office:value="73.6764809729572" calcext:value-type="float">
            <text:p>73.6764809729572</text:p>
          </table:table-cell>
          <table:table-cell office:value-type="float" office:value="370.8918368" calcext:value-type="float">
            <text:p>370.8918368</text:p>
          </table:table-cell>
          <table:table-cell office:value-type="float" office:value="56.7805631530174" calcext:value-type="float">
            <text:p>56.7805631530174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9.379" calcext:value-type="float">
            <text:p>59.379</text:p>
          </table:table-cell>
          <table:table-cell office:value-type="float" office:value="241.034" calcext:value-type="float">
            <text:p>241.034</text:p>
          </table:table-cell>
          <table:table-cell office:value-type="float" office:value="87.272" calcext:value-type="float">
            <text:p>87.272</text:p>
          </table:table-cell>
          <table:table-cell office:value-type="float" office:value="42.121" calcext:value-type="float">
            <text:p>42.121</text:p>
          </table:table-cell>
          <table:table-cell office:value-type="float" office:value="228.472" calcext:value-type="float">
            <text:p>228.472</text:p>
          </table:table-cell>
          <table:table-cell office:value-type="float" office:value="40.2598650027545" calcext:value-type="float">
            <text:p>40.2598650027545</text:p>
          </table:table-cell>
          <table:table-cell office:value-type="float" office:value="899.4334345" calcext:value-type="float">
            <text:p>899.4334345</text:p>
          </table:table-cell>
          <table:table-cell office:value-type="float" office:value="31.0300998100664" calcext:value-type="float">
            <text:p>31.0300998100664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9" table:number-rows-spanned="1">
            <text:p>S2I80g03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.306" calcext:value-type="float">
            <text:p>120.306</text:p>
          </table:table-cell>
          <table:table-cell office:value-type="float" office:value="187.45" calcext:value-type="float">
            <text:p>187.45</text:p>
          </table:table-cell>
          <table:table-cell office:value-type="float" office:value="14.849" calcext:value-type="float">
            <text:p>14.849</text:p>
          </table:table-cell>
          <table:table-cell office:value-type="float" office:value="14.562" calcext:value-type="float">
            <text:p>14.562</text:p>
          </table:table-cell>
          <table:table-cell office:value-type="float" office:value="32.868" calcext:value-type="float">
            <text:p>32.868</text:p>
          </table:table-cell>
          <table:table-cell office:value-type="float" office:value="104.159317436459" calcext:value-type="float">
            <text:p>104.159317436459</text:p>
          </table:table-cell>
          <table:table-cell office:value-type="float" office:value="259.5980027" calcext:value-type="float">
            <text:p>259.5980027</text:p>
          </table:table-cell>
          <table:table-cell office:value-type="float" office:value="77.7508987531059" calcext:value-type="float">
            <text:p>77.7508987531059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.744" calcext:value-type="float">
            <text:p>106.744</text:p>
          </table:table-cell>
          <table:table-cell office:value-type="float" office:value="197.739" calcext:value-type="float">
            <text:p>197.739</text:p>
          </table:table-cell>
          <table:table-cell office:value-type="float" office:value="12.501" calcext:value-type="float">
            <text:p>12.501</text:p>
          </table:table-cell>
          <table:table-cell office:value-type="float" office:value="65.752" calcext:value-type="float">
            <text:p>65.752</text:p>
          </table:table-cell>
          <table:table-cell office:value-type="float" office:value="82.505" calcext:value-type="float">
            <text:p>82.505</text:p>
          </table:table-cell>
          <table:table-cell office:value-type="float" office:value="98.6739188920245" calcext:value-type="float">
            <text:p>98.6739188920245</text:p>
          </table:table-cell>
          <table:table-cell office:value-type="float" office:value="301.9424809" calcext:value-type="float">
            <text:p>301.9424809</text:p>
          </table:table-cell>
          <table:table-cell office:value-type="float" office:value="75.4561076578852" calcext:value-type="float">
            <text:p>75.4561076578852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.023" calcext:value-type="float">
            <text:p>212.023</text:p>
          </table:table-cell>
          <table:table-cell office:value-type="float" office:value="226.451" calcext:value-type="float">
            <text:p>226.451</text:p>
          </table:table-cell>
          <table:table-cell office:value-type="float" office:value="15.592" calcext:value-type="float">
            <text:p>15.592</text:p>
          </table:table-cell>
          <table:table-cell office:value-type="float" office:value="23.267" calcext:value-type="float">
            <text:p>23.267</text:p>
          </table:table-cell>
          <table:table-cell office:value-type="float" office:value="86.444" calcext:value-type="float">
            <text:p>86.444</text:p>
          </table:table-cell>
          <table:table-cell office:value-type="float" office:value="79.770954060422" calcext:value-type="float">
            <text:p>79.770954060422</text:p>
          </table:table-cell>
          <table:table-cell office:value-type="float" office:value="347.1957168" calcext:value-type="float">
            <text:p>347.1957168</text:p>
          </table:table-cell>
          <table:table-cell office:value-type="float" office:value="61.0043460341476" calcext:value-type="float">
            <text:p>61.0043460341476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4.104" calcext:value-type="float">
            <text:p>234.104</text:p>
          </table:table-cell>
          <table:table-cell office:value-type="float" office:value="238.474" calcext:value-type="float">
            <text:p>238.474</text:p>
          </table:table-cell>
          <table:table-cell office:value-type="float" office:value="16.998" calcext:value-type="float">
            <text:p>16.998</text:p>
          </table:table-cell>
          <table:table-cell office:value-type="float" office:value="27.13" calcext:value-type="float">
            <text:p>27.13</text:p>
          </table:table-cell>
          <table:table-cell office:value-type="float" office:value="162.807" calcext:value-type="float">
            <text:p>162.807</text:p>
          </table:table-cell>
          <table:table-cell office:value-type="float" office:value="73.1311884471149" calcext:value-type="float">
            <text:p>73.1311884471149</text:p>
          </table:table-cell>
          <table:table-cell office:value-type="float" office:value="406.6632197" calcext:value-type="float">
            <text:p>406.6632197</text:p>
          </table:table-cell>
          <table:table-cell office:value-type="float" office:value="55.9303579638303" calcext:value-type="float">
            <text:p>55.930357963830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616" calcext:value-type="float">
            <text:p>8.616</text:p>
          </table:table-cell>
          <table:table-cell office:value-type="float" office:value="248.141" calcext:value-type="float">
            <text:p>248.141</text:p>
          </table:table-cell>
          <table:table-cell office:value-type="float" office:value="70.61" calcext:value-type="float">
            <text:p>70.61</text:p>
          </table:table-cell>
          <table:table-cell office:value-type="float" office:value="75.26" calcext:value-type="float">
            <text:p>75.26</text:p>
          </table:table-cell>
          <table:table-cell office:value-type="float" office:value="135.915" calcext:value-type="float">
            <text:p>135.915</text:p>
          </table:table-cell>
          <table:table-cell office:value-type="float" office:value="48.9048112308908" calcext:value-type="float">
            <text:p>48.9048112308908</text:p>
          </table:table-cell>
          <table:table-cell office:value-type="float" office:value="744.8606295" calcext:value-type="float">
            <text:p>744.8606295</text:p>
          </table:table-cell>
          <table:table-cell office:value-type="float" office:value="37.4004556178808" calcext:value-type="float">
            <text:p>37.4004556178808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.94" calcext:value-type="float">
            <text:p>90.94</text:p>
          </table:table-cell>
          <table:table-cell office:value-type="float" office:value="174.024" calcext:value-type="float">
            <text:p>174.024</text:p>
          </table:table-cell>
          <table:table-cell office:value-type="float" office:value="103.117" calcext:value-type="float">
            <text:p>103.117</text:p>
          </table:table-cell>
          <table:table-cell office:value-type="float" office:value="66.158" calcext:value-type="float">
            <text:p>66.158</text:p>
          </table:table-cell>
          <table:table-cell office:value-type="float" office:value="156.745" calcext:value-type="float">
            <text:p>156.745</text:p>
          </table:table-cell>
          <table:table-cell office:value-type="float" office:value="40.768023453217" calcext:value-type="float">
            <text:p>40.768023453217</text:p>
          </table:table-cell>
          <table:table-cell office:value-type="float" office:value="991.550449" calcext:value-type="float">
            <text:p>991.550449</text:p>
          </table:table-cell>
          <table:table-cell office:value-type="float" office:value="31.7601819258971" calcext:value-type="float">
            <text:p>31.7601819258971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28" calcext:value-type="float">
            <text:p>1.128</text:p>
          </table:table-cell>
          <table:table-cell office:value-type="float" office:value="220.963" calcext:value-type="float">
            <text:p>220.963</text:p>
          </table:table-cell>
          <table:table-cell office:value-type="float" office:value="71.117" calcext:value-type="float">
            <text:p>71.117</text:p>
          </table:table-cell>
          <table:table-cell office:value-type="float" office:value="57.614" calcext:value-type="float">
            <text:p>57.614</text:p>
          </table:table-cell>
          <table:table-cell office:value-type="float" office:value="201.411" calcext:value-type="float">
            <text:p>201.411</text:p>
          </table:table-cell>
          <table:table-cell office:value-type="float" office:value="47.8732805110744" calcext:value-type="float">
            <text:p>47.8732805110744</text:p>
          </table:table-cell>
          <table:table-cell office:value-type="float" office:value="748.5002643" calcext:value-type="float">
            <text:p>748.5002643</text:p>
          </table:table-cell>
          <table:table-cell office:value-type="float" office:value="37.2998512116859" calcext:value-type="float">
            <text:p>37.2998512116859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.972" calcext:value-type="float">
            <text:p>110.972</text:p>
          </table:table-cell>
          <table:table-cell office:value-type="float" office:value="240.557" calcext:value-type="float">
            <text:p>240.557</text:p>
          </table:table-cell>
          <table:table-cell office:value-type="float" office:value="69.249" calcext:value-type="float">
            <text:p>69.249</text:p>
          </table:table-cell>
          <table:table-cell office:value-type="float" office:value="99.4" calcext:value-type="float">
            <text:p>99.4</text:p>
          </table:table-cell>
          <table:table-cell office:value-type="float" office:value="166.894" calcext:value-type="float">
            <text:p>166.894</text:p>
          </table:table-cell>
          <table:table-cell office:value-type="float" office:value="46.0270163551401" calcext:value-type="float">
            <text:p>46.0270163551401</text:p>
          </table:table-cell>
          <table:table-cell office:value-type="float" office:value="804.9074948" calcext:value-type="float">
            <text:p>804.9074948</text:p>
          </table:table-cell>
          <table:table-cell office:value-type="float" office:value="35.3830399801544" calcext:value-type="float">
            <text:p>35.3830399801544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.592" calcext:value-type="float">
            <text:p>128.592</text:p>
          </table:table-cell>
          <table:table-cell office:value-type="float" office:value="224.625" calcext:value-type="float">
            <text:p>224.625</text:p>
          </table:table-cell>
          <table:table-cell office:value-type="float" office:value="57.295" calcext:value-type="float">
            <text:p>57.295</text:p>
          </table:table-cell>
          <table:table-cell office:value-type="float" office:value="26.772" calcext:value-type="float">
            <text:p>26.772</text:p>
          </table:table-cell>
          <table:table-cell office:value-type="float" office:value="155.658" calcext:value-type="float">
            <text:p>155.658</text:p>
          </table:table-cell>
          <table:table-cell office:value-type="float" office:value="53.6918080427387" calcext:value-type="float">
            <text:p>53.6918080427387</text:p>
          </table:table-cell>
          <table:table-cell office:value-type="float" office:value="654.9759592" calcext:value-type="float">
            <text:p>654.9759592</text:p>
          </table:table-cell>
          <table:table-cell office:value-type="float" office:value="41.347299866376" calcext:value-type="float">
            <text:p>41.347299866376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.985" calcext:value-type="float">
            <text:p>65.985</text:p>
          </table:table-cell>
          <table:table-cell office:value-type="float" office:value="250.868" calcext:value-type="float">
            <text:p>250.868</text:p>
          </table:table-cell>
          <table:table-cell office:value-type="float" office:value="46.972" calcext:value-type="float">
            <text:p>46.972</text:p>
          </table:table-cell>
          <table:table-cell office:value-type="float" office:value="34.816" calcext:value-type="float">
            <text:p>34.816</text:p>
          </table:table-cell>
          <table:table-cell office:value-type="float" office:value="67.004" calcext:value-type="float">
            <text:p>67.004</text:p>
          </table:table-cell>
          <table:table-cell office:value-type="float" office:value="59.9810939253901" calcext:value-type="float">
            <text:p>59.9810939253901</text:p>
          </table:table-cell>
          <table:table-cell office:value-type="float" office:value="532.4391235" calcext:value-type="float">
            <text:p>532.4391235</text:p>
          </table:table-cell>
          <table:table-cell office:value-type="float" office:value="46.3396950330641" calcext:value-type="float">
            <text:p>46.33969503306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.562" calcext:value-type="float">
            <text:p>110.562</text:p>
          </table:table-cell>
          <table:table-cell office:value-type="float" office:value="230.279" calcext:value-type="float">
            <text:p>230.279</text:p>
          </table:table-cell>
          <table:table-cell office:value-type="float" office:value="96.184" calcext:value-type="float">
            <text:p>96.184</text:p>
          </table:table-cell>
          <table:table-cell office:value-type="float" office:value="72.263" calcext:value-type="float">
            <text:p>72.263</text:p>
          </table:table-cell>
          <table:table-cell office:value-type="float" office:value="174.018" calcext:value-type="float">
            <text:p>174.018</text:p>
          </table:table-cell>
          <table:table-cell office:value-type="float" office:value="41.0440209863062" calcext:value-type="float">
            <text:p>41.0440209863062</text:p>
          </table:table-cell>
          <table:table-cell office:value-type="float" office:value="982.6208741" calcext:value-type="float">
            <text:p>982.6208741</text:p>
          </table:table-cell>
          <table:table-cell office:value-type="float" office:value="30.13427012227" calcext:value-type="float">
            <text:p>30.13427012227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3.342" calcext:value-type="float">
            <text:p>133.342</text:p>
          </table:table-cell>
          <table:table-cell office:value-type="float" office:value="212.815" calcext:value-type="float">
            <text:p>212.815</text:p>
          </table:table-cell>
          <table:table-cell office:value-type="float" office:value="28.31" calcext:value-type="float">
            <text:p>28.31</text:p>
          </table:table-cell>
          <table:table-cell office:value-type="float" office:value="23.183" calcext:value-type="float">
            <text:p>23.183</text:p>
          </table:table-cell>
          <table:table-cell office:value-type="float" office:value="83.192" calcext:value-type="float">
            <text:p>83.192</text:p>
          </table:table-cell>
          <table:table-cell office:value-type="float" office:value="76.9441564859475" calcext:value-type="float">
            <text:p>76.9441564859475</text:p>
          </table:table-cell>
          <table:table-cell office:value-type="float" office:value="403.1720464" calcext:value-type="float">
            <text:p>403.1720464</text:p>
          </table:table-cell>
          <table:table-cell office:value-type="float" office:value="56.493384417494" calcext:value-type="float">
            <text:p>56.49338441749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5.756" calcext:value-type="float">
            <text:p>165.756</text:p>
          </table:table-cell>
          <table:table-cell office:value-type="float" office:value="178.609" calcext:value-type="float">
            <text:p>178.609</text:p>
          </table:table-cell>
          <table:table-cell office:value-type="float" office:value="81.106" calcext:value-type="float">
            <text:p>81.106</text:p>
          </table:table-cell>
          <table:table-cell office:value-type="float" office:value="36.156" calcext:value-type="float">
            <text:p>36.156</text:p>
          </table:table-cell>
          <table:table-cell office:value-type="float" office:value="222.201" calcext:value-type="float">
            <text:p>222.201</text:p>
          </table:table-cell>
          <table:table-cell office:value-type="float" office:value="44.0734126780021" calcext:value-type="float">
            <text:p>44.0734126780021</text:p>
          </table:table-cell>
          <table:table-cell office:value-type="float" office:value="863.9445407" calcext:value-type="float">
            <text:p>863.9445407</text:p>
          </table:table-cell>
          <table:table-cell office:value-type="float" office:value="33.6460846023228" calcext:value-type="float">
            <text:p>33.6460846023228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3.057" calcext:value-type="float">
            <text:p>93.057</text:p>
          </table:table-cell>
          <table:table-cell office:value-type="float" office:value="216.477" calcext:value-type="float">
            <text:p>216.477</text:p>
          </table:table-cell>
          <table:table-cell office:value-type="float" office:value="52.569" calcext:value-type="float">
            <text:p>52.569</text:p>
          </table:table-cell>
          <table:table-cell office:value-type="float" office:value="40.047" calcext:value-type="float">
            <text:p>40.047</text:p>
          </table:table-cell>
          <table:table-cell office:value-type="float" office:value="174.422" calcext:value-type="float">
            <text:p>174.422</text:p>
          </table:table-cell>
          <table:table-cell office:value-type="float" office:value="56.4881388827177" calcext:value-type="float">
            <text:p>56.4881388827177</text:p>
          </table:table-cell>
          <table:table-cell office:value-type="float" office:value="620.5894136" calcext:value-type="float">
            <text:p>620.5894136</text:p>
          </table:table-cell>
          <table:table-cell office:value-type="float" office:value="42.1785143706397" calcext:value-type="float">
            <text:p>42.1785143706397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7.908" calcext:value-type="float">
            <text:p>167.908</text:p>
          </table:table-cell>
          <table:table-cell office:value-type="float" office:value="200.334" calcext:value-type="float">
            <text:p>200.334</text:p>
          </table:table-cell>
          <table:table-cell office:value-type="float" office:value="80.211" calcext:value-type="float">
            <text:p>80.211</text:p>
          </table:table-cell>
          <table:table-cell office:value-type="float" office:value="43.071" calcext:value-type="float">
            <text:p>43.071</text:p>
          </table:table-cell>
          <table:table-cell office:value-type="float" office:value="231.934" calcext:value-type="float">
            <text:p>231.934</text:p>
          </table:table-cell>
          <table:table-cell office:value-type="float" office:value="43.7379399698258" calcext:value-type="float">
            <text:p>43.7379399698258</text:p>
          </table:table-cell>
          <table:table-cell office:value-type="float" office:value="876.4351987" calcext:value-type="float">
            <text:p>876.4351987</text:p>
          </table:table-cell>
          <table:table-cell office:value-type="float" office:value="32.6562818412997" calcext:value-type="float">
            <text:p>32.6562818412997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5.506" calcext:value-type="float">
            <text:p>105.506</text:p>
          </table:table-cell>
          <table:table-cell office:value-type="float" office:value="231.896" calcext:value-type="float">
            <text:p>231.896</text:p>
          </table:table-cell>
          <table:table-cell office:value-type="float" office:value="18.499" calcext:value-type="float">
            <text:p>18.499</text:p>
          </table:table-cell>
          <table:table-cell office:value-type="float" office:value="21.201" calcext:value-type="float">
            <text:p>21.201</text:p>
          </table:table-cell>
          <table:table-cell office:value-type="float" office:value="50.477" calcext:value-type="float">
            <text:p>50.477</text:p>
          </table:table-cell>
          <table:table-cell office:value-type="float" office:value="83.2441401458913" calcext:value-type="float">
            <text:p>83.2441401458913</text:p>
          </table:table-cell>
          <table:table-cell office:value-type="float" office:value="311.3184296" calcext:value-type="float">
            <text:p>311.3184296</text:p>
          </table:table-cell>
          <table:table-cell office:value-type="float" office:value="63.9454379750895" calcext:value-type="float">
            <text:p>63.9454379750895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.59" calcext:value-type="float">
            <text:p>12.59</text:p>
          </table:table-cell>
          <table:table-cell office:value-type="float" office:value="238.639" calcext:value-type="float">
            <text:p>238.639</text:p>
          </table:table-cell>
          <table:table-cell office:value-type="float" office:value="39.875" calcext:value-type="float">
            <text:p>39.875</text:p>
          </table:table-cell>
          <table:table-cell office:value-type="float" office:value="28.557" calcext:value-type="float">
            <text:p>28.557</text:p>
          </table:table-cell>
          <table:table-cell office:value-type="float" office:value="100.025" calcext:value-type="float">
            <text:p>100.025</text:p>
          </table:table-cell>
          <table:table-cell office:value-type="float" office:value="66.3934829429136" calcext:value-type="float">
            <text:p>66.3934829429136</text:p>
          </table:table-cell>
          <table:table-cell office:value-type="float" office:value="462.2887668" calcext:value-type="float">
            <text:p>462.2887668</text:p>
          </table:table-cell>
          <table:table-cell office:value-type="float" office:value="50.9995864321361" calcext:value-type="float">
            <text:p>50.9995864321361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6.138" calcext:value-type="float">
            <text:p>126.138</text:p>
          </table:table-cell>
          <table:table-cell office:value-type="float" office:value="175.693" calcext:value-type="float">
            <text:p>175.693</text:p>
          </table:table-cell>
          <table:table-cell office:value-type="float" office:value="84.034" calcext:value-type="float">
            <text:p>84.034</text:p>
          </table:table-cell>
          <table:table-cell office:value-type="float" office:value="35.357" calcext:value-type="float">
            <text:p>35.357</text:p>
          </table:table-cell>
          <table:table-cell office:value-type="float" office:value="244.475" calcext:value-type="float">
            <text:p>244.475</text:p>
          </table:table-cell>
          <table:table-cell office:value-type="float" office:value="43.3332054696413" calcext:value-type="float">
            <text:p>43.3332054696413</text:p>
          </table:table-cell>
          <table:table-cell office:value-type="float" office:value="877.3792852" calcext:value-type="float">
            <text:p>877.3792852</text:p>
          </table:table-cell>
          <table:table-cell office:value-type="float" office:value="33.2879743242929" calcext:value-type="float">
            <text:p>33.2879743242929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9.784" calcext:value-type="float">
            <text:p>239.784</text:p>
          </table:table-cell>
          <table:table-cell office:value-type="float" office:value="214.516" calcext:value-type="float">
            <text:p>214.516</text:p>
          </table:table-cell>
          <table:table-cell office:value-type="float" office:value="71.371" calcext:value-type="float">
            <text:p>71.371</text:p>
          </table:table-cell>
          <table:table-cell office:value-type="float" office:value="100.788" calcext:value-type="float">
            <text:p>100.788</text:p>
          </table:table-cell>
          <table:table-cell office:value-type="float" office:value="233.625" calcext:value-type="float">
            <text:p>233.625</text:p>
          </table:table-cell>
          <table:table-cell office:value-type="float" office:value="43.0991276348803" calcext:value-type="float">
            <text:p>43.0991276348803</text:p>
          </table:table-cell>
          <table:table-cell office:value-type="float" office:value="891.3278165" calcext:value-type="float">
            <text:p>891.3278165</text:p>
          </table:table-cell>
          <table:table-cell office:value-type="float" office:value="33.1086787522468" calcext:value-type="float">
            <text:p>33.1086787522468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.192" calcext:value-type="float">
            <text:p>16.192</text:p>
          </table:table-cell>
          <table:table-cell office:value-type="float" office:value="208.95" calcext:value-type="float">
            <text:p>208.95</text:p>
          </table:table-cell>
          <table:table-cell office:value-type="float" office:value="104.091" calcext:value-type="float">
            <text:p>104.091</text:p>
          </table:table-cell>
          <table:table-cell office:value-type="float" office:value="53.6" calcext:value-type="float">
            <text:p>53.6</text:p>
          </table:table-cell>
          <table:table-cell office:value-type="float" office:value="209.733" calcext:value-type="float">
            <text:p>209.733</text:p>
          </table:table-cell>
          <table:table-cell office:value-type="float" office:value="39.1228318337878" calcext:value-type="float">
            <text:p>39.1228318337878</text:p>
          </table:table-cell>
          <table:table-cell office:value-type="float" office:value="995.2955725" calcext:value-type="float">
            <text:p>995.2955725</text:p>
          </table:table-cell>
          <table:table-cell office:value-type="float" office:value="30.0517807645177" calcext:value-type="float">
            <text:p>30.0517807645177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.286" calcext:value-type="float">
            <text:p>54.286</text:p>
          </table:table-cell>
          <table:table-cell office:value-type="float" office:value="219.574" calcext:value-type="float">
            <text:p>219.574</text:p>
          </table:table-cell>
          <table:table-cell office:value-type="float" office:value="94.145" calcext:value-type="float">
            <text:p>94.145</text:p>
          </table:table-cell>
          <table:table-cell office:value-type="float" office:value="40.332" calcext:value-type="float">
            <text:p>40.332</text:p>
          </table:table-cell>
          <table:table-cell office:value-type="float" office:value="183.631" calcext:value-type="float">
            <text:p>183.631</text:p>
          </table:table-cell>
          <table:table-cell office:value-type="float" office:value="41.2363215428675" calcext:value-type="float">
            <text:p>41.2363215428675</text:p>
          </table:table-cell>
          <table:table-cell office:value-type="float" office:value="919.5109128" calcext:value-type="float">
            <text:p>919.5109128</text:p>
          </table:table-cell>
          <table:table-cell office:value-type="float" office:value="31.4876824977589" calcext:value-type="float">
            <text:p>31.4876824977589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9.466" calcext:value-type="float">
            <text:p>69.466</text:p>
          </table:table-cell>
          <table:table-cell office:value-type="float" office:value="215.558" calcext:value-type="float">
            <text:p>215.558</text:p>
          </table:table-cell>
          <table:table-cell office:value-type="float" office:value="80.448" calcext:value-type="float">
            <text:p>80.448</text:p>
          </table:table-cell>
          <table:table-cell office:value-type="float" office:value="62.431" calcext:value-type="float">
            <text:p>62.431</text:p>
          </table:table-cell>
          <table:table-cell office:value-type="float" office:value="215.636" calcext:value-type="float">
            <text:p>215.636</text:p>
          </table:table-cell>
          <table:table-cell office:value-type="float" office:value="44.1395868884288" calcext:value-type="float">
            <text:p>44.1395868884288</text:p>
          </table:table-cell>
          <table:table-cell office:value-type="float" office:value="853.0050719" calcext:value-type="float">
            <text:p>853.0050719</text:p>
          </table:table-cell>
          <table:table-cell office:value-type="float" office:value="33.5920488601551" calcext:value-type="float">
            <text:p>33.5920488601551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9.373" calcext:value-type="float">
            <text:p>239.373</text:p>
          </table:table-cell>
          <table:table-cell office:value-type="float" office:value="242.183" calcext:value-type="float">
            <text:p>242.183</text:p>
          </table:table-cell>
          <table:table-cell office:value-type="float" office:value="54.129" calcext:value-type="float">
            <text:p>54.129</text:p>
          </table:table-cell>
          <table:table-cell office:value-type="float" office:value="88.968" calcext:value-type="float">
            <text:p>88.968</text:p>
          </table:table-cell>
          <table:table-cell office:value-type="float" office:value="188.052" calcext:value-type="float">
            <text:p>188.052</text:p>
          </table:table-cell>
          <table:table-cell office:value-type="float" office:value="48.574964819228" calcext:value-type="float">
            <text:p>48.574964819228</text:p>
          </table:table-cell>
          <table:table-cell office:value-type="float" office:value="745.5618196" calcext:value-type="float">
            <text:p>745.5618196</text:p>
          </table:table-cell>
          <table:table-cell office:value-type="float" office:value="36.9679634572118" calcext:value-type="float">
            <text:p>36.9679634572118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9" table:number-rows-spanned="1">
            <text:p>S2I80g01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.272" calcext:value-type="float">
            <text:p>187.272</text:p>
          </table:table-cell>
          <table:table-cell office:value-type="float" office:value="228.021" calcext:value-type="float">
            <text:p>228.021</text:p>
          </table:table-cell>
          <table:table-cell office:value-type="float" office:value="28.1" calcext:value-type="float">
            <text:p>28.1</text:p>
          </table:table-cell>
          <table:table-cell office:value-type="float" office:value="77.745" calcext:value-type="float">
            <text:p>77.745</text:p>
          </table:table-cell>
          <table:table-cell office:value-type="float" office:value="173.033" calcext:value-type="float">
            <text:p>173.033</text:p>
          </table:table-cell>
          <table:table-cell office:value-type="float" office:value="66.4118359423885" calcext:value-type="float">
            <text:p>66.4118359423885</text:p>
          </table:table-cell>
          <table:table-cell office:value-type="float" office:value="510.1866887" calcext:value-type="float">
            <text:p>510.1866887</text:p>
          </table:table-cell>
          <table:table-cell office:value-type="float" office:value="50.5732818016767" calcext:value-type="float">
            <text:p>50.5732818016767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.721" calcext:value-type="float">
            <text:p>113.721</text:p>
          </table:table-cell>
          <table:table-cell office:value-type="float" office:value="193.543" calcext:value-type="float">
            <text:p>193.543</text:p>
          </table:table-cell>
          <table:table-cell office:value-type="float" office:value="28.96" calcext:value-type="float">
            <text:p>28.96</text:p>
          </table:table-cell>
          <table:table-cell office:value-type="float" office:value="40.38" calcext:value-type="float">
            <text:p>40.38</text:p>
          </table:table-cell>
          <table:table-cell office:value-type="float" office:value="124.758" calcext:value-type="float">
            <text:p>124.758</text:p>
          </table:table-cell>
          <table:table-cell office:value-type="float" office:value="78.2486642365032" calcext:value-type="float">
            <text:p>78.2486642365032</text:p>
          </table:table-cell>
          <table:table-cell office:value-type="float" office:value="423.3983631" calcext:value-type="float">
            <text:p>423.3983631</text:p>
          </table:table-cell>
          <table:table-cell office:value-type="float" office:value="57.7466036398068" calcext:value-type="float">
            <text:p>57.7466036398068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8.214" calcext:value-type="float">
            <text:p>208.214</text:p>
          </table:table-cell>
          <table:table-cell office:value-type="float" office:value="229.658" calcext:value-type="float">
            <text:p>229.658</text:p>
          </table:table-cell>
          <table:table-cell office:value-type="float" office:value="16.911" calcext:value-type="float">
            <text:p>16.911</text:p>
          </table:table-cell>
          <table:table-cell office:value-type="float" office:value="56.841" calcext:value-type="float">
            <text:p>56.841</text:p>
          </table:table-cell>
          <table:table-cell office:value-type="float" office:value="180.538" calcext:value-type="float">
            <text:p>180.538</text:p>
          </table:table-cell>
          <table:table-cell office:value-type="float" office:value="78.628833914029" calcext:value-type="float">
            <text:p>78.628833914029</text:p>
          </table:table-cell>
          <table:table-cell office:value-type="float" office:value="422.8432015" calcext:value-type="float">
            <text:p>422.8432015</text:p>
          </table:table-cell>
          <table:table-cell office:value-type="float" office:value="58.0271653555156" calcext:value-type="float">
            <text:p>58.0271653555156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8.857" calcext:value-type="float">
            <text:p>148.857</text:p>
          </table:table-cell>
          <table:table-cell office:value-type="float" office:value="247.53" calcext:value-type="float">
            <text:p>247.53</text:p>
          </table:table-cell>
          <table:table-cell office:value-type="float" office:value="67.238" calcext:value-type="float">
            <text:p>67.238</text:p>
          </table:table-cell>
          <table:table-cell office:value-type="float" office:value="35.69" calcext:value-type="float">
            <text:p>35.69</text:p>
          </table:table-cell>
          <table:table-cell office:value-type="float" office:value="223.895" calcext:value-type="float">
            <text:p>223.895</text:p>
          </table:table-cell>
          <table:table-cell office:value-type="float" office:value="46.6949435288712" calcext:value-type="float">
            <text:p>46.6949435288712</text:p>
          </table:table-cell>
          <table:table-cell office:value-type="float" office:value="782.1082955" calcext:value-type="float">
            <text:p>782.1082955</text:p>
          </table:table-cell>
          <table:table-cell office:value-type="float" office:value="33.8881702415017" calcext:value-type="float">
            <text:p>33.8881702415017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9.29" calcext:value-type="float">
            <text:p>229.29</text:p>
          </table:table-cell>
          <table:table-cell office:value-type="float" office:value="239.593" calcext:value-type="float">
            <text:p>239.593</text:p>
          </table:table-cell>
          <table:table-cell office:value-type="float" office:value="75.772" calcext:value-type="float">
            <text:p>75.772</text:p>
          </table:table-cell>
          <table:table-cell office:value-type="float" office:value="35.797" calcext:value-type="float">
            <text:p>35.797</text:p>
          </table:table-cell>
          <table:table-cell office:value-type="float" office:value="96.363" calcext:value-type="float">
            <text:p>96.363</text:p>
          </table:table-cell>
          <table:table-cell office:value-type="float" office:value="45.5213578994385" calcext:value-type="float">
            <text:p>45.5213578994385</text:p>
          </table:table-cell>
          <table:table-cell office:value-type="float" office:value="820.9639538" calcext:value-type="float">
            <text:p>820.9639538</text:p>
          </table:table-cell>
          <table:table-cell office:value-type="float" office:value="34.2957000015613" calcext:value-type="float">
            <text:p>34.2957000015613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3.389" calcext:value-type="float">
            <text:p>153.389</text:p>
          </table:table-cell>
          <table:table-cell office:value-type="float" office:value="218.854" calcext:value-type="float">
            <text:p>218.854</text:p>
          </table:table-cell>
          <table:table-cell office:value-type="float" office:value="84.716" calcext:value-type="float">
            <text:p>84.716</text:p>
          </table:table-cell>
          <table:table-cell office:value-type="float" office:value="56.896" calcext:value-type="float">
            <text:p>56.896</text:p>
          </table:table-cell>
          <table:table-cell office:value-type="float" office:value="174.181" calcext:value-type="float">
            <text:p>174.181</text:p>
          </table:table-cell>
          <table:table-cell office:value-type="float" office:value="42.7492840979792" calcext:value-type="float">
            <text:p>42.7492840979792</text:p>
          </table:table-cell>
          <table:table-cell office:value-type="float" office:value="897.9962823" calcext:value-type="float">
            <text:p>897.9962823</text:p>
          </table:table-cell>
          <table:table-cell office:value-type="float" office:value="32.1941725110392" calcext:value-type="float">
            <text:p>32.1941725110392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0.619" calcext:value-type="float">
            <text:p>180.619</text:p>
          </table:table-cell>
          <table:table-cell office:value-type="float" office:value="205.68" calcext:value-type="float">
            <text:p>205.68</text:p>
          </table:table-cell>
          <table:table-cell office:value-type="float" office:value="14.836" calcext:value-type="float">
            <text:p>14.836</text:p>
          </table:table-cell>
          <table:table-cell office:value-type="float" office:value="24.07" calcext:value-type="float">
            <text:p>24.07</text:p>
          </table:table-cell>
          <table:table-cell office:value-type="float" office:value="222.799" calcext:value-type="float">
            <text:p>222.799</text:p>
          </table:table-cell>
          <table:table-cell office:value-type="float" office:value="84.8755224841133" calcext:value-type="float">
            <text:p>84.8755224841133</text:p>
          </table:table-cell>
          <table:table-cell office:value-type="float" office:value="378.7985643" calcext:value-type="float">
            <text:p>378.7985643</text:p>
          </table:table-cell>
          <table:table-cell office:value-type="float" office:value="64.996756496682" calcext:value-type="float">
            <text:p>64.996756496682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.824" calcext:value-type="float">
            <text:p>97.824</text:p>
          </table:table-cell>
          <table:table-cell office:value-type="float" office:value="193.3" calcext:value-type="float">
            <text:p>193.3</text:p>
          </table:table-cell>
          <table:table-cell office:value-type="float" office:value="31.291" calcext:value-type="float">
            <text:p>31.291</text:p>
          </table:table-cell>
          <table:table-cell office:value-type="float" office:value="54.479" calcext:value-type="float">
            <text:p>54.479</text:p>
          </table:table-cell>
          <table:table-cell office:value-type="float" office:value="100.919" calcext:value-type="float">
            <text:p>100.919</text:p>
          </table:table-cell>
          <table:table-cell office:value-type="float" office:value="75.3952550509583" calcext:value-type="float">
            <text:p>75.3952550509583</text:p>
          </table:table-cell>
          <table:table-cell office:value-type="float" office:value="435.2263003" calcext:value-type="float">
            <text:p>435.2263003</text:p>
          </table:table-cell>
          <table:table-cell office:value-type="float" office:value="57.7386659604127" calcext:value-type="float">
            <text:p>57.7386659604127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.059" calcext:value-type="float">
            <text:p>88.059</text:p>
          </table:table-cell>
          <table:table-cell office:value-type="float" office:value="194.961" calcext:value-type="float">
            <text:p>194.961</text:p>
          </table:table-cell>
          <table:table-cell office:value-type="float" office:value="26.591" calcext:value-type="float">
            <text:p>26.591</text:p>
          </table:table-cell>
          <table:table-cell office:value-type="float" office:value="95.623" calcext:value-type="float">
            <text:p>95.623</text:p>
          </table:table-cell>
          <table:table-cell office:value-type="float" office:value="82.196" calcext:value-type="float">
            <text:p>82.196</text:p>
          </table:table-cell>
          <table:table-cell office:value-type="float" office:value="81.4447899505212" calcext:value-type="float">
            <text:p>81.4447899505212</text:p>
          </table:table-cell>
          <table:table-cell office:value-type="float" office:value="421.381178" calcext:value-type="float">
            <text:p>421.381178</text:p>
          </table:table-cell>
          <table:table-cell office:value-type="float" office:value="62.4854788831076" calcext:value-type="float">
            <text:p>62.4854788831076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.795" calcext:value-type="float">
            <text:p>47.795</text:p>
          </table:table-cell>
          <table:table-cell office:value-type="float" office:value="234.158" calcext:value-type="float">
            <text:p>234.158</text:p>
          </table:table-cell>
          <table:table-cell office:value-type="float" office:value="32.225" calcext:value-type="float">
            <text:p>32.225</text:p>
          </table:table-cell>
          <table:table-cell office:value-type="float" office:value="73.582" calcext:value-type="float">
            <text:p>73.582</text:p>
          </table:table-cell>
          <table:table-cell office:value-type="float" office:value="93.964" calcext:value-type="float">
            <text:p>93.964</text:p>
          </table:table-cell>
          <table:table-cell office:value-type="float" office:value="70.8350914440928" calcext:value-type="float">
            <text:p>70.8350914440928</text:p>
          </table:table-cell>
          <table:table-cell office:value-type="float" office:value="450.5279047" calcext:value-type="float">
            <text:p>450.5279047</text:p>
          </table:table-cell>
          <table:table-cell office:value-type="float" office:value="54.3468217508407" calcext:value-type="float">
            <text:p>54.3468217508407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3.435" calcext:value-type="float">
            <text:p>133.435</text:p>
          </table:table-cell>
          <table:table-cell office:value-type="float" office:value="236.738" calcext:value-type="float">
            <text:p>236.738</text:p>
          </table:table-cell>
          <table:table-cell office:value-type="float" office:value="13.022" calcext:value-type="float">
            <text:p>13.022</text:p>
          </table:table-cell>
          <table:table-cell office:value-type="float" office:value="45.386" calcext:value-type="float">
            <text:p>45.386</text:p>
          </table:table-cell>
          <table:table-cell office:value-type="float" office:value="73.457" calcext:value-type="float">
            <text:p>73.457</text:p>
          </table:table-cell>
          <table:table-cell office:value-type="float" office:value="85.1259335135842" calcext:value-type="float">
            <text:p>85.1259335135842</text:p>
          </table:table-cell>
          <table:table-cell office:value-type="float" office:value="312.4591389" calcext:value-type="float">
            <text:p>312.4591389</text:p>
          </table:table-cell>
          <table:table-cell office:value-type="float" office:value="65.3118701545103" calcext:value-type="float">
            <text:p>65.311870154510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.509" calcext:value-type="float">
            <text:p>60.509</text:p>
          </table:table-cell>
          <table:table-cell office:value-type="float" office:value="192.458" calcext:value-type="float">
            <text:p>192.458</text:p>
          </table:table-cell>
          <table:table-cell office:value-type="float" office:value="37.744" calcext:value-type="float">
            <text:p>37.744</text:p>
          </table:table-cell>
          <table:table-cell office:value-type="float" office:value="71.215" calcext:value-type="float">
            <text:p>71.215</text:p>
          </table:table-cell>
          <table:table-cell office:value-type="float" office:value="152.299" calcext:value-type="float">
            <text:p>152.299</text:p>
          </table:table-cell>
          <table:table-cell office:value-type="float" office:value="69.2164395396002" calcext:value-type="float">
            <text:p>69.2164395396002</text:p>
          </table:table-cell>
          <table:table-cell office:value-type="float" office:value="502.6847575" calcext:value-type="float">
            <text:p>502.6847575</text:p>
          </table:table-cell>
          <table:table-cell office:value-type="float" office:value="53.1897164560206" calcext:value-type="float">
            <text:p>53.1897164560206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2.611" calcext:value-type="float">
            <text:p>172.611</text:p>
          </table:table-cell>
          <table:table-cell office:value-type="float" office:value="210.809" calcext:value-type="float">
            <text:p>210.809</text:p>
          </table:table-cell>
          <table:table-cell office:value-type="float" office:value="17.511" calcext:value-type="float">
            <text:p>17.511</text:p>
          </table:table-cell>
          <table:table-cell office:value-type="float" office:value="87.871" calcext:value-type="float">
            <text:p>87.871</text:p>
          </table:table-cell>
          <table:table-cell office:value-type="float" office:value="124.692" calcext:value-type="float">
            <text:p>124.692</text:p>
          </table:table-cell>
          <table:table-cell office:value-type="float" office:value="81.4504518970891" calcext:value-type="float">
            <text:p>81.4504518970891</text:p>
          </table:table-cell>
          <table:table-cell office:value-type="float" office:value="406.1405009" calcext:value-type="float">
            <text:p>406.1405009</text:p>
          </table:table-cell>
          <table:table-cell office:value-type="float" office:value="62.6055056854907" calcext:value-type="float">
            <text:p>62.6055056854907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4.37" calcext:value-type="float">
            <text:p>154.37</text:p>
          </table:table-cell>
          <table:table-cell office:value-type="float" office:value="227.054" calcext:value-type="float">
            <text:p>227.054</text:p>
          </table:table-cell>
          <table:table-cell office:value-type="float" office:value="48.938" calcext:value-type="float">
            <text:p>48.938</text:p>
          </table:table-cell>
          <table:table-cell office:value-type="float" office:value="42.095" calcext:value-type="float">
            <text:p>42.095</text:p>
          </table:table-cell>
          <table:table-cell office:value-type="float" office:value="140.68" calcext:value-type="float">
            <text:p>140.68</text:p>
          </table:table-cell>
          <table:table-cell office:value-type="float" office:value="54.7749283934243" calcext:value-type="float">
            <text:p>54.7749283934243</text:p>
          </table:table-cell>
          <table:table-cell office:value-type="float" office:value="609.8785596" calcext:value-type="float">
            <text:p>609.8785596</text:p>
          </table:table-cell>
          <table:table-cell office:value-type="float" office:value="42.1995291824997" calcext:value-type="float">
            <text:p>42.1995291824997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2.493" calcext:value-type="float">
            <text:p>112.493</text:p>
          </table:table-cell>
          <table:table-cell office:value-type="float" office:value="240.39" calcext:value-type="float">
            <text:p>240.39</text:p>
          </table:table-cell>
          <table:table-cell office:value-type="float" office:value="12.571" calcext:value-type="float">
            <text:p>12.571</text:p>
          </table:table-cell>
          <table:table-cell office:value-type="float" office:value="60.552" calcext:value-type="float">
            <text:p>60.552</text:p>
          </table:table-cell>
          <table:table-cell office:value-type="float" office:value="65.134" calcext:value-type="float">
            <text:p>65.134</text:p>
          </table:table-cell>
          <table:table-cell office:value-type="float" office:value="88.0936285859493" calcext:value-type="float">
            <text:p>88.0936285859493</text:p>
          </table:table-cell>
          <table:table-cell office:value-type="float" office:value="310.5275363" calcext:value-type="float">
            <text:p>310.5275363</text:p>
          </table:table-cell>
          <table:table-cell office:value-type="float" office:value="66.4753604721868" calcext:value-type="float">
            <text:p>66.475360472186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.088" calcext:value-type="float">
            <text:p>151.088</text:p>
          </table:table-cell>
          <table:table-cell office:value-type="float" office:value="225.791" calcext:value-type="float">
            <text:p>225.791</text:p>
          </table:table-cell>
          <table:table-cell office:value-type="float" office:value="15.518" calcext:value-type="float">
            <text:p>15.518</text:p>
          </table:table-cell>
          <table:table-cell office:value-type="float" office:value="25.705" calcext:value-type="float">
            <text:p>25.705</text:p>
          </table:table-cell>
          <table:table-cell office:value-type="float" office:value="50.392" calcext:value-type="float">
            <text:p>50.392</text:p>
          </table:table-cell>
          <table:table-cell office:value-type="float" office:value="91.1466402614492" calcext:value-type="float">
            <text:p>91.1466402614492</text:p>
          </table:table-cell>
          <table:table-cell office:value-type="float" office:value="308.5378832" calcext:value-type="float">
            <text:p>308.5378832</text:p>
          </table:table-cell>
          <table:table-cell office:value-type="float" office:value="65.3940666631723" calcext:value-type="float">
            <text:p>65.3940666631723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.955" calcext:value-type="float">
            <text:p>47.955</text:p>
          </table:table-cell>
          <table:table-cell office:value-type="float" office:value="235.734" calcext:value-type="float">
            <text:p>235.734</text:p>
          </table:table-cell>
          <table:table-cell office:value-type="float" office:value="103.314" calcext:value-type="float">
            <text:p>103.314</text:p>
          </table:table-cell>
          <table:table-cell office:value-type="float" office:value="65.644" calcext:value-type="float">
            <text:p>65.644</text:p>
          </table:table-cell>
          <table:table-cell office:value-type="float" office:value="92.129" calcext:value-type="float">
            <text:p>92.129</text:p>
          </table:table-cell>
          <table:table-cell office:value-type="float" office:value="42.1288116483901" calcext:value-type="float">
            <text:p>42.1288116483901</text:p>
          </table:table-cell>
          <table:table-cell office:value-type="float" office:value="972.8558081" calcext:value-type="float">
            <text:p>972.8558081</text:p>
          </table:table-cell>
          <table:table-cell office:value-type="float" office:value="33.2526405453928" calcext:value-type="float">
            <text:p>33.2526405453928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5.368" calcext:value-type="float">
            <text:p>165.368</text:p>
          </table:table-cell>
          <table:table-cell office:value-type="float" office:value="227.171" calcext:value-type="float">
            <text:p>227.171</text:p>
          </table:table-cell>
          <table:table-cell office:value-type="float" office:value="57.271" calcext:value-type="float">
            <text:p>57.271</text:p>
          </table:table-cell>
          <table:table-cell office:value-type="float" office:value="43.294" calcext:value-type="float">
            <text:p>43.294</text:p>
          </table:table-cell>
          <table:table-cell office:value-type="float" office:value="230.235" calcext:value-type="float">
            <text:p>230.235</text:p>
          </table:table-cell>
          <table:table-cell office:value-type="float" office:value="49.6511602978131" calcext:value-type="float">
            <text:p>49.6511602978131</text:p>
          </table:table-cell>
          <table:table-cell office:value-type="float" office:value="715.0858884" calcext:value-type="float">
            <text:p>715.0858884</text:p>
          </table:table-cell>
          <table:table-cell office:value-type="float" office:value="37.3778928079931" calcext:value-type="float">
            <text:p>37.3778928079931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0.428" calcext:value-type="float">
            <text:p>230.428</text:p>
          </table:table-cell>
          <table:table-cell office:value-type="float" office:value="231.113" calcext:value-type="float">
            <text:p>231.113</text:p>
          </table:table-cell>
          <table:table-cell office:value-type="float" office:value="60.874" calcext:value-type="float">
            <text:p>60.874</text:p>
          </table:table-cell>
          <table:table-cell office:value-type="float" office:value="34.471" calcext:value-type="float">
            <text:p>34.471</text:p>
          </table:table-cell>
          <table:table-cell office:value-type="float" office:value="87.877" calcext:value-type="float">
            <text:p>87.877</text:p>
          </table:table-cell>
          <table:table-cell office:value-type="float" office:value="51.3662713036314" calcext:value-type="float">
            <text:p>51.3662713036314</text:p>
          </table:table-cell>
          <table:table-cell office:value-type="float" office:value="702.5998682" calcext:value-type="float">
            <text:p>702.5998682</text:p>
          </table:table-cell>
          <table:table-cell office:value-type="float" office:value="38.6773739409531" calcext:value-type="float">
            <text:p>38.6773739409531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8.563" calcext:value-type="float">
            <text:p>248.563</text:p>
          </table:table-cell>
          <table:table-cell office:value-type="float" office:value="246.29" calcext:value-type="float">
            <text:p>246.29</text:p>
          </table:table-cell>
          <table:table-cell office:value-type="float" office:value="77.182" calcext:value-type="float">
            <text:p>77.182</text:p>
          </table:table-cell>
          <table:table-cell office:value-type="float" office:value="65.527" calcext:value-type="float">
            <text:p>65.527</text:p>
          </table:table-cell>
          <table:table-cell office:value-type="float" office:value="113.533" calcext:value-type="float">
            <text:p>113.533</text:p>
          </table:table-cell>
          <table:table-cell office:value-type="float" office:value="43.7260197040728" calcext:value-type="float">
            <text:p>43.7260197040728</text:p>
          </table:table-cell>
          <table:table-cell office:value-type="float" office:value="872.4759144" calcext:value-type="float">
            <text:p>872.4759144</text:p>
          </table:table-cell>
          <table:table-cell office:value-type="float" office:value="32.9213594680864" calcext:value-type="float">
            <text:p>32.9213594680864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3.196" calcext:value-type="float">
            <text:p>143.196</text:p>
          </table:table-cell>
          <table:table-cell office:value-type="float" office:value="193.638" calcext:value-type="float">
            <text:p>193.638</text:p>
          </table:table-cell>
          <table:table-cell office:value-type="float" office:value="82.084" calcext:value-type="float">
            <text:p>82.084</text:p>
          </table:table-cell>
          <table:table-cell office:value-type="float" office:value="38.446" calcext:value-type="float">
            <text:p>38.446</text:p>
          </table:table-cell>
          <table:table-cell office:value-type="float" office:value="187.373" calcext:value-type="float">
            <text:p>187.373</text:p>
          </table:table-cell>
          <table:table-cell office:value-type="float" office:value="45.2890653979229" calcext:value-type="float">
            <text:p>45.2890653979229</text:p>
          </table:table-cell>
          <table:table-cell office:value-type="float" office:value="855.2712302" calcext:value-type="float">
            <text:p>855.2712302</text:p>
          </table:table-cell>
          <table:table-cell office:value-type="float" office:value="33.7282400317392" calcext:value-type="float">
            <text:p>33.7282400317392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3.896" calcext:value-type="float">
            <text:p>143.896</text:p>
          </table:table-cell>
          <table:table-cell office:value-type="float" office:value="205.052" calcext:value-type="float">
            <text:p>205.052</text:p>
          </table:table-cell>
          <table:table-cell office:value-type="float" office:value="88.932" calcext:value-type="float">
            <text:p>88.932</text:p>
          </table:table-cell>
          <table:table-cell office:value-type="float" office:value="103.947" calcext:value-type="float">
            <text:p>103.947</text:p>
          </table:table-cell>
          <table:table-cell office:value-type="float" office:value="175.242" calcext:value-type="float">
            <text:p>175.242</text:p>
          </table:table-cell>
          <table:table-cell office:value-type="float" office:value="42.1439678015987" calcext:value-type="float">
            <text:p>42.1439678015987</text:p>
          </table:table-cell>
          <table:table-cell office:value-type="float" office:value="957.3281121" calcext:value-type="float">
            <text:p>957.3281121</text:p>
          </table:table-cell>
          <table:table-cell office:value-type="float" office:value="32.0303855969991" calcext:value-type="float">
            <text:p>32.0303855969991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3.23" calcext:value-type="float">
            <text:p>103.23</text:p>
          </table:table-cell>
          <table:table-cell office:value-type="float" office:value="223.968" calcext:value-type="float">
            <text:p>223.968</text:p>
          </table:table-cell>
          <table:table-cell office:value-type="float" office:value="40.631" calcext:value-type="float">
            <text:p>40.631</text:p>
          </table:table-cell>
          <table:table-cell office:value-type="float" office:value="98.488" calcext:value-type="float">
            <text:p>98.488</text:p>
          </table:table-cell>
          <table:table-cell office:value-type="float" office:value="167.076" calcext:value-type="float">
            <text:p>167.076</text:p>
          </table:table-cell>
          <table:table-cell office:value-type="float" office:value="60.3214473710707" calcext:value-type="float">
            <text:p>60.3214473710707</text:p>
          </table:table-cell>
          <table:table-cell office:value-type="float" office:value="581.6669038" calcext:value-type="float">
            <text:p>581.6669038</text:p>
          </table:table-cell>
          <table:table-cell office:value-type="float" office:value="46.5293389322141" calcext:value-type="float">
            <text:p>46.5293389322141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5.307" calcext:value-type="float">
            <text:p>195.307</text:p>
          </table:table-cell>
          <table:table-cell office:value-type="float" office:value="195.464" calcext:value-type="float">
            <text:p>195.464</text:p>
          </table:table-cell>
          <table:table-cell office:value-type="float" office:value="97.807" calcext:value-type="float">
            <text:p>97.807</text:p>
          </table:table-cell>
          <table:table-cell office:value-type="float" office:value="59.1" calcext:value-type="float">
            <text:p>59.1</text:p>
          </table:table-cell>
          <table:table-cell office:value-type="float" office:value="157.738" calcext:value-type="float">
            <text:p>157.738</text:p>
          </table:table-cell>
          <table:table-cell office:value-type="float" office:value="41.6075200442461" calcext:value-type="float">
            <text:p>41.6075200442461</text:p>
          </table:table-cell>
          <table:table-cell office:value-type="float" office:value="997.5844511" calcext:value-type="float">
            <text:p>997.5844511</text:p>
          </table:table-cell>
          <table:table-cell office:value-type="float" office:value="30.606884312214" calcext:value-type="float">
            <text:p>30.606884312214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2.502" calcext:value-type="float">
            <text:p>82.502</text:p>
          </table:table-cell>
          <table:table-cell office:value-type="float" office:value="211.341" calcext:value-type="float">
            <text:p>211.341</text:p>
          </table:table-cell>
          <table:table-cell office:value-type="float" office:value="10.065" calcext:value-type="float">
            <text:p>10.065</text:p>
          </table:table-cell>
          <table:table-cell office:value-type="float" office:value="49.551" calcext:value-type="float">
            <text:p>49.551</text:p>
          </table:table-cell>
          <table:table-cell office:value-type="float" office:value="72.154" calcext:value-type="float">
            <text:p>72.154</text:p>
          </table:table-cell>
          <table:table-cell office:value-type="float" office:value="112.053646157292" calcext:value-type="float">
            <text:p>112.053646157292</text:p>
          </table:table-cell>
          <table:table-cell office:value-type="float" office:value="262.464339" calcext:value-type="float">
            <text:p>262.464339</text:p>
          </table:table-cell>
          <table:table-cell office:value-type="float" office:value="79.6618945667852" calcext:value-type="float">
            <text:p>79.661894566785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9" table:number-rows-spanned="1">
            <text:p>s2I20g02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9.488" calcext:value-type="float">
            <text:p>129.488</text:p>
          </table:table-cell>
          <table:table-cell office:value-type="float" office:value="178.7" calcext:value-type="float">
            <text:p>178.7</text:p>
          </table:table-cell>
          <table:table-cell office:value-type="float" office:value="50.012" calcext:value-type="float">
            <text:p>50.012</text:p>
          </table:table-cell>
          <table:table-cell office:value-type="float" office:value="64.189" calcext:value-type="float">
            <text:p>64.189</text:p>
          </table:table-cell>
          <table:table-cell office:value-type="float" office:value="66.968" calcext:value-type="float">
            <text:p>66.968</text:p>
          </table:table-cell>
          <table:table-cell office:value-type="float" office:value="65.1855958588575" calcext:value-type="float">
            <text:p>65.1855958588575</text:p>
          </table:table-cell>
          <table:table-cell office:value-type="float" office:value="574.5838166" calcext:value-type="float">
            <text:p>574.5838166</text:p>
          </table:table-cell>
          <table:table-cell office:value-type="float" office:value="50.1415571259086" calcext:value-type="float">
            <text:p>50.1415571259086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.705" calcext:value-type="float">
            <text:p>49.705</text:p>
          </table:table-cell>
          <table:table-cell office:value-type="float" office:value="155.799" calcext:value-type="float">
            <text:p>155.799</text:p>
          </table:table-cell>
          <table:table-cell office:value-type="float" office:value="78.425" calcext:value-type="float">
            <text:p>78.425</text:p>
          </table:table-cell>
          <table:table-cell office:value-type="float" office:value="32.802" calcext:value-type="float">
            <text:p>32.802</text:p>
          </table:table-cell>
          <table:table-cell office:value-type="float" office:value="132.61" calcext:value-type="float">
            <text:p>132.61</text:p>
          </table:table-cell>
          <table:table-cell office:value-type="float" office:value="52.4742156022594" calcext:value-type="float">
            <text:p>52.4742156022594</text:p>
          </table:table-cell>
          <table:table-cell office:value-type="float" office:value="747.6430989" calcext:value-type="float">
            <text:p>747.6430989</text:p>
          </table:table-cell>
          <table:table-cell office:value-type="float" office:value="40.075597572659" calcext:value-type="float">
            <text:p>40.075597572659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1.264" calcext:value-type="float">
            <text:p>151.264</text:p>
          </table:table-cell>
          <table:table-cell office:value-type="float" office:value="247.119" calcext:value-type="float">
            <text:p>247.119</text:p>
          </table:table-cell>
          <table:table-cell office:value-type="float" office:value="22.268" calcext:value-type="float">
            <text:p>22.268</text:p>
          </table:table-cell>
          <table:table-cell office:value-type="float" office:value="102.256" calcext:value-type="float">
            <text:p>102.256</text:p>
          </table:table-cell>
          <table:table-cell office:value-type="float" office:value="62.329" calcext:value-type="float">
            <text:p>62.329</text:p>
          </table:table-cell>
          <table:table-cell office:value-type="float" office:value="73.8931055124381" calcext:value-type="float">
            <text:p>73.8931055124381</text:p>
          </table:table-cell>
          <table:table-cell office:value-type="float" office:value="432.4797383" calcext:value-type="float">
            <text:p>432.4797383</text:p>
          </table:table-cell>
          <table:table-cell office:value-type="float" office:value="56.4355381512364" calcext:value-type="float">
            <text:p>56.4355381512364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.534" calcext:value-type="float">
            <text:p>99.534</text:p>
          </table:table-cell>
          <table:table-cell office:value-type="float" office:value="146.74" calcext:value-type="float">
            <text:p>146.74</text:p>
          </table:table-cell>
          <table:table-cell office:value-type="float" office:value="64.76" calcext:value-type="float">
            <text:p>64.76</text:p>
          </table:table-cell>
          <table:table-cell office:value-type="float" office:value="52.983" calcext:value-type="float">
            <text:p>52.983</text:p>
          </table:table-cell>
          <table:table-cell office:value-type="float" office:value="244.566" calcext:value-type="float">
            <text:p>244.566</text:p>
          </table:table-cell>
          <table:table-cell office:value-type="float" office:value="53.8201777107331" calcext:value-type="float">
            <text:p>53.8201777107331</text:p>
          </table:table-cell>
          <table:table-cell office:value-type="float" office:value="725.5576361" calcext:value-type="float">
            <text:p>725.5576361</text:p>
          </table:table-cell>
          <table:table-cell office:value-type="float" office:value="41.0951740077684" calcext:value-type="float">
            <text:p>41.0951740077684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2.734" calcext:value-type="float">
            <text:p>142.734</text:p>
          </table:table-cell>
          <table:table-cell office:value-type="float" office:value="225.029" calcext:value-type="float">
            <text:p>225.029</text:p>
          </table:table-cell>
          <table:table-cell office:value-type="float" office:value="57.877" calcext:value-type="float">
            <text:p>57.877</text:p>
          </table:table-cell>
          <table:table-cell office:value-type="float" office:value="144.821" calcext:value-type="float">
            <text:p>144.821</text:p>
          </table:table-cell>
          <table:table-cell office:value-type="float" office:value="224.451" calcext:value-type="float">
            <text:p>224.451</text:p>
          </table:table-cell>
          <table:table-cell office:value-type="float" office:value="49.1662477545024" calcext:value-type="float">
            <text:p>49.1662477545024</text:p>
          </table:table-cell>
          <table:table-cell office:value-type="float" office:value="786.8192321" calcext:value-type="float">
            <text:p>786.8192321</text:p>
          </table:table-cell>
          <table:table-cell office:value-type="float" office:value="37.794367882385" calcext:value-type="float">
            <text:p>37.794367882385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.907" calcext:value-type="float">
            <text:p>74.907</text:p>
          </table:table-cell>
          <table:table-cell office:value-type="float" office:value="224.589" calcext:value-type="float">
            <text:p>224.589</text:p>
          </table:table-cell>
          <table:table-cell office:value-type="float" office:value="54.305" calcext:value-type="float">
            <text:p>54.305</text:p>
          </table:table-cell>
          <table:table-cell office:value-type="float" office:value="48.5" calcext:value-type="float">
            <text:p>48.5</text:p>
          </table:table-cell>
          <table:table-cell office:value-type="float" office:value="59.581" calcext:value-type="float">
            <text:p>59.581</text:p>
          </table:table-cell>
          <table:table-cell office:value-type="float" office:value="61.755777563862" calcext:value-type="float">
            <text:p>61.755777563862</text:p>
          </table:table-cell>
          <table:table-cell office:value-type="float" office:value="587.5814526" calcext:value-type="float">
            <text:p>587.5814526</text:p>
          </table:table-cell>
          <table:table-cell office:value-type="float" office:value="47.002955498512" calcext:value-type="float">
            <text:p>47.002955498512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5.954" calcext:value-type="float">
            <text:p>215.954</text:p>
          </table:table-cell>
          <table:table-cell office:value-type="float" office:value="234.061" calcext:value-type="float">
            <text:p>234.061</text:p>
          </table:table-cell>
          <table:table-cell office:value-type="float" office:value="88.335" calcext:value-type="float">
            <text:p>88.335</text:p>
          </table:table-cell>
          <table:table-cell office:value-type="float" office:value="55.669" calcext:value-type="float">
            <text:p>55.669</text:p>
          </table:table-cell>
          <table:table-cell office:value-type="float" office:value="231.921" calcext:value-type="float">
            <text:p>231.921</text:p>
          </table:table-cell>
          <table:table-cell office:value-type="float" office:value="38.5776406860575" calcext:value-type="float">
            <text:p>38.5776406860575</text:p>
          </table:table-cell>
          <table:table-cell office:value-type="float" office:value="979.6373864" calcext:value-type="float">
            <text:p>979.6373864</text:p>
          </table:table-cell>
          <table:table-cell office:value-type="float" office:value="29.1612578325772" calcext:value-type="float">
            <text:p>29.161257832577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0.513" calcext:value-type="float">
            <text:p>140.513</text:p>
          </table:table-cell>
          <table:table-cell office:value-type="float" office:value="241.439" calcext:value-type="float">
            <text:p>241.439</text:p>
          </table:table-cell>
          <table:table-cell office:value-type="float" office:value="18.337" calcext:value-type="float">
            <text:p>18.337</text:p>
          </table:table-cell>
          <table:table-cell office:value-type="float" office:value="53.885" calcext:value-type="float">
            <text:p>53.885</text:p>
          </table:table-cell>
          <table:table-cell office:value-type="float" office:value="203.955" calcext:value-type="float">
            <text:p>203.955</text:p>
          </table:table-cell>
          <table:table-cell office:value-type="float" office:value="80.989884935851" calcext:value-type="float">
            <text:p>80.989884935851</text:p>
          </table:table-cell>
          <table:table-cell office:value-type="float" office:value="418.5117141" calcext:value-type="float">
            <text:p>418.5117141</text:p>
          </table:table-cell>
          <table:table-cell office:value-type="float" office:value="57.1147166008739" calcext:value-type="float">
            <text:p>57.1147166008739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8.503" calcext:value-type="float">
            <text:p>178.503</text:p>
          </table:table-cell>
          <table:table-cell office:value-type="float" office:value="194.828" calcext:value-type="float">
            <text:p>194.828</text:p>
          </table:table-cell>
          <table:table-cell office:value-type="float" office:value="43.687" calcext:value-type="float">
            <text:p>43.687</text:p>
          </table:table-cell>
          <table:table-cell office:value-type="float" office:value="147.502" calcext:value-type="float">
            <text:p>147.502</text:p>
          </table:table-cell>
          <table:table-cell office:value-type="float" office:value="187.016" calcext:value-type="float">
            <text:p>187.016</text:p>
          </table:table-cell>
          <table:table-cell office:value-type="float" office:value="59.1950964476887" calcext:value-type="float">
            <text:p>59.1950964476887</text:p>
          </table:table-cell>
          <table:table-cell office:value-type="float" office:value="669.831752" calcext:value-type="float">
            <text:p>669.831752</text:p>
          </table:table-cell>
          <table:table-cell office:value-type="float" office:value="45.4179496068526" calcext:value-type="float">
            <text:p>45.4179496068526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6.098" calcext:value-type="float">
            <text:p>206.098</text:p>
          </table:table-cell>
          <table:table-cell office:value-type="float" office:value="236.439" calcext:value-type="float">
            <text:p>236.439</text:p>
          </table:table-cell>
          <table:table-cell office:value-type="float" office:value="75.92" calcext:value-type="float">
            <text:p>75.92</text:p>
          </table:table-cell>
          <table:table-cell office:value-type="float" office:value="91.15" calcext:value-type="float">
            <text:p>91.15</text:p>
          </table:table-cell>
          <table:table-cell office:value-type="float" office:value="157.782" calcext:value-type="float">
            <text:p>157.782</text:p>
          </table:table-cell>
          <table:table-cell office:value-type="float" office:value="42.9241179654908" calcext:value-type="float">
            <text:p>42.9241179654908</text:p>
          </table:table-cell>
          <table:table-cell office:value-type="float" office:value="880.8244976" calcext:value-type="float">
            <text:p>880.8244976</text:p>
          </table:table-cell>
          <table:table-cell office:value-type="float" office:value="32.9455937364374" calcext:value-type="float">
            <text:p>32.9455937364374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0.811" calcext:value-type="float">
            <text:p>160.811</text:p>
          </table:table-cell>
          <table:table-cell office:value-type="float" office:value="167.923" calcext:value-type="float">
            <text:p>167.923</text:p>
          </table:table-cell>
          <table:table-cell office:value-type="float" office:value="69.169" calcext:value-type="float">
            <text:p>69.169</text:p>
          </table:table-cell>
          <table:table-cell office:value-type="float" office:value="134.097" calcext:value-type="float">
            <text:p>134.097</text:p>
          </table:table-cell>
          <table:table-cell office:value-type="float" office:value="230.611" calcext:value-type="float">
            <text:p>230.611</text:p>
          </table:table-cell>
          <table:table-cell office:value-type="float" office:value="48.597711458994" calcext:value-type="float">
            <text:p>48.597711458994</text:p>
          </table:table-cell>
          <table:table-cell office:value-type="float" office:value="849.2690176" calcext:value-type="float">
            <text:p>849.2690176</text:p>
          </table:table-cell>
          <table:table-cell office:value-type="float" office:value="37.2774100741868" calcext:value-type="float">
            <text:p>37.2774100741868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1.25" calcext:value-type="float">
            <text:p>81.25</text:p>
          </table:table-cell>
          <table:table-cell office:value-type="float" office:value="202.425" calcext:value-type="float">
            <text:p>202.425</text:p>
          </table:table-cell>
          <table:table-cell office:value-type="float" office:value="42.572" calcext:value-type="float">
            <text:p>42.572</text:p>
          </table:table-cell>
          <table:table-cell office:value-type="float" office:value="109.538" calcext:value-type="float">
            <text:p>109.538</text:p>
          </table:table-cell>
          <table:table-cell office:value-type="float" office:value="81.68" calcext:value-type="float">
            <text:p>81.68</text:p>
          </table:table-cell>
          <table:table-cell office:value-type="float" office:value="67.2600264052856" calcext:value-type="float">
            <text:p>67.2600264052856</text:p>
          </table:table-cell>
          <table:table-cell office:value-type="float" office:value="551.1801447" calcext:value-type="float">
            <text:p>551.1801447</text:p>
          </table:table-cell>
          <table:table-cell office:value-type="float" office:value="51.6574764794722" calcext:value-type="float">
            <text:p>51.6574764794722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.721" calcext:value-type="float">
            <text:p>23.721</text:p>
          </table:table-cell>
          <table:table-cell office:value-type="float" office:value="163.915" calcext:value-type="float">
            <text:p>163.915</text:p>
          </table:table-cell>
          <table:table-cell office:value-type="float" office:value="49.492" calcext:value-type="float">
            <text:p>49.492</text:p>
          </table:table-cell>
          <table:table-cell office:value-type="float" office:value="31.35" calcext:value-type="float">
            <text:p>31.35</text:p>
          </table:table-cell>
          <table:table-cell office:value-type="float" office:value="127.582" calcext:value-type="float">
            <text:p>127.582</text:p>
          </table:table-cell>
          <table:table-cell office:value-type="float" office:value="72.366888123633" calcext:value-type="float">
            <text:p>72.366888123633</text:p>
          </table:table-cell>
          <table:table-cell office:value-type="float" office:value="522.0371897" calcext:value-type="float">
            <text:p>522.0371897</text:p>
          </table:table-cell>
          <table:table-cell office:value-type="float" office:value="52.0494863807173" calcext:value-type="float">
            <text:p>52.0494863807173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0.976" calcext:value-type="float">
            <text:p>140.976</text:p>
          </table:table-cell>
          <table:table-cell office:value-type="float" office:value="128.319" calcext:value-type="float">
            <text:p>128.319</text:p>
          </table:table-cell>
          <table:table-cell office:value-type="float" office:value="39.838" calcext:value-type="float">
            <text:p>39.838</text:p>
          </table:table-cell>
          <table:table-cell office:value-type="float" office:value="34.495" calcext:value-type="float">
            <text:p>34.495</text:p>
          </table:table-cell>
          <table:table-cell office:value-type="float" office:value="234.181" calcext:value-type="float">
            <text:p>234.181</text:p>
          </table:table-cell>
          <table:table-cell office:value-type="float" office:value="72.1491711350399" calcext:value-type="float">
            <text:p>72.1491711350399</text:p>
          </table:table-cell>
          <table:table-cell office:value-type="float" office:value="530.6095351" calcext:value-type="float">
            <text:p>530.6095351</text:p>
          </table:table-cell>
          <table:table-cell office:value-type="float" office:value="54.9069255050505" calcext:value-type="float">
            <text:p>54.9069255050505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2.296" calcext:value-type="float">
            <text:p>102.296</text:p>
          </table:table-cell>
          <table:table-cell office:value-type="float" office:value="214.843" calcext:value-type="float">
            <text:p>214.843</text:p>
          </table:table-cell>
          <table:table-cell office:value-type="float" office:value="13.829" calcext:value-type="float">
            <text:p>13.829</text:p>
          </table:table-cell>
          <table:table-cell office:value-type="float" office:value="47.973" calcext:value-type="float">
            <text:p>47.973</text:p>
          </table:table-cell>
          <table:table-cell office:value-type="float" office:value="164.341" calcext:value-type="float">
            <text:p>164.341</text:p>
          </table:table-cell>
          <table:table-cell office:value-type="float" office:value="89.9327730401967" calcext:value-type="float">
            <text:p>89.9327730401967</text:p>
          </table:table-cell>
          <table:table-cell office:value-type="float" office:value="337.5319076" calcext:value-type="float">
            <text:p>337.5319076</text:p>
          </table:table-cell>
          <table:table-cell office:value-type="float" office:value="68.4674669554065" calcext:value-type="float">
            <text:p>68.4674669554065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.437" calcext:value-type="float">
            <text:p>49.437</text:p>
          </table:table-cell>
          <table:table-cell office:value-type="float" office:value="171.257" calcext:value-type="float">
            <text:p>171.257</text:p>
          </table:table-cell>
          <table:table-cell office:value-type="float" office:value="79.644" calcext:value-type="float">
            <text:p>79.644</text:p>
          </table:table-cell>
          <table:table-cell office:value-type="float" office:value="147.498" calcext:value-type="float">
            <text:p>147.498</text:p>
          </table:table-cell>
          <table:table-cell office:value-type="float" office:value="193.402" calcext:value-type="float">
            <text:p>193.402</text:p>
          </table:table-cell>
          <table:table-cell office:value-type="float" office:value="48.3206411362725" calcext:value-type="float">
            <text:p>48.3206411362725</text:p>
          </table:table-cell>
          <table:table-cell office:value-type="float" office:value="878.4725853" calcext:value-type="float">
            <text:p>878.4725853</text:p>
          </table:table-cell>
          <table:table-cell office:value-type="float" office:value="36.7701222788912" calcext:value-type="float">
            <text:p>36.7701222788912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821" calcext:value-type="float">
            <text:p>54.821</text:p>
          </table:table-cell>
          <table:table-cell office:value-type="float" office:value="251.784" calcext:value-type="float">
            <text:p>251.784</text:p>
          </table:table-cell>
          <table:table-cell office:value-type="float" office:value="24.932" calcext:value-type="float">
            <text:p>24.932</text:p>
          </table:table-cell>
          <table:table-cell office:value-type="float" office:value="117.632" calcext:value-type="float">
            <text:p>117.632</text:p>
          </table:table-cell>
          <table:table-cell office:value-type="float" office:value="33.267" calcext:value-type="float">
            <text:p>33.267</text:p>
          </table:table-cell>
          <table:table-cell office:value-type="float" office:value="86.7150195834453" calcext:value-type="float">
            <text:p>86.7150195834453</text:p>
          </table:table-cell>
          <table:table-cell office:value-type="float" office:value="415.1352079" calcext:value-type="float">
            <text:p>415.1352079</text:p>
          </table:table-cell>
          <table:table-cell office:value-type="float" office:value="65.7675338211895" calcext:value-type="float">
            <text:p>65.7675338211895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2.03" calcext:value-type="float">
            <text:p>52.03</text:p>
          </table:table-cell>
          <table:table-cell office:value-type="float" office:value="186.161" calcext:value-type="float">
            <text:p>186.161</text:p>
          </table:table-cell>
          <table:table-cell office:value-type="float" office:value="10.735" calcext:value-type="float">
            <text:p>10.735</text:p>
          </table:table-cell>
          <table:table-cell office:value-type="float" office:value="57.554" calcext:value-type="float">
            <text:p>57.554</text:p>
          </table:table-cell>
          <table:table-cell office:value-type="float" office:value="199.908" calcext:value-type="float">
            <text:p>199.908</text:p>
          </table:table-cell>
          <table:table-cell office:value-type="float" office:value="118.283969828311" calcext:value-type="float">
            <text:p>118.283969828311</text:p>
          </table:table-cell>
          <table:table-cell office:value-type="float" office:value="305.2867264" calcext:value-type="float">
            <text:p>305.2867264</text:p>
          </table:table-cell>
          <table:table-cell office:value-type="float" office:value="86.9717876114019" calcext:value-type="float">
            <text:p>86.9717876114019</text:p>
          </table:table-cell>
          <table:table-cell table:number-columns-repeated="1015"/>
        </table:table-row>
        <table:table-row table:style-name="ro1" table:number-rows-repeated="10483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r10" svg:font-family="cmr10" style:font-pitch="variable"/>
    <style:font-face style:name="cmr101" svg:font-family="cmr10" style:font-adornments="Regular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cmr101" fo:font-family="cmr10" style:font-style-name="Regular" style:font-pitch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8">00/00/0000</text:date>, <text:time style:data-style-name="N2" text:time-value="20:24:35.859202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22:22:55.958956768</meta:creation-date>
    <dc:date>2019-04-18T20:47:25.864817020</dc:date>
    <meta:editing-duration>PT15H33M35S</meta:editing-duration>
    <meta:editing-cycles>8</meta:editing-cycles>
    <meta:generator>LibreOffice/6.2.1.2$Linux_X86_64 LibreOffice_project/20$Build-2</meta:generator>
    <meta:document-statistic meta:table-count="1" meta:cell-count="2275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0" chart:maximum="1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3333" draw:fill-color="#ff333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scatter" chart:style-name="ch1">
        <chart:legend chart:legend-position="end" svg:x="10.517cm" svg:y="2.112cm" style:legend-expansion="high" chart:style-name="ch2"/>
        <chart:plot-area chart:style-name="ch3" table:cell-range-address="Sheet1.H221:Sheet1.I245 Sheet1.I3:Sheet1.I17 Sheet1.I19:Sheet1.I32 Sheet1.I109:Sheet1.I140 Sheet1.I142:Sheet1.I167 Sheet1.I169:Sheet1.I195 Sheet1.I197:Sheet1.I219" chart:data-source-has-labels="row" svg:x="0.32cm" svg:y="0.18cm" svg:width="9.877cm" svg:height="8.642cm">
          <chartooo:coordinate-region svg:x="0.941cm" svg:y="0.18cm" svg:width="8.698cm" svg:height="7.9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221:Sheet1.I245" loext:label-string="&quot;Aggregate LHS (Short as Possible)&quot;" chart:class="chart:scatter">
            <chart:domain table:cell-range-address="Sheet1.H221:Sheet1.H245"/>
            <chart:data-point chart:repeated="25"/>
          </chart:series>
          <chart:series chart:style-name="ch8" chart:values-cell-range-address="Sheet1.I3:Sheet1.I17" loext:label-string="&quot;Stochastic Method (Long Run)&quot;" chart:class="chart:scatter">
            <chart:domain table:cell-range-address="Sheet1.H3:Sheet1.H17"/>
            <chart:data-point chart:repeated="15"/>
          </chart:series>
          <chart:series chart:style-name="ch9" chart:values-cell-range-address="Sheet1.I19:Sheet1.I32" loext:label-string="&quot;Stochastic Method (Short Run)&quot;" chart:class="chart:scatter">
            <chart:domain table:cell-range-address="Sheet1.H19:Sheet1.H32"/>
            <chart:data-point chart:repeated="14"/>
          </chart:series>
          <chart:series chart:style-name="ch10" chart:values-cell-range-address="Sheet1.I109:Sheet1.I140" loext:label-string="&quot;Aggregate LHS (Long Run)&quot;" chart:class="chart:scatter">
            <chart:domain table:cell-range-address="Sheet1.H109:Sheet1.H140"/>
            <chart:data-point chart:repeated="32"/>
          </chart:series>
          <chart:series chart:style-name="ch11" chart:values-cell-range-address="Sheet1.I142:Sheet1.I167" loext:label-string="&quot;Aggregate LHS (Short Run)&quot;" chart:class="chart:scatter">
            <chart:domain table:cell-range-address="Sheet1.H142:Sheet1.H167"/>
            <chart:data-point chart:repeated="26"/>
          </chart:series>
          <chart:series chart:style-name="ch12" chart:values-cell-range-address="Sheet1.I169:Sheet1.I195" loext:label-string="&quot;Aggregate LHS (Very Short Run)&quot;" chart:class="chart:scatter">
            <chart:domain table:cell-range-address="Sheet1.H169:Sheet1.H195"/>
            <chart:data-point chart:repeated="27"/>
          </chart:series>
          <chart:series chart:style-name="ch13" chart:values-cell-range-address="Sheet1.I197:Sheet1.I219" loext:label-string="&quot;Aggregate LHS (WTF Short Run)&quot;" chart:class="chart:scatter">
            <chart:domain table:cell-range-address="Sheet1.H197:Sheet1.H219"/>
            <chart:data-point chart:repeated="2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ggregate LHS (Short as Possible)</text:p>
              </table:table-cell>
              <table:table-cell office:value-type="string">
                <text:p>Column H</text:p>
              </table:table-cell>
              <table:table-cell office:value-type="string">
                <text:p>Stochastic Method (Long Run)</text:p>
              </table:table-cell>
              <table:table-cell office:value-type="string">
                <text:p>Column H</text:p>
              </table:table-cell>
              <table:table-cell office:value-type="string">
                <text:p>Stochastic Method (Short Run)</text:p>
              </table:table-cell>
              <table:table-cell office:value-type="string">
                <text:p>Column H</text:p>
              </table:table-cell>
              <table:table-cell office:value-type="string">
                <text:p>Aggregate LHS (Long Run)</text:p>
              </table:table-cell>
              <table:table-cell office:value-type="string">
                <text:p>Column H</text:p>
              </table:table-cell>
              <table:table-cell office:value-type="string">
                <text:p>Aggregate LHS (Short Run)</text:p>
              </table:table-cell>
              <table:table-cell office:value-type="string">
                <text:p>Column H</text:p>
              </table:table-cell>
              <table:table-cell office:value-type="string">
                <text:p>Aggregate LHS (Very Short Run)</text:p>
              </table:table-cell>
              <table:table-cell office:value-type="string">
                <text:p>Column H</text:p>
              </table:table-cell>
              <table:table-cell office:value-type="string">
                <text:p>Aggregate LHS (WTF Short Run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0.1866887">
                <text:p>510.1866887</text:p>
                <draw:g>
                  <svg:desc>Sheet1.H221:Sheet1.H245</svg:desc>
                </draw:g>
              </table:table-cell>
              <table:table-cell office:value-type="float" office:value="50.5732818016767">
                <text:p>50.5732818016767</text:p>
                <draw:g>
                  <svg:desc>Sheet1.I221:Sheet1.I245</svg:desc>
                </draw:g>
              </table:table-cell>
              <table:table-cell office:value-type="float" office:value="265.2190917">
                <text:p>265.2190917</text:p>
                <draw:g>
                  <svg:desc>Sheet1.H3:Sheet1.H17</svg:desc>
                </draw:g>
              </table:table-cell>
              <table:table-cell office:value-type="float" office:value="150.699727544481">
                <text:p>150.699727544481</text:p>
                <draw:g>
                  <svg:desc>Sheet1.I3:Sheet1.I17</svg:desc>
                </draw:g>
              </table:table-cell>
              <table:table-cell office:value-type="float" office:value="883.9166603">
                <text:p>883.9166603</text:p>
                <draw:g>
                  <svg:desc>Sheet1.H19:Sheet1.H32</svg:desc>
                </draw:g>
              </table:table-cell>
              <table:table-cell office:value-type="float" office:value="37.4831260019599">
                <text:p>37.4831260019599</text:p>
                <draw:g>
                  <svg:desc>Sheet1.I19:Sheet1.I32</svg:desc>
                </draw:g>
              </table:table-cell>
              <table:table-cell office:value-type="float" office:value="385.0177252">
                <text:p>385.0177252</text:p>
                <draw:g>
                  <svg:desc>Sheet1.H109:Sheet1.H140</svg:desc>
                </draw:g>
              </table:table-cell>
              <table:table-cell office:value-type="float" office:value="56.9535450578785">
                <text:p>56.9535450578785</text:p>
                <draw:g>
                  <svg:desc>Sheet1.I109:Sheet1.I140</svg:desc>
                </draw:g>
              </table:table-cell>
              <table:table-cell office:value-type="float" office:value="798.6507547">
                <text:p>798.6507547</text:p>
                <draw:g>
                  <svg:desc>Sheet1.H142:Sheet1.H167</svg:desc>
                </draw:g>
              </table:table-cell>
              <table:table-cell office:value-type="float" office:value="36.4570530812875">
                <text:p>36.4570530812875</text:p>
                <draw:g>
                  <svg:desc>Sheet1.I142:Sheet1.I167</svg:desc>
                </draw:g>
              </table:table-cell>
              <table:table-cell office:value-type="float" office:value="958.2381447">
                <text:p>958.2381447</text:p>
                <draw:g>
                  <svg:desc>Sheet1.H169:Sheet1.H195</svg:desc>
                </draw:g>
              </table:table-cell>
              <table:table-cell office:value-type="float" office:value="29.8049138680089">
                <text:p>29.8049138680089</text:p>
                <draw:g>
                  <svg:desc>Sheet1.I169:Sheet1.I195</svg:desc>
                </draw:g>
              </table:table-cell>
              <table:table-cell office:value-type="float" office:value="259.5980027">
                <text:p>259.5980027</text:p>
                <draw:g>
                  <svg:desc>Sheet1.H197:Sheet1.H219</svg:desc>
                </draw:g>
              </table:table-cell>
              <table:table-cell office:value-type="float" office:value="77.7508987531059">
                <text:p>77.7508987531059</text:p>
                <draw:g>
                  <svg:desc>Sheet1.I197:Sheet1.I2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3.3983631">
                <text:p>423.3983631</text:p>
              </table:table-cell>
              <table:table-cell office:value-type="float" office:value="57.7466036398068">
                <text:p>57.7466036398068</text:p>
              </table:table-cell>
              <table:table-cell office:value-type="float" office:value="783.1501007">
                <text:p>783.1501007</text:p>
              </table:table-cell>
              <table:table-cell office:value-type="float" office:value="36.0445763742695">
                <text:p>36.0445763742695</text:p>
              </table:table-cell>
              <table:table-cell office:value-type="float" office:value="210.2880987">
                <text:p>210.2880987</text:p>
              </table:table-cell>
              <table:table-cell office:value-type="float" office:value="111.098730166851">
                <text:p>111.098730166851</text:p>
              </table:table-cell>
              <table:table-cell office:value-type="float" office:value="413.3131933">
                <text:p>413.3131933</text:p>
              </table:table-cell>
              <table:table-cell office:value-type="float" office:value="56.1040107311089">
                <text:p>56.1040107311089</text:p>
              </table:table-cell>
              <table:table-cell office:value-type="float" office:value="508.3444818">
                <text:p>508.3444818</text:p>
              </table:table-cell>
              <table:table-cell office:value-type="float" office:value="49.5317601754839">
                <text:p>49.5317601754839</text:p>
              </table:table-cell>
              <table:table-cell office:value-type="float" office:value="581.6982777">
                <text:p>581.6982777</text:p>
              </table:table-cell>
              <table:table-cell office:value-type="float" office:value="46.1204600823952">
                <text:p>46.1204600823952</text:p>
              </table:table-cell>
              <table:table-cell office:value-type="float" office:value="301.9424809">
                <text:p>301.9424809</text:p>
              </table:table-cell>
              <table:table-cell office:value-type="float" office:value="75.4561076578852">
                <text:p>75.45610765788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2.8432015">
                <text:p>422.8432015</text:p>
              </table:table-cell>
              <table:table-cell office:value-type="float" office:value="58.0271653555156">
                <text:p>58.0271653555156</text:p>
              </table:table-cell>
              <table:table-cell office:value-type="float" office:value="333.8672528">
                <text:p>333.8672528</text:p>
              </table:table-cell>
              <table:table-cell office:value-type="float" office:value="58.7090024246576">
                <text:p>58.7090024246576</text:p>
              </table:table-cell>
              <table:table-cell office:value-type="float" office:value="173.8517656">
                <text:p>173.8517656</text:p>
              </table:table-cell>
              <table:table-cell office:value-type="float" office:value="237.187249185011">
                <text:p>237.187249185011</text:p>
              </table:table-cell>
              <table:table-cell office:value-type="float" office:value="530.9276554">
                <text:p>530.9276554</text:p>
              </table:table-cell>
              <table:table-cell office:value-type="float" office:value="45.164000493216">
                <text:p>45.164000493216</text:p>
              </table:table-cell>
              <table:table-cell office:value-type="float" office:value="248.7371044">
                <text:p>248.7371044</text:p>
              </table:table-cell>
              <table:table-cell office:value-type="float" office:value="93.7109544897217">
                <text:p>93.7109544897217</text:p>
              </table:table-cell>
              <table:table-cell office:value-type="float" office:value="308.7388376">
                <text:p>308.7388376</text:p>
              </table:table-cell>
              <table:table-cell office:value-type="float" office:value="66.9920818930782">
                <text:p>66.9920818930782</text:p>
              </table:table-cell>
              <table:table-cell office:value-type="float" office:value="347.1957168">
                <text:p>347.1957168</text:p>
              </table:table-cell>
              <table:table-cell office:value-type="float" office:value="61.0043460341476">
                <text:p>61.0043460341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2.1082955">
                <text:p>782.1082955</text:p>
              </table:table-cell>
              <table:table-cell office:value-type="float" office:value="33.8881702415017">
                <text:p>33.8881702415017</text:p>
              </table:table-cell>
              <table:table-cell office:value-type="float" office:value="900.1250815">
                <text:p>900.1250815</text:p>
              </table:table-cell>
              <table:table-cell office:value-type="float" office:value="30.1273229747502">
                <text:p>30.1273229747502</text:p>
              </table:table-cell>
              <table:table-cell office:value-type="float" office:value="870.6718997">
                <text:p>870.6718997</text:p>
              </table:table-cell>
              <table:table-cell office:value-type="float" office:value="37.2255490831247">
                <text:p>37.2255490831247</text:p>
              </table:table-cell>
              <table:table-cell office:value-type="float" office:value="352.3362831">
                <text:p>352.3362831</text:p>
              </table:table-cell>
              <table:table-cell office:value-type="float" office:value="61.3510353685253">
                <text:p>61.3510353685253</text:p>
              </table:table-cell>
              <table:table-cell office:value-type="float" office:value="355.2589572">
                <text:p>355.2589572</text:p>
              </table:table-cell>
              <table:table-cell office:value-type="float" office:value="59.2694200839548">
                <text:p>59.2694200839548</text:p>
              </table:table-cell>
              <table:table-cell office:value-type="float" office:value="424.695354">
                <text:p>424.695354</text:p>
              </table:table-cell>
              <table:table-cell office:value-type="float" office:value="54.7339895768806">
                <text:p>54.7339895768806</text:p>
              </table:table-cell>
              <table:table-cell office:value-type="float" office:value="406.6632197">
                <text:p>406.6632197</text:p>
              </table:table-cell>
              <table:table-cell office:value-type="float" office:value="55.9303579638303">
                <text:p>55.9303579638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20.9639538">
                <text:p>820.9639538</text:p>
              </table:table-cell>
              <table:table-cell office:value-type="float" office:value="34.2957000015613">
                <text:p>34.2957000015613</text:p>
              </table:table-cell>
              <table:table-cell office:value-type="float" office:value="437.7649568">
                <text:p>437.7649568</text:p>
              </table:table-cell>
              <table:table-cell office:value-type="float" office:value="54.7587464438614">
                <text:p>54.7587464438614</text:p>
              </table:table-cell>
              <table:table-cell office:value-type="float" office:value="351.8306382">
                <text:p>351.8306382</text:p>
              </table:table-cell>
              <table:table-cell office:value-type="float" office:value="60.3481841797072">
                <text:p>60.3481841797072</text:p>
              </table:table-cell>
              <table:table-cell office:value-type="float" office:value="781.9427591">
                <text:p>781.9427591</text:p>
              </table:table-cell>
              <table:table-cell office:value-type="float" office:value="35.0421053601101">
                <text:p>35.0421053601101</text:p>
              </table:table-cell>
              <table:table-cell office:value-type="float" office:value="421.5708863">
                <text:p>421.5708863</text:p>
              </table:table-cell>
              <table:table-cell office:value-type="float" office:value="56.1229180709663">
                <text:p>56.1229180709663</text:p>
              </table:table-cell>
              <table:table-cell office:value-type="float" office:value="297.580687">
                <text:p>297.580687</text:p>
              </table:table-cell>
              <table:table-cell office:value-type="float" office:value="70.4211328072842">
                <text:p>70.4211328072842</text:p>
              </table:table-cell>
              <table:table-cell office:value-type="float" office:value="744.8606295">
                <text:p>744.8606295</text:p>
              </table:table-cell>
              <table:table-cell office:value-type="float" office:value="37.4004556178808">
                <text:p>37.40045561788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7.9962823">
                <text:p>897.9962823</text:p>
              </table:table-cell>
              <table:table-cell office:value-type="float" office:value="32.1941725110392">
                <text:p>32.1941725110392</text:p>
              </table:table-cell>
              <table:table-cell office:value-type="float" office:value="756.122636">
                <text:p>756.122636</text:p>
              </table:table-cell>
              <table:table-cell office:value-type="float" office:value="41.2270840816961">
                <text:p>41.2270840816961</text:p>
              </table:table-cell>
              <table:table-cell office:value-type="float" office:value="734.4047756">
                <text:p>734.4047756</text:p>
              </table:table-cell>
              <table:table-cell office:value-type="float" office:value="38.3265901791583">
                <text:p>38.3265901791583</text:p>
              </table:table-cell>
              <table:table-cell office:value-type="float" office:value="944.1913325">
                <text:p>944.1913325</text:p>
              </table:table-cell>
              <table:table-cell office:value-type="float" office:value="32.0510371039907">
                <text:p>32.0510371039907</text:p>
              </table:table-cell>
              <table:table-cell office:value-type="float" office:value="491.0846193">
                <text:p>491.0846193</text:p>
              </table:table-cell>
              <table:table-cell office:value-type="float" office:value="49.0624052822076">
                <text:p>49.0624052822076</text:p>
              </table:table-cell>
              <table:table-cell office:value-type="float" office:value="984.8950248">
                <text:p>984.8950248</text:p>
              </table:table-cell>
              <table:table-cell office:value-type="float" office:value="29.6854948120716">
                <text:p>29.6854948120716</text:p>
              </table:table-cell>
              <table:table-cell office:value-type="float" office:value="991.550449">
                <text:p>991.550449</text:p>
              </table:table-cell>
              <table:table-cell office:value-type="float" office:value="31.7601819258971">
                <text:p>31.76018192589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8.7985643">
                <text:p>378.7985643</text:p>
              </table:table-cell>
              <table:table-cell office:value-type="float" office:value="64.996756496682">
                <text:p>64.996756496682</text:p>
              </table:table-cell>
              <table:table-cell office:value-type="float" office:value="203.0185814">
                <text:p>203.0185814</text:p>
              </table:table-cell>
              <table:table-cell office:value-type="float" office:value="132.795900724559">
                <text:p>132.795900724559</text:p>
              </table:table-cell>
              <table:table-cell office:value-type="float" office:value="899.6089303">
                <text:p>899.6089303</text:p>
              </table:table-cell>
              <table:table-cell office:value-type="float" office:value="34.0111316925712">
                <text:p>34.0111316925712</text:p>
              </table:table-cell>
              <table:table-cell office:value-type="float" office:value="283.7839998">
                <text:p>283.7839998</text:p>
              </table:table-cell>
              <table:table-cell office:value-type="float" office:value="83.7426245024853">
                <text:p>83.7426245024853</text:p>
              </table:table-cell>
              <table:table-cell office:value-type="float" office:value="800.8448083">
                <text:p>800.8448083</text:p>
              </table:table-cell>
              <table:table-cell office:value-type="float" office:value="36.0441832994003">
                <text:p>36.0441832994003</text:p>
              </table:table-cell>
              <table:table-cell office:value-type="float" office:value="665.1481908">
                <text:p>665.1481908</text:p>
              </table:table-cell>
              <table:table-cell office:value-type="float" office:value="39.7592156554727">
                <text:p>39.7592156554727</text:p>
              </table:table-cell>
              <table:table-cell office:value-type="float" office:value="748.5002643">
                <text:p>748.5002643</text:p>
              </table:table-cell>
              <table:table-cell office:value-type="float" office:value="37.2998512116859">
                <text:p>37.29985121168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5.2263003">
                <text:p>435.2263003</text:p>
              </table:table-cell>
              <table:table-cell office:value-type="float" office:value="57.7386659604127">
                <text:p>57.7386659604127</text:p>
              </table:table-cell>
              <table:table-cell office:value-type="float" office:value="269.7808237">
                <text:p>269.7808237</text:p>
              </table:table-cell>
              <table:table-cell office:value-type="float" office:value="96.4077911513281">
                <text:p>96.4077911513281</text:p>
              </table:table-cell>
              <table:table-cell office:value-type="float" office:value="336.2910932">
                <text:p>336.2910932</text:p>
              </table:table-cell>
              <table:table-cell office:value-type="float" office:value="90.6668252075763">
                <text:p>90.6668252075763</text:p>
              </table:table-cell>
              <table:table-cell office:value-type="float" office:value="757.9970814">
                <text:p>757.9970814</text:p>
              </table:table-cell>
              <table:table-cell office:value-type="float" office:value="37.2138635099318">
                <text:p>37.2138635099318</text:p>
              </table:table-cell>
              <table:table-cell office:value-type="float" office:value="970.0855133">
                <text:p>970.0855133</text:p>
              </table:table-cell>
              <table:table-cell office:value-type="float" office:value="29.4538560004021">
                <text:p>29.4538560004021</text:p>
              </table:table-cell>
              <table:table-cell office:value-type="float" office:value="489.6801679">
                <text:p>489.6801679</text:p>
              </table:table-cell>
              <table:table-cell office:value-type="float" office:value="52.1221881288435">
                <text:p>52.1221881288435</text:p>
              </table:table-cell>
              <table:table-cell office:value-type="float" office:value="804.9074948">
                <text:p>804.9074948</text:p>
              </table:table-cell>
              <table:table-cell office:value-type="float" office:value="35.3830399801544">
                <text:p>35.38303998015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1.381178">
                <text:p>421.381178</text:p>
              </table:table-cell>
              <table:table-cell office:value-type="float" office:value="62.4854788831076">
                <text:p>62.4854788831076</text:p>
              </table:table-cell>
              <table:table-cell office:value-type="float" office:value="787.6546562">
                <text:p>787.6546562</text:p>
              </table:table-cell>
              <table:table-cell office:value-type="float" office:value="35.0514705068271">
                <text:p>35.0514705068271</text:p>
              </table:table-cell>
              <table:table-cell office:value-type="float" office:value="900.3004648">
                <text:p>900.3004648</text:p>
              </table:table-cell>
              <table:table-cell office:value-type="float" office:value="31.4001806097666">
                <text:p>31.4001806097666</text:p>
              </table:table-cell>
              <table:table-cell office:value-type="float" office:value="454.4704347">
                <text:p>454.4704347</text:p>
              </table:table-cell>
              <table:table-cell office:value-type="float" office:value="52.6912681040386">
                <text:p>52.6912681040386</text:p>
              </table:table-cell>
              <table:table-cell office:value-type="float" office:value="354.867328">
                <text:p>354.867328</text:p>
              </table:table-cell>
              <table:table-cell office:value-type="float" office:value="61.5103980432837">
                <text:p>61.5103980432837</text:p>
              </table:table-cell>
              <table:table-cell office:value-type="float" office:value="653.6798652">
                <text:p>653.6798652</text:p>
              </table:table-cell>
              <table:table-cell office:value-type="float" office:value="39.1100558992162">
                <text:p>39.1100558992162</text:p>
              </table:table-cell>
              <table:table-cell office:value-type="float" office:value="654.9759592">
                <text:p>654.9759592</text:p>
              </table:table-cell>
              <table:table-cell office:value-type="float" office:value="41.347299866376">
                <text:p>41.3472998663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.5279047">
                <text:p>450.5279047</text:p>
              </table:table-cell>
              <table:table-cell office:value-type="float" office:value="54.3468217508407">
                <text:p>54.3468217508407</text:p>
              </table:table-cell>
              <table:table-cell office:value-type="float" office:value="825.9220747">
                <text:p>825.9220747</text:p>
              </table:table-cell>
              <table:table-cell office:value-type="float" office:value="33.9619364682046">
                <text:p>33.9619364682046</text:p>
              </table:table-cell>
              <table:table-cell office:value-type="float" office:value="945.900277">
                <text:p>945.900277</text:p>
              </table:table-cell>
              <table:table-cell office:value-type="float" office:value="30.4218178582223">
                <text:p>30.4218178582223</text:p>
              </table:table-cell>
              <table:table-cell office:value-type="float" office:value="871.9465592">
                <text:p>871.9465592</text:p>
              </table:table-cell>
              <table:table-cell office:value-type="float" office:value="32.8693732984462">
                <text:p>32.8693732984462</text:p>
              </table:table-cell>
              <table:table-cell office:value-type="float" office:value="713.4397699">
                <text:p>713.4397699</text:p>
              </table:table-cell>
              <table:table-cell office:value-type="float" office:value="37.7696077690303">
                <text:p>37.7696077690303</text:p>
              </table:table-cell>
              <table:table-cell office:value-type="float" office:value="558.9424115">
                <text:p>558.9424115</text:p>
              </table:table-cell>
              <table:table-cell office:value-type="float" office:value="48.1626418431415">
                <text:p>48.1626418431415</text:p>
              </table:table-cell>
              <table:table-cell office:value-type="float" office:value="532.4391235">
                <text:p>532.4391235</text:p>
              </table:table-cell>
              <table:table-cell office:value-type="float" office:value="46.3396950330641">
                <text:p>46.33969503306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2.4591389">
                <text:p>312.4591389</text:p>
              </table:table-cell>
              <table:table-cell office:value-type="float" office:value="65.3118701545103">
                <text:p>65.3118701545103</text:p>
              </table:table-cell>
              <table:table-cell office:value-type="float" office:value="762.0661945">
                <text:p>762.0661945</text:p>
              </table:table-cell>
              <table:table-cell office:value-type="float" office:value="37.241140648202">
                <text:p>37.241140648202</text:p>
              </table:table-cell>
              <table:table-cell office:value-type="float" office:value="946.5100073">
                <text:p>946.5100073</text:p>
              </table:table-cell>
              <table:table-cell office:value-type="float" office:value="29.5679252919307">
                <text:p>29.5679252919307</text:p>
              </table:table-cell>
              <table:table-cell office:value-type="float" office:value="660.7439257">
                <text:p>660.7439257</text:p>
              </table:table-cell>
              <table:table-cell office:value-type="float" office:value="43.6712564951299">
                <text:p>43.6712564951299</text:p>
              </table:table-cell>
              <table:table-cell office:value-type="float" office:value="871.4856999">
                <text:p>871.4856999</text:p>
              </table:table-cell>
              <table:table-cell office:value-type="float" office:value="31.690772870538">
                <text:p>31.690772870538</text:p>
              </table:table-cell>
              <table:table-cell office:value-type="float" office:value="356.4169394">
                <text:p>356.4169394</text:p>
              </table:table-cell>
              <table:table-cell office:value-type="float" office:value="58.6249001471931">
                <text:p>58.6249001471931</text:p>
              </table:table-cell>
              <table:table-cell office:value-type="float" office:value="982.6208741">
                <text:p>982.6208741</text:p>
              </table:table-cell>
              <table:table-cell office:value-type="float" office:value="30.13427012227">
                <text:p>30.134270122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2.6847575">
                <text:p>502.6847575</text:p>
              </table:table-cell>
              <table:table-cell office:value-type="float" office:value="53.1897164560206">
                <text:p>53.1897164560206</text:p>
              </table:table-cell>
              <table:table-cell office:value-type="float" office:value="962.6542956">
                <text:p>962.6542956</text:p>
              </table:table-cell>
              <table:table-cell office:value-type="float" office:value="28.8844713752099">
                <text:p>28.8844713752099</text:p>
              </table:table-cell>
              <table:table-cell office:value-type="float" office:value="730.3055">
                <text:p>730.3055</text:p>
              </table:table-cell>
              <table:table-cell office:value-type="float" office:value="39.5356125677878">
                <text:p>39.5356125677878</text:p>
              </table:table-cell>
              <table:table-cell office:value-type="float" office:value="951.5390433">
                <text:p>951.5390433</text:p>
              </table:table-cell>
              <table:table-cell office:value-type="float" office:value="31.5722478815176">
                <text:p>31.5722478815176</text:p>
              </table:table-cell>
              <table:table-cell office:value-type="float" office:value="251.7958857">
                <text:p>251.7958857</text:p>
              </table:table-cell>
              <table:table-cell office:value-type="float" office:value="84.7935100537016">
                <text:p>84.7935100537016</text:p>
              </table:table-cell>
              <table:table-cell office:value-type="float" office:value="691.1836749">
                <text:p>691.1836749</text:p>
              </table:table-cell>
              <table:table-cell office:value-type="float" office:value="38.437413435212">
                <text:p>38.437413435212</text:p>
              </table:table-cell>
              <table:table-cell office:value-type="float" office:value="403.1720464">
                <text:p>403.1720464</text:p>
              </table:table-cell>
              <table:table-cell office:value-type="float" office:value="56.493384417494">
                <text:p>56.4933844174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6.1405009">
                <text:p>406.1405009</text:p>
              </table:table-cell>
              <table:table-cell office:value-type="float" office:value="62.6055056854907">
                <text:p>62.6055056854907</text:p>
              </table:table-cell>
              <table:table-cell office:value-type="float" office:value="538.4361607">
                <text:p>538.4361607</text:p>
              </table:table-cell>
              <table:table-cell office:value-type="float" office:value="48.4217811846839">
                <text:p>48.4217811846839</text:p>
              </table:table-cell>
              <table:table-cell office:value-type="float" office:value="465.4752614">
                <text:p>465.4752614</text:p>
              </table:table-cell>
              <table:table-cell office:value-type="float" office:value="52.46441393807">
                <text:p>52.46441393807</text:p>
              </table:table-cell>
              <table:table-cell office:value-type="float" office:value="839.2683613">
                <text:p>839.2683613</text:p>
              </table:table-cell>
              <table:table-cell office:value-type="float" office:value="35.1431500587516">
                <text:p>35.1431500587516</text:p>
              </table:table-cell>
              <table:table-cell office:value-type="float" office:value="256.3249177">
                <text:p>256.3249177</text:p>
              </table:table-cell>
              <table:table-cell office:value-type="float" office:value="85.972951812566">
                <text:p>85.972951812566</text:p>
              </table:table-cell>
              <table:table-cell office:value-type="float" office:value="639.0890217">
                <text:p>639.0890217</text:p>
              </table:table-cell>
              <table:table-cell office:value-type="float" office:value="40.7211715796727">
                <text:p>40.7211715796727</text:p>
              </table:table-cell>
              <table:table-cell office:value-type="float" office:value="863.9445407">
                <text:p>863.9445407</text:p>
              </table:table-cell>
              <table:table-cell office:value-type="float" office:value="33.6460846023228">
                <text:p>33.64608460232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9.8785596">
                <text:p>609.8785596</text:p>
              </table:table-cell>
              <table:table-cell office:value-type="float" office:value="42.1995291824997">
                <text:p>42.1995291824997</text:p>
              </table:table-cell>
              <table:table-cell office:value-type="float" office:value="608.499599">
                <text:p>608.499599</text:p>
              </table:table-cell>
              <table:table-cell office:value-type="float" office:value="42.0822915844782">
                <text:p>42.0822915844782</text:p>
              </table:table-cell>
              <table:table-cell office:value-type="float" office:value="638.7650336">
                <text:p>638.7650336</text:p>
              </table:table-cell>
              <table:table-cell office:value-type="float" office:value="41.4966492390265">
                <text:p>41.4966492390265</text:p>
              </table:table-cell>
              <table:table-cell office:value-type="float" office:value="988.8063176">
                <text:p>988.8063176</text:p>
              </table:table-cell>
              <table:table-cell office:value-type="float" office:value="29.8865170003567">
                <text:p>29.8865170003567</text:p>
              </table:table-cell>
              <table:table-cell office:value-type="float" office:value="813.6273627">
                <text:p>813.6273627</text:p>
              </table:table-cell>
              <table:table-cell office:value-type="float" office:value="33.6060013651537">
                <text:p>33.6060013651537</text:p>
              </table:table-cell>
              <table:table-cell office:value-type="float" office:value="635.9669754">
                <text:p>635.9669754</text:p>
              </table:table-cell>
              <table:table-cell office:value-type="float" office:value="43.9305392830505">
                <text:p>43.9305392830505</text:p>
              </table:table-cell>
              <table:table-cell office:value-type="float" office:value="620.5894136">
                <text:p>620.5894136</text:p>
              </table:table-cell>
              <table:table-cell office:value-type="float" office:value="42.1785143706397">
                <text:p>42.17851437063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0.5275363">
                <text:p>310.5275363</text:p>
              </table:table-cell>
              <table:table-cell office:value-type="float" office:value="66.4753604721868">
                <text:p>66.4753604721868</text:p>
              </table:table-cell>
              <table:table-cell office:value-type="float" office:value="386.1867427">
                <text:p>386.1867427</text:p>
              </table:table-cell>
              <table:table-cell office:value-type="float" office:value="55.5286155611708">
                <text:p>55.5286155611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4.0911263">
                <text:p>754.0911263</text:p>
              </table:table-cell>
              <table:table-cell office:value-type="float" office:value="37.5198007730715">
                <text:p>37.5198007730715</text:p>
              </table:table-cell>
              <table:table-cell office:value-type="float" office:value="969.3583914">
                <text:p>969.3583914</text:p>
              </table:table-cell>
              <table:table-cell office:value-type="float" office:value="30.4878130772367">
                <text:p>30.4878130772367</text:p>
              </table:table-cell>
              <table:table-cell office:value-type="float" office:value="664.6568468">
                <text:p>664.6568468</text:p>
              </table:table-cell>
              <table:table-cell office:value-type="float" office:value="39.9469973438881">
                <text:p>39.9469973438881</text:p>
              </table:table-cell>
              <table:table-cell office:value-type="float" office:value="876.4351987">
                <text:p>876.4351987</text:p>
              </table:table-cell>
              <table:table-cell office:value-type="float" office:value="32.6562818412997">
                <text:p>32.65628184129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8.5378832">
                <text:p>308.5378832</text:p>
              </table:table-cell>
              <table:table-cell office:value-type="float" office:value="65.3940666631723">
                <text:p>65.3940666631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0.4453843">
                <text:p>970.4453843</text:p>
              </table:table-cell>
              <table:table-cell office:value-type="float" office:value="29.4737281667366">
                <text:p>29.4737281667366</text:p>
              </table:table-cell>
              <table:table-cell office:value-type="float" office:value="291.272806">
                <text:p>291.272806</text:p>
              </table:table-cell>
              <table:table-cell office:value-type="float" office:value="67.4981141366752">
                <text:p>67.4981141366752</text:p>
              </table:table-cell>
              <table:table-cell office:value-type="float" office:value="285.828428">
                <text:p>285.828428</text:p>
              </table:table-cell>
              <table:table-cell office:value-type="float" office:value="83.5847271903881">
                <text:p>83.5847271903881</text:p>
              </table:table-cell>
              <table:table-cell office:value-type="float" office:value="311.3184296">
                <text:p>311.3184296</text:p>
              </table:table-cell>
              <table:table-cell office:value-type="float" office:value="63.9454379750895">
                <text:p>63.94543797508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72.8558081">
                <text:p>972.8558081</text:p>
              </table:table-cell>
              <table:table-cell office:value-type="float" office:value="33.2526405453928">
                <text:p>33.252640545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2.2319028">
                <text:p>952.2319028</text:p>
              </table:table-cell>
              <table:table-cell office:value-type="float" office:value="29.9126312787784">
                <text:p>29.9126312787784</text:p>
              </table:table-cell>
              <table:table-cell office:value-type="float" office:value="421.3701413">
                <text:p>421.3701413</text:p>
              </table:table-cell>
              <table:table-cell office:value-type="float" office:value="63.0505319054918">
                <text:p>63.0505319054918</text:p>
              </table:table-cell>
              <table:table-cell office:value-type="float" office:value="845.2323852">
                <text:p>845.2323852</text:p>
              </table:table-cell>
              <table:table-cell office:value-type="float" office:value="32.5187827247018">
                <text:p>32.5187827247018</text:p>
              </table:table-cell>
              <table:table-cell office:value-type="float" office:value="462.2887668">
                <text:p>462.2887668</text:p>
              </table:table-cell>
              <table:table-cell office:value-type="float" office:value="50.9995864321361">
                <text:p>50.99958643213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5.0858884">
                <text:p>715.0858884</text:p>
              </table:table-cell>
              <table:table-cell office:value-type="float" office:value="37.3778928079931">
                <text:p>37.3778928079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4.318921">
                <text:p>274.318921</text:p>
              </table:table-cell>
              <table:table-cell office:value-type="float" office:value="89.9055959363235">
                <text:p>89.9055959363235</text:p>
              </table:table-cell>
              <table:table-cell office:value-type="float" office:value="460.5282255">
                <text:p>460.5282255</text:p>
              </table:table-cell>
              <table:table-cell office:value-type="float" office:value="54.3861371056997">
                <text:p>54.3861371056997</text:p>
              </table:table-cell>
              <table:table-cell office:value-type="float" office:value="716.282701">
                <text:p>716.282701</text:p>
              </table:table-cell>
              <table:table-cell office:value-type="float" office:value="38.0043259487608">
                <text:p>38.0043259487608</text:p>
              </table:table-cell>
              <table:table-cell office:value-type="float" office:value="877.3792852">
                <text:p>877.3792852</text:p>
              </table:table-cell>
              <table:table-cell office:value-type="float" office:value="33.2879743242929">
                <text:p>33.28797432429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2.5998682">
                <text:p>702.5998682</text:p>
              </table:table-cell>
              <table:table-cell office:value-type="float" office:value="38.6773739409531">
                <text:p>38.6773739409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3.2250301">
                <text:p>663.2250301</text:p>
              </table:table-cell>
              <table:table-cell office:value-type="float" office:value="38.8404451011454">
                <text:p>38.8404451011454</text:p>
              </table:table-cell>
              <table:table-cell office:value-type="float" office:value="573.8525613">
                <text:p>573.8525613</text:p>
              </table:table-cell>
              <table:table-cell office:value-type="float" office:value="43.1206850693355">
                <text:p>43.1206850693355</text:p>
              </table:table-cell>
              <table:table-cell office:value-type="float" office:value="840.6012584">
                <text:p>840.6012584</text:p>
              </table:table-cell>
              <table:table-cell office:value-type="float" office:value="35.361720242296">
                <text:p>35.361720242296</text:p>
              </table:table-cell>
              <table:table-cell office:value-type="float" office:value="891.3278165">
                <text:p>891.3278165</text:p>
              </table:table-cell>
              <table:table-cell office:value-type="float" office:value="33.1086787522468">
                <text:p>33.10867875224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72.4759144">
                <text:p>872.4759144</text:p>
              </table:table-cell>
              <table:table-cell office:value-type="float" office:value="32.9213594680864">
                <text:p>32.9213594680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0.5782616">
                <text:p>520.5782616</text:p>
              </table:table-cell>
              <table:table-cell office:value-type="float" office:value="45.3782130810049">
                <text:p>45.3782130810049</text:p>
              </table:table-cell>
              <table:table-cell office:value-type="float" office:value="752.0787668">
                <text:p>752.0787668</text:p>
              </table:table-cell>
              <table:table-cell office:value-type="float" office:value="37.2186789416022">
                <text:p>37.2186789416022</text:p>
              </table:table-cell>
              <table:table-cell office:value-type="float" office:value="622.4618912">
                <text:p>622.4618912</text:p>
              </table:table-cell>
              <table:table-cell office:value-type="float" office:value="45.7106530923079">
                <text:p>45.7106530923079</text:p>
              </table:table-cell>
              <table:table-cell office:value-type="float" office:value="995.2955725">
                <text:p>995.2955725</text:p>
              </table:table-cell>
              <table:table-cell office:value-type="float" office:value="30.0517807645177">
                <text:p>30.05178076451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55.2712302">
                <text:p>855.2712302</text:p>
              </table:table-cell>
              <table:table-cell office:value-type="float" office:value="33.7282400317392">
                <text:p>33.7282400317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.6348814">
                <text:p>304.6348814</text:p>
              </table:table-cell>
              <table:table-cell office:value-type="float" office:value="72.3240204634381">
                <text:p>72.3240204634381</text:p>
              </table:table-cell>
              <table:table-cell office:value-type="float" office:value="649.8043908">
                <text:p>649.8043908</text:p>
              </table:table-cell>
              <table:table-cell office:value-type="float" office:value="40.4993441707118">
                <text:p>40.4993441707118</text:p>
              </table:table-cell>
              <table:table-cell office:value-type="float" office:value="763.0645469">
                <text:p>763.0645469</text:p>
              </table:table-cell>
              <table:table-cell office:value-type="float" office:value="36.1886469553757">
                <text:p>36.1886469553757</text:p>
              </table:table-cell>
              <table:table-cell office:value-type="float" office:value="919.5109128">
                <text:p>919.5109128</text:p>
              </table:table-cell>
              <table:table-cell office:value-type="float" office:value="31.4876824977589">
                <text:p>31.48768249775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57.3281121">
                <text:p>957.3281121</text:p>
              </table:table-cell>
              <table:table-cell office:value-type="float" office:value="32.0303855969991">
                <text:p>32.0303855969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1.4320634">
                <text:p>511.4320634</text:p>
              </table:table-cell>
              <table:table-cell office:value-type="float" office:value="48.7417794113225">
                <text:p>48.7417794113225</text:p>
              </table:table-cell>
              <table:table-cell office:value-type="float" office:value="792.4891571">
                <text:p>792.4891571</text:p>
              </table:table-cell>
              <table:table-cell office:value-type="float" office:value="36.4425389399144">
                <text:p>36.4425389399144</text:p>
              </table:table-cell>
              <table:table-cell office:value-type="float" office:value="323.5347927">
                <text:p>323.5347927</text:p>
              </table:table-cell>
              <table:table-cell office:value-type="float" office:value="65.7214958633503">
                <text:p>65.7214958633503</text:p>
              </table:table-cell>
              <table:table-cell office:value-type="float" office:value="853.0050719">
                <text:p>853.0050719</text:p>
              </table:table-cell>
              <table:table-cell office:value-type="float" office:value="33.5920488601551">
                <text:p>33.59204886015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1.6669038">
                <text:p>581.6669038</text:p>
              </table:table-cell>
              <table:table-cell office:value-type="float" office:value="46.5293389322141">
                <text:p>46.5293389322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2.1024868">
                <text:p>682.1024868</text:p>
              </table:table-cell>
              <table:table-cell office:value-type="float" office:value="38.2418577151228">
                <text:p>38.2418577151228</text:p>
              </table:table-cell>
              <table:table-cell office:value-type="float" office:value="557.0484618">
                <text:p>557.0484618</text:p>
              </table:table-cell>
              <table:table-cell office:value-type="float" office:value="44.9617245614643">
                <text:p>44.9617245614643</text:p>
              </table:table-cell>
              <table:table-cell office:value-type="float" office:value="762.8318414">
                <text:p>762.8318414</text:p>
              </table:table-cell>
              <table:table-cell office:value-type="float" office:value="35.8670644308059">
                <text:p>35.8670644308059</text:p>
              </table:table-cell>
              <table:table-cell office:value-type="float" office:value="745.5618196">
                <text:p>745.5618196</text:p>
              </table:table-cell>
              <table:table-cell office:value-type="float" office:value="36.9679634572118">
                <text:p>36.96796345721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97.5844511">
                <text:p>997.5844511</text:p>
              </table:table-cell>
              <table:table-cell office:value-type="float" office:value="30.606884312214">
                <text:p>30.606884312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.1024299">
                <text:p>800.1024299</text:p>
              </table:table-cell>
              <table:table-cell office:value-type="float" office:value="35.3933174224738">
                <text:p>35.3933174224738</text:p>
              </table:table-cell>
              <table:table-cell office:value-type="float" office:value="426.038782">
                <text:p>426.038782</text:p>
              </table:table-cell>
              <table:table-cell office:value-type="float" office:value="57.7341984858568">
                <text:p>57.7341984858568</text:p>
              </table:table-cell>
              <table:table-cell office:value-type="float" office:value="243.9646815">
                <text:p>243.9646815</text:p>
              </table:table-cell>
              <table:table-cell office:value-type="float" office:value="85.7487704373785">
                <text:p>85.7487704373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2.464339">
                <text:p>262.464339</text:p>
              </table:table-cell>
              <table:table-cell office:value-type="float" office:value="79.6618945667852">
                <text:p>79.6618945667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6.493139">
                <text:p>906.493139</text:p>
              </table:table-cell>
              <table:table-cell office:value-type="float" office:value="32.36036">
                <text:p>32.36036</text:p>
              </table:table-cell>
              <table:table-cell office:value-type="float" office:value="348.8991753">
                <text:p>348.8991753</text:p>
              </table:table-cell>
              <table:table-cell office:value-type="float" office:value="65.0460648798611">
                <text:p>65.0460648798611</text:p>
              </table:table-cell>
              <table:table-cell office:value-type="float" office:value="406.1742488">
                <text:p>406.1742488</text:p>
              </table:table-cell>
              <table:table-cell office:value-type="float" office:value="55.9471172530355">
                <text:p>55.9471172530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2.5738162">
                <text:p>322.5738162</text:p>
              </table:table-cell>
              <table:table-cell office:value-type="float" office:value="67.1576408878713">
                <text:p>67.1576408878713</text:p>
              </table:table-cell>
              <table:table-cell office:value-type="float" office:value="804.3685814">
                <text:p>804.3685814</text:p>
              </table:table-cell>
              <table:table-cell office:value-type="float" office:value="34.1176650801168">
                <text:p>34.1176650801168</text:p>
              </table:table-cell>
              <table:table-cell office:value-type="float" office:value="370.8918368">
                <text:p>370.8918368</text:p>
              </table:table-cell>
              <table:table-cell office:value-type="float" office:value="56.7805631530174">
                <text:p>56.780563153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4.0076121">
                <text:p>484.0076121</text:p>
              </table:table-cell>
              <table:table-cell office:value-type="float" office:value="53.0092564441035">
                <text:p>53.009256444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9.4334345">
                <text:p>899.4334345</text:p>
              </table:table-cell>
              <table:table-cell office:value-type="float" office:value="31.0300998100664">
                <text:p>31.0300998100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.5246452">
                <text:p>629.5246452</text:p>
              </table:table-cell>
              <table:table-cell office:value-type="float" office:value="48.817746025637">
                <text:p>48.817746025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4.387531">
                <text:p>444.387531</text:p>
              </table:table-cell>
              <table:table-cell office:value-type="float" office:value="54.5748885885075">
                <text:p>54.5748885885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.6371622">
                <text:p>282.6371622</text:p>
              </table:table-cell>
              <table:table-cell office:value-type="float" office:value="90.2303358956515">
                <text:p>90.2303358956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2.7252781">
                <text:p>352.7252781</text:p>
              </table:table-cell>
              <table:table-cell office:value-type="float" office:value="59.4936345663641">
                <text:p>59.4936345663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.4939696">
                <text:p>347.4939696</text:p>
              </table:table-cell>
              <table:table-cell office:value-type="float" office:value="62.7778226066065">
                <text:p>62.7778226066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7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413cm" svg:height="8.675cm" xlink:href=".." xlink:type="simple" chart:class="chart:scatter" chart:column-mapping="1 0" chart:style-name="ch1">
        <chart:title svg:x="2.463cm" svg:y="0.308cm" chart:style-name="ch2">
          <text:p>Stochastic Loads Pareto Front (Intermediate Run)</text:p>
        </chart:title>
        <chart:plot-area chart:style-name="ch3" table:cell-range-address="Sheet1.G34:Sheet1.H45" svg:x="1.24cm" svg:y="1.182cm" svg:width="13.865cm" svg:height="6.418cm">
          <chartooo:coordinate-region svg:x="1.676cm" svg:y="1.343cm" svg:width="13.057cm" svg:height="5.689cm"/>
          <chart:axis chart:dimension="x" chart:name="primary-x" chart:style-name="ch4">
            <chart:title svg:x="7.414cm" svg:y="7.774cm" chart:style-name="ch5">
              <text:p>Mass (kg)</text:p>
            </chart:title>
          </chart:axis>
          <chart:axis chart:dimension="y" chart:name="primary-y" chart:style-name="ch6">
            <chart:title svg:x="0.451cm" svg:y="6.3cm" chart:style-name="ch7">
              <text:p>Reliability Index (unitless)</text:p>
            </chart:title>
            <chart:grid chart:style-name="ch8" chart:class="major"/>
          </chart:axis>
          <chart:series chart:style-name="ch9" chart:values-cell-range-address="Sheet1.G34:Sheet1.G45" chart:class="chart:scatter">
            <chart:domain table:cell-range-address="Sheet1.H34:Sheet1.H45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42.780974">
                <text:p>742.780974</text:p>
                <draw:g>
                  <svg:desc>Sheet1.H34:Sheet1.H45</svg:desc>
                </draw:g>
              </table:table-cell>
              <table:table-cell office:value-type="float" office:value="6.46776712565512">
                <text:p>6.46776712565512</text:p>
                <draw:g>
                  <svg:desc>Sheet1.G34:Sheet1.G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2.5760175">
                <text:p>582.5760175</text:p>
              </table:table-cell>
              <table:table-cell office:value-type="float" office:value="6.26006854385648">
                <text:p>6.26006854385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9.4330397">
                <text:p>969.4330397</text:p>
              </table:table-cell>
              <table:table-cell office:value-type="float" office:value="6.73602822106013">
                <text:p>6.73602822106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6.6933017">
                <text:p>776.6933017</text:p>
              </table:table-cell>
              <table:table-cell office:value-type="float" office:value="6.57274945195314">
                <text:p>6.572749451953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3.5092818">
                <text:p>153.5092818</text:p>
              </table:table-cell>
              <table:table-cell office:value-type="float" office:value="2.30228381906178">
                <text:p>2.302283819061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2.3686643">
                <text:p>302.3686643</text:p>
              </table:table-cell>
              <table:table-cell office:value-type="float" office:value="4.90624307061839">
                <text:p>4.906243070618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7.9447343">
                <text:p>457.9447343</text:p>
              </table:table-cell>
              <table:table-cell office:value-type="float" office:value="5.80960700883815">
                <text:p>5.809607008838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7.3193815">
                <text:p>387.3193815</text:p>
              </table:table-cell>
              <table:table-cell office:value-type="float" office:value="5.19783600749433">
                <text:p>5.197836007494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7.1780083">
                <text:p>547.1780083</text:p>
              </table:table-cell>
              <table:table-cell office:value-type="float" office:value="5.97415881036505">
                <text:p>5.97415881036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22.1065132">
                <text:p>922.1065132</text:p>
              </table:table-cell>
              <table:table-cell office:value-type="float" office:value="6.61781267209102">
                <text:p>6.617812672091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33.158779">
                <text:p>933.158779</text:p>
              </table:table-cell>
              <table:table-cell office:value-type="float" office:value="6.67528618840175">
                <text:p>6.675286188401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4.0540349">
                <text:p>284.0540349</text:p>
              </table:table-cell>
              <table:table-cell office:value-type="float" office:value="4.45709243021864">
                <text:p>4.4570924302186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font-family="cmr10" style:font-style-name="Regular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4c1900" draw:fill-color="#4c1900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circle" chart:symbol-width="0.25cm" chart:symbol-height="0.25cm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194cm" svg:height="8.552cm" xlink:href=".." xlink:type="simple" chart:class="chart:scatter" chart:style-name="ch1">
        <chart:title svg:x="3.757cm" svg:y="0.306cm" chart:style-name="ch2">
          <text:p>All Pareto Fronts (Aggregated LHS)</text:p>
        </chart:title>
        <chart:legend chart:legend-position="end" svg:x="11.74cm" svg:y="3.597cm" style:legend-expansion="high" chart:style-name="ch3"/>
        <chart:plot-area chart:style-name="ch4" table:cell-range-address="Sheet1.H247:Sheet1.I264 Sheet1.I142:Sheet1.I167 Sheet1.I109:Sheet1.I140" chart:data-source-has-labels="row" svg:x="1.235cm" svg:y="1.178cm" svg:width="10.202cm" svg:height="6.301cm">
          <chartooo:coordinate-region svg:x="1.856cm" svg:y="1.338cm" svg:width="9.023cm" svg:height="5.573cm"/>
          <chart:axis chart:dimension="x" chart:name="primary-x" chart:style-name="ch5">
            <chart:title svg:x="5.631cm" svg:y="7.651cm" chart:style-name="ch6">
              <text:p>Mass(kg)</text:p>
            </chart:title>
          </chart:axis>
          <chart:axis chart:dimension="y" chart:name="primary-y" chart:style-name="ch7">
            <chart:title svg:x="0.451cm" svg:y="5.708cm" chart:style-name="ch8">
              <text:p>Peak Stress (MPa)</text:p>
            </chart:title>
            <chart:grid chart:style-name="ch9" chart:class="major"/>
          </chart:axis>
          <chart:series chart:style-name="ch10" chart:values-cell-range-address="Sheet1.I247:Sheet1.I264" loext:label-string="&quot;Short Run&quot;" chart:class="chart:scatter">
            <chart:domain table:cell-range-address="Sheet1.H247:Sheet1.H264"/>
            <chart:data-point chart:repeated="18"/>
          </chart:series>
          <chart:series chart:style-name="ch11" chart:values-cell-range-address="Sheet1.I142:Sheet1.I167" loext:label-string="&quot;Intermediate Run&quot;" chart:class="chart:scatter">
            <chart:domain table:cell-range-address="Sheet1.H142:Sheet1.H167"/>
            <chart:data-point chart:repeated="25"/>
            <chart:data-point chart:style-name="ch12"/>
          </chart:series>
          <chart:series chart:style-name="ch13" chart:values-cell-range-address="Sheet1.I109:Sheet1.I140" loext:label-string="&quot;Long Run&quot;" chart:class="chart:scatter">
            <chart:domain table:cell-range-address="Sheet1.H109:Sheet1.H140"/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Short Run</text:p>
              </table:table-cell>
              <table:table-cell office:value-type="string">
                <text:p>Column H</text:p>
              </table:table-cell>
              <table:table-cell office:value-type="string">
                <text:p>Intermediate Run</text:p>
              </table:table-cell>
              <table:table-cell office:value-type="string">
                <text:p>Column H</text:p>
              </table:table-cell>
              <table:table-cell office:value-type="string">
                <text:p>Long Ru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4.5838166">
                <text:p>574.5838166</text:p>
                <draw:g>
                  <svg:desc>Sheet1.H247:Sheet1.H264</svg:desc>
                </draw:g>
              </table:table-cell>
              <table:table-cell office:value-type="float" office:value="50.1415571259086">
                <text:p>50.1415571259086</text:p>
                <draw:g>
                  <svg:desc>Sheet1.I247:Sheet1.I264</svg:desc>
                </draw:g>
              </table:table-cell>
              <table:table-cell office:value-type="float" office:value="798.6507547">
                <text:p>798.6507547</text:p>
                <draw:g>
                  <svg:desc>Sheet1.H142:Sheet1.H167</svg:desc>
                </draw:g>
              </table:table-cell>
              <table:table-cell office:value-type="float" office:value="36.4570530812875">
                <text:p>36.4570530812875</text:p>
                <draw:g>
                  <svg:desc>Sheet1.I142:Sheet1.I167</svg:desc>
                </draw:g>
              </table:table-cell>
              <table:table-cell office:value-type="float" office:value="385.0177252">
                <text:p>385.0177252</text:p>
                <draw:g>
                  <svg:desc>Sheet1.H109:Sheet1.H140</svg:desc>
                </draw:g>
              </table:table-cell>
              <table:table-cell office:value-type="float" office:value="56.9535450578785">
                <text:p>56.9535450578785</text:p>
                <draw:g>
                  <svg:desc>Sheet1.I109:Sheet1.I1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7.6430989">
                <text:p>747.6430989</text:p>
              </table:table-cell>
              <table:table-cell office:value-type="float" office:value="40.075597572659">
                <text:p>40.075597572659</text:p>
              </table:table-cell>
              <table:table-cell office:value-type="float" office:value="508.3444818">
                <text:p>508.3444818</text:p>
              </table:table-cell>
              <table:table-cell office:value-type="float" office:value="49.5317601754839">
                <text:p>49.5317601754839</text:p>
              </table:table-cell>
              <table:table-cell office:value-type="float" office:value="413.3131933">
                <text:p>413.3131933</text:p>
              </table:table-cell>
              <table:table-cell office:value-type="float" office:value="56.1040107311089">
                <text:p>56.10401073110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2.4797383">
                <text:p>432.4797383</text:p>
              </table:table-cell>
              <table:table-cell office:value-type="float" office:value="56.4355381512364">
                <text:p>56.4355381512364</text:p>
              </table:table-cell>
              <table:table-cell office:value-type="float" office:value="248.7371044">
                <text:p>248.7371044</text:p>
              </table:table-cell>
              <table:table-cell office:value-type="float" office:value="93.7109544897217">
                <text:p>93.7109544897217</text:p>
              </table:table-cell>
              <table:table-cell office:value-type="float" office:value="530.9276554">
                <text:p>530.9276554</text:p>
              </table:table-cell>
              <table:table-cell office:value-type="float" office:value="45.164000493216">
                <text:p>45.1640004932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5.5576361">
                <text:p>725.5576361</text:p>
              </table:table-cell>
              <table:table-cell office:value-type="float" office:value="41.0951740077684">
                <text:p>41.0951740077684</text:p>
              </table:table-cell>
              <table:table-cell office:value-type="float" office:value="355.2589572">
                <text:p>355.2589572</text:p>
              </table:table-cell>
              <table:table-cell office:value-type="float" office:value="59.2694200839548">
                <text:p>59.2694200839548</text:p>
              </table:table-cell>
              <table:table-cell office:value-type="float" office:value="352.3362831">
                <text:p>352.3362831</text:p>
              </table:table-cell>
              <table:table-cell office:value-type="float" office:value="61.3510353685253">
                <text:p>61.35103536852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6.8192321">
                <text:p>786.8192321</text:p>
              </table:table-cell>
              <table:table-cell office:value-type="float" office:value="37.794367882385">
                <text:p>37.794367882385</text:p>
              </table:table-cell>
              <table:table-cell office:value-type="float" office:value="421.5708863">
                <text:p>421.5708863</text:p>
              </table:table-cell>
              <table:table-cell office:value-type="float" office:value="56.1229180709663">
                <text:p>56.1229180709663</text:p>
              </table:table-cell>
              <table:table-cell office:value-type="float" office:value="781.9427591">
                <text:p>781.9427591</text:p>
              </table:table-cell>
              <table:table-cell office:value-type="float" office:value="35.0421053601101">
                <text:p>35.04210536011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7.5814526">
                <text:p>587.5814526</text:p>
              </table:table-cell>
              <table:table-cell office:value-type="float" office:value="47.002955498512">
                <text:p>47.002955498512</text:p>
              </table:table-cell>
              <table:table-cell office:value-type="float" office:value="491.0846193">
                <text:p>491.0846193</text:p>
              </table:table-cell>
              <table:table-cell office:value-type="float" office:value="49.0624052822076">
                <text:p>49.0624052822076</text:p>
              </table:table-cell>
              <table:table-cell office:value-type="float" office:value="944.1913325">
                <text:p>944.1913325</text:p>
              </table:table-cell>
              <table:table-cell office:value-type="float" office:value="32.0510371039907">
                <text:p>32.05103710399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9.6373864">
                <text:p>979.6373864</text:p>
              </table:table-cell>
              <table:table-cell office:value-type="float" office:value="29.1612578325772">
                <text:p>29.1612578325772</text:p>
              </table:table-cell>
              <table:table-cell office:value-type="float" office:value="800.8448083">
                <text:p>800.8448083</text:p>
              </table:table-cell>
              <table:table-cell office:value-type="float" office:value="36.0441832994003">
                <text:p>36.0441832994003</text:p>
              </table:table-cell>
              <table:table-cell office:value-type="float" office:value="283.7839998">
                <text:p>283.7839998</text:p>
              </table:table-cell>
              <table:table-cell office:value-type="float" office:value="83.7426245024853">
                <text:p>83.74262450248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8.5117141">
                <text:p>418.5117141</text:p>
              </table:table-cell>
              <table:table-cell office:value-type="float" office:value="57.1147166008739">
                <text:p>57.1147166008739</text:p>
              </table:table-cell>
              <table:table-cell office:value-type="float" office:value="970.0855133">
                <text:p>970.0855133</text:p>
              </table:table-cell>
              <table:table-cell office:value-type="float" office:value="29.4538560004021">
                <text:p>29.4538560004021</text:p>
              </table:table-cell>
              <table:table-cell office:value-type="float" office:value="757.9970814">
                <text:p>757.9970814</text:p>
              </table:table-cell>
              <table:table-cell office:value-type="float" office:value="37.2138635099318">
                <text:p>37.21386350993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9.831752">
                <text:p>669.831752</text:p>
              </table:table-cell>
              <table:table-cell office:value-type="float" office:value="45.4179496068526">
                <text:p>45.4179496068526</text:p>
              </table:table-cell>
              <table:table-cell office:value-type="float" office:value="354.867328">
                <text:p>354.867328</text:p>
              </table:table-cell>
              <table:table-cell office:value-type="float" office:value="61.5103980432837">
                <text:p>61.5103980432837</text:p>
              </table:table-cell>
              <table:table-cell office:value-type="float" office:value="454.4704347">
                <text:p>454.4704347</text:p>
              </table:table-cell>
              <table:table-cell office:value-type="float" office:value="52.6912681040386">
                <text:p>52.69126810403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0.8244976">
                <text:p>880.8244976</text:p>
              </table:table-cell>
              <table:table-cell office:value-type="float" office:value="32.9455937364374">
                <text:p>32.9455937364374</text:p>
              </table:table-cell>
              <table:table-cell office:value-type="float" office:value="713.4397699">
                <text:p>713.4397699</text:p>
              </table:table-cell>
              <table:table-cell office:value-type="float" office:value="37.7696077690303">
                <text:p>37.7696077690303</text:p>
              </table:table-cell>
              <table:table-cell office:value-type="float" office:value="871.9465592">
                <text:p>871.9465592</text:p>
              </table:table-cell>
              <table:table-cell office:value-type="float" office:value="32.8693732984462">
                <text:p>32.86937329844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9.2690176">
                <text:p>849.2690176</text:p>
              </table:table-cell>
              <table:table-cell office:value-type="float" office:value="37.2774100741868">
                <text:p>37.2774100741868</text:p>
              </table:table-cell>
              <table:table-cell office:value-type="float" office:value="871.4856999">
                <text:p>871.4856999</text:p>
              </table:table-cell>
              <table:table-cell office:value-type="float" office:value="31.690772870538">
                <text:p>31.690772870538</text:p>
              </table:table-cell>
              <table:table-cell office:value-type="float" office:value="660.7439257">
                <text:p>660.7439257</text:p>
              </table:table-cell>
              <table:table-cell office:value-type="float" office:value="43.6712564951299">
                <text:p>43.67125649512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1.1801447">
                <text:p>551.1801447</text:p>
              </table:table-cell>
              <table:table-cell office:value-type="float" office:value="51.6574764794722">
                <text:p>51.6574764794722</text:p>
              </table:table-cell>
              <table:table-cell office:value-type="float" office:value="251.7958857">
                <text:p>251.7958857</text:p>
              </table:table-cell>
              <table:table-cell office:value-type="float" office:value="84.7935100537016">
                <text:p>84.7935100537016</text:p>
              </table:table-cell>
              <table:table-cell office:value-type="float" office:value="951.5390433">
                <text:p>951.5390433</text:p>
              </table:table-cell>
              <table:table-cell office:value-type="float" office:value="31.5722478815176">
                <text:p>31.57224788151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2.0371897">
                <text:p>522.0371897</text:p>
              </table:table-cell>
              <table:table-cell office:value-type="float" office:value="52.0494863807173">
                <text:p>52.0494863807173</text:p>
              </table:table-cell>
              <table:table-cell office:value-type="float" office:value="256.3249177">
                <text:p>256.3249177</text:p>
              </table:table-cell>
              <table:table-cell office:value-type="float" office:value="85.972951812566">
                <text:p>85.972951812566</text:p>
              </table:table-cell>
              <table:table-cell office:value-type="float" office:value="839.2683613">
                <text:p>839.2683613</text:p>
              </table:table-cell>
              <table:table-cell office:value-type="float" office:value="35.1431500587516">
                <text:p>35.14315005875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0.6095351">
                <text:p>530.6095351</text:p>
              </table:table-cell>
              <table:table-cell office:value-type="float" office:value="54.9069255050505">
                <text:p>54.9069255050505</text:p>
              </table:table-cell>
              <table:table-cell office:value-type="float" office:value="813.6273627">
                <text:p>813.6273627</text:p>
              </table:table-cell>
              <table:table-cell office:value-type="float" office:value="33.6060013651537">
                <text:p>33.6060013651537</text:p>
              </table:table-cell>
              <table:table-cell office:value-type="float" office:value="988.8063176">
                <text:p>988.8063176</text:p>
              </table:table-cell>
              <table:table-cell office:value-type="float" office:value="29.8865170003567">
                <text:p>29.88651700035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7.5319076">
                <text:p>337.5319076</text:p>
              </table:table-cell>
              <table:table-cell office:value-type="float" office:value="68.4674669554065">
                <text:p>68.4674669554065</text:p>
              </table:table-cell>
              <table:table-cell office:value-type="float" office:value="969.3583914">
                <text:p>969.3583914</text:p>
              </table:table-cell>
              <table:table-cell office:value-type="float" office:value="30.4878130772367">
                <text:p>30.4878130772367</text:p>
              </table:table-cell>
              <table:table-cell office:value-type="float" office:value="754.0911263">
                <text:p>754.0911263</text:p>
              </table:table-cell>
              <table:table-cell office:value-type="float" office:value="37.5198007730715">
                <text:p>37.51980077307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8.4725853">
                <text:p>878.4725853</text:p>
              </table:table-cell>
              <table:table-cell office:value-type="float" office:value="36.7701222788912">
                <text:p>36.7701222788912</text:p>
              </table:table-cell>
              <table:table-cell office:value-type="float" office:value="291.272806">
                <text:p>291.272806</text:p>
              </table:table-cell>
              <table:table-cell office:value-type="float" office:value="67.4981141366752">
                <text:p>67.4981141366752</text:p>
              </table:table-cell>
              <table:table-cell office:value-type="float" office:value="970.4453843">
                <text:p>970.4453843</text:p>
              </table:table-cell>
              <table:table-cell office:value-type="float" office:value="29.4737281667366">
                <text:p>29.47372816673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5.1352079">
                <text:p>415.1352079</text:p>
              </table:table-cell>
              <table:table-cell office:value-type="float" office:value="65.7675338211895">
                <text:p>65.7675338211895</text:p>
              </table:table-cell>
              <table:table-cell office:value-type="float" office:value="421.3701413">
                <text:p>421.3701413</text:p>
              </table:table-cell>
              <table:table-cell office:value-type="float" office:value="63.0505319054918">
                <text:p>63.0505319054918</text:p>
              </table:table-cell>
              <table:table-cell office:value-type="float" office:value="952.2319028">
                <text:p>952.2319028</text:p>
              </table:table-cell>
              <table:table-cell office:value-type="float" office:value="29.9126312787784">
                <text:p>29.91263127877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5.2867264">
                <text:p>305.2867264</text:p>
              </table:table-cell>
              <table:table-cell office:value-type="float" office:value="86.9717876114019">
                <text:p>86.9717876114019</text:p>
              </table:table-cell>
              <table:table-cell office:value-type="float" office:value="460.5282255">
                <text:p>460.5282255</text:p>
              </table:table-cell>
              <table:table-cell office:value-type="float" office:value="54.3861371056997">
                <text:p>54.3861371056997</text:p>
              </table:table-cell>
              <table:table-cell office:value-type="float" office:value="274.318921">
                <text:p>274.318921</text:p>
              </table:table-cell>
              <table:table-cell office:value-type="float" office:value="89.9055959363235">
                <text:p>89.90559593632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3.8525613">
                <text:p>573.8525613</text:p>
              </table:table-cell>
              <table:table-cell office:value-type="float" office:value="43.1206850693355">
                <text:p>43.1206850693355</text:p>
              </table:table-cell>
              <table:table-cell office:value-type="float" office:value="663.2250301">
                <text:p>663.2250301</text:p>
              </table:table-cell>
              <table:table-cell office:value-type="float" office:value="38.8404451011454">
                <text:p>38.84044510114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2.0787668">
                <text:p>752.0787668</text:p>
              </table:table-cell>
              <table:table-cell office:value-type="float" office:value="37.2186789416022">
                <text:p>37.2186789416022</text:p>
              </table:table-cell>
              <table:table-cell office:value-type="float" office:value="520.5782616">
                <text:p>520.5782616</text:p>
              </table:table-cell>
              <table:table-cell office:value-type="float" office:value="45.3782130810049">
                <text:p>45.37821308100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9.8043908">
                <text:p>649.8043908</text:p>
              </table:table-cell>
              <table:table-cell office:value-type="float" office:value="40.4993441707118">
                <text:p>40.4993441707118</text:p>
              </table:table-cell>
              <table:table-cell office:value-type="float" office:value="304.6348814">
                <text:p>304.6348814</text:p>
              </table:table-cell>
              <table:table-cell office:value-type="float" office:value="72.3240204634381">
                <text:p>72.32402046343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.4891571">
                <text:p>792.4891571</text:p>
              </table:table-cell>
              <table:table-cell office:value-type="float" office:value="36.4425389399144">
                <text:p>36.4425389399144</text:p>
              </table:table-cell>
              <table:table-cell office:value-type="float" office:value="511.4320634">
                <text:p>511.4320634</text:p>
              </table:table-cell>
              <table:table-cell office:value-type="float" office:value="48.7417794113225">
                <text:p>48.74177941132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7.0484618">
                <text:p>557.0484618</text:p>
              </table:table-cell>
              <table:table-cell office:value-type="float" office:value="44.9617245614643">
                <text:p>44.9617245614643</text:p>
              </table:table-cell>
              <table:table-cell office:value-type="float" office:value="682.1024868">
                <text:p>682.1024868</text:p>
              </table:table-cell>
              <table:table-cell office:value-type="float" office:value="38.2418577151228">
                <text:p>38.24185771512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.038782">
                <text:p>426.038782</text:p>
              </table:table-cell>
              <table:table-cell office:value-type="float" office:value="57.7341984858568">
                <text:p>57.7341984858568</text:p>
              </table:table-cell>
              <table:table-cell office:value-type="float" office:value="800.1024299">
                <text:p>800.1024299</text:p>
              </table:table-cell>
              <table:table-cell office:value-type="float" office:value="35.3933174224738">
                <text:p>35.39331742247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8.8991753">
                <text:p>348.8991753</text:p>
              </table:table-cell>
              <table:table-cell office:value-type="float" office:value="65.0460648798611">
                <text:p>65.0460648798611</text:p>
              </table:table-cell>
              <table:table-cell office:value-type="float" office:value="906.493139">
                <text:p>906.493139</text:p>
              </table:table-cell>
              <table:table-cell office:value-type="float" office:value="32.36036">
                <text:p>32.360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4.3685814">
                <text:p>804.3685814</text:p>
              </table:table-cell>
              <table:table-cell office:value-type="float" office:value="34.1176650801168">
                <text:p>34.1176650801168</text:p>
              </table:table-cell>
              <table:table-cell office:value-type="float" office:value="322.5738162">
                <text:p>322.5738162</text:p>
              </table:table-cell>
              <table:table-cell office:value-type="float" office:value="67.1576408878713">
                <text:p>67.15764088787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4.0076121">
                <text:p>484.0076121</text:p>
              </table:table-cell>
              <table:table-cell office:value-type="float" office:value="53.0092564441035">
                <text:p>53.00925644410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.5246452">
                <text:p>629.5246452</text:p>
              </table:table-cell>
              <table:table-cell office:value-type="float" office:value="48.817746025637">
                <text:p>48.8177460256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4.387531">
                <text:p>444.387531</text:p>
              </table:table-cell>
              <table:table-cell office:value-type="float" office:value="54.5748885885075">
                <text:p>54.57488858850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.6371622">
                <text:p>282.6371622</text:p>
              </table:table-cell>
              <table:table-cell office:value-type="float" office:value="90.2303358956515">
                <text:p>90.2303358956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2.7252781">
                <text:p>352.7252781</text:p>
              </table:table-cell>
              <table:table-cell office:value-type="float" office:value="59.4936345663641">
                <text:p>59.49363456636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.4939696">
                <text:p>347.4939696</text:p>
              </table:table-cell>
              <table:table-cell office:value-type="float" office:value="62.7778226066065">
                <text:p>62.777822606606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font-family="cmr10" style:font-style-name="Regular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4c1900" draw:fill-color="#4c19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194cm" svg:height="8.552cm" xlink:href=".." xlink:type="simple" chart:class="chart:scatter" chart:style-name="ch1">
        <chart:title svg:x="3.73cm" svg:y="0.306cm" chart:style-name="ch2">
          <text:p>All Pareto Fronts (Stochastic Loads)</text:p>
        </chart:title>
        <chart:legend chart:legend-position="end" svg:x="11.74cm" svg:y="3.597cm" style:legend-expansion="high" chart:style-name="ch3"/>
        <chart:plot-area chart:style-name="ch4" table:cell-range-address="Sheet1.H88:Sheet1.I95 Sheet1.I34:Sheet1.I45 Sheet1.I3:Sheet1.I17" chart:data-source-has-labels="row" svg:x="1.235cm" svg:y="1.178cm" svg:width="10.202cm" svg:height="6.301cm">
          <chartooo:coordinate-region svg:x="1.856cm" svg:y="1.338cm" svg:width="9.023cm" svg:height="5.573cm"/>
          <chart:axis chart:dimension="x" chart:name="primary-x" chart:style-name="ch5">
            <chart:title svg:x="5.631cm" svg:y="7.651cm" chart:style-name="ch6">
              <text:p>Mass(kg)</text:p>
            </chart:title>
          </chart:axis>
          <chart:axis chart:dimension="y" chart:name="primary-y" chart:style-name="ch7">
            <chart:title svg:x="0.451cm" svg:y="5.708cm" chart:style-name="ch8">
              <text:p>Peak Stress (MPa)</text:p>
            </chart:title>
            <chart:grid chart:style-name="ch9" chart:class="major"/>
          </chart:axis>
          <chart:series chart:style-name="ch10" chart:values-cell-range-address="Sheet1.I88:Sheet1.I95" loext:label-string="&quot;Short Run&quot;" chart:class="chart:scatter">
            <chart:domain table:cell-range-address="Sheet1.H88:Sheet1.H95"/>
            <chart:data-point chart:repeated="8"/>
          </chart:series>
          <chart:series chart:style-name="ch11" chart:values-cell-range-address="Sheet1.I34:Sheet1.I45" loext:label-string="&quot;Intermediate Run&quot;" chart:class="chart:scatter">
            <chart:domain table:cell-range-address="Sheet1.H34:Sheet1.H45"/>
            <chart:data-point chart:repeated="12"/>
          </chart:series>
          <chart:series chart:style-name="ch12" chart:values-cell-range-address="Sheet1.I3:Sheet1.I17" loext:label-string="&quot;Long Run&quot;" chart:class="chart:scatter">
            <chart:domain table:cell-range-address="Sheet1.H3:Sheet1.H17"/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Short Run</text:p>
              </table:table-cell>
              <table:table-cell office:value-type="string">
                <text:p>Column H</text:p>
              </table:table-cell>
              <table:table-cell office:value-type="string">
                <text:p>Intermediate Run</text:p>
              </table:table-cell>
              <table:table-cell office:value-type="string">
                <text:p>Column H</text:p>
              </table:table-cell>
              <table:table-cell office:value-type="string">
                <text:p>Long Ru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9.7015422">
                <text:p>929.7015422</text:p>
                <draw:g>
                  <svg:desc>Sheet1.H88:Sheet1.H95</svg:desc>
                </draw:g>
              </table:table-cell>
              <table:table-cell office:value-type="float" office:value="33.2823923465828">
                <text:p>33.2823923465828</text:p>
                <draw:g>
                  <svg:desc>Sheet1.I88:Sheet1.I95</svg:desc>
                </draw:g>
              </table:table-cell>
              <table:table-cell office:value-type="float" office:value="742.780974">
                <text:p>742.780974</text:p>
                <draw:g>
                  <svg:desc>Sheet1.H34:Sheet1.H45</svg:desc>
                </draw:g>
              </table:table-cell>
              <table:table-cell office:value-type="float" office:value="36.4408384568254">
                <text:p>36.4408384568254</text:p>
                <draw:g>
                  <svg:desc>Sheet1.I34:Sheet1.I45</svg:desc>
                </draw:g>
              </table:table-cell>
              <table:table-cell office:value-type="float" office:value="265.2190917">
                <text:p>265.2190917</text:p>
                <draw:g>
                  <svg:desc>Sheet1.H3:Sheet1.H17</svg:desc>
                </draw:g>
              </table:table-cell>
              <table:table-cell office:value-type="float" office:value="150.699727544481">
                <text:p>150.699727544481</text:p>
                <draw:g>
                  <svg:desc>Sheet1.I3:Sheet1.I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0.4291952">
                <text:p>990.4291952</text:p>
              </table:table-cell>
              <table:table-cell office:value-type="float" office:value="31.1797294641256">
                <text:p>31.1797294641256</text:p>
              </table:table-cell>
              <table:table-cell office:value-type="float" office:value="582.5760175">
                <text:p>582.5760175</text:p>
              </table:table-cell>
              <table:table-cell office:value-type="float" office:value="42.3180089457863">
                <text:p>42.3180089457863</text:p>
              </table:table-cell>
              <table:table-cell office:value-type="float" office:value="783.1501007">
                <text:p>783.1501007</text:p>
              </table:table-cell>
              <table:table-cell office:value-type="float" office:value="36.0445763742695">
                <text:p>36.04457637426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6.6702422">
                <text:p>816.6702422</text:p>
              </table:table-cell>
              <table:table-cell office:value-type="float" office:value="49.4433235533747">
                <text:p>49.4433235533747</text:p>
              </table:table-cell>
              <table:table-cell office:value-type="float" office:value="969.4330397">
                <text:p>969.4330397</text:p>
              </table:table-cell>
              <table:table-cell office:value-type="float" office:value="28.7564129749194">
                <text:p>28.7564129749194</text:p>
              </table:table-cell>
              <table:table-cell office:value-type="float" office:value="333.8672528">
                <text:p>333.8672528</text:p>
              </table:table-cell>
              <table:table-cell office:value-type="float" office:value="58.7090024246576">
                <text:p>58.70900242465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4.8902908">
                <text:p>414.8902908</text:p>
              </table:table-cell>
              <table:table-cell office:value-type="float" office:value="66.0563595580701">
                <text:p>66.0563595580701</text:p>
              </table:table-cell>
              <table:table-cell office:value-type="float" office:value="776.6933017">
                <text:p>776.6933017</text:p>
              </table:table-cell>
              <table:table-cell office:value-type="float" office:value="33.447742551977">
                <text:p>33.447742551977</text:p>
              </table:table-cell>
              <table:table-cell office:value-type="float" office:value="900.1250815">
                <text:p>900.1250815</text:p>
              </table:table-cell>
              <table:table-cell office:value-type="float" office:value="30.1273229747502">
                <text:p>30.12732297475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2.8925449">
                <text:p>372.8925449</text:p>
              </table:table-cell>
              <table:table-cell office:value-type="float" office:value="150.927343037426">
                <text:p>150.927343037426</text:p>
              </table:table-cell>
              <table:table-cell office:value-type="float" office:value="153.5092818">
                <text:p>153.5092818</text:p>
              </table:table-cell>
              <table:table-cell office:value-type="float" office:value="156.652338140367">
                <text:p>156.652338140367</text:p>
              </table:table-cell>
              <table:table-cell office:value-type="float" office:value="437.7649568">
                <text:p>437.7649568</text:p>
              </table:table-cell>
              <table:table-cell office:value-type="float" office:value="54.7587464438614">
                <text:p>54.75874644386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9.0335206">
                <text:p>419.0335206</text:p>
              </table:table-cell>
              <table:table-cell office:value-type="float" office:value="61.7563842866606">
                <text:p>61.7563842866606</text:p>
              </table:table-cell>
              <table:table-cell office:value-type="float" office:value="302.3686643">
                <text:p>302.3686643</text:p>
              </table:table-cell>
              <table:table-cell office:value-type="float" office:value="79.9398503372874">
                <text:p>79.9398503372874</text:p>
              </table:table-cell>
              <table:table-cell office:value-type="float" office:value="756.122636">
                <text:p>756.122636</text:p>
              </table:table-cell>
              <table:table-cell office:value-type="float" office:value="41.2270840816961">
                <text:p>41.22708408169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5.1817534">
                <text:p>645.1817534</text:p>
              </table:table-cell>
              <table:table-cell office:value-type="float" office:value="59.9297574256516">
                <text:p>59.9297574256516</text:p>
              </table:table-cell>
              <table:table-cell office:value-type="float" office:value="457.9447343">
                <text:p>457.9447343</text:p>
              </table:table-cell>
              <table:table-cell office:value-type="float" office:value="54.912305292747">
                <text:p>54.912305292747</text:p>
              </table:table-cell>
              <table:table-cell office:value-type="float" office:value="203.0185814">
                <text:p>203.0185814</text:p>
              </table:table-cell>
              <table:table-cell office:value-type="float" office:value="132.795900724559">
                <text:p>132.7959007245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7.0660478">
                <text:p>757.0660478</text:p>
              </table:table-cell>
              <table:table-cell office:value-type="float" office:value="37.3112838583187">
                <text:p>37.3112838583187</text:p>
              </table:table-cell>
              <table:table-cell office:value-type="float" office:value="387.3193815">
                <text:p>387.3193815</text:p>
              </table:table-cell>
              <table:table-cell office:value-type="float" office:value="72.4210753319352">
                <text:p>72.4210753319352</text:p>
              </table:table-cell>
              <table:table-cell office:value-type="float" office:value="269.7808237">
                <text:p>269.7808237</text:p>
              </table:table-cell>
              <table:table-cell office:value-type="float" office:value="96.4077911513281">
                <text:p>96.40779115132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7.1780083">
                <text:p>547.1780083</text:p>
              </table:table-cell>
              <table:table-cell office:value-type="float" office:value="50.3307506635576">
                <text:p>50.3307506635576</text:p>
              </table:table-cell>
              <table:table-cell office:value-type="float" office:value="787.6546562">
                <text:p>787.6546562</text:p>
              </table:table-cell>
              <table:table-cell office:value-type="float" office:value="35.0514705068271">
                <text:p>35.05147050682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2.1065132">
                <text:p>922.1065132</text:p>
              </table:table-cell>
              <table:table-cell office:value-type="float" office:value="32.1574206335351">
                <text:p>32.1574206335351</text:p>
              </table:table-cell>
              <table:table-cell office:value-type="float" office:value="825.9220747">
                <text:p>825.9220747</text:p>
              </table:table-cell>
              <table:table-cell office:value-type="float" office:value="33.9619364682046">
                <text:p>33.96193646820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3.158779">
                <text:p>933.158779</text:p>
              </table:table-cell>
              <table:table-cell office:value-type="float" office:value="30.5066863205132">
                <text:p>30.5066863205132</text:p>
              </table:table-cell>
              <table:table-cell office:value-type="float" office:value="762.0661945">
                <text:p>762.0661945</text:p>
              </table:table-cell>
              <table:table-cell office:value-type="float" office:value="37.241140648202">
                <text:p>37.2411406482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4.0540349">
                <text:p>284.0540349</text:p>
              </table:table-cell>
              <table:table-cell office:value-type="float" office:value="92.465993092007">
                <text:p>92.465993092007</text:p>
              </table:table-cell>
              <table:table-cell office:value-type="float" office:value="962.6542956">
                <text:p>962.6542956</text:p>
              </table:table-cell>
              <table:table-cell office:value-type="float" office:value="28.8844713752099">
                <text:p>28.8844713752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8.4361607">
                <text:p>538.4361607</text:p>
              </table:table-cell>
              <table:table-cell office:value-type="float" office:value="48.4217811846839">
                <text:p>48.42178118468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8.499599">
                <text:p>608.499599</text:p>
              </table:table-cell>
              <table:table-cell office:value-type="float" office:value="42.0822915844782">
                <text:p>42.08229158447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6.1867427">
                <text:p>386.1867427</text:p>
              </table:table-cell>
              <table:table-cell office:value-type="float" office:value="55.5286155611708">
                <text:p>55.528615561170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6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scatter" chart:column-mapping="1 0" chart:style-name="ch1">
        <chart:title svg:x="6.585cm" svg:y="0.315cm" chart:style-name="ch2">
          <text:p>Pareto Front</text:p>
        </chart:title>
        <chart:plot-area chart:style-name="ch3" table:cell-range-address="Sheet1.G47:Sheet1.H61" svg:x="1.252cm" svg:y="1.196cm" svg:width="14.436cm" svg:height="6.724cm">
          <chartooo:coordinate-region svg:x="1.688cm" svg:y="1.395cm" svg:width="13.629cm" svg:height="5.878cm"/>
          <chart:axis chart:dimension="x" chart:name="primary-x" chart:style-name="ch4">
            <chart:title svg:x="7.619cm" svg:y="8.101cm" chart:style-name="ch5">
              <text:p>Weight(kg)</text:p>
            </chart:title>
          </chart:axis>
          <chart:axis chart:dimension="y" chart:name="primary-y" chart:style-name="ch4">
            <chart:title svg:x="0.451cm" svg:y="6.467cm" chart:style-name="ch6">
              <text:p>Reliability Index (unitless)</text:p>
            </chart:title>
            <chart:grid chart:style-name="ch7" chart:class="major"/>
          </chart:axis>
          <chart:series chart:style-name="ch8" chart:values-cell-range-address="Sheet1.G47:Sheet1.G61" chart:class="chart:scatter">
            <chart:domain table:cell-range-address="Sheet1.H47:Sheet1.H61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4.8181466">
                <text:p>434.8181466</text:p>
                <draw:g>
                  <svg:desc>Sheet1.H47:Sheet1.H61</svg:desc>
                </draw:g>
              </table:table-cell>
              <table:table-cell office:value-type="float" office:value="5.07441133096367">
                <text:p>5.07441133096367</text:p>
                <draw:g>
                  <svg:desc>Sheet1.G47:Sheet1.G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9.5480629">
                <text:p>499.5480629</text:p>
              </table:table-cell>
              <table:table-cell office:value-type="float" office:value="5.61632823909231">
                <text:p>5.61632823909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6.1855432">
                <text:p>746.1855432</text:p>
              </table:table-cell>
              <table:table-cell office:value-type="float" office:value="6.19498313279753">
                <text:p>6.194983132797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1.1266145">
                <text:p>991.1266145</text:p>
              </table:table-cell>
              <table:table-cell office:value-type="float" office:value="6.64385458454359">
                <text:p>6.643854584543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9.0743246">
                <text:p>339.0743246</text:p>
              </table:table-cell>
              <table:table-cell office:value-type="float" office:value="3.945690464395">
                <text:p>3.945690464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7.8069196">
                <text:p>337.8069196</text:p>
              </table:table-cell>
              <table:table-cell office:value-type="float" office:value="3.55937409298869">
                <text:p>3.559374092988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4.295782">
                <text:p>274.295782</text:p>
              </table:table-cell>
              <table:table-cell office:value-type="float" office:value="3.43984381562544">
                <text:p>3.43984381562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8.9577195">
                <text:p>238.9577195</text:p>
              </table:table-cell>
              <table:table-cell office:value-type="float" office:value="3.29575914966236">
                <text:p>3.295759149662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.4270732">
                <text:p>900.4270732</text:p>
              </table:table-cell>
              <table:table-cell office:value-type="float" office:value="6.61086772973033">
                <text:p>6.610867729730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5.6620075">
                <text:p>675.6620075</text:p>
              </table:table-cell>
              <table:table-cell office:value-type="float" office:value="6.07099342573903">
                <text:p>6.070993425739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9.0064701">
                <text:p>559.0064701</text:p>
              </table:table-cell>
              <table:table-cell office:value-type="float" office:value="5.96116543208601">
                <text:p>5.961165432086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0.6908146">
                <text:p>880.6908146</text:p>
              </table:table-cell>
              <table:table-cell office:value-type="float" office:value="6.34549384530395">
                <text:p>6.345493845303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1.1808663">
                <text:p>731.1808663</text:p>
              </table:table-cell>
              <table:table-cell office:value-type="float" office:value="6.18989095369007">
                <text:p>6.189890953690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3.7121556">
                <text:p>793.7121556</text:p>
              </table:table-cell>
              <table:table-cell office:value-type="float" office:value="6.22409294470902">
                <text:p>6.224092944709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0.4518761">
                <text:p>550.4518761</text:p>
              </table:table-cell>
              <table:table-cell office:value-type="float" office:value="5.6366828535114">
                <text:p>5.63668285351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413cm" svg:height="8.675cm" xlink:href=".." xlink:type="simple" chart:class="chart:scatter" chart:column-mapping="1 0" chart:style-name="ch1">
        <chart:title svg:x="2.609cm" svg:y="0.308cm" chart:style-name="ch2">
          <text:p>Aggregate LHS Pareto Front (Intermediate Run)</text:p>
        </chart:title>
        <chart:plot-area chart:style-name="ch3" table:cell-range-address="Sheet1.G142:Sheet1.H167" svg:x="1.24cm" svg:y="1.182cm" svg:width="13.865cm" svg:height="6.418cm">
          <chartooo:coordinate-region svg:x="1.861cm" svg:y="1.342cm" svg:width="12.686cm" svg:height="5.69cm"/>
          <chart:axis chart:dimension="x" chart:name="primary-x" chart:style-name="ch4">
            <chart:title svg:x="7.414cm" svg:y="7.774cm" chart:style-name="ch5">
              <text:p>Mass (kg)</text:p>
            </chart:title>
          </chart:axis>
          <chart:axis chart:dimension="y" chart:name="primary-y" chart:style-name="ch6">
            <chart:title svg:x="0.451cm" svg:y="6.3cm" chart:style-name="ch7">
              <text:p>Reliability Index (unitless)</text:p>
            </chart:title>
            <chart:grid chart:style-name="ch8" chart:class="major"/>
          </chart:axis>
          <chart:series chart:style-name="ch9" chart:values-cell-range-address="Sheet1.G142:Sheet1.G167" chart:class="chart:scatter">
            <chart:domain table:cell-range-address="Sheet1.H142:Sheet1.H167"/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8.6507547">
                <text:p>798.6507547</text:p>
                <draw:g>
                  <svg:desc>Sheet1.H142:Sheet1.H167</svg:desc>
                </draw:g>
              </table:table-cell>
              <table:table-cell office:value-type="float" office:value="47.8530088029292">
                <text:p>47.8530088029292</text:p>
                <draw:g>
                  <svg:desc>Sheet1.G142:Sheet1.G1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8.3444818">
                <text:p>508.3444818</text:p>
              </table:table-cell>
              <table:table-cell office:value-type="float" office:value="64.9059311908399">
                <text:p>64.9059311908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8.7371044">
                <text:p>248.7371044</text:p>
              </table:table-cell>
              <table:table-cell office:value-type="float" office:value="119.453719151255">
                <text:p>119.4537191512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5.2589572">
                <text:p>355.2589572</text:p>
              </table:table-cell>
              <table:table-cell office:value-type="float" office:value="82.8168375321088">
                <text:p>82.81683753210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1.5708863">
                <text:p>421.5708863</text:p>
              </table:table-cell>
              <table:table-cell office:value-type="float" office:value="78.4909568455035">
                <text:p>78.49095684550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1.0846193">
                <text:p>491.0846193</text:p>
              </table:table-cell>
              <table:table-cell office:value-type="float" office:value="64.9437972705353">
                <text:p>64.94379727053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0.8448083">
                <text:p>800.8448083</text:p>
              </table:table-cell>
              <table:table-cell office:value-type="float" office:value="47.3425981230271">
                <text:p>47.34259812302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0.0855133">
                <text:p>970.0855133</text:p>
              </table:table-cell>
              <table:table-cell office:value-type="float" office:value="38.6930446396059">
                <text:p>38.69304463960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4.867328">
                <text:p>354.867328</text:p>
              </table:table-cell>
              <table:table-cell office:value-type="float" office:value="83.8767455943583">
                <text:p>83.87674559435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3.4397699">
                <text:p>713.4397699</text:p>
              </table:table-cell>
              <table:table-cell office:value-type="float" office:value="49.5305621895052">
                <text:p>49.53056218950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1.4856999">
                <text:p>871.4856999</text:p>
              </table:table-cell>
              <table:table-cell office:value-type="float" office:value="41.252605232111">
                <text:p>41.2526052321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1.7958857">
                <text:p>251.7958857</text:p>
              </table:table-cell>
              <table:table-cell office:value-type="float" office:value="116.316287832294">
                <text:p>116.3162878322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6.3249177">
                <text:p>256.3249177</text:p>
              </table:table-cell>
              <table:table-cell office:value-type="float" office:value="112.348289653474">
                <text:p>112.3482896534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3.6273627">
                <text:p>813.6273627</text:p>
              </table:table-cell>
              <table:table-cell office:value-type="float" office:value="43.9166860500178">
                <text:p>43.91668605001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9.3583914">
                <text:p>969.3583914</text:p>
              </table:table-cell>
              <table:table-cell office:value-type="float" office:value="39.8426955752663">
                <text:p>39.84269557526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1.272806">
                <text:p>291.272806</text:p>
              </table:table-cell>
              <table:table-cell office:value-type="float" office:value="88.2073050163731">
                <text:p>88.20730501637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1.3701413">
                <text:p>421.3701413</text:p>
              </table:table-cell>
              <table:table-cell office:value-type="float" office:value="82.3931458459288">
                <text:p>82.39314584592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0.5282255">
                <text:p>460.5282255</text:p>
              </table:table-cell>
              <table:table-cell office:value-type="float" office:value="71.861505699204">
                <text:p>71.8615056992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3.8525613">
                <text:p>573.8525613</text:p>
              </table:table-cell>
              <table:table-cell office:value-type="float" office:value="56.9719897766221">
                <text:p>56.97198977662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2.0787668">
                <text:p>752.0787668</text:p>
              </table:table-cell>
              <table:table-cell office:value-type="float" office:value="49.2182559585569">
                <text:p>49.21825595855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9.8043908">
                <text:p>649.8043908</text:p>
              </table:table-cell>
              <table:table-cell office:value-type="float" office:value="54.5675128697785">
                <text:p>54.56751286977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2.4891571">
                <text:p>792.4891571</text:p>
              </table:table-cell>
              <table:table-cell office:value-type="float" office:value="49.1019698633634">
                <text:p>49.10196986336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7.0484618">
                <text:p>557.0484618</text:p>
              </table:table-cell>
              <table:table-cell office:value-type="float" office:value="59.1230373007142">
                <text:p>59.12303730071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6.038782">
                <text:p>426.038782</text:p>
              </table:table-cell>
              <table:table-cell office:value-type="float" office:value="75.0558048610622">
                <text:p>75.05580486106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8.8991753">
                <text:p>348.8991753</text:p>
              </table:table-cell>
              <table:table-cell office:value-type="float" office:value="84.5588347182333">
                <text:p>84.5588347182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4.3685814">
                <text:p>804.3685814</text:p>
              </table:table-cell>
              <table:table-cell office:value-type="float" office:value="44.3533038865594">
                <text:p>44.35330388655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cmr10" style:font-style-name="Regular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0" chart:maximum="9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4c1900" draw:fill-color="#4c19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483cm" svg:height="8.707cm" xlink:href=".." xlink:type="simple" chart:class="chart:scatter" chart:style-name="ch1">
        <chart:title svg:x="5.396cm" svg:y="0.309cm" chart:style-name="ch2">
          <text:p>Long Run Comparison</text:p>
        </chart:title>
        <chart:legend chart:legend-position="end" svg:x="12.162cm" svg:y="3.884cm" style:legend-expansion="high" chart:style-name="ch3"/>
        <chart:plot-area chart:style-name="ch4" table:cell-range-address="Sheet1.H109:Sheet1.I140 Sheet1.I3:Sheet1.I17" chart:data-source-has-labels="row" svg:x="1.241cm" svg:y="1.184cm" svg:width="10.612cm" svg:height="6.447cm">
          <chartooo:coordinate-region svg:x="1.862cm" svg:y="1.345cm" svg:width="9.619cm" svg:height="5.718cm"/>
          <chart:axis chart:dimension="x" chart:name="primary-x" chart:style-name="ch5">
            <chart:title svg:x="5.789cm" svg:y="7.806cm" chart:style-name="ch6">
              <text:p>Mass (kg)</text:p>
            </chart:title>
          </chart:axis>
          <chart:axis chart:dimension="y" chart:name="primary-y" chart:style-name="ch7">
            <chart:title svg:x="0.451cm" svg:y="5.787cm" chart:style-name="ch8">
              <text:p>Peak Stress (MPa)</text:p>
            </chart:title>
            <chart:grid chart:style-name="ch9" chart:class="major"/>
          </chart:axis>
          <chart:series chart:style-name="ch10" chart:values-cell-range-address="Sheet1.I109:Sheet1.I140" loext:label-string="&quot;Aggregate LHS&quot;" chart:class="chart:scatter">
            <chart:domain table:cell-range-address="Sheet1.H109:Sheet1.H140"/>
            <chart:data-point chart:repeated="32"/>
          </chart:series>
          <chart:series chart:style-name="ch11" chart:values-cell-range-address="Sheet1.I3:Sheet1.I17" loext:label-string="&quot;Stochastic Loads&quot;" chart:class="chart:scatter">
            <chart:domain table:cell-range-address="Sheet1.H3:Sheet1.H17"/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ggregate LHS</text:p>
              </table:table-cell>
              <table:table-cell office:value-type="string">
                <text:p>Column H</text:p>
              </table:table-cell>
              <table:table-cell office:value-type="string">
                <text:p>Stochastic Loa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5.0177252">
                <text:p>385.0177252</text:p>
                <draw:g>
                  <svg:desc>Sheet1.H109:Sheet1.H140</svg:desc>
                </draw:g>
              </table:table-cell>
              <table:table-cell office:value-type="float" office:value="56.9535450578785">
                <text:p>56.9535450578785</text:p>
                <draw:g>
                  <svg:desc>Sheet1.I109:Sheet1.I140</svg:desc>
                </draw:g>
              </table:table-cell>
              <table:table-cell office:value-type="float" office:value="265.2190917">
                <text:p>265.2190917</text:p>
                <draw:g>
                  <svg:desc>Sheet1.H3:Sheet1.H17</svg:desc>
                </draw:g>
              </table:table-cell>
              <table:table-cell office:value-type="float" office:value="150.699727544481">
                <text:p>150.699727544481</text:p>
                <draw:g>
                  <svg:desc>Sheet1.I3:Sheet1.I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3.3131933">
                <text:p>413.3131933</text:p>
              </table:table-cell>
              <table:table-cell office:value-type="float" office:value="56.1040107311089">
                <text:p>56.1040107311089</text:p>
              </table:table-cell>
              <table:table-cell office:value-type="float" office:value="783.1501007">
                <text:p>783.1501007</text:p>
              </table:table-cell>
              <table:table-cell office:value-type="float" office:value="36.0445763742695">
                <text:p>36.04457637426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0.9276554">
                <text:p>530.9276554</text:p>
              </table:table-cell>
              <table:table-cell office:value-type="float" office:value="45.164000493216">
                <text:p>45.164000493216</text:p>
              </table:table-cell>
              <table:table-cell office:value-type="float" office:value="333.8672528">
                <text:p>333.8672528</text:p>
              </table:table-cell>
              <table:table-cell office:value-type="float" office:value="58.7090024246576">
                <text:p>58.70900242465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2.3362831">
                <text:p>352.3362831</text:p>
              </table:table-cell>
              <table:table-cell office:value-type="float" office:value="61.3510353685253">
                <text:p>61.3510353685253</text:p>
              </table:table-cell>
              <table:table-cell office:value-type="float" office:value="900.1250815">
                <text:p>900.1250815</text:p>
              </table:table-cell>
              <table:table-cell office:value-type="float" office:value="30.1273229747502">
                <text:p>30.12732297475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1.9427591">
                <text:p>781.9427591</text:p>
              </table:table-cell>
              <table:table-cell office:value-type="float" office:value="35.0421053601101">
                <text:p>35.0421053601101</text:p>
              </table:table-cell>
              <table:table-cell office:value-type="float" office:value="437.7649568">
                <text:p>437.7649568</text:p>
              </table:table-cell>
              <table:table-cell office:value-type="float" office:value="54.7587464438614">
                <text:p>54.75874644386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4.1913325">
                <text:p>944.1913325</text:p>
              </table:table-cell>
              <table:table-cell office:value-type="float" office:value="32.0510371039907">
                <text:p>32.0510371039907</text:p>
              </table:table-cell>
              <table:table-cell office:value-type="float" office:value="756.122636">
                <text:p>756.122636</text:p>
              </table:table-cell>
              <table:table-cell office:value-type="float" office:value="41.2270840816961">
                <text:p>41.22708408169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3.7839998">
                <text:p>283.7839998</text:p>
              </table:table-cell>
              <table:table-cell office:value-type="float" office:value="83.7426245024853">
                <text:p>83.7426245024853</text:p>
              </table:table-cell>
              <table:table-cell office:value-type="float" office:value="203.0185814">
                <text:p>203.0185814</text:p>
              </table:table-cell>
              <table:table-cell office:value-type="float" office:value="132.795900724559">
                <text:p>132.7959007245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7.9970814">
                <text:p>757.9970814</text:p>
              </table:table-cell>
              <table:table-cell office:value-type="float" office:value="37.2138635099318">
                <text:p>37.2138635099318</text:p>
              </table:table-cell>
              <table:table-cell office:value-type="float" office:value="269.7808237">
                <text:p>269.7808237</text:p>
              </table:table-cell>
              <table:table-cell office:value-type="float" office:value="96.4077911513281">
                <text:p>96.40779115132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4.4704347">
                <text:p>454.4704347</text:p>
              </table:table-cell>
              <table:table-cell office:value-type="float" office:value="52.6912681040386">
                <text:p>52.6912681040386</text:p>
              </table:table-cell>
              <table:table-cell office:value-type="float" office:value="787.6546562">
                <text:p>787.6546562</text:p>
              </table:table-cell>
              <table:table-cell office:value-type="float" office:value="35.0514705068271">
                <text:p>35.05147050682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1.9465592">
                <text:p>871.9465592</text:p>
              </table:table-cell>
              <table:table-cell office:value-type="float" office:value="32.8693732984462">
                <text:p>32.8693732984462</text:p>
              </table:table-cell>
              <table:table-cell office:value-type="float" office:value="825.9220747">
                <text:p>825.9220747</text:p>
              </table:table-cell>
              <table:table-cell office:value-type="float" office:value="33.9619364682046">
                <text:p>33.96193646820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0.7439257">
                <text:p>660.7439257</text:p>
              </table:table-cell>
              <table:table-cell office:value-type="float" office:value="43.6712564951299">
                <text:p>43.6712564951299</text:p>
              </table:table-cell>
              <table:table-cell office:value-type="float" office:value="762.0661945">
                <text:p>762.0661945</text:p>
              </table:table-cell>
              <table:table-cell office:value-type="float" office:value="37.241140648202">
                <text:p>37.2411406482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1.5390433">
                <text:p>951.5390433</text:p>
              </table:table-cell>
              <table:table-cell office:value-type="float" office:value="31.5722478815176">
                <text:p>31.5722478815176</text:p>
              </table:table-cell>
              <table:table-cell office:value-type="float" office:value="962.6542956">
                <text:p>962.6542956</text:p>
              </table:table-cell>
              <table:table-cell office:value-type="float" office:value="28.8844713752099">
                <text:p>28.88447137520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9.2683613">
                <text:p>839.2683613</text:p>
              </table:table-cell>
              <table:table-cell office:value-type="float" office:value="35.1431500587516">
                <text:p>35.1431500587516</text:p>
              </table:table-cell>
              <table:table-cell office:value-type="float" office:value="538.4361607">
                <text:p>538.4361607</text:p>
              </table:table-cell>
              <table:table-cell office:value-type="float" office:value="48.4217811846839">
                <text:p>48.42178118468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8.8063176">
                <text:p>988.8063176</text:p>
              </table:table-cell>
              <table:table-cell office:value-type="float" office:value="29.8865170003567">
                <text:p>29.8865170003567</text:p>
              </table:table-cell>
              <table:table-cell office:value-type="float" office:value="608.499599">
                <text:p>608.499599</text:p>
              </table:table-cell>
              <table:table-cell office:value-type="float" office:value="42.0822915844782">
                <text:p>42.08229158447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4.0911263">
                <text:p>754.0911263</text:p>
              </table:table-cell>
              <table:table-cell office:value-type="float" office:value="37.5198007730715">
                <text:p>37.5198007730715</text:p>
              </table:table-cell>
              <table:table-cell office:value-type="float" office:value="386.1867427">
                <text:p>386.1867427</text:p>
              </table:table-cell>
              <table:table-cell office:value-type="float" office:value="55.5286155611708">
                <text:p>55.52861556117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0.4453843">
                <text:p>970.4453843</text:p>
              </table:table-cell>
              <table:table-cell office:value-type="float" office:value="29.4737281667366">
                <text:p>29.4737281667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2.2319028">
                <text:p>952.2319028</text:p>
              </table:table-cell>
              <table:table-cell office:value-type="float" office:value="29.9126312787784">
                <text:p>29.9126312787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4.318921">
                <text:p>274.318921</text:p>
              </table:table-cell>
              <table:table-cell office:value-type="float" office:value="89.9055959363235">
                <text:p>89.9055959363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3.2250301">
                <text:p>663.2250301</text:p>
              </table:table-cell>
              <table:table-cell office:value-type="float" office:value="38.8404451011454">
                <text:p>38.8404451011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0.5782616">
                <text:p>520.5782616</text:p>
              </table:table-cell>
              <table:table-cell office:value-type="float" office:value="45.3782130810049">
                <text:p>45.3782130810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4.6348814">
                <text:p>304.6348814</text:p>
              </table:table-cell>
              <table:table-cell office:value-type="float" office:value="72.3240204634381">
                <text:p>72.3240204634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1.4320634">
                <text:p>511.4320634</text:p>
              </table:table-cell>
              <table:table-cell office:value-type="float" office:value="48.7417794113225">
                <text:p>48.7417794113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2.1024868">
                <text:p>682.1024868</text:p>
              </table:table-cell>
              <table:table-cell office:value-type="float" office:value="38.2418577151228">
                <text:p>38.241857715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0.1024299">
                <text:p>800.1024299</text:p>
              </table:table-cell>
              <table:table-cell office:value-type="float" office:value="35.3933174224738">
                <text:p>35.3933174224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6.493139">
                <text:p>906.493139</text:p>
              </table:table-cell>
              <table:table-cell office:value-type="float" office:value="32.36036">
                <text:p>32.36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2.5738162">
                <text:p>322.5738162</text:p>
              </table:table-cell>
              <table:table-cell office:value-type="float" office:value="67.1576408878713">
                <text:p>67.1576408878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4.0076121">
                <text:p>484.0076121</text:p>
              </table:table-cell>
              <table:table-cell office:value-type="float" office:value="53.0092564441035">
                <text:p>53.009256444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9.5246452">
                <text:p>629.5246452</text:p>
              </table:table-cell>
              <table:table-cell office:value-type="float" office:value="48.817746025637">
                <text:p>48.817746025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4.387531">
                <text:p>444.387531</text:p>
              </table:table-cell>
              <table:table-cell office:value-type="float" office:value="54.5748885885075">
                <text:p>54.5748885885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2.6371622">
                <text:p>282.6371622</text:p>
              </table:table-cell>
              <table:table-cell office:value-type="float" office:value="90.2303358956515">
                <text:p>90.2303358956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2.7252781">
                <text:p>352.7252781</text:p>
              </table:table-cell>
              <table:table-cell office:value-type="float" office:value="59.4936345663641">
                <text:p>59.4936345663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7.4939696">
                <text:p>347.4939696</text:p>
              </table:table-cell>
              <table:table-cell office:value-type="float" office:value="62.7778226066065">
                <text:p>62.7778226066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cmr10" style:font-style-name="Regular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0" chart:maximum="9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4c1900" draw:fill-color="#4c19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09cm" svg:height="8.43cm" xlink:href=".." xlink:type="simple" chart:class="chart:scatter" chart:style-name="ch1">
        <chart:title svg:x="5.192cm" svg:y="0.303cm" chart:style-name="ch2">
          <text:p>Short Run Compariaon</text:p>
        </chart:title>
        <chart:legend chart:legend-position="end" svg:x="11.888cm" svg:y="3.746cm" style:legend-expansion="high" chart:style-name="ch3"/>
        <chart:plot-area chart:style-name="ch4" table:cell-range-address="Sheet1.H247:Sheet1.I264 Sheet1.I88:Sheet1.I95" chart:data-source-has-labels="row" svg:x="1.236cm" svg:y="1.172cm" svg:width="10.348cm" svg:height="6.188cm">
          <chartooo:coordinate-region svg:x="1.857cm" svg:y="1.332cm" svg:width="9.355cm" svg:height="5.46cm"/>
          <chart:axis chart:dimension="x" chart:name="primary-x" chart:style-name="ch5">
            <chart:title svg:x="5.652cm" svg:y="7.529cm" chart:style-name="ch6">
              <text:p>Mass (kg)</text:p>
            </chart:title>
          </chart:axis>
          <chart:axis chart:dimension="y" chart:name="primary-y" chart:style-name="ch7">
            <chart:title svg:x="0.451cm" svg:y="5.646cm" chart:style-name="ch8">
              <text:p>Peak Stress (MPa)</text:p>
            </chart:title>
            <chart:grid chart:style-name="ch9" chart:class="major"/>
          </chart:axis>
          <chart:series chart:style-name="ch10" chart:values-cell-range-address="Sheet1.I247:Sheet1.I264" loext:label-string="&quot;Aggregate LHS&quot;" chart:class="chart:scatter">
            <chart:domain table:cell-range-address="Sheet1.H247:Sheet1.H264"/>
            <chart:data-point chart:repeated="18"/>
          </chart:series>
          <chart:series chart:style-name="ch11" chart:values-cell-range-address="Sheet1.I88:Sheet1.I95" loext:label-string="&quot;Stochastic Loads&quot;" chart:class="chart:scatter">
            <chart:domain table:cell-range-address="Sheet1.H88:Sheet1.H95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ggregate LHS</text:p>
              </table:table-cell>
              <table:table-cell office:value-type="string">
                <text:p>Column H</text:p>
              </table:table-cell>
              <table:table-cell office:value-type="string">
                <text:p>Stochastic Loa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4.5838166">
                <text:p>574.5838166</text:p>
                <draw:g>
                  <svg:desc>Sheet1.H247:Sheet1.H264</svg:desc>
                </draw:g>
              </table:table-cell>
              <table:table-cell office:value-type="float" office:value="50.1415571259086">
                <text:p>50.1415571259086</text:p>
                <draw:g>
                  <svg:desc>Sheet1.I247:Sheet1.I264</svg:desc>
                </draw:g>
              </table:table-cell>
              <table:table-cell office:value-type="float" office:value="929.7015422">
                <text:p>929.7015422</text:p>
                <draw:g>
                  <svg:desc>Sheet1.H88:Sheet1.H95</svg:desc>
                </draw:g>
              </table:table-cell>
              <table:table-cell office:value-type="float" office:value="33.2823923465828">
                <text:p>33.2823923465828</text:p>
                <draw:g>
                  <svg:desc>Sheet1.I88:Sheet1.I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7.6430989">
                <text:p>747.6430989</text:p>
              </table:table-cell>
              <table:table-cell office:value-type="float" office:value="40.075597572659">
                <text:p>40.075597572659</text:p>
              </table:table-cell>
              <table:table-cell office:value-type="float" office:value="990.4291952">
                <text:p>990.4291952</text:p>
              </table:table-cell>
              <table:table-cell office:value-type="float" office:value="31.1797294641256">
                <text:p>31.17972946412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2.4797383">
                <text:p>432.4797383</text:p>
              </table:table-cell>
              <table:table-cell office:value-type="float" office:value="56.4355381512364">
                <text:p>56.4355381512364</text:p>
              </table:table-cell>
              <table:table-cell office:value-type="float" office:value="816.6702422">
                <text:p>816.6702422</text:p>
              </table:table-cell>
              <table:table-cell office:value-type="float" office:value="49.4433235533747">
                <text:p>49.44332355337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5.5576361">
                <text:p>725.5576361</text:p>
              </table:table-cell>
              <table:table-cell office:value-type="float" office:value="41.0951740077684">
                <text:p>41.0951740077684</text:p>
              </table:table-cell>
              <table:table-cell office:value-type="float" office:value="414.8902908">
                <text:p>414.8902908</text:p>
              </table:table-cell>
              <table:table-cell office:value-type="float" office:value="66.0563595580701">
                <text:p>66.05635955807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6.8192321">
                <text:p>786.8192321</text:p>
              </table:table-cell>
              <table:table-cell office:value-type="float" office:value="37.794367882385">
                <text:p>37.794367882385</text:p>
              </table:table-cell>
              <table:table-cell office:value-type="float" office:value="372.8925449">
                <text:p>372.8925449</text:p>
              </table:table-cell>
              <table:table-cell office:value-type="float" office:value="150.927343037426">
                <text:p>150.9273430374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7.5814526">
                <text:p>587.5814526</text:p>
              </table:table-cell>
              <table:table-cell office:value-type="float" office:value="47.002955498512">
                <text:p>47.002955498512</text:p>
              </table:table-cell>
              <table:table-cell office:value-type="float" office:value="419.0335206">
                <text:p>419.0335206</text:p>
              </table:table-cell>
              <table:table-cell office:value-type="float" office:value="61.7563842866606">
                <text:p>61.75638428666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9.6373864">
                <text:p>979.6373864</text:p>
              </table:table-cell>
              <table:table-cell office:value-type="float" office:value="29.1612578325772">
                <text:p>29.1612578325772</text:p>
              </table:table-cell>
              <table:table-cell office:value-type="float" office:value="645.1817534">
                <text:p>645.1817534</text:p>
              </table:table-cell>
              <table:table-cell office:value-type="float" office:value="59.9297574256516">
                <text:p>59.92975742565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8.5117141">
                <text:p>418.5117141</text:p>
              </table:table-cell>
              <table:table-cell office:value-type="float" office:value="57.1147166008739">
                <text:p>57.1147166008739</text:p>
              </table:table-cell>
              <table:table-cell office:value-type="float" office:value="757.0660478">
                <text:p>757.0660478</text:p>
              </table:table-cell>
              <table:table-cell office:value-type="float" office:value="37.3112838583187">
                <text:p>37.31128385831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9.831752">
                <text:p>669.831752</text:p>
              </table:table-cell>
              <table:table-cell office:value-type="float" office:value="45.4179496068526">
                <text:p>45.4179496068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0.8244976">
                <text:p>880.8244976</text:p>
              </table:table-cell>
              <table:table-cell office:value-type="float" office:value="32.9455937364374">
                <text:p>32.9455937364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9.2690176">
                <text:p>849.2690176</text:p>
              </table:table-cell>
              <table:table-cell office:value-type="float" office:value="37.2774100741868">
                <text:p>37.2774100741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1.1801447">
                <text:p>551.1801447</text:p>
              </table:table-cell>
              <table:table-cell office:value-type="float" office:value="51.6574764794722">
                <text:p>51.6574764794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2.0371897">
                <text:p>522.0371897</text:p>
              </table:table-cell>
              <table:table-cell office:value-type="float" office:value="52.0494863807173">
                <text:p>52.0494863807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0.6095351">
                <text:p>530.6095351</text:p>
              </table:table-cell>
              <table:table-cell office:value-type="float" office:value="54.9069255050505">
                <text:p>54.9069255050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7.5319076">
                <text:p>337.5319076</text:p>
              </table:table-cell>
              <table:table-cell office:value-type="float" office:value="68.4674669554065">
                <text:p>68.46746695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8.4725853">
                <text:p>878.4725853</text:p>
              </table:table-cell>
              <table:table-cell office:value-type="float" office:value="36.7701222788912">
                <text:p>36.7701222788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5.1352079">
                <text:p>415.1352079</text:p>
              </table:table-cell>
              <table:table-cell office:value-type="float" office:value="65.7675338211895">
                <text:p>65.767533821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5.2867264">
                <text:p>305.2867264</text:p>
              </table:table-cell>
              <table:table-cell office:value-type="float" office:value="86.9717876114019">
                <text:p>86.9717876114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308cm" svg:height="8.611cm" xlink:href=".." xlink:type="simple" chart:class="chart:scatter" chart:column-mapping="1 0" chart:style-name="ch1">
        <chart:title svg:x="3.152cm" svg:y="0.307cm" chart:style-name="ch2">
          <text:p>Stochastic Loads Pareto Front (Short Run)</text:p>
        </chart:title>
        <chart:plot-area chart:style-name="ch3" table:cell-range-address="Sheet1.G88:Sheet1.H95" svg:x="1.238cm" svg:y="1.18cm" svg:width="13.764cm" svg:height="6.357cm">
          <chartooo:coordinate-region svg:x="1.674cm" svg:y="1.341cm" svg:width="12.956cm" svg:height="5.628cm"/>
          <chart:axis chart:dimension="x" chart:name="primary-x" chart:style-name="ch4">
            <chart:title svg:x="7.362cm" svg:y="7.71cm" chart:style-name="ch5">
              <text:p>Mass (kg)</text:p>
            </chart:title>
          </chart:axis>
          <chart:axis chart:dimension="y" chart:name="primary-y" chart:style-name="ch6">
            <chart:title svg:x="0.451cm" svg:y="6.267cm" chart:style-name="ch7">
              <text:p>Reliability Index (unitless)</text:p>
            </chart:title>
            <chart:grid chart:style-name="ch8" chart:class="major"/>
          </chart:axis>
          <chart:series chart:style-name="ch9" chart:values-cell-range-address="Sheet1.G88:Sheet1.G95" chart:class="chart:scatter">
            <chart:domain table:cell-range-address="Sheet1.H88:Sheet1.H95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9.7015422">
                <text:p>929.7015422</text:p>
                <draw:g>
                  <svg:desc>Sheet1.H88:Sheet1.H95</svg:desc>
                </draw:g>
              </table:table-cell>
              <table:table-cell office:value-type="float" office:value="6.57852418190467">
                <text:p>6.57852418190467</text:p>
                <draw:g>
                  <svg:desc>Sheet1.G88:Sheet1.G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0.4291952">
                <text:p>990.4291952</text:p>
              </table:table-cell>
              <table:table-cell office:value-type="float" office:value="6.65189728190205">
                <text:p>6.651897281902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6.6702422">
                <text:p>816.6702422</text:p>
              </table:table-cell>
              <table:table-cell office:value-type="float" office:value="6.47335165315936">
                <text:p>6.473351653159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4.8902908">
                <text:p>414.8902908</text:p>
              </table:table-cell>
              <table:table-cell office:value-type="float" office:value="5.40760051941911">
                <text:p>5.407600519419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2.8925449">
                <text:p>372.8925449</text:p>
              </table:table-cell>
              <table:table-cell office:value-type="float" office:value="2.56212951451969">
                <text:p>2.562129514519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9.0335206">
                <text:p>419.0335206</text:p>
              </table:table-cell>
              <table:table-cell office:value-type="float" office:value="5.56287191231679">
                <text:p>5.562871912316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5.1817534">
                <text:p>645.1817534</text:p>
              </table:table-cell>
              <table:table-cell office:value-type="float" office:value="5.62882946568118">
                <text:p>5.628829465681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7.0660478">
                <text:p>757.0660478</text:p>
              </table:table-cell>
              <table:table-cell office:value-type="float" office:value="6.43711567940454">
                <text:p>6.4371156794045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194cm" svg:height="8.552cm" xlink:href=".." xlink:type="simple" chart:class="chart:scatter" chart:column-mapping="1 0" chart:style-name="ch1">
        <chart:title svg:x="3.241cm" svg:y="0.306cm" chart:style-name="ch2">
          <text:p>Aggregate LHS Pareto Front (Short Run)</text:p>
        </chart:title>
        <chart:plot-area chart:style-name="ch3" table:cell-range-address="Sheet1.G247:Sheet1.H264" svg:x="1.235cm" svg:y="1.178cm" svg:width="13.656cm" svg:height="6.301cm">
          <chartooo:coordinate-region svg:x="1.856cm" svg:y="1.338cm" svg:width="12.477cm" svg:height="5.573cm"/>
          <chart:axis chart:dimension="x" chart:name="primary-x" chart:style-name="ch4">
            <chart:title svg:x="7.358cm" svg:y="7.651cm" chart:style-name="ch5">
              <text:p>Mass(kg)</text:p>
            </chart:title>
          </chart:axis>
          <chart:axis chart:dimension="y" chart:name="primary-y" chart:style-name="ch6">
            <chart:title svg:x="0.451cm" svg:y="5.708cm" chart:style-name="ch7">
              <text:p>Peak Stress (MPa)</text:p>
            </chart:title>
            <chart:grid chart:style-name="ch8" chart:class="major"/>
          </chart:axis>
          <chart:series chart:style-name="ch9" chart:values-cell-range-address="Sheet1.G247:Sheet1.G264" chart:class="chart:scatter">
            <chart:domain table:cell-range-address="Sheet1.H247:Sheet1.H264"/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4.5838166">
                <text:p>574.5838166</text:p>
                <draw:g>
                  <svg:desc>Sheet1.H247:Sheet1.H264</svg:desc>
                </draw:g>
              </table:table-cell>
              <table:table-cell office:value-type="float" office:value="65.1855958588575">
                <text:p>65.1855958588575</text:p>
                <draw:g>
                  <svg:desc>Sheet1.G247:Sheet1.G2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7.6430989">
                <text:p>747.6430989</text:p>
              </table:table-cell>
              <table:table-cell office:value-type="float" office:value="52.4742156022594">
                <text:p>52.47421560225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2.4797383">
                <text:p>432.4797383</text:p>
              </table:table-cell>
              <table:table-cell office:value-type="float" office:value="73.8931055124381">
                <text:p>73.89310551243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5.5576361">
                <text:p>725.5576361</text:p>
              </table:table-cell>
              <table:table-cell office:value-type="float" office:value="53.8201777107331">
                <text:p>53.82017771073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6.8192321">
                <text:p>786.8192321</text:p>
              </table:table-cell>
              <table:table-cell office:value-type="float" office:value="49.1662477545024">
                <text:p>49.1662477545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7.5814526">
                <text:p>587.5814526</text:p>
              </table:table-cell>
              <table:table-cell office:value-type="float" office:value="61.755777563862">
                <text:p>61.755777563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9.6373864">
                <text:p>979.6373864</text:p>
              </table:table-cell>
              <table:table-cell office:value-type="float" office:value="38.5776406860575">
                <text:p>38.57764068605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8.5117141">
                <text:p>418.5117141</text:p>
              </table:table-cell>
              <table:table-cell office:value-type="float" office:value="80.989884935851">
                <text:p>80.9898849358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9.831752">
                <text:p>669.831752</text:p>
              </table:table-cell>
              <table:table-cell office:value-type="float" office:value="59.1950964476887">
                <text:p>59.19509644768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0.8244976">
                <text:p>880.8244976</text:p>
              </table:table-cell>
              <table:table-cell office:value-type="float" office:value="42.9241179654908">
                <text:p>42.92411796549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9.2690176">
                <text:p>849.2690176</text:p>
              </table:table-cell>
              <table:table-cell office:value-type="float" office:value="48.597711458994">
                <text:p>48.5977114589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1.1801447">
                <text:p>551.1801447</text:p>
              </table:table-cell>
              <table:table-cell office:value-type="float" office:value="67.2600264052856">
                <text:p>67.26002640528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2.0371897">
                <text:p>522.0371897</text:p>
              </table:table-cell>
              <table:table-cell office:value-type="float" office:value="72.366888123633">
                <text:p>72.3668881236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0.6095351">
                <text:p>530.6095351</text:p>
              </table:table-cell>
              <table:table-cell office:value-type="float" office:value="72.1491711350399">
                <text:p>72.14917113503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7.5319076">
                <text:p>337.5319076</text:p>
              </table:table-cell>
              <table:table-cell office:value-type="float" office:value="89.9327730401967">
                <text:p>89.93277304019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8.4725853">
                <text:p>878.4725853</text:p>
              </table:table-cell>
              <table:table-cell office:value-type="float" office:value="48.3206411362725">
                <text:p>48.32064113627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5.1352079">
                <text:p>415.1352079</text:p>
              </table:table-cell>
              <table:table-cell office:value-type="float" office:value="86.7150195834453">
                <text:p>86.71501958344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5.2867264">
                <text:p>305.2867264</text:p>
              </table:table-cell>
              <table:table-cell office:value-type="float" office:value="118.283969828311">
                <text:p>118.2839698283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6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05cm" svg:height="8.614cm" xlink:href=".." xlink:type="simple" chart:class="chart:scatter" chart:column-mapping="1 0" chart:style-name="ch1">
        <chart:title svg:x="3.335cm" svg:y="0.307cm" chart:style-name="ch2">
          <text:p>Aggregate LHS Pareto Front (Long Run)</text:p>
        </chart:title>
        <chart:plot-area chart:style-name="ch3" table:cell-range-address="Sheet1.G109:Sheet1.H140" svg:x="1.238cm" svg:y="1.18cm" svg:width="13.761cm" svg:height="6.36cm">
          <chartooo:coordinate-region svg:x="1.859cm" svg:y="1.34cm" svg:width="12.582cm" svg:height="5.632cm"/>
          <chart:axis chart:dimension="x" chart:name="primary-x" chart:style-name="ch4">
            <chart:title svg:x="7.36cm" svg:y="7.713cm" chart:style-name="ch5">
              <text:p>Mass (kg)</text:p>
            </chart:title>
          </chart:axis>
          <chart:axis chart:dimension="y" chart:name="primary-y" chart:style-name="ch4">
            <chart:title svg:x="0.451cm" svg:y="5.74cm" chart:style-name="ch6">
              <text:p>Peak Stress (MPa)</text:p>
            </chart:title>
            <chart:grid chart:style-name="ch7" chart:class="major"/>
          </chart:axis>
          <chart:series chart:style-name="ch8" chart:values-cell-range-address="Sheet1.G109:Sheet1.G140" chart:class="chart:scatter">
            <chart:domain table:cell-range-address="Sheet1.H109:Sheet1.H140"/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5.0177252">
                <text:p>385.0177252</text:p>
                <draw:g>
                  <svg:desc>Sheet1.H109:Sheet1.H140</svg:desc>
                </draw:g>
              </table:table-cell>
              <table:table-cell office:value-type="float" office:value="75.3212141670825">
                <text:p>75.3212141670825</text:p>
                <draw:g>
                  <svg:desc>Sheet1.G109:Sheet1.G1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3.3131933">
                <text:p>413.3131933</text:p>
              </table:table-cell>
              <table:table-cell office:value-type="float" office:value="72.9712080404966">
                <text:p>72.97120804049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0.9276554">
                <text:p>530.9276554</text:p>
              </table:table-cell>
              <table:table-cell office:value-type="float" office:value="58.7410611549753">
                <text:p>58.74106115497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2.3362831">
                <text:p>352.3362831</text:p>
              </table:table-cell>
              <table:table-cell office:value-type="float" office:value="80.9088445761994">
                <text:p>80.90884457619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1.9427591">
                <text:p>781.9427591</text:p>
              </table:table-cell>
              <table:table-cell office:value-type="float" office:value="48.0712262100675">
                <text:p>48.0712262100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4.1913325">
                <text:p>944.1913325</text:p>
              </table:table-cell>
              <table:table-cell office:value-type="float" office:value="41.1601092981413">
                <text:p>41.16010929814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3.7839998">
                <text:p>283.7839998</text:p>
              </table:table-cell>
              <table:table-cell office:value-type="float" office:value="107.743175223607">
                <text:p>107.7431752236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7.9970814">
                <text:p>757.9970814</text:p>
              </table:table-cell>
              <table:table-cell office:value-type="float" office:value="48.7521992988256">
                <text:p>48.75219929882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4.4704347">
                <text:p>454.4704347</text:p>
              </table:table-cell>
              <table:table-cell office:value-type="float" office:value="70.6972423341869">
                <text:p>70.69724233418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1.9465592">
                <text:p>871.9465592</text:p>
              </table:table-cell>
              <table:table-cell office:value-type="float" office:value="44.0885520051102">
                <text:p>44.08855200511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0.7439257">
                <text:p>660.7439257</text:p>
              </table:table-cell>
              <table:table-cell office:value-type="float" office:value="56.8027806928379">
                <text:p>56.80278069283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1.5390433">
                <text:p>951.5390433</text:p>
              </table:table-cell>
              <table:table-cell office:value-type="float" office:value="41.0519590759242">
                <text:p>41.05195907592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9.2683613">
                <text:p>839.2683613</text:p>
              </table:table-cell>
              <table:table-cell office:value-type="float" office:value="46.1087742907676">
                <text:p>46.10877429076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8.8063176">
                <text:p>988.8063176</text:p>
              </table:table-cell>
              <table:table-cell office:value-type="float" office:value="39.2160816441614">
                <text:p>39.21608164416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4.0911263">
                <text:p>754.0911263</text:p>
              </table:table-cell>
              <table:table-cell office:value-type="float" office:value="49.2406251235912">
                <text:p>49.24062512359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0.4453843">
                <text:p>970.4453843</text:p>
              </table:table-cell>
              <table:table-cell office:value-type="float" office:value="40.3402321070169">
                <text:p>40.34023210701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2.2319028">
                <text:p>952.2319028</text:p>
              </table:table-cell>
              <table:table-cell office:value-type="float" office:value="40.94079355414">
                <text:p>40.940793554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4.318921">
                <text:p>274.318921</text:p>
              </table:table-cell>
              <table:table-cell office:value-type="float" office:value="117.951460724391">
                <text:p>117.9514607243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3.2250301">
                <text:p>663.2250301</text:p>
              </table:table-cell>
              <table:table-cell office:value-type="float" office:value="50.9564790591253">
                <text:p>50.95647905912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0.5782616">
                <text:p>520.5782616</text:p>
              </table:table-cell>
              <table:table-cell office:value-type="float" office:value="61.5408020129519">
                <text:p>61.54080201295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4.6348814">
                <text:p>304.6348814</text:p>
              </table:table-cell>
              <table:table-cell office:value-type="float" office:value="96.2000076849868">
                <text:p>96.20000768498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1.4320634">
                <text:p>511.4320634</text:p>
              </table:table-cell>
              <table:table-cell office:value-type="float" office:value="64.8288058222525">
                <text:p>64.82880582225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2.1024868">
                <text:p>682.1024868</text:p>
              </table:table-cell>
              <table:table-cell office:value-type="float" office:value="50.8655000114498">
                <text:p>50.86550001144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0.1024299">
                <text:p>800.1024299</text:p>
              </table:table-cell>
              <table:table-cell office:value-type="float" office:value="47.0767937019914">
                <text:p>47.07679370199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6.493139">
                <text:p>906.493139</text:p>
              </table:table-cell>
              <table:table-cell office:value-type="float" office:value="41.4403162941607">
                <text:p>41.44031629416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2.5738162">
                <text:p>322.5738162</text:p>
              </table:table-cell>
              <table:table-cell office:value-type="float" office:value="85.9891464328342">
                <text:p>85.98914643283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4.0076121">
                <text:p>484.0076121</text:p>
              </table:table-cell>
              <table:table-cell office:value-type="float" office:value="67.8573003096758">
                <text:p>67.85730030967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9.5246452">
                <text:p>629.5246452</text:p>
              </table:table-cell>
              <table:table-cell office:value-type="float" office:value="58.1210221308285">
                <text:p>58.12102213082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4.387531">
                <text:p>444.387531</text:p>
              </table:table-cell>
              <table:table-cell office:value-type="float" office:value="72.4467566995108">
                <text:p>72.44675669951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2.6371622">
                <text:p>282.6371622</text:p>
              </table:table-cell>
              <table:table-cell office:value-type="float" office:value="108.290862108247">
                <text:p>108.2908621082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2.7252781">
                <text:p>352.7252781</text:p>
              </table:table-cell>
              <table:table-cell office:value-type="float" office:value="77.6470029395927">
                <text:p>77.64700293959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7.4939696">
                <text:p>347.4939696</text:p>
              </table:table-cell>
              <table:table-cell office:value-type="float" office:value="83.6835793850828">
                <text:p>83.683579385082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7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413cm" svg:height="8.675cm" xlink:href=".." xlink:type="simple" chart:class="chart:scatter" chart:column-mapping="1 0" chart:style-name="ch1">
        <chart:title svg:x="3.244cm" svg:y="0.308cm" chart:style-name="ch2">
          <text:p>Stochastic Loads Pareto Front (Long Run)</text:p>
        </chart:title>
        <chart:plot-area chart:style-name="ch3" table:cell-range-address="Sheet1.G3:Sheet1.H17" svg:x="1.24cm" svg:y="1.182cm" svg:width="13.865cm" svg:height="6.418cm">
          <chartooo:coordinate-region svg:x="1.676cm" svg:y="1.343cm" svg:width="13.057cm" svg:height="5.689cm"/>
          <chart:axis chart:dimension="x" chart:name="primary-x" chart:style-name="ch4">
            <chart:title svg:x="7.414cm" svg:y="7.774cm" chart:style-name="ch5">
              <text:p>Mass (kg)</text:p>
            </chart:title>
          </chart:axis>
          <chart:axis chart:dimension="y" chart:name="primary-y" chart:style-name="ch6">
            <chart:title svg:x="0.451cm" svg:y="6.3cm" chart:style-name="ch7">
              <text:p>Reliability Index (unitless)</text:p>
            </chart:title>
            <chart:grid chart:style-name="ch8" chart:class="major"/>
          </chart:axis>
          <chart:series chart:style-name="ch9" chart:values-cell-range-address="Sheet1.G3:Sheet1.G17" chart:class="chart:scatter">
            <chart:domain table:cell-range-address="Sheet1.H3:Sheet1.H17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5.2190917">
                <text:p>265.2190917</text:p>
                <draw:g>
                  <svg:desc>Sheet1.H3:Sheet1.H17</svg:desc>
                </draw:g>
              </table:table-cell>
              <table:table-cell office:value-type="float" office:value="3.09590071992059">
                <text:p>3.09590071992059</text:p>
                <draw:g>
                  <svg:desc>Sheet1.G3:Sheet1.G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3.1501007">
                <text:p>783.1501007</text:p>
              </table:table-cell>
              <table:table-cell office:value-type="float" office:value="6.48168717534178">
                <text:p>6.48168717534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3.8672528">
                <text:p>333.8672528</text:p>
              </table:table-cell>
              <table:table-cell office:value-type="float" office:value="5.67286934009513">
                <text:p>5.672869340095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0.1250815">
                <text:p>900.1250815</text:p>
              </table:table-cell>
              <table:table-cell office:value-type="float" office:value="6.68846967209288">
                <text:p>6.688469672092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7.7649568">
                <text:p>437.7649568</text:p>
              </table:table-cell>
              <table:table-cell office:value-type="float" office:value="5.81512516556815">
                <text:p>5.81512516556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6.122636">
                <text:p>756.122636</text:p>
              </table:table-cell>
              <table:table-cell office:value-type="float" office:value="6.2987383706613">
                <text:p>6.29873837066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3.0185814">
                <text:p>203.0185814</text:p>
              </table:table-cell>
              <table:table-cell office:value-type="float" office:value="3.0658589783278">
                <text:p>3.06585897832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9.7808237">
                <text:p>269.7808237</text:p>
              </table:table-cell>
              <table:table-cell office:value-type="float" office:value="4.31691716440766">
                <text:p>4.31691716440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7.6546562">
                <text:p>787.6546562</text:p>
              </table:table-cell>
              <table:table-cell office:value-type="float" office:value="6.51657235052278">
                <text:p>6.516572350522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5.9220747">
                <text:p>825.9220747</text:p>
              </table:table-cell>
              <table:table-cell office:value-type="float" office:value="6.55474643570196">
                <text:p>6.554746435701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2.0661945">
                <text:p>762.0661945</text:p>
              </table:table-cell>
              <table:table-cell office:value-type="float" office:value="6.43959683599693">
                <text:p>6.43959683599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2.6542956">
                <text:p>962.6542956</text:p>
              </table:table-cell>
              <table:table-cell office:value-type="float" office:value="6.73158748994786">
                <text:p>6.731587489947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8.4361607">
                <text:p>538.4361607</text:p>
              </table:table-cell>
              <table:table-cell office:value-type="float" office:value="6.04249413203221">
                <text:p>6.042494132032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8.499599">
                <text:p>608.499599</text:p>
              </table:table-cell>
              <table:table-cell office:value-type="float" office:value="6.26843077116163">
                <text:p>6.268430771161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6.1867427">
                <text:p>386.1867427</text:p>
              </table:table-cell>
              <table:table-cell office:value-type="float" office:value="5.78741736036433">
                <text:p>5.787417360364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